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StarSymbol" svg:font-family="Star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45">
      <text:list-level-style-bullet text:level="1" text:style-name="WW_CharLFO45LVL1" text:bullet-char="•">
        <style:list-level-properties text:space-before="0.2944in" text:min-label-width="0.1965in"/>
        <style:text-properties style:font-name="StarSymbol"/>
      </text:list-level-style-bullet>
      <text:list-level-style-bullet text:level="2" text:style-name="WW_CharLFO45LVL2" text:bullet-char="•">
        <style:list-level-properties text:space-before="0.7854in" text:min-label-width="0.1965in"/>
        <style:text-properties style:font-name="StarSymbol"/>
      </text:list-level-style-bullet>
      <text:list-level-style-bullet text:level="3" text:style-name="WW_CharLFO45LVL3" text:bullet-char="•">
        <style:list-level-properties text:space-before="1.2763in" text:min-label-width="0.1965in"/>
        <style:text-properties style:font-name="StarSymbol"/>
      </text:list-level-style-bullet>
      <text:list-level-style-bullet text:level="4" text:style-name="WW_CharLFO45LVL4" text:bullet-char="•">
        <style:list-level-properties text:space-before="1.7673in" text:min-label-width="0.1965in"/>
        <style:text-properties style:font-name="StarSymbol"/>
      </text:list-level-style-bullet>
      <text:list-level-style-bullet text:level="5" text:style-name="WW_CharLFO45LVL5" text:bullet-char="•">
        <style:list-level-properties text:space-before="2.2583in" text:min-label-width="0.1965in"/>
        <style:text-properties style:font-name="StarSymbol"/>
      </text:list-level-style-bullet>
      <text:list-level-style-bullet text:level="6" text:style-name="WW_CharLFO45LVL6" text:bullet-char="•">
        <style:list-level-properties text:space-before="2.7493in" text:min-label-width="0.1965in"/>
        <style:text-properties style:font-name="StarSymbol"/>
      </text:list-level-style-bullet>
      <text:list-level-style-bullet text:level="7" text:style-name="WW_CharLFO45LVL7" text:bullet-char="•">
        <style:list-level-properties text:space-before="3.2402in" text:min-label-width="0.1965in"/>
        <style:text-properties style:font-name="StarSymbol"/>
      </text:list-level-style-bullet>
      <text:list-level-style-bullet text:level="8" text:style-name="WW_CharLFO45LVL8" text:bullet-char="•">
        <style:list-level-properties text:space-before="3.7312in" text:min-label-width="0.1965in"/>
        <style:text-properties style:font-name="StarSymbol"/>
      </text:list-level-style-bullet>
      <text:list-level-style-bullet text:level="9" text:style-name="WW_CharLFO45LVL9" text:bullet-char="•">
        <style:list-level-properties text:space-before="4.2222in" text:min-label-width="0.1965in"/>
        <style:text-properties style:font-name="StarSymbol"/>
      </text:list-level-style-bullet>
    </text:list-style>
    <text:list-style style:name="LFO46">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47">
      <text:list-level-style-bullet text:level="1" text:style-name="WW_CharLFO47LVL1" text:bullet-char="•">
        <style:list-level-properties text:space-before="0.2944in" text:min-label-width="0.1965in"/>
        <style:text-properties style:font-name="StarSymbol"/>
      </text:list-level-style-bullet>
      <text:list-level-style-bullet text:level="2" text:style-name="WW_CharLFO47LVL2" text:bullet-char="•">
        <style:list-level-properties text:space-before="0.7854in" text:min-label-width="0.1965in"/>
        <style:text-properties style:font-name="StarSymbol"/>
      </text:list-level-style-bullet>
      <text:list-level-style-bullet text:level="3" text:style-name="WW_CharLFO47LVL3" text:bullet-char="•">
        <style:list-level-properties text:space-before="1.2763in" text:min-label-width="0.1965in"/>
        <style:text-properties style:font-name="StarSymbol"/>
      </text:list-level-style-bullet>
      <text:list-level-style-bullet text:level="4" text:style-name="WW_CharLFO47LVL4" text:bullet-char="•">
        <style:list-level-properties text:space-before="1.7673in" text:min-label-width="0.1965in"/>
        <style:text-properties style:font-name="StarSymbol"/>
      </text:list-level-style-bullet>
      <text:list-level-style-bullet text:level="5" text:style-name="WW_CharLFO47LVL5" text:bullet-char="•">
        <style:list-level-properties text:space-before="2.2583in" text:min-label-width="0.1965in"/>
        <style:text-properties style:font-name="StarSymbol"/>
      </text:list-level-style-bullet>
      <text:list-level-style-bullet text:level="6" text:style-name="WW_CharLFO47LVL6" text:bullet-char="•">
        <style:list-level-properties text:space-before="2.7493in" text:min-label-width="0.1965in"/>
        <style:text-properties style:font-name="StarSymbol"/>
      </text:list-level-style-bullet>
      <text:list-level-style-bullet text:level="7" text:style-name="WW_CharLFO47LVL7" text:bullet-char="•">
        <style:list-level-properties text:space-before="3.2402in" text:min-label-width="0.1965in"/>
        <style:text-properties style:font-name="StarSymbol"/>
      </text:list-level-style-bullet>
      <text:list-level-style-bullet text:level="8" text:style-name="WW_CharLFO47LVL8" text:bullet-char="•">
        <style:list-level-properties text:space-before="3.7312in" text:min-label-width="0.1965in"/>
        <style:text-properties style:font-name="StarSymbol"/>
      </text:list-level-style-bullet>
      <text:list-level-style-bullet text:level="9" text:style-name="WW_CharLFO47LVL9" text:bullet-char="•">
        <style:list-level-properties text:space-before="4.2222in" text:min-label-width="0.1965in"/>
        <style:text-properties style:font-name="StarSymbol"/>
      </text:list-level-style-bullet>
    </text:list-style>
    <text:list-style style:name="LFO48">
      <text:list-level-style-bullet text:level="1" text:style-name="WW_CharLFO48LVL1" text:bullet-char="–">
        <style:list-level-properties text:space-before="0in" text:min-label-width="0.25in"/>
        <style:text-properties style:font-name="StarSymbol"/>
      </text:list-level-style-bullet>
      <text:list-level-style-bullet text:level="2" text:style-name="WW_CharLFO48LVL2" text:bullet-char="–">
        <style:list-level-properties text:space-before="0.25in" text:min-label-width="0.25in"/>
        <style:text-properties style:font-name="StarSymbol"/>
      </text:list-level-style-bullet>
      <text:list-level-style-bullet text:level="3" text:style-name="WW_CharLFO48LVL3" text:bullet-char="–">
        <style:list-level-properties text:space-before="0.5in" text:min-label-width="0.25in"/>
        <style:text-properties style:font-name="StarSymbol"/>
      </text:list-level-style-bullet>
      <text:list-level-style-bullet text:level="4" text:style-name="WW_CharLFO48LVL4" text:bullet-char="–">
        <style:list-level-properties text:space-before="0.75in" text:min-label-width="0.25in"/>
        <style:text-properties style:font-name="StarSymbol"/>
      </text:list-level-style-bullet>
      <text:list-level-style-bullet text:level="5" text:style-name="WW_CharLFO48LVL5" text:bullet-char="–">
        <style:list-level-properties text:space-before="1in" text:min-label-width="0.25in"/>
        <style:text-properties style:font-name="StarSymbol"/>
      </text:list-level-style-bullet>
      <text:list-level-style-bullet text:level="6" text:style-name="WW_CharLFO48LVL6" text:bullet-char="–">
        <style:list-level-properties text:space-before="1.25in" text:min-label-width="0.25in"/>
        <style:text-properties style:font-name="StarSymbol"/>
      </text:list-level-style-bullet>
      <text:list-level-style-bullet text:level="7" text:style-name="WW_CharLFO48LVL7" text:bullet-char="–">
        <style:list-level-properties text:space-before="1.5in" text:min-label-width="0.25in"/>
        <style:text-properties style:font-name="StarSymbol"/>
      </text:list-level-style-bullet>
      <text:list-level-style-bullet text:level="8" text:style-name="WW_CharLFO48LVL8" text:bullet-char="–">
        <style:list-level-properties text:space-before="1.75in" text:min-label-width="0.25in"/>
        <style:text-properties style:font-name="StarSymbol"/>
      </text:list-level-style-bullet>
      <text:list-level-style-bullet text:level="9" text:style-name="WW_CharLFO48LVL9" text:bullet-char="–">
        <style:list-level-properties text:space-before="2in" text:min-label-width="0.25in"/>
        <style:text-properties style:font-name="StarSymbol"/>
      </text:list-level-style-bullet>
    </text:list-style>
    <style:style style:name="P1" style:parent-style-name="Cover-ReportType" style:master-page-name="MP0" style:family="paragraph">
      <style:paragraph-properties fo:break-before="page"/>
    </style:style>
    <style:style style:name="T9" style:parent-style-name="DefaultParagraphFont" style:family="text">
      <style:text-properties style:language-complex="en" style:country-complex="US"/>
    </style:style>
    <style:style style:name="T10" style:parent-style-name="DefaultParagraphFont" style:family="text">
      <style:text-properties style:language-complex="en" style:country-complex="US"/>
    </style:style>
    <style:style style:name="T11" style:parent-style-name="DefaultParagraphFont" style:family="text">
      <style:text-properties style:language-complex="en" style:country-complex="US"/>
    </style:style>
    <style:style style:name="T12" style:parent-style-name="DefaultParagraphFont" style:family="text">
      <style:text-properties fo:language="en" fo:country="US"/>
    </style:style>
    <style:style style:name="P13" style:parent-style-name="Cover-title3" style:family="paragraph">
      <style:text-properties fo:language="en" fo:country="US"/>
    </style:style>
    <style:style style:name="T14" style:parent-style-name="DefaultParagraphFont" style:family="text">
      <style:text-properties style:language-complex="en" style:country-complex="US"/>
    </style:style>
    <style:style style:name="T15" style:parent-style-name="PageNumber" style:family="text">
      <style:text-properties fo:font-weight="bold" style:font-weight-asian="bold" style:font-weight-complex="bold" fo:font-style="italic" style:font-style-asian="italic" style:font-style-complex="italic" fo:font-size="12pt" style:font-size-asian="12pt"/>
    </style:style>
    <style:style style:name="T16" style:parent-style-name="DefaultParagraphFont" style:family="text">
      <style:text-properties style:language-complex="en" style:country-complex="US"/>
    </style:style>
    <style:style style:name="TableColumn18" style:family="table-column">
      <style:table-column-properties style:column-width="0.4895in" style:use-optimal-column-width="false"/>
    </style:style>
    <style:style style:name="TableColumn19" style:family="table-column">
      <style:table-column-properties style:column-width="0.9965in" style:use-optimal-column-width="false"/>
    </style:style>
    <style:style style:name="TableColumn20" style:family="table-column">
      <style:table-column-properties style:column-width="3.1118in" style:use-optimal-column-width="false"/>
    </style:style>
    <style:style style:name="TableColumn21" style:family="table-column">
      <style:table-column-properties style:column-width="1.4986in" style:use-optimal-column-width="false"/>
    </style:style>
    <style:style style:name="Table17" style:family="table">
      <style:table-properties style:width="6.0965in" fo:margin-left="0.0062in" table:align="left"/>
    </style:style>
    <style:style style:name="TableRow22" style:family="table-row">
      <style:table-row-properties style:use-optimal-row-height="false"/>
    </style:style>
    <style:style style:name="TableCell23" style:family="table-cell">
      <style:table-cell-properties fo:border-top="0.0034in solid #008000" fo:border-left="none" fo:border-bottom="0.0034in solid #008000" fo:border-right="none" fo:padding-top="0in" fo:padding-left="0.075in" fo:padding-bottom="0in" fo:padding-right="0.075in"/>
    </style:style>
    <style:style style:name="TableCell24" style:family="table-cell">
      <style:table-cell-properties fo:border-top="0.0034in solid #008000" fo:border-left="none" fo:border-bottom="0.0034in solid #008000" fo:border-right="none" fo:padding-top="0in" fo:padding-left="0.075in" fo:padding-bottom="0in" fo:padding-right="0.075in"/>
    </style:style>
    <style:style style:name="TableCell25" style:family="table-cell">
      <style:table-cell-properties fo:border-top="0.0034in solid #008000" fo:border-left="none" fo:border-bottom="0.0034in solid #008000" fo:border-right="none" fo:padding-top="0in" fo:padding-left="0.075in" fo:padding-bottom="0in" fo:padding-right="0.075in"/>
    </style:style>
    <style:style style:name="TableCell26" style:family="table-cell">
      <style:table-cell-properties fo:border-top="0.0034in solid #008000" fo:border-left="none" fo:border-bottom="0.0034in solid #008000" fo:border-right="none" fo:padding-top="0in" fo:padding-left="0.075in" fo:padding-bottom="0in" fo:padding-right="0.075in"/>
    </style:style>
    <style:style style:name="TableRow27" style:family="table-row">
      <style:table-row-properties style:use-optimal-row-height="false"/>
    </style:style>
    <style:style style:name="TableCell28" style:family="table-cell">
      <style:table-cell-properties fo:border-top="none" fo:border-left="none" fo:border-bottom="0.0034in solid #008000" fo:border-right="none" fo:padding-top="0in" fo:padding-left="0.075in" fo:padding-bottom="0in" fo:padding-right="0.075in"/>
    </style:style>
    <style:style style:name="TableCell29" style:family="table-cell">
      <style:table-cell-properties fo:border-top="none" fo:border-left="none" fo:border-bottom="0.0034in solid #008000" fo:border-right="none" fo:padding-top="0in" fo:padding-left="0.075in" fo:padding-bottom="0in" fo:padding-right="0.075in"/>
    </style:style>
    <style:style style:name="TableCell30" style:family="table-cell">
      <style:table-cell-properties fo:border-top="none" fo:border-left="none" fo:border-bottom="0.0034in solid #008000" fo:border-right="none" fo:padding-top="0in" fo:padding-left="0.075in" fo:padding-bottom="0in" fo:padding-right="0.075in"/>
    </style:style>
    <style:style style:name="TableCell31" style:family="table-cell">
      <style:table-cell-properties fo:border-top="none" fo:border-left="none" fo:border-bottom="0.0034in solid #008000" fo:border-right="none"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top="none" fo:border-left="none" fo:border-bottom="0.0034in solid #008000" fo:border-right="none" fo:padding-top="0in" fo:padding-left="0.075in" fo:padding-bottom="0in" fo:padding-right="0.075in"/>
    </style:style>
    <style:style style:name="TableCell34" style:family="table-cell">
      <style:table-cell-properties fo:border-top="none" fo:border-left="none" fo:border-bottom="0.0034in solid #008000" fo:border-right="none" fo:padding-top="0in" fo:padding-left="0.075in" fo:padding-bottom="0in" fo:padding-right="0.075in"/>
    </style:style>
    <style:style style:name="TableCell35" style:family="table-cell">
      <style:table-cell-properties fo:border-top="none" fo:border-left="none" fo:border-bottom="0.0034in solid #008000" fo:border-right="none" fo:padding-top="0in" fo:padding-left="0.075in" fo:padding-bottom="0in" fo:padding-right="0.075in"/>
    </style:style>
    <style:style style:name="TableCell36" style:family="table-cell">
      <style:table-cell-properties fo:border-top="none" fo:border-left="none" fo:border-bottom="0.0034in solid #008000" fo:border-right="none" fo:padding-top="0in" fo:padding-left="0.075in" fo:padding-bottom="0in" fo:padding-right="0.075in"/>
    </style:style>
    <style:style style:name="TableRow37" style:family="table-row">
      <style:table-row-properties style:use-optimal-row-height="false"/>
    </style:style>
    <style:style style:name="TableCell38" style:family="table-cell">
      <style:table-cell-properties fo:border-top="none" fo:border-left="none" fo:border-bottom="0.0034in solid #008000" fo:border-right="none" fo:padding-top="0in" fo:padding-left="0.075in" fo:padding-bottom="0in" fo:padding-right="0.075in"/>
    </style:style>
    <style:style style:name="TableCell39" style:family="table-cell">
      <style:table-cell-properties fo:border-top="none" fo:border-left="none" fo:border-bottom="0.0034in solid #008000" fo:border-right="none" fo:padding-top="0in" fo:padding-left="0.075in" fo:padding-bottom="0in" fo:padding-right="0.075in"/>
    </style:style>
    <style:style style:name="TableCell40" style:family="table-cell">
      <style:table-cell-properties fo:border-top="none" fo:border-left="none" fo:border-bottom="0.0034in solid #008000" fo:border-right="none" fo:padding-top="0in" fo:padding-left="0.075in" fo:padding-bottom="0in" fo:padding-right="0.075in"/>
    </style:style>
    <style:style style:name="TableCell41" style:family="table-cell">
      <style:table-cell-properties fo:border-top="none" fo:border-left="none" fo:border-bottom="0.0034in solid #008000" fo:border-right="none"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none" fo:border-left="none" fo:border-bottom="0.0034in solid #008000" fo:border-right="none" fo:padding-top="0in" fo:padding-left="0.075in" fo:padding-bottom="0in" fo:padding-right="0.075in"/>
    </style:style>
    <style:style style:name="TableCell44" style:family="table-cell">
      <style:table-cell-properties fo:border-top="none" fo:border-left="none" fo:border-bottom="0.0034in solid #008000" fo:border-right="none" fo:padding-top="0in" fo:padding-left="0.075in" fo:padding-bottom="0in" fo:padding-right="0.075in"/>
    </style:style>
    <style:style style:name="TableCell45" style:family="table-cell">
      <style:table-cell-properties fo:border-top="none" fo:border-left="none" fo:border-bottom="0.0034in solid #008000" fo:border-right="none" fo:padding-top="0in" fo:padding-left="0.075in" fo:padding-bottom="0in" fo:padding-right="0.075in"/>
    </style:style>
    <style:style style:name="TableCell46" style:family="table-cell">
      <style:table-cell-properties fo:border-top="none" fo:border-left="none" fo:border-bottom="0.0034in solid #008000" fo:border-right="none" fo:padding-top="0in" fo:padding-left="0.075in" fo:padding-bottom="0in" fo:padding-right="0.075in"/>
    </style:style>
    <style:style style:name="TableRow47" style:family="table-row">
      <style:table-row-properties style:use-optimal-row-height="false"/>
    </style:style>
    <style:style style:name="TableCell48" style:family="table-cell">
      <style:table-cell-properties fo:border-top="none" fo:border-left="none" fo:border-bottom="0.0034in solid #008000" fo:border-right="none" fo:padding-top="0in" fo:padding-left="0.075in" fo:padding-bottom="0in" fo:padding-right="0.075in"/>
    </style:style>
    <style:style style:name="TableCell49" style:family="table-cell">
      <style:table-cell-properties fo:border-top="none" fo:border-left="none" fo:border-bottom="0.0034in solid #008000" fo:border-right="none" fo:padding-top="0in" fo:padding-left="0.075in" fo:padding-bottom="0in" fo:padding-right="0.075in"/>
    </style:style>
    <style:style style:name="TableCell50" style:family="table-cell">
      <style:table-cell-properties fo:border-top="none" fo:border-left="none" fo:border-bottom="0.0034in solid #008000" fo:border-right="none" fo:padding-top="0in" fo:padding-left="0.075in" fo:padding-bottom="0in" fo:padding-right="0.075in"/>
    </style:style>
    <style:style style:name="TableCell51" style:family="table-cell">
      <style:table-cell-properties fo:border-top="none" fo:border-left="none" fo:border-bottom="0.0034in solid #008000" fo:border-right="none" fo:padding-top="0in" fo:padding-left="0.075in" fo:padding-bottom="0in" fo:padding-right="0.075in"/>
    </style:style>
    <style:style style:name="TableRow52" style:family="table-row">
      <style:table-row-properties style:use-optimal-row-height="false"/>
    </style:style>
    <style:style style:name="TableCell53" style:family="table-cell">
      <style:table-cell-properties fo:border-top="none" fo:border-left="none" fo:border-bottom="0.0034in solid #008000" fo:border-right="none" fo:padding-top="0in" fo:padding-left="0.075in" fo:padding-bottom="0in" fo:padding-right="0.075in"/>
    </style:style>
    <style:style style:name="P54" style:parent-style-name="TableContents" style:family="paragraph">
      <style:text-properties fo:language="en" fo:country="US"/>
    </style:style>
    <style:style style:name="TableCell55" style:family="table-cell">
      <style:table-cell-properties fo:border-top="none" fo:border-left="none" fo:border-bottom="0.0034in solid #008000" fo:border-right="none" fo:padding-top="0in" fo:padding-left="0.075in" fo:padding-bottom="0in" fo:padding-right="0.075in"/>
    </style:style>
    <style:style style:name="P56" style:parent-style-name="TableContents" style:family="paragraph">
      <style:text-properties fo:language="en" fo:country="US"/>
    </style:style>
    <style:style style:name="TableCell57" style:family="table-cell">
      <style:table-cell-properties fo:border-top="none" fo:border-left="none" fo:border-bottom="0.0034in solid #008000" fo:border-right="none" fo:padding-top="0in" fo:padding-left="0.075in" fo:padding-bottom="0in" fo:padding-right="0.075in"/>
    </style:style>
    <style:style style:name="P58" style:parent-style-name="TableContents" style:family="paragraph">
      <style:text-properties fo:language="en" fo:country="US"/>
    </style:style>
    <style:style style:name="TableCell59" style:family="table-cell">
      <style:table-cell-properties fo:border-top="none" fo:border-left="none" fo:border-bottom="0.0034in solid #008000" fo:border-right="none" fo:padding-top="0in" fo:padding-left="0.075in" fo:padding-bottom="0in" fo:padding-right="0.075in"/>
    </style:style>
    <style:style style:name="P60" style:parent-style-name="TableContents" style:family="paragraph">
      <style:text-properties fo:language="en" fo:country="US"/>
    </style:style>
    <style:style style:name="TableRow61" style:family="table-row">
      <style:table-row-properties style:use-optimal-row-height="false"/>
    </style:style>
    <style:style style:name="TableCell62" style:family="table-cell">
      <style:table-cell-properties fo:border-top="none" fo:border-left="none" fo:border-bottom="0.0034in solid #008000" fo:border-right="none" fo:padding-top="0in" fo:padding-left="0.075in" fo:padding-bottom="0in" fo:padding-right="0.075in"/>
    </style:style>
    <style:style style:name="P63" style:parent-style-name="TableContents" style:family="paragraph">
      <style:text-properties fo:language="en" fo:country="US"/>
    </style:style>
    <style:style style:name="TableCell64" style:family="table-cell">
      <style:table-cell-properties fo:border-top="none" fo:border-left="none" fo:border-bottom="0.0034in solid #008000" fo:border-right="none" fo:padding-top="0in" fo:padding-left="0.075in" fo:padding-bottom="0in" fo:padding-right="0.075in"/>
    </style:style>
    <style:style style:name="P65" style:parent-style-name="TableContents" style:family="paragraph">
      <style:text-properties fo:language="en" fo:country="US"/>
    </style:style>
    <style:style style:name="TableCell66" style:family="table-cell">
      <style:table-cell-properties fo:border-top="none" fo:border-left="none" fo:border-bottom="0.0034in solid #008000" fo:border-right="none" fo:padding-top="0in" fo:padding-left="0.075in" fo:padding-bottom="0in" fo:padding-right="0.075in"/>
    </style:style>
    <style:style style:name="P67" style:parent-style-name="TableContents" style:family="paragraph">
      <style:text-properties fo:language="en" fo:country="US"/>
    </style:style>
    <style:style style:name="TableCell68" style:family="table-cell">
      <style:table-cell-properties fo:border-top="none" fo:border-left="none" fo:border-bottom="0.0034in solid #008000" fo:border-right="none" fo:padding-top="0in" fo:padding-left="0.075in" fo:padding-bottom="0in" fo:padding-right="0.075in"/>
    </style:style>
    <style:style style:name="P69" style:parent-style-name="TableContents" style:family="paragraph">
      <style:text-properties fo:language="en" fo:country="US"/>
    </style:style>
    <style:style style:name="TableRow70" style:family="table-row">
      <style:table-row-properties style:use-optimal-row-height="false"/>
    </style:style>
    <style:style style:name="TableCell71" style:family="table-cell">
      <style:table-cell-properties fo:border-top="none" fo:border-left="none" fo:border-bottom="0.0034in solid #008000" fo:border-right="none" fo:padding-top="0in" fo:padding-left="0.075in" fo:padding-bottom="0in" fo:padding-right="0.075in"/>
    </style:style>
    <style:style style:name="P72" style:parent-style-name="TableContents" style:family="paragraph">
      <style:text-properties fo:language="en" fo:country="US"/>
    </style:style>
    <style:style style:name="TableCell73" style:family="table-cell">
      <style:table-cell-properties fo:border-top="none" fo:border-left="none" fo:border-bottom="0.0034in solid #008000" fo:border-right="none" fo:padding-top="0in" fo:padding-left="0.075in" fo:padding-bottom="0in" fo:padding-right="0.075in"/>
    </style:style>
    <style:style style:name="P74" style:parent-style-name="TableContents" style:family="paragraph">
      <style:text-properties fo:language="en" fo:country="US"/>
    </style:style>
    <style:style style:name="TableCell75" style:family="table-cell">
      <style:table-cell-properties fo:border-top="none" fo:border-left="none" fo:border-bottom="0.0034in solid #008000" fo:border-right="none" fo:padding-top="0in" fo:padding-left="0.075in" fo:padding-bottom="0in" fo:padding-right="0.075in"/>
    </style:style>
    <style:style style:name="P76" style:parent-style-name="TableContents" style:family="paragraph">
      <style:text-properties fo:language="en" fo:country="US"/>
    </style:style>
    <style:style style:name="TableCell77" style:family="table-cell">
      <style:table-cell-properties fo:border-top="none" fo:border-left="none" fo:border-bottom="0.0034in solid #008000" fo:border-right="none" fo:padding-top="0in" fo:padding-left="0.075in" fo:padding-bottom="0in" fo:padding-right="0.075in"/>
    </style:style>
    <style:style style:name="P78" style:parent-style-name="TableContents" style:family="paragraph">
      <style:text-properties fo:language="en" fo:country="US"/>
    </style:style>
    <style:style style:name="P79" style:parent-style-name="Heading8" style:family="paragraph">
      <style:text-properties style:font-name="Times New Roman" fo:font-weight="normal" style:font-weight-asian="normal" fo:font-size="11pt" style:font-size-asian="11pt" fo:language="da" fo:country="DK"/>
    </style:style>
    <style:style style:name="P80" style:parent-style-name="Textbody" style:family="paragraph">
      <style:text-properties fo:font-style="italic" style:font-style-asian="italic" style:font-style-complex="italic"/>
    </style:style>
    <style:style style:name="P81" style:parent-style-name="ContentsHeading" style:family="paragraph">
      <style:paragraph-properties>
        <style:tab-stops>
          <style:tab-stop style:type="right" style:leader-style="dotted" style:leader-text="." style:position="6.5319in"/>
        </style:tab-stops>
      </style:paragraph-properties>
    </style:style>
    <style:style style:name="P82" style:parent-style-name="Contents1" style:family="paragraph">
      <style:paragraph-properties>
        <style:tab-stops>
          <style:tab-stop style:type="right" style:leader-style="dotted" style:leader-text="." style:position="6.1013in"/>
        </style:tab-stops>
      </style:paragraph-properties>
    </style:style>
    <style:style style:name="P83" style:parent-style-name="Contents1" style:family="paragraph">
      <style:paragraph-properties>
        <style:tab-stops>
          <style:tab-stop style:type="right" style:leader-style="dotted" style:leader-text="." style:position="6.1013in"/>
        </style:tab-stops>
      </style:paragraph-properties>
    </style:style>
    <style:style style:name="P84" style:parent-style-name="Contents2" style:family="paragraph">
      <style:paragraph-properties>
        <style:tab-stops>
          <style:tab-stop style:type="right" style:leader-style="dotted" style:leader-text="." style:position="5.9486in"/>
        </style:tab-stops>
      </style:paragraph-properties>
    </style:style>
    <style:style style:name="P85" style:parent-style-name="Contents2" style:family="paragraph">
      <style:paragraph-properties>
        <style:tab-stops>
          <style:tab-stop style:type="right" style:leader-style="dotted" style:leader-text="." style:position="5.9486in"/>
        </style:tab-stops>
      </style:paragraph-properties>
    </style:style>
    <style:style style:name="P86" style:parent-style-name="Contents1" style:family="paragraph">
      <style:paragraph-properties>
        <style:tab-stops>
          <style:tab-stop style:type="right" style:leader-style="dotted" style:leader-text="." style:position="6.1013in"/>
        </style:tab-stops>
      </style:paragraph-properties>
    </style:style>
    <style:style style:name="P87" style:parent-style-name="Contents1" style:family="paragraph">
      <style:paragraph-properties>
        <style:tab-stops>
          <style:tab-stop style:type="right" style:leader-style="dotted" style:leader-text="." style:position="6.1013in"/>
        </style:tab-stops>
      </style:paragraph-properties>
    </style:style>
    <style:style style:name="P88" style:parent-style-name="Contents1" style:family="paragraph">
      <style:paragraph-properties>
        <style:tab-stops>
          <style:tab-stop style:type="right" style:leader-style="dotted" style:leader-text="." style:position="6.1013in"/>
        </style:tab-stops>
      </style:paragraph-properties>
    </style:style>
    <style:style style:name="P89" style:parent-style-name="Contents1" style:family="paragraph">
      <style:paragraph-properties>
        <style:tab-stops>
          <style:tab-stop style:type="right" style:leader-style="dotted" style:leader-text="." style:position="6.1013in"/>
        </style:tab-stops>
      </style:paragraph-properties>
    </style:style>
    <style:style style:name="P90" style:parent-style-name="Contents1" style:family="paragraph">
      <style:paragraph-properties>
        <style:tab-stops>
          <style:tab-stop style:type="right" style:leader-style="dotted" style:leader-text="." style:position="6.1013in"/>
        </style:tab-stops>
      </style:paragraph-properties>
    </style:style>
    <style:style style:name="P91" style:parent-style-name="Contents1" style:family="paragraph">
      <style:paragraph-properties>
        <style:tab-stops>
          <style:tab-stop style:type="right" style:leader-style="dotted" style:leader-text="." style:position="6.1013in"/>
        </style:tab-stops>
      </style:paragraph-properties>
    </style:style>
    <style:style style:name="P92" style:parent-style-name="Contents2" style:family="paragraph">
      <style:paragraph-properties>
        <style:tab-stops>
          <style:tab-stop style:type="right" style:leader-style="dotted" style:leader-text="." style:position="5.9486in"/>
        </style:tab-stops>
      </style:paragraph-properties>
    </style:style>
    <style:style style:name="P93" style:parent-style-name="Contents2" style:family="paragraph">
      <style:paragraph-properties>
        <style:tab-stops>
          <style:tab-stop style:type="right" style:leader-style="dotted" style:leader-text="." style:position="5.9486in"/>
        </style:tab-stops>
      </style:paragraph-properties>
    </style:style>
    <style:style style:name="P94" style:parent-style-name="Contents2" style:family="paragraph">
      <style:paragraph-properties>
        <style:tab-stops>
          <style:tab-stop style:type="right" style:leader-style="dotted" style:leader-text="." style:position="5.9486in"/>
        </style:tab-stops>
      </style:paragraph-properties>
    </style:style>
    <style:style style:name="P95" style:parent-style-name="Contents2" style:family="paragraph">
      <style:paragraph-properties>
        <style:tab-stops>
          <style:tab-stop style:type="right" style:leader-style="dotted" style:leader-text="." style:position="5.9486in"/>
        </style:tab-stops>
      </style:paragraph-properties>
    </style:style>
    <style:style style:name="P96" style:parent-style-name="Contents2" style:family="paragraph">
      <style:paragraph-properties>
        <style:tab-stops>
          <style:tab-stop style:type="right" style:leader-style="dotted" style:leader-text="." style:position="5.9486in"/>
        </style:tab-stops>
      </style:paragraph-properties>
    </style:style>
    <style:style style:name="P97" style:parent-style-name="Contents2" style:family="paragraph">
      <style:paragraph-properties>
        <style:tab-stops>
          <style:tab-stop style:type="right" style:leader-style="dotted" style:leader-text="." style:position="5.9486in"/>
        </style:tab-stops>
      </style:paragraph-properties>
    </style:style>
    <style:style style:name="P98" style:parent-style-name="Contents2" style:family="paragraph">
      <style:paragraph-properties>
        <style:tab-stops>
          <style:tab-stop style:type="right" style:leader-style="dotted" style:leader-text="." style:position="5.9486in"/>
        </style:tab-stops>
      </style:paragraph-properties>
    </style:style>
    <style:style style:name="P99" style:parent-style-name="Contents2" style:family="paragraph">
      <style:paragraph-properties>
        <style:tab-stops>
          <style:tab-stop style:type="right" style:leader-style="dotted" style:leader-text="." style:position="5.9486in"/>
        </style:tab-stops>
      </style:paragraph-properties>
    </style:style>
    <style:style style:name="P100" style:parent-style-name="Contents2" style:family="paragraph">
      <style:paragraph-properties>
        <style:tab-stops>
          <style:tab-stop style:type="right" style:leader-style="dotted" style:leader-text="." style:position="5.9486in"/>
        </style:tab-stops>
      </style:paragraph-properties>
    </style:style>
    <style:style style:name="P101" style:parent-style-name="Contents1" style:family="paragraph">
      <style:paragraph-properties>
        <style:tab-stops>
          <style:tab-stop style:type="right" style:leader-style="dotted" style:leader-text="." style:position="6.1013in"/>
        </style:tab-stops>
      </style:paragraph-properties>
    </style:style>
    <style:style style:name="P102" style:parent-style-name="Contents1" style:family="paragraph">
      <style:paragraph-properties>
        <style:tab-stops>
          <style:tab-stop style:type="right" style:leader-style="dotted" style:leader-text="." style:position="6.1013in"/>
        </style:tab-stops>
      </style:paragraph-properties>
    </style:style>
    <style:style style:name="P103" style:parent-style-name="Contents1" style:family="paragraph">
      <style:paragraph-properties>
        <style:tab-stops>
          <style:tab-stop style:type="right" style:leader-style="dotted" style:leader-text="." style:position="6.1013in"/>
        </style:tab-stops>
      </style:paragraph-properties>
    </style:style>
    <style:style style:name="T104" style:parent-style-name="DefaultParagraphFont" style:family="text">
      <style:text-properties fo:language="en" fo:country="US"/>
    </style:style>
    <style:style style:name="T105" style:parent-style-name="DefaultParagraphFont" style:family="text">
      <style:text-properties style:text-underline-type="single" style:text-underline-style="solid" style:text-underline-width="auto" style:text-underline-mode="continuous" fo:language="en" fo:country="US"/>
    </style:style>
    <style:style style:name="P106" style:parent-style-name="Textbody" style:list-style-name="WW8Num35" style:family="paragraph"/>
    <style:style style:name="P107" style:parent-style-name="Textbody" style:list-style-name="WW8Num35" style:family="paragraph"/>
    <style:style style:name="P108" style:parent-style-name="Textbody" style:list-style-name="WW8Num35" style:family="paragraph"/>
    <style:style style:name="P109" style:parent-style-name="Textbody" style:list-style-name="WW8Num35" style:family="paragraph"/>
    <style:style style:name="P110" style:parent-style-name="Textbody" style:list-style-name="WW8Num35" style:family="paragraph"/>
    <style:style style:name="P111" style:parent-style-name="Textbody" style:list-style-name="WW8Num35" style:family="paragraph"/>
    <style:style style:name="T112" style:parent-style-name="DefaultParagraphFont" style:family="text">
      <style:text-properties fo:language="en" fo:country="US"/>
    </style:style>
    <style:style style:name="T113" style:parent-style-name="Internetlink"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Internetlink" style:family="text">
      <style:text-properties fo:language="en" fo:country="US"/>
    </style:style>
    <style:style style:name="T117" style:parent-style-name="DefaultParagraphFont" style:family="text">
      <style:text-properties fo:language="en" fo:country="US"/>
    </style:style>
    <style:style style:name="T118" style:parent-style-name="Internetlink" style:family="text">
      <style:text-properties fo:language="en" fo:country="US"/>
    </style:style>
    <style:style style:name="T119" style:parent-style-name="DefaultParagraphFont" style:family="text">
      <style:text-properties fo:language="en" fo:country="US"/>
    </style:style>
    <style:style style:name="T120" style:parent-style-name="Internetlink" style:family="text">
      <style:text-properties fo:language="en" fo:country="US"/>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T123" style:parent-style-name="Internetlink"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style:font-name="Courier New" style:font-name-complex="Courier New" fo:font-size="11pt" style:font-size-asian="11pt" fo:language="en" fo:country="U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T129" style:parent-style-name="DefaultParagraphFont" style:family="text">
      <style:text-properties fo:language="en" fo:country="US"/>
    </style:style>
    <style:style style:name="P130" style:parent-style-name="Textbody" style:list-style-name="WW8Num15" style:family="paragraph"/>
    <style:style style:name="P131" style:parent-style-name="Textbody" style:list-style-name="WW8Num15" style:family="paragraph"/>
    <style:style style:name="P132" style:parent-style-name="Textbody" style:list-style-name="WW8Num15" style:family="paragraph"/>
    <style:style style:name="P133" style:parent-style-name="Textbody" style:list-style-name="WW8Num15" style:family="paragraph"/>
    <style:style style:name="P134" style:parent-style-name="Textbody" style:family="paragraph">
      <style:text-properties fo:language="en" fo:country="US"/>
    </style:style>
    <style:style style:name="P135" style:parent-style-name="Textbody" style:list-style-name="WW8Num15" style:family="paragraph"/>
    <style:style style:name="P136" style:parent-style-name="Textbody" style:family="paragraph">
      <style:text-properties fo:language="en" fo:country="U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fo:language="en" fo:country="US"/>
    </style:style>
    <style:style style:name="T141" style:parent-style-name="DefaultParagraphFont" style:family="text">
      <style:text-properties style:font-size-complex="7.5pt" fo:language="en" fo:country="US"/>
    </style:style>
    <style:style style:name="T142" style:parent-style-name="DefaultParagraphFont" style:family="text">
      <style:text-properties style:text-position="super 66.6%" style:font-size-complex="7.5pt" fo:language="en" fo:country="US"/>
    </style:style>
    <style:style style:name="T143" style:parent-style-name="DefaultParagraphFont" style:family="text">
      <style:text-properties style:font-size-complex="7.5pt" fo:language="en" fo:country="US"/>
    </style:style>
    <style:style style:name="T144" style:parent-style-name="DefaultParagraphFont" style:family="text">
      <style:text-properties style:text-position="super 66.6%" style:font-size-complex="7.5pt" fo:language="en" fo:country="US"/>
    </style:style>
    <style:style style:name="T145" style:parent-style-name="DefaultParagraphFont" style:family="text">
      <style:text-properties style:font-size-complex="7.5pt" fo:language="en" fo:country="US"/>
    </style:style>
    <style:style style:name="T146" style:parent-style-name="Internetlink" style:family="text">
      <style:text-properties fo:language="en" fo:country="US"/>
    </style:style>
    <style:style style:name="T147" style:parent-style-name="DefaultParagraphFont" style:family="text">
      <style:text-properties style:font-size-complex="7.5pt" fo:language="en" fo:country="US"/>
    </style:style>
    <style:style style:name="T148" style:parent-style-name="DefaultParagraphFont" style:family="text">
      <style:text-properties fo:language="en" fo:country="US"/>
    </style:style>
    <style:style style:name="T149" style:parent-style-name="DefaultParagraphFont" style:family="text">
      <style:text-properties style:font-size-complex="7.5pt" fo:language="en" fo:country="US"/>
    </style:style>
    <style:style style:name="T150" style:parent-style-name="Internetlink" style:family="text">
      <style:text-properties fo:language="en" fo:country="US"/>
    </style:style>
    <style:style style:name="T151" style:parent-style-name="Internetlink" style:family="text">
      <style:text-properties fo:language="en" fo:country="US"/>
    </style:style>
    <style:style style:name="T152" style:parent-style-name="DefaultParagraphFont" style:family="text">
      <style:text-properties style:font-size-complex="7.5pt" fo:language="en" fo:country="US"/>
    </style:style>
    <style:style style:name="T153" style:parent-style-name="DefaultParagraphFont" style:family="text">
      <style:text-properties fo:language="en" fo:country="US"/>
    </style:style>
    <style:style style:name="T154" style:parent-style-name="DefaultParagraphFont" style:family="text">
      <style:text-properties fo:language="en" fo:country="US"/>
    </style:style>
    <style:style style:name="T155" style:parent-style-name="DefaultParagraphFont" style:family="text">
      <style:text-properties fo:language="en" fo:country="US"/>
    </style:style>
    <style:style style:name="T156" style:parent-style-name="DefaultParagraphFont" style:family="text">
      <style:text-properties fo:language="en" fo:country="US"/>
    </style:style>
    <style:style style:name="T157" style:parent-style-name="DefaultParagraphFont" style:family="text">
      <style:text-properties fo:language="en" fo:country="US"/>
    </style:style>
    <style:style style:name="T158" style:parent-style-name="DefaultParagraphFont" style:family="text">
      <style:text-properties fo:language="en" fo:country="US"/>
    </style:style>
    <style:style style:name="T159" style:parent-style-name="DefaultParagraphFont" style:family="text">
      <style:text-properties fo:language="en" fo:country="US"/>
    </style:style>
    <style:style style:name="T160" style:parent-style-name="DefaultParagraphFont" style:family="text">
      <style:text-properties fo:language="en" fo:country="US"/>
    </style:style>
    <style:style style:name="T161" style:parent-style-name="DefaultParagraphFont" style:family="text">
      <style:text-properties fo:language="en" fo:country="US"/>
    </style:style>
    <style:style style:name="T162" style:parent-style-name="DefaultParagraphFont" style:family="text">
      <style:text-properties fo:language="en" fo:country="US"/>
    </style:style>
    <style:style style:name="T163" style:parent-style-name="DefaultParagraphFont" style:family="text">
      <style:text-properties fo:language="en" fo:country="US"/>
    </style:style>
    <style:style style:name="T164" style:parent-style-name="DefaultParagraphFont" style:family="text">
      <style:text-properties fo:language="en" fo:country="US"/>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T168" style:parent-style-name="Internetlink" style:family="text">
      <style:text-properties fo:language="en" fo:country="US"/>
    </style:style>
    <style:style style:name="T169" style:parent-style-name="DefaultParagraphFont" style:family="text">
      <style:text-properties fo:language="en" fo:country="US"/>
    </style:style>
    <style:style style:name="T170" style:parent-style-name="DefaultParagraphFont" style:family="text">
      <style:text-properties fo:language="en" fo:country="US"/>
    </style:style>
    <style:style style:name="T171" style:parent-style-name="Internetlink" style:family="text">
      <style:text-properties fo:language="en" fo:country="US"/>
    </style:style>
    <style:style style:name="T172" style:parent-style-name="DefaultParagraphFont" style:family="text">
      <style:text-properties fo:language="en" fo:country="US"/>
    </style:style>
    <style:style style:name="T173" style:parent-style-name="Internetlink" style:family="text">
      <style:text-properties fo:language="en" fo:country="US"/>
    </style:style>
    <style:style style:name="T174" style:parent-style-name="DefaultParagraphFont" style:family="text">
      <style:text-properties fo:language="en" fo:country="US"/>
    </style:style>
    <style:style style:name="T175" style:parent-style-name="DefaultParagraphFont" style:family="text">
      <style:text-properties fo:language="en" fo:country="US"/>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T180" style:parent-style-name="DefaultParagraphFont" style:family="text">
      <style:text-properties fo:language="en" fo:country="US"/>
    </style:style>
    <style:style style:name="P181" style:parent-style-name="Textbody" style:family="paragraph">
      <style:paragraph-properties fo:text-align="justify"/>
      <style:text-properties fo:language="en" fo:country="US"/>
    </style:style>
    <style:style style:name="P182" style:parent-style-name="Textbody" style:family="paragraph">
      <style:paragraph-properties fo:text-align="justify"/>
    </style:style>
    <style:style style:name="T183" style:parent-style-name="DefaultParagraphFont" style:family="text">
      <style:text-properties fo:language="en" fo:country="US"/>
    </style:style>
    <style:style style:name="P184" style:parent-style-name="Textbody" style:family="paragraph">
      <style:text-properties fo:language="en" fo:country="US"/>
    </style:style>
    <style:style style:name="T185" style:parent-style-name="DefaultParagraphFont" style:family="text">
      <style:text-properties fo:language="en" fo:country="US"/>
    </style:style>
    <style:style style:name="T186" style:parent-style-name="DefaultParagraphFont" style:family="text">
      <style:text-properties fo:language="en" fo:country="US"/>
    </style:style>
    <style:style style:name="T187" style:parent-style-name="DefaultParagraphFont" style:family="text">
      <style:text-properties style:font-name="Courier New" style:font-name-complex="Courier New" fo:font-size="11pt" style:font-size-asian="11pt" fo:language="en" fo:country="US"/>
    </style:style>
    <style:style style:name="T188" style:parent-style-name="DefaultParagraphFont" style:family="text">
      <style:text-properties fo:language="en" fo:country="US"/>
    </style:style>
    <style:style style:name="P189" style:parent-style-name="Textbody" style:list-style-name="WW8Num35" style:family="paragraph"/>
    <style:style style:name="T190" style:parent-style-name="DefaultParagraphFont" style:family="text">
      <style:text-properties fo:language="en" fo:country="US"/>
    </style:style>
    <style:style style:name="T191" style:parent-style-name="DefaultParagraphFont" style:family="text">
      <style:text-properties fo:language="en" fo:country="US"/>
    </style:style>
    <style:style style:name="P192" style:parent-style-name="Textbody" style:list-style-name="WW8Num35" style:family="paragraph"/>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style:font-name="Courier New" style:font-name-complex="Courier New" fo:font-size="11pt" style:font-size-asian="11pt" fo:language="en" fo:country="US"/>
    </style:style>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ableColumn202" style:family="table-column">
      <style:table-column-properties style:column-width="1.3138in" style:use-optimal-column-width="false"/>
    </style:style>
    <style:style style:name="TableColumn203" style:family="table-column">
      <style:table-column-properties style:column-width="0.9923in" style:use-optimal-column-width="false"/>
    </style:style>
    <style:style style:name="TableColumn204" style:family="table-column">
      <style:table-column-properties style:column-width="0.6819in" style:use-optimal-column-width="false"/>
    </style:style>
    <style:style style:name="TableColumn205" style:family="table-column">
      <style:table-column-properties style:column-width="0.7201in" style:use-optimal-column-width="false"/>
    </style:style>
    <style:style style:name="TableColumn206" style:family="table-column">
      <style:table-column-properties style:column-width="2.393in" style:use-optimal-column-width="false"/>
    </style:style>
    <style:style style:name="Table201" style:family="table">
      <style:table-properties style:width="6.1013in" fo:margin-left="0.068in" table:align="left"/>
    </style:style>
    <style:style style:name="TableRow207" style:family="table-row">
      <style:table-row-properties style:use-optimal-row-height="false" fo:keep-together="always"/>
    </style:style>
    <style:style style:name="TableCell208" style:family="table-cell">
      <style:table-cell-properties fo:border-top="0.0069in solid #000000" fo:border-left="0.0069in solid #000000" fo:border-bottom="0.0069in solid #000000" fo:border-right="none" fo:background-color="#B3B3B3" fo:padding-top="0in" fo:padding-left="0.075in" fo:padding-bottom="0in" fo:padding-right="0.075in"/>
    </style:style>
    <style:style style:name="P209" style:parent-style-name="TableHeading" style:family="paragraph">
      <style:text-properties fo:font-size="10pt" style:font-size-asian="10pt"/>
    </style:style>
    <style:style style:name="TableCell210" style:family="table-cell">
      <style:table-cell-properties fo:border-top="0.0069in solid #000000" fo:border-left="0.0069in solid #000000" fo:border-bottom="0.0069in solid #000000" fo:border-right="none" fo:background-color="#B3B3B3" fo:padding-top="0in" fo:padding-left="0.075in" fo:padding-bottom="0in" fo:padding-right="0.075in"/>
    </style:style>
    <style:style style:name="P211" style:parent-style-name="TableHeading" style:family="paragraph">
      <style:text-properties fo:font-size="10pt" style:font-size-asian="10pt"/>
    </style:style>
    <style:style style:name="TableCell212" style:family="table-cell">
      <style:table-cell-properties fo:border-top="0.0069in solid #000000" fo:border-left="0.0069in solid #000000" fo:border-bottom="0.0069in solid #000000" fo:border-right="none" fo:background-color="#B3B3B3" fo:padding-top="0in" fo:padding-left="0.075in" fo:padding-bottom="0in" fo:padding-right="0.075in"/>
    </style:style>
    <style:style style:name="P213" style:parent-style-name="TableHeading" style:family="paragraph">
      <style:text-properties fo:font-size="10pt" style:font-size-asian="10pt"/>
    </style:style>
    <style:style style:name="TableCell214" style:family="table-cell">
      <style:table-cell-properties fo:border-top="0.0069in solid #000000" fo:border-left="0.0069in solid #000000" fo:border-bottom="0.0069in solid #000000" fo:border-right="none" fo:background-color="#B3B3B3" fo:padding-top="0in" fo:padding-left="0.075in" fo:padding-bottom="0in" fo:padding-right="0.075in"/>
    </style:style>
    <style:style style:name="P215" style:parent-style-name="TableHeading" style:family="paragraph">
      <style:text-properties fo:font-size="10pt" style:font-size-asian="10pt"/>
    </style:style>
    <style:style style:name="TableCell216" style:family="table-cell">
      <style:table-cell-properties fo:border="0.0069in solid #000000" fo:background-color="#B3B3B3" fo:padding-top="0in" fo:padding-left="0.075in" fo:padding-bottom="0in" fo:padding-right="0.075in"/>
    </style:style>
    <style:style style:name="P217" style:parent-style-name="TableHeading" style:family="paragraph">
      <style:text-properties fo:font-size="10pt" style:font-size-asian="10pt"/>
    </style:style>
    <style:style style:name="TableRow218" style:family="table-row">
      <style:table-row-properties style:use-optimal-row-height="false" fo:keep-together="always"/>
    </style:style>
    <style:style style:name="TableCell219" style:family="table-cell">
      <style:table-cell-properties fo:border-top="none" fo:border-left="0.0069in solid #000000" fo:border-bottom="0.0069in solid #000000" fo:border-right="none" fo:padding-top="0in" fo:padding-left="0.075in" fo:padding-bottom="0in" fo:padding-right="0.075in"/>
    </style:style>
    <style:style style:name="P220" style:parent-style-name="TableContents" style:family="paragraph">
      <style:text-properties fo:font-size="10pt" style:font-size-asian="10pt"/>
    </style:style>
    <style:style style:name="TableCell221" style:family="table-cell">
      <style:table-cell-properties fo:border-top="none" fo:border-left="0.0069in solid #000000" fo:border-bottom="0.0069in solid #000000" fo:border-right="none" fo:padding-top="0in" fo:padding-left="0.075in" fo:padding-bottom="0in" fo:padding-right="0.075in"/>
    </style:style>
    <style:style style:name="P222" style:parent-style-name="TableContents" style:family="paragraph">
      <style:text-properties fo:font-size="10pt" style:font-size-asian="10pt"/>
    </style:style>
    <style:style style:name="TableCell223" style:family="table-cell">
      <style:table-cell-properties fo:border-top="none" fo:border-left="0.0069in solid #000000" fo:border-bottom="0.0069in solid #000000" fo:border-right="none" fo:padding-top="0in" fo:padding-left="0.075in" fo:padding-bottom="0in" fo:padding-right="0.075in"/>
    </style:style>
    <style:style style:name="P224" style:parent-style-name="TableContents" style:family="paragraph">
      <style:text-properties fo:font-size="10pt" style:font-size-asian="10pt"/>
    </style:style>
    <style:style style:name="TableCell225" style:family="table-cell">
      <style:table-cell-properties fo:border-top="none" fo:border-left="0.0069in solid #000000" fo:border-bottom="0.0069in solid #000000" fo:border-right="none" fo:padding-top="0in" fo:padding-left="0.075in" fo:padding-bottom="0in" fo:padding-right="0.075in"/>
    </style:style>
    <style:style style:name="P226" style:parent-style-name="TableContents" style:family="paragraph">
      <style:text-properties fo:font-size="10pt" style:font-size-asian="10pt"/>
    </style:style>
    <style:style style:name="TableCell227" style:family="table-cell">
      <style:table-cell-properties fo:border-top="none" fo:border-left="0.0069in solid #000000" fo:border-bottom="0.0069in solid #000000" fo:border-right="0.0069in solid #000000" fo:padding-top="0in" fo:padding-left="0.075in" fo:padding-bottom="0in" fo:padding-right="0.075in"/>
    </style:style>
    <style:style style:name="P228" style:parent-style-name="TableContents" style:family="paragraph">
      <style:text-properties fo:font-size="10pt" style:font-size-asian="10pt"/>
    </style:style>
    <style:style style:name="TableRow229" style:family="table-row">
      <style:table-row-properties style:use-optimal-row-height="false" fo:keep-together="always"/>
    </style:style>
    <style:style style:name="TableCell230" style:family="table-cell">
      <style:table-cell-properties fo:border-top="none" fo:border-left="0.0069in solid #000000" fo:border-bottom="0.0069in solid #000000" fo:border-right="none" fo:padding-top="0in" fo:padding-left="0.075in" fo:padding-bottom="0in" fo:padding-right="0.075in"/>
    </style:style>
    <style:style style:name="P231" style:parent-style-name="TableContents" style:family="paragraph">
      <style:text-properties fo:font-size="10pt" style:font-size-asian="10pt"/>
    </style:style>
    <style:style style:name="TableCell232" style:family="table-cell">
      <style:table-cell-properties fo:border-top="none" fo:border-left="0.0069in solid #000000" fo:border-bottom="0.0069in solid #000000" fo:border-right="none" fo:padding-top="0in" fo:padding-left="0.075in" fo:padding-bottom="0in" fo:padding-right="0.075in"/>
    </style:style>
    <style:style style:name="P233" style:parent-style-name="TableContents" style:family="paragraph">
      <style:text-properties fo:font-size="10pt" style:font-size-asian="10pt"/>
    </style:style>
    <style:style style:name="TableCell234" style:family="table-cell">
      <style:table-cell-properties fo:border-top="none" fo:border-left="0.0069in solid #000000" fo:border-bottom="0.0069in solid #000000" fo:border-right="none" fo:padding-top="0in" fo:padding-left="0.075in" fo:padding-bottom="0in" fo:padding-right="0.075in"/>
    </style:style>
    <style:style style:name="P235" style:parent-style-name="TableContents" style:family="paragraph">
      <style:text-properties fo:font-size="10pt" style:font-size-asian="10pt"/>
    </style:style>
    <style:style style:name="TableCell236" style:family="table-cell">
      <style:table-cell-properties fo:border-top="none" fo:border-left="0.0069in solid #000000" fo:border-bottom="0.0069in solid #000000" fo:border-right="none" fo:padding-top="0in" fo:padding-left="0.075in" fo:padding-bottom="0in" fo:padding-right="0.075in"/>
    </style:style>
    <style:style style:name="P237" style:parent-style-name="TableContents" style:family="paragraph">
      <style:text-properties fo:font-size="10pt" style:font-size-asian="10pt"/>
    </style:style>
    <style:style style:name="TableCell238" style:family="table-cell">
      <style:table-cell-properties fo:border-top="none" fo:border-left="0.0069in solid #000000" fo:border-bottom="0.0069in solid #000000" fo:border-right="0.0069in solid #000000" fo:padding-top="0in" fo:padding-left="0.075in" fo:padding-bottom="0in" fo:padding-right="0.075in"/>
    </style:style>
    <style:style style:name="P239" style:parent-style-name="TableContents" style:family="paragraph">
      <style:text-properties fo:font-size="10pt" style:font-size-asian="10pt"/>
    </style:style>
    <style:style style:name="TableRow240" style:family="table-row">
      <style:table-row-properties style:use-optimal-row-height="false" fo:keep-together="always"/>
    </style:style>
    <style:style style:name="TableCell241" style:family="table-cell">
      <style:table-cell-properties fo:border-top="none" fo:border-left="0.0069in solid #000000" fo:border-bottom="0.0069in solid #000000" fo:border-right="none" fo:padding-top="0in" fo:padding-left="0.075in" fo:padding-bottom="0in" fo:padding-right="0.075in"/>
    </style:style>
    <style:style style:name="P242" style:parent-style-name="TableContents" style:family="paragraph">
      <style:text-properties fo:font-size="10pt" style:font-size-asian="10pt"/>
    </style:style>
    <style:style style:name="TableCell243" style:family="table-cell">
      <style:table-cell-properties fo:border-top="none" fo:border-left="0.0069in solid #000000" fo:border-bottom="0.0069in solid #000000" fo:border-right="none" fo:padding-top="0in" fo:padding-left="0.075in" fo:padding-bottom="0in" fo:padding-right="0.075in"/>
    </style:style>
    <style:style style:name="P244" style:parent-style-name="TableContents" style:family="paragraph">
      <style:text-properties fo:font-size="10pt" style:font-size-asian="10pt"/>
    </style:style>
    <style:style style:name="TableCell245" style:family="table-cell">
      <style:table-cell-properties fo:border-top="none" fo:border-left="0.0069in solid #000000" fo:border-bottom="0.0069in solid #000000" fo:border-right="none" fo:padding-top="0in" fo:padding-left="0.075in" fo:padding-bottom="0in" fo:padding-right="0.075in"/>
    </style:style>
    <style:style style:name="P246" style:parent-style-name="TableContents" style:family="paragraph">
      <style:text-properties fo:font-size="10pt" style:font-size-asian="10pt"/>
    </style:style>
    <style:style style:name="TableCell247" style:family="table-cell">
      <style:table-cell-properties fo:border-top="none" fo:border-left="0.0069in solid #000000" fo:border-bottom="0.0069in solid #000000" fo:border-right="none" fo:padding-top="0in" fo:padding-left="0.075in" fo:padding-bottom="0in" fo:padding-right="0.075in"/>
    </style:style>
    <style:style style:name="P248" style:parent-style-name="TableContents" style:family="paragraph">
      <style:text-properties fo:font-size="10pt" style:font-size-asian="10pt"/>
    </style:style>
    <style:style style:name="TableCell249" style:family="table-cell">
      <style:table-cell-properties fo:border-top="none" fo:border-left="0.0069in solid #000000" fo:border-bottom="0.0069in solid #000000" fo:border-right="0.0069in solid #000000" fo:padding-top="0in" fo:padding-left="0.075in" fo:padding-bottom="0in" fo:padding-right="0.075in"/>
    </style:style>
    <style:style style:name="P250" style:parent-style-name="TableContents" style:family="paragraph">
      <style:text-properties fo:font-size="10pt" style:font-size-asian="10pt"/>
    </style:style>
    <style:style style:name="TableRow251" style:family="table-row">
      <style:table-row-properties style:use-optimal-row-height="false" fo:keep-together="always"/>
    </style:style>
    <style:style style:name="TableCell252" style:family="table-cell">
      <style:table-cell-properties fo:border-top="none" fo:border-left="0.0069in solid #000000" fo:border-bottom="0.0069in solid #000000" fo:border-right="none" fo:padding-top="0in" fo:padding-left="0.075in" fo:padding-bottom="0in" fo:padding-right="0.075in"/>
    </style:style>
    <style:style style:name="P253" style:parent-style-name="TableContents" style:family="paragraph">
      <style:text-properties fo:font-size="10pt" style:font-size-asian="10pt"/>
    </style:style>
    <style:style style:name="TableCell254" style:family="table-cell">
      <style:table-cell-properties fo:border-top="none" fo:border-left="0.0069in solid #000000" fo:border-bottom="0.0069in solid #000000" fo:border-right="none" fo:padding-top="0in" fo:padding-left="0.075in" fo:padding-bottom="0in" fo:padding-right="0.075in"/>
    </style:style>
    <style:style style:name="P255" style:parent-style-name="TableContents" style:family="paragraph">
      <style:text-properties fo:font-size="10pt" style:font-size-asian="10pt"/>
    </style:style>
    <style:style style:name="TableCell256" style:family="table-cell">
      <style:table-cell-properties fo:border-top="none" fo:border-left="0.0069in solid #000000" fo:border-bottom="0.0069in solid #000000" fo:border-right="none" fo:padding-top="0in" fo:padding-left="0.075in" fo:padding-bottom="0in" fo:padding-right="0.075in"/>
    </style:style>
    <style:style style:name="P257" style:parent-style-name="TableContents" style:family="paragraph">
      <style:text-properties fo:font-size="10pt" style:font-size-asian="10pt"/>
    </style:style>
    <style:style style:name="TableCell258" style:family="table-cell">
      <style:table-cell-properties fo:border-top="none" fo:border-left="0.0069in solid #000000" fo:border-bottom="0.0069in solid #000000" fo:border-right="none" fo:padding-top="0in" fo:padding-left="0.075in" fo:padding-bottom="0in" fo:padding-right="0.075in"/>
    </style:style>
    <style:style style:name="P259" style:parent-style-name="TableContents" style:family="paragraph">
      <style:text-properties fo:font-size="10pt" style:font-size-asian="10pt"/>
    </style:style>
    <style:style style:name="TableCell260" style:family="table-cell">
      <style:table-cell-properties fo:border-top="none" fo:border-left="0.0069in solid #000000" fo:border-bottom="0.0069in solid #000000" fo:border-right="0.0069in solid #000000" fo:padding-top="0in" fo:padding-left="0.075in" fo:padding-bottom="0in" fo:padding-right="0.075in"/>
    </style:style>
    <style:style style:name="P261" style:parent-style-name="TableContents" style:family="paragraph">
      <style:text-properties fo:font-size="10pt" style:font-size-asian="10pt"/>
    </style:style>
    <style:style style:name="TableRow262" style:family="table-row">
      <style:table-row-properties style:use-optimal-row-height="false" fo:keep-together="always"/>
    </style:style>
    <style:style style:name="TableCell263" style:family="table-cell">
      <style:table-cell-properties fo:border-top="none" fo:border-left="0.0069in solid #000000" fo:border-bottom="0.0069in solid #000000" fo:border-right="none" fo:padding-top="0in" fo:padding-left="0.075in" fo:padding-bottom="0in" fo:padding-right="0.075in"/>
    </style:style>
    <style:style style:name="P264" style:parent-style-name="TableContents" style:family="paragraph">
      <style:text-properties fo:font-size="10pt" style:font-size-asian="10pt"/>
    </style:style>
    <style:style style:name="TableCell265" style:family="table-cell">
      <style:table-cell-properties fo:border-top="none" fo:border-left="0.0069in solid #000000" fo:border-bottom="0.0069in solid #000000" fo:border-right="none" fo:padding-top="0in" fo:padding-left="0.075in" fo:padding-bottom="0in" fo:padding-right="0.075in"/>
    </style:style>
    <style:style style:name="P266" style:parent-style-name="TableContents" style:family="paragraph">
      <style:text-properties fo:font-size="10pt" style:font-size-asian="10pt"/>
    </style:style>
    <style:style style:name="TableCell267" style:family="table-cell">
      <style:table-cell-properties fo:border-top="none" fo:border-left="0.0069in solid #000000" fo:border-bottom="0.0069in solid #000000" fo:border-right="none" fo:padding-top="0in" fo:padding-left="0.075in" fo:padding-bottom="0in" fo:padding-right="0.075in"/>
    </style:style>
    <style:style style:name="P268" style:parent-style-name="TableContents" style:family="paragraph">
      <style:text-properties fo:font-size="10pt" style:font-size-asian="10pt"/>
    </style:style>
    <style:style style:name="TableCell269" style:family="table-cell">
      <style:table-cell-properties fo:border-top="none" fo:border-left="0.0069in solid #000000" fo:border-bottom="0.0069in solid #000000" fo:border-right="none" fo:padding-top="0in" fo:padding-left="0.075in" fo:padding-bottom="0in" fo:padding-right="0.075in"/>
    </style:style>
    <style:style style:name="P270" style:parent-style-name="TableContents" style:family="paragraph">
      <style:text-properties fo:font-size="10pt" style:font-size-asian="10pt"/>
    </style:style>
    <style:style style:name="TableCell271" style:family="table-cell">
      <style:table-cell-properties fo:border-top="none" fo:border-left="0.0069in solid #000000" fo:border-bottom="0.0069in solid #000000" fo:border-right="0.0069in solid #000000" fo:padding-top="0in" fo:padding-left="0.075in" fo:padding-bottom="0in" fo:padding-right="0.075in"/>
    </style:style>
    <style:style style:name="P272" style:parent-style-name="TableContents" style:family="paragraph">
      <style:text-properties fo:font-size="10pt" style:font-size-asian="10pt"/>
    </style:style>
    <style:style style:name="TableRow273" style:family="table-row">
      <style:table-row-properties style:use-optimal-row-height="false" fo:keep-together="always"/>
    </style:style>
    <style:style style:name="TableCell274" style:family="table-cell">
      <style:table-cell-properties fo:border-top="none" fo:border-left="0.0069in solid #000000" fo:border-bottom="0.0069in solid #000000" fo:border-right="none" fo:padding-top="0in" fo:padding-left="0.075in" fo:padding-bottom="0in" fo:padding-right="0.075in"/>
    </style:style>
    <style:style style:name="P275" style:parent-style-name="TableContents" style:family="paragraph">
      <style:text-properties fo:font-size="10pt" style:font-size-asian="10pt"/>
    </style:style>
    <style:style style:name="TableCell276" style:family="table-cell">
      <style:table-cell-properties fo:border-top="none" fo:border-left="0.0069in solid #000000" fo:border-bottom="0.0069in solid #000000" fo:border-right="none" fo:padding-top="0in" fo:padding-left="0.075in" fo:padding-bottom="0in" fo:padding-right="0.075in"/>
    </style:style>
    <style:style style:name="P277" style:parent-style-name="TableContents" style:family="paragraph">
      <style:text-properties fo:font-size="10pt" style:font-size-asian="10pt"/>
    </style:style>
    <style:style style:name="TableCell278" style:family="table-cell">
      <style:table-cell-properties fo:border-top="none" fo:border-left="0.0069in solid #000000" fo:border-bottom="0.0069in solid #000000" fo:border-right="none" fo:padding-top="0in" fo:padding-left="0.075in" fo:padding-bottom="0in" fo:padding-right="0.075in"/>
    </style:style>
    <style:style style:name="P279" style:parent-style-name="TableContents" style:family="paragraph">
      <style:text-properties fo:font-size="10pt" style:font-size-asian="10pt"/>
    </style:style>
    <style:style style:name="TableCell280" style:family="table-cell">
      <style:table-cell-properties fo:border-top="none" fo:border-left="0.0069in solid #000000" fo:border-bottom="0.0069in solid #000000" fo:border-right="none" fo:padding-top="0in" fo:padding-left="0.075in" fo:padding-bottom="0in" fo:padding-right="0.075in"/>
    </style:style>
    <style:style style:name="P281" style:parent-style-name="TableContents" style:family="paragraph">
      <style:text-properties fo:font-size="10pt" style:font-size-asian="10pt"/>
    </style:style>
    <style:style style:name="TableCell282" style:family="table-cell">
      <style:table-cell-properties fo:border-top="none" fo:border-left="0.0069in solid #000000" fo:border-bottom="0.0069in solid #000000" fo:border-right="0.0069in solid #000000" fo:padding-top="0in" fo:padding-left="0.075in" fo:padding-bottom="0in" fo:padding-right="0.075in"/>
    </style:style>
    <style:style style:name="P283" style:parent-style-name="TableContents" style:family="paragraph">
      <style:text-properties fo:font-size="10pt" style:font-size-asian="10pt"/>
    </style:style>
    <style:style style:name="TableRow284" style:family="table-row">
      <style:table-row-properties style:use-optimal-row-height="false" fo:keep-together="always"/>
    </style:style>
    <style:style style:name="TableCell285" style:family="table-cell">
      <style:table-cell-properties fo:border-top="none" fo:border-left="0.0069in solid #000000" fo:border-bottom="0.0069in solid #000000" fo:border-right="none" fo:padding-top="0in" fo:padding-left="0.075in" fo:padding-bottom="0in" fo:padding-right="0.075in"/>
    </style:style>
    <style:style style:name="P286" style:parent-style-name="TableContents" style:family="paragraph">
      <style:text-properties fo:font-size="10pt" style:font-size-asian="10pt"/>
    </style:style>
    <style:style style:name="TableCell287" style:family="table-cell">
      <style:table-cell-properties fo:border-top="none" fo:border-left="0.0069in solid #000000" fo:border-bottom="0.0069in solid #000000" fo:border-right="none" fo:padding-top="0in" fo:padding-left="0.075in" fo:padding-bottom="0in" fo:padding-right="0.075in"/>
    </style:style>
    <style:style style:name="P288" style:parent-style-name="TableContents" style:family="paragraph">
      <style:text-properties fo:font-size="10pt" style:font-size-asian="10pt"/>
    </style:style>
    <style:style style:name="TableCell289" style:family="table-cell">
      <style:table-cell-properties fo:border-top="none" fo:border-left="0.0069in solid #000000" fo:border-bottom="0.0069in solid #000000" fo:border-right="none" fo:padding-top="0in" fo:padding-left="0.075in" fo:padding-bottom="0in" fo:padding-right="0.075in"/>
    </style:style>
    <style:style style:name="P290" style:parent-style-name="TableContents" style:family="paragraph">
      <style:text-properties fo:font-size="10pt" style:font-size-asian="10pt"/>
    </style:style>
    <style:style style:name="TableCell291" style:family="table-cell">
      <style:table-cell-properties fo:border-top="none" fo:border-left="0.0069in solid #000000" fo:border-bottom="0.0069in solid #000000" fo:border-right="none" fo:padding-top="0in" fo:padding-left="0.075in" fo:padding-bottom="0in" fo:padding-right="0.075in"/>
    </style:style>
    <style:style style:name="P292" style:parent-style-name="TableContents" style:family="paragraph">
      <style:text-properties fo:font-size="10pt" style:font-size-asian="10pt"/>
    </style:style>
    <style:style style:name="TableCell293" style:family="table-cell">
      <style:table-cell-properties fo:border-top="none" fo:border-left="0.0069in solid #000000" fo:border-bottom="0.0069in solid #000000" fo:border-right="0.0069in solid #000000" fo:padding-top="0in" fo:padding-left="0.075in" fo:padding-bottom="0in" fo:padding-right="0.075in"/>
    </style:style>
    <style:style style:name="P294" style:parent-style-name="TableContents" style:family="paragraph">
      <style:text-properties fo:font-size="10pt" style:font-size-asian="10pt"/>
    </style:style>
    <style:style style:name="TableRow295" style:family="table-row">
      <style:table-row-properties style:use-optimal-row-height="false" fo:keep-together="always"/>
    </style:style>
    <style:style style:name="TableCell296" style:family="table-cell">
      <style:table-cell-properties fo:border-top="none" fo:border-left="0.0069in solid #000000" fo:border-bottom="0.0069in solid #000000" fo:border-right="none" fo:padding-top="0in" fo:padding-left="0.075in" fo:padding-bottom="0in" fo:padding-right="0.075in"/>
    </style:style>
    <style:style style:name="P297" style:parent-style-name="TableContents" style:family="paragraph">
      <style:text-properties fo:font-size="10pt" style:font-size-asian="10pt"/>
    </style:style>
    <style:style style:name="TableCell298" style:family="table-cell">
      <style:table-cell-properties fo:border-top="none" fo:border-left="0.0069in solid #000000" fo:border-bottom="0.0069in solid #000000" fo:border-right="none" fo:padding-top="0in" fo:padding-left="0.075in" fo:padding-bottom="0in" fo:padding-right="0.075in"/>
    </style:style>
    <style:style style:name="P299" style:parent-style-name="TableContents" style:family="paragraph">
      <style:text-properties fo:font-size="10pt" style:font-size-asian="10pt"/>
    </style:style>
    <style:style style:name="TableCell300" style:family="table-cell">
      <style:table-cell-properties fo:border-top="none" fo:border-left="0.0069in solid #000000" fo:border-bottom="0.0069in solid #000000" fo:border-right="none" fo:padding-top="0in" fo:padding-left="0.075in" fo:padding-bottom="0in" fo:padding-right="0.075in"/>
    </style:style>
    <style:style style:name="P301" style:parent-style-name="TableContents" style:family="paragraph">
      <style:text-properties fo:font-size="10pt" style:font-size-asian="10pt"/>
    </style:style>
    <style:style style:name="TableCell302" style:family="table-cell">
      <style:table-cell-properties fo:border-top="none" fo:border-left="0.0069in solid #000000" fo:border-bottom="0.0069in solid #000000" fo:border-right="none" fo:padding-top="0in" fo:padding-left="0.075in" fo:padding-bottom="0in" fo:padding-right="0.075in"/>
    </style:style>
    <style:style style:name="P303" style:parent-style-name="TableContents" style:family="paragraph">
      <style:text-properties fo:font-size="10pt" style:font-size-asian="10pt"/>
    </style:style>
    <style:style style:name="TableCell304" style:family="table-cell">
      <style:table-cell-properties fo:border-top="none" fo:border-left="0.0069in solid #000000" fo:border-bottom="0.0069in solid #000000" fo:border-right="0.0069in solid #000000" fo:padding-top="0in" fo:padding-left="0.075in" fo:padding-bottom="0in" fo:padding-right="0.075in"/>
    </style:style>
    <style:style style:name="P305" style:parent-style-name="TableContents" style:family="paragraph">
      <style:text-properties fo:font-size="10pt" style:font-size-asian="10pt"/>
    </style:style>
    <style:style style:name="TableRow306" style:family="table-row">
      <style:table-row-properties style:use-optimal-row-height="false" fo:keep-together="always"/>
    </style:style>
    <style:style style:name="TableCell307" style:family="table-cell">
      <style:table-cell-properties fo:border-top="none" fo:border-left="0.0069in solid #000000" fo:border-bottom="0.0069in solid #000000" fo:border-right="none" fo:padding-top="0in" fo:padding-left="0.075in" fo:padding-bottom="0in" fo:padding-right="0.075in"/>
    </style:style>
    <style:style style:name="P308" style:parent-style-name="TableContents" style:family="paragraph">
      <style:text-properties fo:font-size="10pt" style:font-size-asian="10pt"/>
    </style:style>
    <style:style style:name="TableCell309" style:family="table-cell">
      <style:table-cell-properties fo:border-top="none" fo:border-left="0.0069in solid #000000" fo:border-bottom="0.0069in solid #000000" fo:border-right="none" fo:padding-top="0in" fo:padding-left="0.075in" fo:padding-bottom="0in" fo:padding-right="0.075in"/>
    </style:style>
    <style:style style:name="P310" style:parent-style-name="TableContents" style:family="paragraph">
      <style:text-properties fo:font-size="10pt" style:font-size-asian="10pt"/>
    </style:style>
    <style:style style:name="TableCell311" style:family="table-cell">
      <style:table-cell-properties fo:border-top="none" fo:border-left="0.0069in solid #000000" fo:border-bottom="0.0069in solid #000000" fo:border-right="none" fo:padding-top="0in" fo:padding-left="0.075in" fo:padding-bottom="0in" fo:padding-right="0.075in"/>
    </style:style>
    <style:style style:name="P312" style:parent-style-name="TableContents" style:family="paragraph">
      <style:text-properties fo:font-size="10pt" style:font-size-asian="10pt"/>
    </style:style>
    <style:style style:name="TableCell313" style:family="table-cell">
      <style:table-cell-properties fo:border-top="none" fo:border-left="0.0069in solid #000000" fo:border-bottom="0.0069in solid #000000" fo:border-right="none" fo:padding-top="0in" fo:padding-left="0.075in" fo:padding-bottom="0in" fo:padding-right="0.075in"/>
    </style:style>
    <style:style style:name="P314" style:parent-style-name="TableContents" style:family="paragraph">
      <style:text-properties fo:font-size="10pt" style:font-size-asian="10pt"/>
    </style:style>
    <style:style style:name="TableCell315" style:family="table-cell">
      <style:table-cell-properties fo:border-top="none" fo:border-left="0.0069in solid #000000" fo:border-bottom="0.0069in solid #000000" fo:border-right="0.0069in solid #000000" fo:padding-top="0in" fo:padding-left="0.075in" fo:padding-bottom="0in" fo:padding-right="0.075in"/>
    </style:style>
    <style:style style:name="P316" style:parent-style-name="TableContents" style:family="paragraph">
      <style:text-properties fo:font-size="10pt" style:font-size-asian="10pt"/>
    </style:style>
    <style:style style:name="TableRow317" style:family="table-row">
      <style:table-row-properties style:use-optimal-row-height="false" fo:keep-together="always"/>
    </style:style>
    <style:style style:name="TableCell318" style:family="table-cell">
      <style:table-cell-properties fo:border-top="none" fo:border-left="0.0069in solid #000000" fo:border-bottom="0.0069in solid #000000" fo:border-right="none" fo:padding-top="0in" fo:padding-left="0.075in" fo:padding-bottom="0in" fo:padding-right="0.075in"/>
    </style:style>
    <style:style style:name="P319" style:parent-style-name="TableContents" style:family="paragraph">
      <style:text-properties fo:font-size="10pt" style:font-size-asian="10pt"/>
    </style:style>
    <style:style style:name="TableCell320" style:family="table-cell">
      <style:table-cell-properties fo:border-top="none" fo:border-left="0.0069in solid #000000" fo:border-bottom="0.0069in solid #000000" fo:border-right="none" fo:padding-top="0in" fo:padding-left="0.075in" fo:padding-bottom="0in" fo:padding-right="0.075in"/>
    </style:style>
    <style:style style:name="P321" style:parent-style-name="TableContents" style:family="paragraph">
      <style:text-properties fo:font-size="10pt" style:font-size-asian="10pt"/>
    </style:style>
    <style:style style:name="TableCell322" style:family="table-cell">
      <style:table-cell-properties fo:border-top="none" fo:border-left="0.0069in solid #000000" fo:border-bottom="0.0069in solid #000000" fo:border-right="none" fo:padding-top="0in" fo:padding-left="0.075in" fo:padding-bottom="0in" fo:padding-right="0.075in"/>
    </style:style>
    <style:style style:name="P323" style:parent-style-name="TableContents" style:family="paragraph">
      <style:text-properties fo:font-size="10pt" style:font-size-asian="10pt"/>
    </style:style>
    <style:style style:name="TableCell324" style:family="table-cell">
      <style:table-cell-properties fo:border-top="none" fo:border-left="0.0069in solid #000000" fo:border-bottom="0.0069in solid #000000" fo:border-right="none" fo:padding-top="0in" fo:padding-left="0.075in" fo:padding-bottom="0in" fo:padding-right="0.075in"/>
    </style:style>
    <style:style style:name="P325" style:parent-style-name="TableContents" style:family="paragraph">
      <style:text-properties fo:font-size="10pt" style:font-size-asian="10pt"/>
    </style:style>
    <style:style style:name="TableCell326" style:family="table-cell">
      <style:table-cell-properties fo:border-top="none" fo:border-left="0.0069in solid #000000" fo:border-bottom="0.0069in solid #000000" fo:border-right="0.0069in solid #000000" fo:padding-top="0in" fo:padding-left="0.075in" fo:padding-bottom="0in" fo:padding-right="0.075in"/>
    </style:style>
    <style:style style:name="P327" style:parent-style-name="TableContents" style:family="paragraph">
      <style:text-properties fo:font-size="10pt" style:font-size-asian="10pt"/>
    </style:style>
    <style:style style:name="TableRow328" style:family="table-row">
      <style:table-row-properties style:use-optimal-row-height="false" fo:keep-together="always"/>
    </style:style>
    <style:style style:name="TableCell329" style:family="table-cell">
      <style:table-cell-properties fo:border-top="none" fo:border-left="0.0069in solid #000000" fo:border-bottom="0.0069in solid #000000" fo:border-right="none" fo:padding-top="0in" fo:padding-left="0.075in" fo:padding-bottom="0in" fo:padding-right="0.075in"/>
    </style:style>
    <style:style style:name="P330" style:parent-style-name="Textbody" style:family="paragraph">
      <style:text-properties fo:font-size="10pt" style:font-size-asian="10pt" style:font-size-complex="10pt" fo:language="en" fo:country="US"/>
    </style:style>
    <style:style style:name="TableCell331" style:family="table-cell">
      <style:table-cell-properties fo:border-top="none" fo:border-left="0.0069in solid #000000" fo:border-bottom="0.0069in solid #000000" fo:border-right="none" fo:padding-top="0in" fo:padding-left="0.075in" fo:padding-bottom="0in" fo:padding-right="0.075in"/>
    </style:style>
    <style:style style:name="P332" style:parent-style-name="TableContents" style:family="paragraph">
      <style:text-properties fo:font-size="10pt" style:font-size-asian="10pt"/>
    </style:style>
    <style:style style:name="TableCell333" style:family="table-cell">
      <style:table-cell-properties fo:border-top="none" fo:border-left="0.0069in solid #000000" fo:border-bottom="0.0069in solid #000000" fo:border-right="none" fo:padding-top="0in" fo:padding-left="0.075in" fo:padding-bottom="0in" fo:padding-right="0.075in"/>
    </style:style>
    <style:style style:name="P334" style:parent-style-name="TableContents" style:family="paragraph">
      <style:text-properties fo:font-size="10pt" style:font-size-asian="10pt"/>
    </style:style>
    <style:style style:name="TableCell335" style:family="table-cell">
      <style:table-cell-properties fo:border-top="none" fo:border-left="0.0069in solid #000000" fo:border-bottom="0.0069in solid #000000" fo:border-right="none" fo:padding-top="0in" fo:padding-left="0.075in" fo:padding-bottom="0in" fo:padding-right="0.075in"/>
    </style:style>
    <style:style style:name="P336" style:parent-style-name="TableContents" style:family="paragraph">
      <style:text-properties fo:font-size="10pt" style:font-size-asian="10pt"/>
    </style:style>
    <style:style style:name="TableCell337" style:family="table-cell">
      <style:table-cell-properties fo:border-top="none" fo:border-left="0.0069in solid #000000" fo:border-bottom="0.0069in solid #000000" fo:border-right="0.0069in solid #000000" fo:padding-top="0in" fo:padding-left="0.075in" fo:padding-bottom="0in" fo:padding-right="0.075in"/>
    </style:style>
    <style:style style:name="P338" style:parent-style-name="Textbody" style:family="paragraph">
      <style:text-properties fo:font-size="10pt" style:font-size-asian="10pt" style:font-size-complex="10pt" fo:language="en" fo:country="US"/>
    </style:style>
    <style:style style:name="P339" style:parent-style-name="Textbody" style:list-style-name="WW8Num21" style:family="paragraph"/>
    <style:style style:name="P340" style:parent-style-name="Textbody" style:list-style-name="WW8Num35" style:family="paragraph"/>
    <style:style style:name="P341" style:parent-style-name="Textbody" style:list-style-name="WW8Num35" style:family="paragraph"/>
    <style:style style:name="P342" style:parent-style-name="Textbody" style:list-style-name="WW8Num35" style:family="paragraph"/>
    <style:style style:name="P343" style:parent-style-name="Textbody" style:list-style-name="WW8Num21" style:family="paragraph"/>
    <style:style style:name="P344" style:parent-style-name="Textbody" style:list-style-name="WW8Num35" style:family="paragraph"/>
    <style:style style:name="P345" style:parent-style-name="Textbody" style:list-style-name="WW8Num35" style:family="paragraph"/>
    <style:style style:name="P346" style:parent-style-name="Textbody" style:list-style-name="WW8Num35" style:family="paragraph"/>
    <style:style style:name="P347" style:parent-style-name="Textbody" style:list-style-name="WW8Num35" style:family="paragraph"/>
    <style:style style:name="P348" style:parent-style-name="Textbody" style:list-style-name="WW8Num21" style:family="paragraph"/>
    <style:style style:name="P349" style:parent-style-name="Textbody" style:list-style-name="WW8Num35" style:family="paragraph"/>
    <style:style style:name="T350" style:parent-style-name="DefaultParagraphFont" style:family="text">
      <style:text-properties fo:language="et" fo:country="EE"/>
    </style:style>
    <style:style style:name="T351" style:parent-style-name="DefaultParagraphFont" style:family="text">
      <style:text-properties fo:language="et" fo:country="EE"/>
    </style:style>
    <style:style style:name="T352" style:parent-style-name="DefaultParagraphFont" style:family="text">
      <style:text-properties style:font-name="Courier New" style:font-name-complex="Courier New" fo:font-size="10pt" style:font-size-asian="10pt" fo:language="et" fo:country="EE"/>
    </style:style>
    <style:style style:name="T353" style:parent-style-name="DefaultParagraphFont" style:family="text">
      <style:text-properties fo:language="et" fo:country="EE"/>
    </style:style>
    <style:style style:name="T354" style:parent-style-name="DefaultParagraphFont" style:family="text">
      <style:text-properties fo:language="en" fo:country="US"/>
    </style:style>
    <style:style style:name="T355" style:parent-style-name="Example" style:family="text">
      <style:text-properties fo:font-size="10pt" style:font-size-asian="10pt" fo:language="et" fo:country="EE"/>
    </style:style>
    <style:style style:name="T356" style:parent-style-name="Example" style:family="text">
      <style:text-properties fo:language="en" fo:country="US"/>
    </style:style>
    <style:style style:name="P357" style:parent-style-name="Heading3" style:list-style-name="WW_OutlineListStyle_1" style:family="paragraph">
      <style:text-properties fo:language="en" fo:country="US"/>
    </style:style>
    <style:style style:name="P358" style:parent-style-name="Textbody" style:list-style-name="WW8Num2" style:family="paragraph"/>
    <style:style style:name="P359" style:parent-style-name="Textbody" style:list-style-name="WW8Num2" style:family="paragraph"/>
    <style:style style:name="T360" style:parent-style-name="DefaultParagraphFont" style:family="text">
      <style:text-properties fo:language="et" fo:country="EE"/>
    </style:style>
    <style:style style:name="T361" style:parent-style-name="DefaultParagraphFont" style:family="text">
      <style:text-properties fo:language="et" fo:country="EE"/>
    </style:style>
    <style:style style:name="T362" style:parent-style-name="DefaultParagraphFont" style:family="text">
      <style:text-properties style:text-underline-type="single" style:text-underline-style="solid" style:text-underline-width="auto" style:text-underline-mode="continuous" fo:language="et" fo:country="EE"/>
    </style:style>
    <style:style style:name="T363" style:parent-style-name="DefaultParagraphFont" style:family="text">
      <style:text-properties fo:language="et" fo:country="EE"/>
    </style:style>
    <style:style style:name="P364" style:parent-style-name="Textbody" style:list-style-name="WW8Num24" style:family="paragraph"/>
    <style:style style:name="T365" style:parent-style-name="DefaultParagraphFont" style:family="text">
      <style:text-properties style:font-name="Courier New" style:font-name-complex="Courier New" fo:font-size="10pt" style:font-size-asian="10pt"/>
    </style:style>
    <style:style style:name="T366" style:parent-style-name="DefaultParagraphFont" style:family="text">
      <style:text-properties style:font-name="Courier New" style:font-name-complex="Courier New" fo:font-size="10pt" style:font-size-asian="10pt"/>
    </style:style>
    <style:style style:name="T367" style:parent-style-name="DefaultParagraphFont" style:family="text">
      <style:text-properties fo:language="et" fo:country="EE"/>
    </style:style>
    <style:style style:name="P368" style:parent-style-name="Textbody" style:list-style-name="WW8Num24" style:family="paragraph"/>
    <style:style style:name="T369" style:parent-style-name="DefaultParagraphFont" style:family="text">
      <style:text-properties style:font-name="Courier New" style:font-name-complex="Courier New" fo:font-size="10pt" style:font-size-asian="10pt"/>
    </style:style>
    <style:style style:name="T370" style:parent-style-name="DefaultParagraphFont" style:family="text">
      <style:text-properties style:font-name="Courier New" style:font-name-complex="Courier New" fo:font-size="10pt" style:font-size-asian="10pt"/>
    </style:style>
    <style:style style:name="T371" style:parent-style-name="DefaultParagraphFont" style:family="text">
      <style:text-properties style:font-name="Courier New" style:font-name-complex="Courier New" fo:font-size="10pt" style:font-size-asian="10pt"/>
    </style:style>
    <style:style style:name="T372" style:parent-style-name="DefaultParagraphFont" style:family="text">
      <style:text-properties style:font-name="Courier New" style:font-name-complex="Courier New" fo:font-size="10pt" style:font-size-asian="10pt"/>
    </style:style>
    <style:style style:name="T373" style:parent-style-name="DefaultParagraphFont" style:family="text">
      <style:text-properties style:font-name="Courier New" style:font-name-complex="Courier New" fo:font-size="10pt" style:font-size-asian="10pt"/>
    </style:style>
    <style:style style:name="T374" style:parent-style-name="DefaultParagraphFont" style:family="text">
      <style:text-properties fo:language="et" fo:country="EE"/>
    </style:style>
    <style:style style:name="T375" style:parent-style-name="DefaultParagraphFont" style:family="text">
      <style:text-properties style:text-underline-type="single" style:text-underline-style="solid" style:text-underline-width="auto" style:text-underline-mode="continuous" fo:language="et" fo:country="EE"/>
    </style:style>
    <style:style style:name="T376" style:parent-style-name="DefaultParagraphFont" style:family="text">
      <style:text-properties fo:language="et" fo:country="EE"/>
    </style:style>
    <style:style style:name="T377" style:parent-style-name="DefaultParagraphFont" style:family="text">
      <style:text-properties fo:language="et" fo:country="EE"/>
    </style:style>
    <style:style style:name="T378" style:parent-style-name="DefaultParagraphFont" style:family="text">
      <style:text-properties style:font-name="Courier New" style:font-name-complex="Courier New" fo:font-size="10pt" style:font-size-asian="10pt" fo:language="et" fo:country="EE"/>
    </style:style>
    <style:style style:name="T379" style:parent-style-name="DefaultParagraphFont" style:family="text">
      <style:text-properties fo:language="et" fo:country="EE"/>
    </style:style>
    <style:style style:name="T380" style:parent-style-name="DefaultParagraphFont" style:family="text">
      <style:text-properties fo:language="et" fo:country="EE"/>
    </style:style>
    <style:style style:name="P381" style:parent-style-name="Textbody" style:family="paragraph">
      <style:text-properties fo:language="et" fo:country="EE"/>
    </style:style>
    <style:style style:name="T382" style:parent-style-name="DefaultParagraphFont" style:family="text">
      <style:text-properties style:font-name="Courier New" style:font-name-complex="Courier New" fo:font-size="10pt" style:font-size-asian="10pt" fo:language="et" fo:country="EE"/>
    </style:style>
    <style:style style:name="T383" style:parent-style-name="DefaultParagraphFont" style:family="text">
      <style:text-properties fo:language="et" fo:country="EE"/>
    </style:style>
    <style:style style:name="T384" style:parent-style-name="DefaultParagraphFont" style:family="text">
      <style:text-properties style:font-name="Courier New" style:font-name-complex="Courier New" fo:font-size="10pt" style:font-size-asian="10pt" fo:language="et" fo:country="EE"/>
    </style:style>
    <style:style style:name="T385" style:parent-style-name="DefaultParagraphFont" style:family="text">
      <style:text-properties style:font-name="Courier New" style:font-name-complex="Courier New" fo:font-size="10pt" style:font-size-asian="10pt" fo:language="et" fo:country="EE"/>
    </style:style>
    <style:style style:name="T386" style:parent-style-name="DefaultParagraphFont" style:family="text">
      <style:text-properties fo:language="et" fo:country="EE"/>
    </style:style>
    <style:style style:name="T387" style:parent-style-name="DefaultParagraphFont" style:family="text">
      <style:text-properties style:font-name="Courier New" style:font-name-complex="Courier New" fo:font-size="10pt" style:font-size-asian="10pt" fo:language="et" fo:country="EE"/>
    </style:style>
    <style:style style:name="T388" style:parent-style-name="DefaultParagraphFont" style:family="text">
      <style:text-properties fo:language="et" fo:country="EE"/>
    </style:style>
    <style:style style:name="T389" style:parent-style-name="DefaultParagraphFont" style:family="text">
      <style:text-properties style:font-name="Courier New" style:font-name-complex="Courier New" fo:font-size="10pt" style:font-size-asian="10pt" fo:language="et" fo:country="EE"/>
    </style:style>
    <style:style style:name="T390" style:parent-style-name="DefaultParagraphFont" style:family="text">
      <style:text-properties style:font-name="Courier New" style:font-name-complex="Courier New" fo:font-size="10pt" style:font-size-asian="10pt" fo:language="et" fo:country="EE"/>
    </style:style>
    <style:style style:name="T391" style:parent-style-name="DefaultParagraphFont" style:family="text">
      <style:text-properties fo:language="et" fo:country="EE"/>
    </style:style>
    <style:style style:name="T392" style:parent-style-name="DefaultParagraphFont" style:family="text">
      <style:text-properties style:font-name="Courier New" style:font-name-complex="Courier New" fo:font-size="10pt" style:font-size-asian="10pt" fo:language="et" fo:country="EE"/>
    </style:style>
    <style:style style:name="T393" style:parent-style-name="DefaultParagraphFont" style:family="text">
      <style:text-properties fo:language="et" fo:country="EE"/>
    </style:style>
    <style:style style:name="T394" style:parent-style-name="DefaultParagraphFont" style:family="text">
      <style:text-properties style:font-name="Courier New" style:font-name-complex="Courier New" fo:font-size="10pt" style:font-size-asian="10pt"/>
    </style:style>
    <style:style style:name="P395" style:parent-style-name="Heading3" style:list-style-name="WW_OutlineListStyle_1" style:family="paragraph">
      <style:text-properties fo:language="en" fo:country="US"/>
    </style:style>
    <style:style style:name="T396" style:parent-style-name="DefaultParagraphFont" style:family="text">
      <style:text-properties fo:language="en" fo:country="US"/>
    </style:style>
    <style:style style:name="T397" style:parent-style-name="DefaultParagraphFont" style:family="text">
      <style:text-properties fo:language="et" fo:country="EE"/>
    </style:style>
    <style:style style:name="T398" style:parent-style-name="DefaultParagraphFont" style:family="text">
      <style:text-properties fo:language="en" fo:country="US"/>
    </style:style>
    <style:style style:name="T399" style:parent-style-name="DefaultParagraphFont" style:family="text">
      <style:text-properties fo:language="en" fo:country="US"/>
    </style:style>
    <style:style style:name="P400" style:parent-style-name="Textbody" style:list-style-name="WW8Num30" style:family="paragraph"/>
    <style:style style:name="TableColumn402" style:family="table-column">
      <style:table-column-properties style:column-width="2.55in" style:use-optimal-column-width="false"/>
    </style:style>
    <style:style style:name="TableColumn403" style:family="table-column">
      <style:table-column-properties style:column-width="3.5513in" style:use-optimal-column-width="false"/>
    </style:style>
    <style:style style:name="Table401" style:family="table">
      <style:table-properties style:width="6.1013in" fo:margin-left="0.068in" table:align="left"/>
    </style:style>
    <style:style style:name="TableRow404" style:family="table-row">
      <style:table-row-properties style:use-optimal-row-height="false"/>
    </style:style>
    <style:style style:name="TableCell405" style:family="table-cell">
      <style:table-cell-properties fo:border-top="0.0138in solid #000000" fo:border-left="0.0138in solid #000000" fo:border-bottom="0.0034in solid #000000" fo:border-right="none" fo:background-color="#808080" fo:padding-top="0in" fo:padding-left="0.075in" fo:padding-bottom="0in" fo:padding-right="0.075in"/>
    </style:style>
    <style:style style:name="TableCell406" style:family="table-cell">
      <style:table-cell-properties fo:border-top="0.0138in solid #000000" fo:border-left="none" fo:border-bottom="0.0034in solid #000000" fo:border-right="0.0138in solid #000000" fo:background-color="#808080" fo:padding-top="0in" fo:padding-left="0.075in" fo:padding-bottom="0in" fo:padding-right="0.075in"/>
    </style:style>
    <style:style style:name="TableRow407" style:family="table-row">
      <style:table-row-properties style:use-optimal-row-height="false"/>
    </style:style>
    <style:style style:name="TableCell408" style:family="table-cell">
      <style:table-cell-properties fo:border-top="0.0069in solid #000000" fo:border-left="0.0138in solid #000000" fo:border-bottom="0.0034in solid #000000" fo:border-right="none" fo:padding-top="0in" fo:padding-left="0.075in" fo:padding-bottom="0in" fo:padding-right="0.075in"/>
    </style:style>
    <style:style style:name="TableCell409" style:family="table-cell">
      <style:table-cell-properties fo:border-top="0.0069in solid #000000" fo:border-left="none" fo:border-bottom="0.0034in solid #000000" fo:border-right="0.0138in solid #000000" fo:padding-top="0in" fo:padding-left="0.075in" fo:padding-bottom="0in" fo:padding-right="0.075in"/>
    </style:style>
    <style:style style:name="T410" style:parent-style-name="DefaultParagraphFont" style:family="text">
      <style:text-properties fo:font-weight="bold" style:font-weight-asian="bold" style:font-weight-complex="bold"/>
    </style:style>
    <style:style style:name="T411" style:parent-style-name="DefaultParagraphFont" style:family="text">
      <style:text-properties style:font-weight-complex="bold"/>
    </style:style>
    <style:style style:name="TableRow412" style:family="table-row">
      <style:table-row-properties style:use-optimal-row-height="false"/>
    </style:style>
    <style:style style:name="TableCell413" style:family="table-cell">
      <style:table-cell-properties fo:border-top="0.0069in solid #000000" fo:border-left="0.0138in solid #000000" fo:border-bottom="0.0034in solid #000000" fo:border-right="none" fo:padding-top="0in" fo:padding-left="0.075in" fo:padding-bottom="0in" fo:padding-right="0.075in"/>
    </style:style>
    <style:style style:name="TableCell414" style:family="table-cell">
      <style:table-cell-properties fo:border-top="0.0069in solid #000000" fo:border-left="none" fo:border-bottom="0.0034in solid #000000" fo:border-right="0.0138in solid #000000" fo:padding-top="0in" fo:padding-left="0.075in" fo:padding-bottom="0in" fo:padding-right="0.075in"/>
    </style:style>
    <style:style style:name="T415" style:parent-style-name="DefaultParagraphFont" style:family="text">
      <style:text-properties fo:font-weight="bold" style:font-weight-asian="bold" style:font-weight-complex="bold"/>
    </style:style>
    <style:style style:name="TableRow416" style:family="table-row">
      <style:table-row-properties style:use-optimal-row-height="false"/>
    </style:style>
    <style:style style:name="TableCell417" style:family="table-cell">
      <style:table-cell-properties fo:border-top="none" fo:border-left="0.0138in solid #000000" fo:border-bottom="0.0034in solid #000000" fo:border-right="none" fo:padding-top="0in" fo:padding-left="0.075in" fo:padding-bottom="0in" fo:padding-right="0.075in"/>
    </style:style>
    <style:style style:name="TableCell418" style:family="table-cell">
      <style:table-cell-properties fo:border-top="none" fo:border-left="none" fo:border-bottom="0.0034in solid #000000" fo:border-right="0.0138in solid #000000" fo:padding-top="0in" fo:padding-left="0.075in" fo:padding-bottom="0in" fo:padding-right="0.075in"/>
    </style:style>
    <style:style style:name="T419" style:parent-style-name="DefaultParagraphFont" style:family="text">
      <style:text-properties fo:font-weight="bold" style:font-weight-asian="bold" style:font-weight-complex="bold"/>
    </style:style>
    <style:style style:name="TableRow420" style:family="table-row">
      <style:table-row-properties style:use-optimal-row-height="false"/>
    </style:style>
    <style:style style:name="TableCell421" style:family="table-cell">
      <style:table-cell-properties fo:border-top="none" fo:border-left="0.0138in solid #000000" fo:border-bottom="0.0034in solid #000000" fo:border-right="none" fo:padding-top="0in" fo:padding-left="0.075in" fo:padding-bottom="0in" fo:padding-right="0.075in"/>
    </style:style>
    <style:style style:name="TableCell422" style:family="table-cell">
      <style:table-cell-properties fo:border-top="none" fo:border-left="none" fo:border-bottom="0.0034in solid #000000" fo:border-right="0.0138in solid #000000" fo:padding-top="0in" fo:padding-left="0.075in" fo:padding-bottom="0in" fo:padding-right="0.075in"/>
    </style:style>
    <style:style style:name="T423" style:parent-style-name="DefaultParagraphFont" style:family="text">
      <style:text-properties fo:font-weight="bold" style:font-weight-asian="bold" style:font-weight-complex="bold"/>
    </style:style>
    <style:style style:name="TableRow424" style:family="table-row">
      <style:table-row-properties style:use-optimal-row-height="false"/>
    </style:style>
    <style:style style:name="TableCell425" style:family="table-cell">
      <style:table-cell-properties fo:border-top="none" fo:border-left="0.0138in solid #000000" fo:border-bottom="0.0034in solid #000000" fo:border-right="none" fo:padding-top="0in" fo:padding-left="0.075in" fo:padding-bottom="0in" fo:padding-right="0.075in"/>
    </style:style>
    <style:style style:name="TableCell426" style:family="table-cell">
      <style:table-cell-properties fo:border-top="none" fo:border-left="none" fo:border-bottom="0.0034in solid #000000" fo:border-right="0.0138in solid #000000" fo:padding-top="0in" fo:padding-left="0.075in" fo:padding-bottom="0in" fo:padding-right="0.075in"/>
    </style:style>
    <style:style style:name="T427" style:parent-style-name="DefaultParagraphFont" style:family="text">
      <style:text-properties fo:font-weight="bold" style:font-weight-asian="bold" style:font-weight-complex="bold"/>
    </style:style>
    <style:style style:name="T428" style:parent-style-name="DefaultParagraphFont" style:family="text">
      <style:text-properties style:font-weight-complex="bold"/>
    </style:style>
    <style:style style:name="TableRow429" style:family="table-row">
      <style:table-row-properties style:use-optimal-row-height="false"/>
    </style:style>
    <style:style style:name="TableCell430" style:family="table-cell">
      <style:table-cell-properties fo:border-top="none" fo:border-left="0.0138in solid #000000" fo:border-bottom="0.0034in solid #000000" fo:border-right="none" fo:padding-top="0in" fo:padding-left="0.075in" fo:padding-bottom="0in" fo:padding-right="0.075in"/>
    </style:style>
    <style:style style:name="TableCell431" style:family="table-cell">
      <style:table-cell-properties fo:border-top="none" fo:border-left="none" fo:border-bottom="0.0034in solid #000000" fo:border-right="0.0138in solid #000000" fo:padding-top="0in" fo:padding-left="0.075in" fo:padding-bottom="0in" fo:padding-right="0.075in"/>
    </style:style>
    <style:style style:name="T432" style:parent-style-name="DefaultParagraphFont" style:family="text">
      <style:text-properties fo:font-weight="bold" style:font-weight-asian="bold" style:font-weight-complex="bold"/>
    </style:style>
    <style:style style:name="T433" style:parent-style-name="DefaultParagraphFont" style:family="text">
      <style:text-properties style:font-weight-complex="bold"/>
    </style:style>
    <style:style style:name="TableRow434" style:family="table-row">
      <style:table-row-properties style:use-optimal-row-height="false"/>
    </style:style>
    <style:style style:name="TableCell435" style:family="table-cell">
      <style:table-cell-properties fo:border-top="none" fo:border-left="0.0138in solid #000000" fo:border-bottom="0.0034in solid #000000" fo:border-right="none" fo:padding-top="0in" fo:padding-left="0.075in" fo:padding-bottom="0in" fo:padding-right="0.075in"/>
    </style:style>
    <style:style style:name="TableCell436" style:family="table-cell">
      <style:table-cell-properties fo:border-top="none" fo:border-left="none" fo:border-bottom="0.0034in solid #000000" fo:border-right="0.0138in solid #000000" fo:padding-top="0in" fo:padding-left="0.075in" fo:padding-bottom="0in" fo:padding-right="0.075in"/>
    </style:style>
    <style:style style:name="TableRow437" style:family="table-row">
      <style:table-row-properties style:use-optimal-row-height="false"/>
    </style:style>
    <style:style style:name="TableCell438" style:family="table-cell">
      <style:table-cell-properties fo:border-top="none" fo:border-left="0.0138in solid #000000" fo:border-bottom="0.0034in solid #000000" fo:border-right="none" fo:padding-top="0in" fo:padding-left="0.075in" fo:padding-bottom="0in" fo:padding-right="0.075in"/>
    </style:style>
    <style:style style:name="TableCell439" style:family="table-cell">
      <style:table-cell-properties fo:border-top="none" fo:border-left="none" fo:border-bottom="0.0034in solid #000000" fo:border-right="0.0138in solid #000000" fo:padding-top="0in" fo:padding-left="0.075in" fo:padding-bottom="0in" fo:padding-right="0.075in"/>
    </style:style>
    <style:style style:name="T440" style:parent-style-name="DefaultParagraphFont" style:family="text">
      <style:text-properties fo:font-weight="bold" style:font-weight-asian="bold" style:font-weight-complex="bold"/>
    </style:style>
    <style:style style:name="TableRow441" style:family="table-row">
      <style:table-row-properties style:use-optimal-row-height="false"/>
    </style:style>
    <style:style style:name="TableCell442" style:family="table-cell">
      <style:table-cell-properties fo:border-top="none" fo:border-left="0.0138in solid #000000" fo:border-bottom="0.0034in solid #000000" fo:border-right="none" fo:padding-top="0in" fo:padding-left="0.075in" fo:padding-bottom="0in" fo:padding-right="0.075in"/>
    </style:style>
    <style:style style:name="TableCell443" style:family="table-cell">
      <style:table-cell-properties fo:border-top="none" fo:border-left="none" fo:border-bottom="0.0034in solid #000000" fo:border-right="0.0138in solid #000000" fo:padding-top="0in" fo:padding-left="0.075in" fo:padding-bottom="0in" fo:padding-right="0.075in"/>
    </style:style>
    <style:style style:name="T444" style:parent-style-name="DefaultParagraphFont" style:family="text">
      <style:text-properties fo:font-weight="bold" style:font-weight-asian="bold" style:font-weight-complex="bold"/>
    </style:style>
    <style:style style:name="TableRow445" style:family="table-row">
      <style:table-row-properties style:use-optimal-row-height="false"/>
    </style:style>
    <style:style style:name="TableCell446" style:family="table-cell">
      <style:table-cell-properties fo:border-top="none" fo:border-left="0.0138in solid #000000" fo:border-bottom="0.0034in solid #000000" fo:border-right="none" fo:padding-top="0in" fo:padding-left="0.075in" fo:padding-bottom="0in" fo:padding-right="0.075in"/>
    </style:style>
    <style:style style:name="TableCell447" style:family="table-cell">
      <style:table-cell-properties fo:border-top="none" fo:border-left="none" fo:border-bottom="0.0034in solid #000000" fo:border-right="0.0138in solid #000000" fo:padding-top="0in" fo:padding-left="0.075in" fo:padding-bottom="0in" fo:padding-right="0.075in"/>
    </style:style>
    <style:style style:name="TableRow448" style:family="table-row">
      <style:table-row-properties style:use-optimal-row-height="false"/>
    </style:style>
    <style:style style:name="TableCell449" style:family="table-cell">
      <style:table-cell-properties fo:border-top="none" fo:border-left="0.0138in solid #000000" fo:border-bottom="0.0034in solid #000000" fo:border-right="none" fo:padding-top="0in" fo:padding-left="0.075in" fo:padding-bottom="0in" fo:padding-right="0.075in"/>
    </style:style>
    <style:style style:name="TableCell450" style:family="table-cell">
      <style:table-cell-properties fo:border-top="none" fo:border-left="none" fo:border-bottom="0.0034in solid #000000" fo:border-right="0.0138in solid #000000" fo:padding-top="0in" fo:padding-left="0.075in" fo:padding-bottom="0in" fo:padding-right="0.075in"/>
    </style:style>
    <style:style style:name="TableRow451" style:family="table-row">
      <style:table-row-properties style:use-optimal-row-height="false"/>
    </style:style>
    <style:style style:name="TableCell452" style:family="table-cell">
      <style:table-cell-properties fo:border-top="none" fo:border-left="0.0138in solid #000000" fo:border-bottom="0.0034in solid #000000" fo:border-right="none" fo:padding-top="0in" fo:padding-left="0.075in" fo:padding-bottom="0in" fo:padding-right="0.075in"/>
    </style:style>
    <style:style style:name="TableCell453" style:family="table-cell">
      <style:table-cell-properties fo:border-top="none" fo:border-left="none" fo:border-bottom="0.0034in solid #000000" fo:border-right="0.0138in solid #000000" fo:padding-top="0in" fo:padding-left="0.075in" fo:padding-bottom="0in" fo:padding-right="0.075in"/>
    </style:style>
    <style:style style:name="TableRow454" style:family="table-row">
      <style:table-row-properties style:use-optimal-row-height="false"/>
    </style:style>
    <style:style style:name="TableCell455" style:family="table-cell">
      <style:table-cell-properties fo:border-top="none" fo:border-left="0.0138in solid #000000" fo:border-bottom="0.0034in solid #000000" fo:border-right="none" fo:padding-top="0in" fo:padding-left="0.075in" fo:padding-bottom="0in" fo:padding-right="0.075in"/>
    </style:style>
    <style:style style:name="TableCell456" style:family="table-cell">
      <style:table-cell-properties fo:border-top="none" fo:border-left="none" fo:border-bottom="0.0034in solid #000000" fo:border-right="0.0138in solid #000000" fo:padding-top="0in" fo:padding-left="0.075in" fo:padding-bottom="0in" fo:padding-right="0.075in"/>
    </style:style>
    <style:style style:name="TableRow457" style:family="table-row">
      <style:table-row-properties style:use-optimal-row-height="false"/>
    </style:style>
    <style:style style:name="TableCell458" style:family="table-cell">
      <style:table-cell-properties fo:border-top="none" fo:border-left="0.0138in solid #000000" fo:border-bottom="0.0034in solid #000000" fo:border-right="none" fo:padding-top="0in" fo:padding-left="0.075in" fo:padding-bottom="0in" fo:padding-right="0.075in"/>
    </style:style>
    <style:style style:name="TableCell459" style:family="table-cell">
      <style:table-cell-properties fo:border-top="none" fo:border-left="none" fo:border-bottom="0.0034in solid #000000" fo:border-right="0.0138in solid #000000" fo:padding-top="0in" fo:padding-left="0.075in" fo:padding-bottom="0in" fo:padding-right="0.075in"/>
    </style:style>
    <style:style style:name="TableRow460" style:family="table-row">
      <style:table-row-properties style:use-optimal-row-height="false"/>
    </style:style>
    <style:style style:name="TableCell461" style:family="table-cell">
      <style:table-cell-properties fo:border-top="none" fo:border-left="0.0138in solid #000000" fo:border-bottom="0.0138in solid #000000" fo:border-right="none" fo:padding-top="0in" fo:padding-left="0.075in" fo:padding-bottom="0in" fo:padding-right="0.075in"/>
    </style:style>
    <style:style style:name="TableCell462" style:family="table-cell">
      <style:table-cell-properties fo:border-top="none" fo:border-left="none" fo:border-bottom="0.0138in solid #000000" fo:border-right="0.0138in solid #000000" fo:padding-top="0in" fo:padding-left="0.075in" fo:padding-bottom="0in" fo:padding-right="0.075in"/>
    </style:style>
    <style:style style:name="P463" style:parent-style-name="Textbody" style:list-style-name="WW8Num30" style:family="paragraph"/>
    <style:style style:name="P464" style:parent-style-name="Textbody" style:list-style-name="WW8Num30" style:family="paragraph"/>
    <style:style style:name="P465" style:parent-style-name="Textbody" style:list-style-name="WW8Num30" style:family="paragraph"/>
    <style:style style:name="T466" style:parent-style-name="DefaultParagraphFont" style:family="text">
      <style:text-properties fo:language="et" fo:country="EE"/>
    </style:style>
    <style:style style:name="T467" style:parent-style-name="DefaultParagraphFont" style:family="text">
      <style:text-properties style:font-name="Courier New" style:font-name-complex="Courier New" fo:font-size="10pt" style:font-size-asian="10pt"/>
    </style:style>
    <style:style style:name="P468" style:parent-style-name="Textbody" style:list-style-name="WW8Num4" style:family="paragraph"/>
    <style:style style:name="T469" style:parent-style-name="DefaultParagraphFont" style:family="text">
      <style:text-properties fo:language="et" fo:country="EE"/>
    </style:style>
    <style:style style:name="P470" style:parent-style-name="Textbody" style:family="paragraph">
      <style:paragraph-properties fo:margin-left="0.5in">
        <style:tab-stops/>
      </style:paragraph-properties>
    </style:style>
    <style:style style:name="P471" style:parent-style-name="Textbody" style:family="paragraph">
      <style:paragraph-properties fo:margin-left="0.5in">
        <style:tab-stops/>
      </style:paragraph-properties>
    </style:style>
    <style:style style:name="P472" style:parent-style-name="Textbody" style:family="paragraph">
      <style:paragraph-properties fo:margin-left="0.5in">
        <style:tab-stops/>
      </style:paragraph-properties>
    </style:style>
    <style:style style:name="P473" style:parent-style-name="Textbody" style:list-style-name="WW8Num4" style:family="paragraph"/>
    <style:style style:name="T474" style:parent-style-name="DefaultParagraphFont" style:family="text">
      <style:text-properties fo:language="et" fo:country="EE"/>
    </style:style>
    <style:style style:name="P475" style:parent-style-name="Textbody" style:list-style-name="WW8Num4" style:family="paragraph"/>
    <style:style style:name="P476" style:parent-style-name="Textbody" style:list-style-name="WW8Num4" style:family="paragraph"/>
    <style:style style:name="P477" style:parent-style-name="Textbody" style:list-style-name="WW8Num4" style:family="paragraph"/>
    <style:style style:name="P478" style:parent-style-name="Textbody" style:list-style-name="WW8Num21" style:family="paragraph"/>
    <style:style style:name="P479" style:parent-style-name="Textbody" style:list-style-name="WW8Num35" style:family="paragraph"/>
    <style:style style:name="P480" style:parent-style-name="Textbody" style:list-style-name="WW8Num35" style:family="paragraph"/>
    <style:style style:name="P481" style:parent-style-name="Textbody" style:list-style-name="WW8Num35" style:family="paragraph"/>
    <style:style style:name="P482" style:parent-style-name="Textbody" style:list-style-name="WW8Num21" style:family="paragraph"/>
    <style:style style:name="P483" style:parent-style-name="Textbody" style:list-style-name="WW8Num35" style:family="paragraph"/>
    <style:style style:name="P484" style:parent-style-name="Textbody" style:list-style-name="WW8Num21" style:family="paragraph"/>
    <style:style style:name="P485" style:parent-style-name="Textbody" style:list-style-name="WW8Num35" style:family="paragraph"/>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t" fo:country="EE"/>
    </style:style>
    <style:style style:name="T489" style:parent-style-name="DefaultParagraphFont" style:family="text">
      <style:text-properties fo:language="et" fo:country="EE"/>
    </style:style>
    <style:style style:name="T490" style:parent-style-name="DefaultParagraphFont" style:family="text">
      <style:text-properties style:font-name="Courier New" style:font-name-complex="Courier New" fo:font-size="10pt" style:font-size-asian="10pt" fo:language="et" fo:country="EE"/>
    </style:style>
    <style:style style:name="T491" style:parent-style-name="DefaultParagraphFont" style:family="text">
      <style:text-properties fo:language="et" fo:country="EE"/>
    </style:style>
    <style:style style:name="T492" style:parent-style-name="DefaultParagraphFont" style:family="text">
      <style:text-properties fo:language="et" fo:country="EE"/>
    </style:style>
    <style:style style:name="T493" style:parent-style-name="DefaultParagraphFont" style:family="text">
      <style:text-properties fo:language="et" fo:country="EE"/>
    </style:style>
    <style:style style:name="T494" style:parent-style-name="DefaultParagraphFont" style:family="text">
      <style:text-properties fo:language="et" fo:country="EE"/>
    </style:style>
    <style:style style:name="T495" style:parent-style-name="DefaultParagraphFont" style:family="text">
      <style:text-properties fo:language="et" fo:country="EE"/>
    </style:style>
    <style:style style:name="T496" style:parent-style-name="DefaultParagraphFont" style:family="text">
      <style:text-properties fo:language="et" fo:country="EE"/>
    </style:style>
    <style:style style:name="T497" style:parent-style-name="DefaultParagraphFont" style:family="text">
      <style:text-properties fo:language="en" fo:country="US"/>
    </style:style>
    <style:style style:name="T498" style:parent-style-name="DefaultParagraphFont" style:family="text">
      <style:text-properties fo:font-style="italic" style:font-style-asian="italic" style:font-style-complex="italic"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font-style="italic" style:font-style-asian="italic" style:font-style-complex="italic" fo:language="en" fo:country="US"/>
    </style:style>
    <style:style style:name="T502" style:parent-style-name="DefaultParagraphFont" style:family="text">
      <style:text-properties fo:language="en" fo:country="U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t" fo:country="EE"/>
    </style:style>
    <style:style style:name="T511" style:parent-style-name="DefaultParagraphFont" style:family="text">
      <style:text-properties fo:language="en" fo:country="US"/>
    </style:style>
    <style:style style:name="P512" style:parent-style-name="Heading3" style:list-style-name="WW_OutlineListStyle_1" style:family="paragraph">
      <style:text-properties fo:language="en" fo:country="US"/>
    </style:style>
    <style:style style:name="P513" style:parent-style-name="Textbody" style:list-style-name="WW8Num2" style:family="paragraph"/>
    <style:style style:name="P514" style:parent-style-name="Textbody" style:list-style-name="WW8Num2" style:family="paragraph"/>
    <style:style style:name="T515" style:parent-style-name="DefaultParagraphFont" style:family="text">
      <style:text-properties fo:language="et" fo:country="EE"/>
    </style:style>
    <style:style style:name="T516" style:parent-style-name="DefaultParagraphFont" style:family="text">
      <style:text-properties fo:language="et" fo:country="EE"/>
    </style:style>
    <style:style style:name="T517" style:parent-style-name="DefaultParagraphFont" style:family="text">
      <style:text-properties fo:language="et" fo:country="EE"/>
    </style:style>
    <style:style style:name="P518" style:parent-style-name="Heading3" style:list-style-name="WW_OutlineListStyle_1" style:family="paragraph">
      <style:text-properties fo:language="en" fo:country="US"/>
    </style:style>
    <style:style style:name="P519" style:parent-style-name="Textbody" style:list-style-name="WW8Num30" style:family="paragraph"/>
    <style:style style:name="TableColumn521" style:family="table-column">
      <style:table-column-properties style:column-width="2.4645in" style:use-optimal-column-width="false"/>
    </style:style>
    <style:style style:name="TableColumn522" style:family="table-column">
      <style:table-column-properties style:column-width="3.6368in" style:use-optimal-column-width="false"/>
    </style:style>
    <style:style style:name="Table520" style:family="table">
      <style:table-properties style:width="6.1013in" fo:margin-left="0.068in" table:align="left"/>
    </style:style>
    <style:style style:name="TableRow523" style:family="table-row">
      <style:table-row-properties style:use-optimal-row-height="false"/>
    </style:style>
    <style:style style:name="TableCell524" style:family="table-cell">
      <style:table-cell-properties fo:border-top="0.0138in solid #000000" fo:border-left="0.0138in solid #000000" fo:border-bottom="0.0138in solid #000000" fo:border-right="none" fo:background-color="#808080" fo:padding-top="0in" fo:padding-left="0.075in" fo:padding-bottom="0in" fo:padding-right="0.075in"/>
    </style:style>
    <style:style style:name="TableCell525" style:family="table-cell">
      <style:table-cell-properties fo:border-top="0.0138in solid #000000" fo:border-left="none" fo:border-bottom="0.0138in solid #000000" fo:border-right="0.0138in solid #000000" fo:background-color="#808080" fo:padding-top="0in" fo:padding-left="0.075in" fo:padding-bottom="0in" fo:padding-right="0.075in"/>
    </style:style>
    <style:style style:name="TableRow526" style:family="table-row">
      <style:table-row-properties style:use-optimal-row-height="false"/>
    </style:style>
    <style:style style:name="TableCell527" style:family="table-cell">
      <style:table-cell-properties fo:border-top="0.0069in solid #000000" fo:border-left="0.0138in solid #000000" fo:border-bottom="0.0069in solid #000000" fo:border-right="none" fo:padding-top="0in" fo:padding-left="0.075in" fo:padding-bottom="0in" fo:padding-right="0.075in"/>
    </style:style>
    <style:style style:name="TableCell528" style:family="table-cell">
      <style:table-cell-properties fo:border-top="0.0069in solid #000000" fo:border-left="none" fo:border-bottom="0.0069in solid #000000" fo:border-right="0.0138in solid #000000" fo:padding-top="0in" fo:padding-left="0.075in" fo:padding-bottom="0in" fo:padding-right="0.075in"/>
    </style:style>
    <style:style style:name="TableRow529" style:family="table-row">
      <style:table-row-properties style:use-optimal-row-height="false"/>
    </style:style>
    <style:style style:name="TableCell530" style:family="table-cell">
      <style:table-cell-properties fo:border-top="none" fo:border-left="0.0138in solid #000000" fo:border-bottom="0.0069in solid #000000" fo:border-right="none" fo:padding-top="0in" fo:padding-left="0.075in" fo:padding-bottom="0in" fo:padding-right="0.075in"/>
    </style:style>
    <style:style style:name="TableCell531" style:family="table-cell">
      <style:table-cell-properties fo:border-top="none" fo:border-left="none" fo:border-bottom="0.0069in solid #000000" fo:border-right="0.0138in solid #000000" fo:padding-top="0in" fo:padding-left="0.075in" fo:padding-bottom="0in" fo:padding-right="0.075in"/>
    </style:style>
    <style:style style:name="TableRow532" style:family="table-row">
      <style:table-row-properties style:use-optimal-row-height="false"/>
    </style:style>
    <style:style style:name="TableCell533" style:family="table-cell">
      <style:table-cell-properties fo:border-top="none" fo:border-left="0.0138in solid #000000" fo:border-bottom="0.0069in solid #000000" fo:border-right="none" fo:padding-top="0in" fo:padding-left="0.075in" fo:padding-bottom="0in" fo:padding-right="0.075in"/>
    </style:style>
    <style:style style:name="TableCell534" style:family="table-cell">
      <style:table-cell-properties fo:border-top="none" fo:border-left="none" fo:border-bottom="0.0069in solid #000000" fo:border-right="0.0138in solid #000000" fo:padding-top="0in" fo:padding-left="0.075in" fo:padding-bottom="0in" fo:padding-right="0.075in"/>
    </style:style>
    <style:style style:name="TableRow535" style:family="table-row">
      <style:table-row-properties style:use-optimal-row-height="false"/>
    </style:style>
    <style:style style:name="TableCell536" style:family="table-cell">
      <style:table-cell-properties fo:border-top="none" fo:border-left="0.0138in solid #000000" fo:border-bottom="0.0069in solid #000000" fo:border-right="none" fo:padding-top="0in" fo:padding-left="0.075in" fo:padding-bottom="0in" fo:padding-right="0.075in"/>
    </style:style>
    <style:style style:name="TableCell537" style:family="table-cell">
      <style:table-cell-properties fo:border-top="none" fo:border-left="none" fo:border-bottom="0.0069in solid #000000" fo:border-right="0.0138in solid #000000" fo:padding-top="0in" fo:padding-left="0.075in" fo:padding-bottom="0in" fo:padding-right="0.075in"/>
    </style:style>
    <style:style style:name="TableRow538" style:family="table-row">
      <style:table-row-properties style:use-optimal-row-height="false"/>
    </style:style>
    <style:style style:name="TableCell539" style:family="table-cell">
      <style:table-cell-properties fo:border-top="none" fo:border-left="0.0138in solid #000000" fo:border-bottom="0.0138in solid #000000" fo:border-right="none" fo:padding-top="0in" fo:padding-left="0.075in" fo:padding-bottom="0in" fo:padding-right="0.075in"/>
    </style:style>
    <style:style style:name="TableCell540" style:family="table-cell">
      <style:table-cell-properties fo:border-top="none" fo:border-left="none" fo:border-bottom="0.0138in solid #000000" fo:border-right="0.0138in solid #000000" fo:padding-top="0in" fo:padding-left="0.075in" fo:padding-bottom="0in" fo:padding-right="0.075in"/>
    </style:style>
    <style:style style:name="P541" style:parent-style-name="Textbody" style:list-style-name="WW8Num30" style:family="paragraph"/>
    <style:style style:name="TableColumn543" style:family="table-column">
      <style:table-column-properties style:column-width="3.2312in" style:use-optimal-column-width="false"/>
    </style:style>
    <style:style style:name="TableColumn544" style:family="table-column">
      <style:table-column-properties style:column-width="2.8701in" style:use-optimal-column-width="false"/>
    </style:style>
    <style:style style:name="Table542" style:family="table">
      <style:table-properties style:width="6.1013in" fo:margin-left="0.068in" table:align="left"/>
    </style:style>
    <style:style style:name="TableRow545" style:family="table-row">
      <style:table-row-properties style:use-optimal-row-height="false"/>
    </style:style>
    <style:style style:name="TableCell546" style:family="table-cell">
      <style:table-cell-properties fo:border-top="0.0138in solid #000000" fo:border-left="0.0138in solid #000000" fo:border-bottom="0.0138in solid #000000" fo:border-right="none" fo:background-color="#808080" fo:padding-top="0in" fo:padding-left="0.075in" fo:padding-bottom="0in" fo:padding-right="0.075in"/>
    </style:style>
    <style:style style:name="TableCell547" style:family="table-cell">
      <style:table-cell-properties fo:border-top="0.0138in solid #000000" fo:border-left="none" fo:border-bottom="0.0138in solid #000000" fo:border-right="0.0138in solid #000000" fo:background-color="#808080" fo:padding-top="0in" fo:padding-left="0.075in" fo:padding-bottom="0in" fo:padding-right="0.075in"/>
    </style:style>
    <style:style style:name="TableRow548" style:family="table-row">
      <style:table-row-properties style:use-optimal-row-height="false"/>
    </style:style>
    <style:style style:name="TableCell549" style:family="table-cell">
      <style:table-cell-properties fo:border-top="0.0069in solid #000000" fo:border-left="0.0138in solid #000000" fo:border-bottom="0.0069in solid #000000" fo:border-right="none" fo:padding-top="0in" fo:padding-left="0.075in" fo:padding-bottom="0in" fo:padding-right="0.075in"/>
    </style:style>
    <style:style style:name="TableCell550" style:family="table-cell">
      <style:table-cell-properties fo:border-top="0.0069in solid #000000" fo:border-left="none" fo:border-bottom="0.0069in solid #000000" fo:border-right="0.0138in solid #000000" fo:padding-top="0in" fo:padding-left="0.075in" fo:padding-bottom="0in" fo:padding-right="0.075in"/>
    </style:style>
    <style:style style:name="TableRow551" style:family="table-row">
      <style:table-row-properties style:use-optimal-row-height="false"/>
    </style:style>
    <style:style style:name="TableCell552" style:family="table-cell">
      <style:table-cell-properties fo:border-top="none" fo:border-left="0.0138in solid #000000" fo:border-bottom="0.0138in solid #000000" fo:border-right="none" fo:padding-top="0in" fo:padding-left="0.075in" fo:padding-bottom="0in" fo:padding-right="0.075in"/>
    </style:style>
    <style:style style:name="TableCell553" style:family="table-cell">
      <style:table-cell-properties fo:border-top="none" fo:border-left="none" fo:border-bottom="0.0138in solid #000000" fo:border-right="0.0138in solid #000000" fo:padding-top="0in" fo:padding-left="0.075in" fo:padding-bottom="0in" fo:padding-right="0.075in"/>
    </style:style>
    <style:style style:name="P554" style:parent-style-name="Textbody" style:list-style-name="WW8Num30" style:family="paragraph"/>
    <style:style style:name="P555" style:parent-style-name="Textbody" style:list-style-name="WW8Num30" style:family="paragraph"/>
    <style:style style:name="P556" style:parent-style-name="Textbody" style:list-style-name="WW8Num30" style:family="paragraph"/>
    <style:style style:name="P557" style:parent-style-name="Textbody" style:list-style-name="WW8Num30" style:family="paragraph"/>
    <style:style style:name="T558" style:parent-style-name="DefaultParagraphFont" style:family="text">
      <style:text-properties style:font-name="Courier New" style:font-name-complex="Courier New" fo:font-size="10pt" style:font-size-asian="10pt"/>
    </style:style>
    <style:style style:name="T559" style:parent-style-name="DefaultParagraphFont" style:family="text">
      <style:text-properties style:font-name="Courier New" style:font-name-complex="Courier New" fo:font-size="10pt" style:font-size-asian="10pt"/>
    </style:style>
    <style:style style:name="T560" style:parent-style-name="DefaultParagraphFont" style:family="text">
      <style:text-properties style:font-name="Courier New" style:font-name-complex="Courier New" fo:font-size="10pt" style:font-size-asian="10pt"/>
    </style:style>
    <style:style style:name="T561" style:parent-style-name="DefaultParagraphFont" style:family="text">
      <style:text-properties style:font-name="Courier New" style:font-name-complex="Courier New" fo:font-size="10pt" style:font-size-asian="10pt"/>
    </style:style>
    <style:style style:name="T562" style:parent-style-name="DefaultParagraphFont" style:family="text">
      <style:text-properties style:font-name="Courier New" style:font-name-complex="Courier New" fo:font-size="10pt" style:font-size-asian="10pt"/>
    </style:style>
    <style:style style:name="T563" style:parent-style-name="DefaultParagraphFont" style:family="text">
      <style:text-properties fo:font-size="8pt" style:font-size-asian="8pt" style:font-size-complex="8pt"/>
    </style:style>
    <style:style style:name="P564" style:parent-style-name="XMLListing" style:family="paragraph">
      <style:text-properties fo:font-size="8pt" style:font-size-asian="8pt" style:font-size-complex="8pt"/>
    </style:style>
    <style:style style:name="P565" style:parent-style-name="XMLListing" style:family="paragraph">
      <style:text-properties fo:font-size="8pt" style:font-size-asian="8pt" style:font-size-complex="8pt"/>
    </style:style>
    <style:style style:name="P566" style:parent-style-name="XMLListing" style:family="paragraph">
      <style:text-properties fo:font-size="8pt" style:font-size-asian="8pt" style:font-size-complex="8pt"/>
    </style:style>
    <style:style style:name="P567" style:parent-style-name="XMLListing" style:family="paragraph">
      <style:text-properties fo:font-size="8pt" style:font-size-asian="8pt" style:font-size-complex="8pt"/>
    </style:style>
    <style:style style:name="P568" style:parent-style-name="XMLListing" style:family="paragraph">
      <style:text-properties fo:font-size="8pt" style:font-size-asian="8pt" style:font-size-complex="8pt"/>
    </style:style>
    <style:style style:name="P569" style:parent-style-name="XMLListing" style:family="paragraph">
      <style:text-properties fo:font-size="8pt" style:font-size-asian="8pt" style:font-size-complex="8pt"/>
    </style:style>
    <style:style style:name="P570" style:parent-style-name="XMLListing" style:family="paragraph">
      <style:text-properties fo:font-size="8pt" style:font-size-asian="8pt" style:font-size-complex="8pt"/>
    </style:style>
    <style:style style:name="P571" style:parent-style-name="XMLListing" style:family="paragraph">
      <style:text-properties fo:font-size="8pt" style:font-size-asian="8pt" style:font-size-complex="8pt"/>
    </style:style>
    <style:style style:name="P572" style:parent-style-name="XMLListing" style:family="paragraph">
      <style:text-properties fo:font-size="8pt" style:font-size-asian="8pt" style:font-size-complex="8pt"/>
    </style:style>
    <style:style style:name="P573" style:parent-style-name="XMLListing" style:family="paragraph">
      <style:text-properties fo:font-size="8pt" style:font-size-asian="8pt" style:font-size-complex="8pt"/>
    </style:style>
    <style:style style:name="P574" style:parent-style-name="XMLListing" style:family="paragraph">
      <style:text-properties fo:font-size="8pt" style:font-size-asian="8pt" style:font-size-complex="8pt"/>
    </style:style>
    <style:style style:name="P575" style:parent-style-name="XMLListing" style:family="paragraph">
      <style:text-properties fo:font-size="8pt" style:font-size-asian="8pt" style:font-size-complex="8pt"/>
    </style:style>
    <style:style style:name="P576" style:parent-style-name="XMLListing" style:family="paragraph">
      <style:text-properties fo:font-size="8pt" style:font-size-asian="8pt" style:font-size-complex="8pt"/>
    </style:style>
    <style:style style:name="P577" style:parent-style-name="XMLListing" style:family="paragraph">
      <style:text-properties fo:font-size="8pt" style:font-size-asian="8pt" style:font-size-complex="8pt"/>
    </style:style>
    <style:style style:name="P578" style:parent-style-name="XMLListing" style:family="paragraph">
      <style:text-properties fo:font-size="8pt" style:font-size-asian="8pt" style:font-size-complex="8pt"/>
    </style:style>
    <style:style style:name="P579" style:parent-style-name="XMLListing" style:family="paragraph">
      <style:text-properties fo:font-size="8pt" style:font-size-asian="8pt" style:font-size-complex="8pt"/>
    </style:style>
    <style:style style:name="P580" style:parent-style-name="XMLListing" style:family="paragraph">
      <style:text-properties fo:font-size="8pt" style:font-size-asian="8pt" style:font-size-complex="8pt"/>
    </style:style>
    <style:style style:name="P581" style:parent-style-name="XMLListing" style:family="paragraph">
      <style:text-properties fo:font-size="8pt" style:font-size-asian="8pt" style:font-size-complex="8pt"/>
    </style:style>
    <style:style style:name="P582" style:parent-style-name="XMLListing" style:family="paragraph">
      <style:text-properties fo:font-size="8pt" style:font-size-asian="8pt" style:font-size-complex="8pt"/>
    </style:style>
    <style:style style:name="P583" style:parent-style-name="XMLListing" style:family="paragraph">
      <style:text-properties fo:font-size="8pt" style:font-size-asian="8pt" style:font-size-complex="8pt"/>
    </style:style>
    <style:style style:name="P584" style:parent-style-name="XMLListing" style:family="paragraph">
      <style:text-properties fo:font-size="8pt" style:font-size-asian="8pt" style:font-size-complex="8pt"/>
    </style:style>
    <style:style style:name="P585" style:parent-style-name="XMLListing" style:family="paragraph">
      <style:text-properties fo:font-size="8pt" style:font-size-asian="8pt" style:font-size-complex="8pt"/>
    </style:style>
    <style:style style:name="P586" style:parent-style-name="XMLListing" style:family="paragraph">
      <style:text-properties fo:font-size="8pt" style:font-size-asian="8pt" style:font-size-complex="8pt"/>
    </style:style>
    <style:style style:name="P587" style:parent-style-name="XMLListing" style:family="paragraph">
      <style:text-properties fo:font-size="8pt" style:font-size-asian="8pt" style:font-size-complex="8pt"/>
    </style:style>
    <style:style style:name="P588" style:parent-style-name="XMLListing" style:family="paragraph">
      <style:text-properties fo:font-size="8pt" style:font-size-asian="8pt" style:font-size-complex="8pt"/>
    </style:style>
    <style:style style:name="P589" style:parent-style-name="XMLListing" style:family="paragraph">
      <style:text-properties fo:font-size="8pt" style:font-size-asian="8pt" style:font-size-complex="8pt"/>
    </style:style>
    <style:style style:name="P590" style:parent-style-name="XMLListing" style:family="paragraph">
      <style:text-properties fo:font-size="8pt" style:font-size-asian="8pt" style:font-size-complex="8pt"/>
    </style:style>
    <style:style style:name="P591" style:parent-style-name="XMLListing" style:family="paragraph">
      <style:text-properties fo:font-size="8pt" style:font-size-asian="8pt" style:font-size-complex="8pt"/>
    </style:style>
    <style:style style:name="P592" style:parent-style-name="XMLListing" style:family="paragraph">
      <style:text-properties fo:font-size="8pt" style:font-size-asian="8pt" style:font-size-complex="8pt"/>
    </style:style>
    <style:style style:name="P593" style:parent-style-name="XMLListing" style:family="paragraph">
      <style:text-properties fo:font-size="8pt" style:font-size-asian="8pt" style:font-size-complex="8pt"/>
    </style:style>
    <style:style style:name="P594" style:parent-style-name="XMLListing" style:family="paragraph">
      <style:text-properties fo:font-size="8pt" style:font-size-asian="8pt" style:font-size-complex="8pt"/>
    </style:style>
    <style:style style:name="P595" style:parent-style-name="XMLListing" style:family="paragraph">
      <style:text-properties fo:font-size="8pt" style:font-size-asian="8pt" style:font-size-complex="8pt"/>
    </style:style>
    <style:style style:name="P596" style:parent-style-name="XMLListing" style:family="paragraph">
      <style:text-properties fo:font-size="8pt" style:font-size-asian="8pt" style:font-size-complex="8pt"/>
    </style:style>
    <style:style style:name="P597" style:parent-style-name="XMLListing" style:family="paragraph">
      <style:text-properties fo:font-size="8pt" style:font-size-asian="8pt" style:font-size-complex="8pt"/>
    </style:style>
    <style:style style:name="P598" style:parent-style-name="XMLListing" style:family="paragraph">
      <style:text-properties fo:font-size="8pt" style:font-size-asian="8pt" style:font-size-complex="8pt"/>
    </style:style>
    <style:style style:name="P599" style:parent-style-name="XMLListing" style:family="paragraph">
      <style:text-properties fo:font-size="8pt" style:font-size-asian="8pt" style:font-size-complex="8pt"/>
    </style:style>
    <style:style style:name="P600" style:parent-style-name="XMLListing" style:family="paragraph">
      <style:text-properties fo:font-size="8pt" style:font-size-asian="8pt" style:font-size-complex="8pt"/>
    </style:style>
    <style:style style:name="P601" style:parent-style-name="XMLListing" style:family="paragraph">
      <style:text-properties fo:font-size="8pt" style:font-size-asian="8pt" style:font-size-complex="8pt"/>
    </style:style>
    <style:style style:name="P602" style:parent-style-name="XMLListing" style:family="paragraph">
      <style:text-properties fo:font-size="8pt" style:font-size-asian="8pt" style:font-size-complex="8pt"/>
    </style:style>
    <style:style style:name="P603" style:parent-style-name="XMLListing" style:family="paragraph">
      <style:text-properties fo:font-size="8pt" style:font-size-asian="8pt" style:font-size-complex="8pt"/>
    </style:style>
    <style:style style:name="P604" style:parent-style-name="XMLListing" style:family="paragraph">
      <style:text-properties fo:font-size="8pt" style:font-size-asian="8pt" style:font-size-complex="8pt"/>
    </style:style>
    <style:style style:name="P605" style:parent-style-name="XMLListing" style:family="paragraph">
      <style:text-properties fo:font-size="8pt" style:font-size-asian="8pt" style:font-size-complex="8pt"/>
    </style:style>
    <style:style style:name="P606" style:parent-style-name="XMLListing" style:family="paragraph">
      <style:text-properties fo:font-size="8pt" style:font-size-asian="8pt" style:font-size-complex="8pt"/>
    </style:style>
    <style:style style:name="P607" style:parent-style-name="XMLListing" style:family="paragraph">
      <style:text-properties fo:font-size="8pt" style:font-size-asian="8pt" style:font-size-complex="8pt"/>
    </style:style>
    <style:style style:name="P608" style:parent-style-name="XMLListing" style:family="paragraph">
      <style:text-properties fo:font-size="8pt" style:font-size-asian="8pt" style:font-size-complex="8pt"/>
    </style:style>
    <style:style style:name="P609" style:parent-style-name="XMLListing" style:family="paragraph">
      <style:text-properties fo:font-size="8pt" style:font-size-asian="8pt" style:font-size-complex="8pt"/>
    </style:style>
    <style:style style:name="P610" style:parent-style-name="XMLListing" style:family="paragraph">
      <style:text-properties fo:font-size="8pt" style:font-size-asian="8pt" style:font-size-complex="8pt"/>
    </style:style>
    <style:style style:name="P611" style:parent-style-name="XMLListing" style:family="paragraph">
      <style:text-properties fo:font-size="8pt" style:font-size-asian="8pt" style:font-size-complex="8pt"/>
    </style:style>
    <style:style style:name="P612" style:parent-style-name="XMLListing" style:family="paragraph">
      <style:text-properties fo:font-size="8pt" style:font-size-asian="8pt" style:font-size-complex="8pt"/>
    </style:style>
    <style:style style:name="P613" style:parent-style-name="XMLListing" style:family="paragraph">
      <style:text-properties fo:font-size="8pt" style:font-size-asian="8pt" style:font-size-complex="8pt"/>
    </style:style>
    <style:style style:name="P614" style:parent-style-name="XMLListing" style:family="paragraph">
      <style:text-properties fo:font-size="8pt" style:font-size-asian="8pt" style:font-size-complex="8pt"/>
    </style:style>
    <style:style style:name="P615" style:parent-style-name="XMLListing" style:family="paragraph">
      <style:text-properties fo:font-size="8pt" style:font-size-asian="8pt" style:font-size-complex="8pt"/>
    </style:style>
    <style:style style:name="P616" style:parent-style-name="XMLListing" style:family="paragraph">
      <style:text-properties fo:font-size="8pt" style:font-size-asian="8pt" style:font-size-complex="8pt"/>
    </style:style>
    <style:style style:name="P617" style:parent-style-name="XMLListing" style:family="paragraph">
      <style:text-properties fo:font-size="8pt" style:font-size-asian="8pt" style:font-size-complex="8pt"/>
    </style:style>
    <style:style style:name="P618" style:parent-style-name="XMLListing" style:family="paragraph">
      <style:text-properties fo:font-size="8pt" style:font-size-asian="8pt" style:font-size-complex="8pt"/>
    </style:style>
    <style:style style:name="P619" style:parent-style-name="XMLListing" style:family="paragraph">
      <style:text-properties fo:font-size="8pt" style:font-size-asian="8pt" style:font-size-complex="8pt"/>
    </style:style>
    <style:style style:name="P620" style:parent-style-name="XMLListing" style:family="paragraph">
      <style:text-properties fo:font-size="8pt" style:font-size-asian="8pt" style:font-size-complex="8pt"/>
    </style:style>
    <style:style style:name="P621" style:parent-style-name="XMLListing" style:family="paragraph">
      <style:text-properties fo:font-size="8pt" style:font-size-asian="8pt" style:font-size-complex="8pt"/>
    </style:style>
    <style:style style:name="P622" style:parent-style-name="XMLListing" style:family="paragraph">
      <style:text-properties fo:font-size="8pt" style:font-size-asian="8pt" style:font-size-complex="8pt"/>
    </style:style>
    <style:style style:name="P623" style:parent-style-name="XMLListing" style:family="paragraph">
      <style:text-properties fo:font-size="8pt" style:font-size-asian="8pt" style:font-size-complex="8pt"/>
    </style:style>
    <style:style style:name="P624" style:parent-style-name="XMLListing" style:family="paragraph">
      <style:text-properties fo:font-size="8pt" style:font-size-asian="8pt" style:font-size-complex="8pt"/>
    </style:style>
    <style:style style:name="P625" style:parent-style-name="XMLListing" style:family="paragraph">
      <style:text-properties fo:font-size="8pt" style:font-size-asian="8pt" style:font-size-complex="8pt"/>
    </style:style>
    <style:style style:name="P626" style:parent-style-name="XMLListing" style:family="paragraph">
      <style:text-properties fo:font-size="8pt" style:font-size-asian="8pt" style:font-size-complex="8pt"/>
    </style:style>
    <style:style style:name="P627" style:parent-style-name="XMLListing" style:family="paragraph">
      <style:text-properties fo:font-size="8pt" style:font-size-asian="8pt" style:font-size-complex="8pt"/>
    </style:style>
    <style:style style:name="P628" style:parent-style-name="XMLListing" style:family="paragraph">
      <style:text-properties fo:font-size="8pt" style:font-size-asian="8pt" style:font-size-complex="8pt"/>
    </style:style>
    <style:style style:name="P629" style:parent-style-name="XMLListing" style:family="paragraph">
      <style:text-properties fo:font-size="8pt" style:font-size-asian="8pt" style:font-size-complex="8pt"/>
    </style:style>
    <style:style style:name="P630" style:parent-style-name="XMLListing" style:family="paragraph">
      <style:text-properties fo:font-size="8pt" style:font-size-asian="8pt" style:font-size-complex="8pt"/>
    </style:style>
    <style:style style:name="P631" style:parent-style-name="XMLListing" style:family="paragraph">
      <style:text-properties fo:font-size="8pt" style:font-size-asian="8pt" style:font-size-complex="8pt"/>
    </style:style>
    <style:style style:name="P632" style:parent-style-name="XMLListing" style:family="paragraph">
      <style:text-properties fo:font-size="8pt" style:font-size-asian="8pt" style:font-size-complex="8pt"/>
    </style:style>
    <style:style style:name="P633" style:parent-style-name="XMLListing" style:family="paragraph">
      <style:text-properties fo:font-size="8pt" style:font-size-asian="8pt" style:font-size-complex="8pt"/>
    </style:style>
    <style:style style:name="P634" style:parent-style-name="XMLListing" style:family="paragraph">
      <style:text-properties fo:font-size="8pt" style:font-size-asian="8pt" style:font-size-complex="8pt"/>
    </style:style>
    <style:style style:name="P635" style:parent-style-name="XMLListing" style:family="paragraph">
      <style:text-properties fo:font-size="8pt" style:font-size-asian="8pt" style:font-size-complex="8pt"/>
    </style:style>
    <style:style style:name="P636" style:parent-style-name="XMLListing" style:family="paragraph">
      <style:text-properties fo:font-size="8pt" style:font-size-asian="8pt" style:font-size-complex="8pt"/>
    </style:style>
    <style:style style:name="P637" style:parent-style-name="XMLListing" style:family="paragraph">
      <style:text-properties fo:font-size="8pt" style:font-size-asian="8pt" style:font-size-complex="8pt"/>
    </style:style>
    <style:style style:name="P638" style:parent-style-name="XMLListing" style:family="paragraph">
      <style:text-properties fo:font-size="8pt" style:font-size-asian="8pt" style:font-size-complex="8pt"/>
    </style:style>
    <style:style style:name="P639" style:parent-style-name="XMLListing" style:family="paragraph">
      <style:text-properties fo:font-size="8pt" style:font-size-asian="8pt" style:font-size-complex="8pt"/>
    </style:style>
    <style:style style:name="P640" style:parent-style-name="XMLListing" style:family="paragraph">
      <style:text-properties fo:font-size="8pt" style:font-size-asian="8pt" style:font-size-complex="8pt"/>
    </style:style>
    <style:style style:name="P641" style:parent-style-name="XMLListing" style:family="paragraph">
      <style:text-properties fo:font-size="8pt" style:font-size-asian="8pt" style:font-size-complex="8pt"/>
    </style:style>
    <style:style style:name="P642" style:parent-style-name="XMLListing" style:family="paragraph">
      <style:text-properties fo:font-size="8pt" style:font-size-asian="8pt" style:font-size-complex="8pt"/>
    </style:style>
    <style:style style:name="P643" style:parent-style-name="XMLListing" style:family="paragraph">
      <style:text-properties fo:font-size="8pt" style:font-size-asian="8pt" style:font-size-complex="8pt"/>
    </style:style>
    <style:style style:name="T644" style:parent-style-name="DefaultParagraphFont" style:family="text">
      <style:text-properties style:font-name="Courier New" fo:font-size="8pt" style:font-size-asian="8pt" style:font-size-complex="8pt"/>
    </style:style>
    <style:style style:name="P645" style:parent-style-name="Textbody" style:list-style-name="Numbering1" style:family="paragraph"/>
    <style:style style:name="P646" style:parent-style-name="Textbody" style:list-style-name="Numbering1" style:family="paragraph"/>
    <style:style style:name="T647" style:parent-style-name="SourceText" style:family="text">
      <style:text-properties fo:font-size="9pt" style:font-size-asian="9pt" style:font-size-complex="9pt"/>
    </style:style>
    <style:style style:name="P648" style:parent-style-name="Textbody" style:family="paragraph">
      <style:text-properties fo:language="et" fo:country="EE"/>
    </style:style>
    <style:style style:name="T649" style:parent-style-name="DefaultParagraphFont" style:family="text">
      <style:text-properties fo:font-weight="normal" style:font-weight-asian="normal" style:font-weight-complex="normal"/>
    </style:style>
    <style:style style:name="T650" style:parent-style-name="DefaultParagraphFont" style:family="text">
      <style:text-properties fo:font-weight="normal" style:font-weight-asian="normal" style:font-weight-complex="normal"/>
    </style:style>
    <style:style style:name="T651" style:parent-style-name="DefaultParagraphFont" style:family="text">
      <style:text-properties fo:font-weight="normal" style:font-weight-asian="normal" style:font-weight-complex="normal"/>
    </style:style>
    <style:style style:name="T652"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653" style:parent-style-name="DefaultParagraphFont" style:family="text">
      <style:text-properties style:font-name="Courier New" style:font-name-complex="Courier New" fo:font-weight="normal" style:font-weight-asian="normal" style:font-weight-complex="normal" fo:font-size="10pt" style:font-size-asian="10pt" fo:language="et" fo:country="EE"/>
    </style:style>
    <style:style style:name="T654"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655" style:parent-style-name="DefaultParagraphFont" style:family="text">
      <style:text-properties fo:font-weight="normal" style:font-weight-asian="normal" style:font-weight-complex="normal"/>
    </style:style>
    <style:style style:name="T656"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657" style:parent-style-name="DefaultParagraphFont" style:family="text">
      <style:text-properties style:font-name="Courier New" style:font-name-complex="Courier New" fo:font-weight="normal" style:font-weight-asian="normal" style:font-weight-complex="normal" fo:font-size="10pt" style:font-size-asian="10pt" fo:language="et" fo:country="EE"/>
    </style:style>
    <style:style style:name="T658" style:parent-style-name="DefaultParagraphFont" style:family="text">
      <style:text-properties fo:font-weight="normal" style:font-weight-asian="normal" style:font-weight-complex="normal"/>
    </style:style>
    <style:style style:name="T659" style:parent-style-name="DefaultParagraphFont" style:family="text">
      <style:text-properties fo:font-weight="normal" style:font-weight-asian="normal" style:font-weight-complex="normal"/>
    </style:style>
    <style:style style:name="T660" style:parent-style-name="DefaultParagraphFont" style:family="text">
      <style:text-properties style:font-name="Courier New" fo:font-weight="normal" style:font-weight-asian="normal" style:font-weight-complex="normal" fo:font-size="10pt" style:font-size-asian="10pt" style:font-size-complex="10pt"/>
    </style:style>
    <style:style style:name="T661" style:parent-style-name="DefaultParagraphFont" style:family="text">
      <style:text-properties fo:font-weight="normal" style:font-weight-asian="normal" style:font-weight-complex="normal"/>
    </style:style>
    <style:style style:name="T662"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663" style:parent-style-name="DefaultParagraphFont" style:family="text">
      <style:text-properties style:font-name="Courier New" style:font-name-complex="Courier New" fo:font-weight="normal" style:font-weight-asian="normal" style:font-weight-complex="normal" fo:font-size="10pt" style:font-size-asian="10pt" fo:language="et" fo:country="EE"/>
    </style:style>
    <style:style style:name="T664"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665" style:parent-style-name="DefaultParagraphFont" style:family="text">
      <style:text-properties fo:font-weight="normal" style:font-weight-asian="normal" style:font-weight-complex="normal"/>
    </style:style>
    <style:style style:name="T666" style:parent-style-name="DefaultParagraphFont" style:family="text">
      <style:text-properties fo:font-weight="normal" style:font-weight-asian="normal" style:font-weight-complex="normal"/>
    </style:style>
    <style:style style:name="T667" style:parent-style-name="DefaultParagraphFont" style:family="text">
      <style:text-properties fo:language="et" fo:country="EE"/>
    </style:style>
    <style:style style:name="T668" style:parent-style-name="DefaultParagraphFont" style:family="text">
      <style:text-properties fo:language="et" fo:country="EE"/>
    </style:style>
    <style:style style:name="T669" style:parent-style-name="DefaultParagraphFont" style:family="text">
      <style:text-properties style:font-name="Courier New" style:font-name-complex="Courier New" fo:font-size="10pt" style:font-size-asian="10pt" fo:language="et" fo:country="EE"/>
    </style:style>
    <style:style style:name="T670" style:parent-style-name="DefaultParagraphFont" style:family="text">
      <style:text-properties fo:language="et" fo:country="EE"/>
    </style:style>
    <style:style style:name="T671" style:parent-style-name="DefaultParagraphFont" style:family="text">
      <style:text-properties fo:language="et" fo:country="EE"/>
    </style:style>
    <style:style style:name="T672" style:parent-style-name="DefaultParagraphFont" style:family="text">
      <style:text-properties fo:language="et" fo:country="EE"/>
    </style:style>
    <style:style style:name="T673" style:parent-style-name="DefaultParagraphFont" style:family="text">
      <style:text-properties style:font-name="Courier New" style:font-name-complex="Courier New" fo:font-size="10pt" style:font-size-asian="10pt" fo:language="et" fo:country="EE"/>
    </style:style>
    <style:style style:name="T674" style:parent-style-name="DefaultParagraphFont" style:family="text">
      <style:text-properties fo:language="et" fo:country="EE"/>
    </style:style>
    <style:style style:name="T675" style:parent-style-name="DefaultParagraphFont" style:family="text">
      <style:text-properties fo:language="et" fo:country="EE"/>
    </style:style>
    <style:style style:name="T676" style:parent-style-name="DefaultParagraphFont" style:family="text">
      <style:text-properties style:font-name="Courier New" style:font-name-complex="Courier New" fo:font-size="10pt" style:font-size-asian="10pt" fo:language="et" fo:country="EE"/>
    </style:style>
    <style:style style:name="T677" style:parent-style-name="DefaultParagraphFont" style:family="text">
      <style:text-properties fo:language="et" fo:country="EE"/>
    </style:style>
    <style:style style:name="T678" style:parent-style-name="DefaultParagraphFont" style:family="text">
      <style:text-properties style:font-name="Courier New" style:font-name-complex="Courier New" fo:font-size="10pt" style:font-size-asian="10pt" fo:language="et" fo:country="EE"/>
    </style:style>
    <style:style style:name="T679" style:parent-style-name="DefaultParagraphFont" style:family="text">
      <style:text-properties fo:language="et" fo:country="EE"/>
    </style:style>
    <style:style style:name="T680" style:parent-style-name="DefaultParagraphFont" style:family="text">
      <style:text-properties fo:language="et" fo:country="EE"/>
    </style:style>
    <style:style style:name="T681" style:parent-style-name="DefaultParagraphFont" style:family="text">
      <style:text-properties style:font-name="Courier New" style:font-name-complex="Courier New" fo:font-size="10pt" style:font-size-asian="10pt" fo:language="et" fo:country="EE"/>
    </style:style>
    <style:style style:name="T682" style:parent-style-name="DefaultParagraphFont" style:family="text">
      <style:text-properties fo:language="et" fo:country="EE"/>
    </style:style>
    <style:style style:name="T683" style:parent-style-name="DefaultParagraphFont" style:family="text">
      <style:text-properties fo:language="et" fo:country="EE"/>
    </style:style>
    <style:style style:name="T684" style:parent-style-name="DefaultParagraphFont" style:family="text">
      <style:text-properties fo:language="et" fo:country="EE"/>
    </style:style>
    <style:style style:name="T685" style:parent-style-name="DefaultParagraphFont" style:family="text">
      <style:text-properties style:font-name="Courier New" style:font-name-complex="Courier New" fo:font-size="10pt" style:font-size-asian="10pt" fo:language="et" fo:country="EE"/>
    </style:style>
    <style:style style:name="T686" style:parent-style-name="DefaultParagraphFont" style:family="text">
      <style:text-properties fo:language="et" fo:country="EE"/>
    </style:style>
    <style:style style:name="T687" style:parent-style-name="DefaultParagraphFont" style:family="text">
      <style:text-properties style:font-name="Courier New" style:font-name-complex="Courier New" fo:font-size="10pt" style:font-size-asian="10pt" fo:language="et" fo:country="EE"/>
    </style:style>
    <style:style style:name="T688" style:parent-style-name="DefaultParagraphFont" style:family="text">
      <style:text-properties fo:language="et" fo:country="EE"/>
    </style:style>
    <style:style style:name="T689" style:parent-style-name="DefaultParagraphFont" style:family="text">
      <style:text-properties fo:language="et" fo:country="EE"/>
    </style:style>
    <style:style style:name="T690" style:parent-style-name="DefaultParagraphFont" style:family="text">
      <style:text-properties fo:language="et" fo:country="EE"/>
    </style:style>
    <style:style style:name="T691" style:parent-style-name="DefaultParagraphFont" style:family="text">
      <style:text-properties style:font-name="Courier New" style:font-name-complex="Courier New" fo:font-size="10pt" style:font-size-asian="10pt" fo:language="et" fo:country="EE"/>
    </style:style>
    <style:style style:name="T692" style:parent-style-name="DefaultParagraphFont" style:family="text">
      <style:text-properties fo:language="et" fo:country="EE"/>
    </style:style>
    <style:style style:name="TableColumn694" style:family="table-column">
      <style:table-column-properties style:column-width="1.7625in" style:use-optimal-column-width="false"/>
    </style:style>
    <style:style style:name="TableColumn695" style:family="table-column">
      <style:table-column-properties style:column-width="4.3388in" style:use-optimal-column-width="false"/>
    </style:style>
    <style:style style:name="Table693" style:family="table">
      <style:table-properties style:width="6.1013in" fo:margin-left="0.068in" table:align="left"/>
    </style:style>
    <style:style style:name="TableRow696" style:family="table-row">
      <style:table-row-properties style:use-optimal-row-height="false"/>
    </style:style>
    <style:style style:name="TableCell697"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TableCell698" style:family="table-cell">
      <style:table-cell-properties fo:border="0.0069in solid #000000" fo:padding-top="0in" fo:padding-left="0.075in" fo:padding-bottom="0in" fo:padding-right="0.075in"/>
    </style:style>
    <style:style style:name="TableRow699" style:family="table-row">
      <style:table-row-properties style:use-optimal-row-height="false"/>
    </style:style>
    <style:style style:name="TableCell700" style:family="table-cell">
      <style:table-cell-properties fo:border-top="none" fo:border-left="0.0069in solid #000000" fo:border-bottom="0.0069in solid #000000" fo:border-right="none" style:vertical-align="middle" fo:padding-top="0in" fo:padding-left="0.075in" fo:padding-bottom="0in" fo:padding-right="0.075in"/>
    </style:style>
    <style:style style:name="TableCell701"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02" style:family="table-row">
      <style:table-row-properties style:use-optimal-row-height="false"/>
    </style:style>
    <style:style style:name="TableCell703" style:family="table-cell">
      <style:table-cell-properties fo:border-top="none" fo:border-left="0.0069in solid #000000" fo:border-bottom="0.0069in solid #000000" fo:border-right="none" style:vertical-align="middle" fo:padding-top="0in" fo:padding-left="0.075in" fo:padding-bottom="0in" fo:padding-right="0.075in"/>
    </style:style>
    <style:style style:name="TableCell704"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05" style:family="table-row">
      <style:table-row-properties style:use-optimal-row-height="false"/>
    </style:style>
    <style:style style:name="TableCell706" style:family="table-cell">
      <style:table-cell-properties fo:border-top="none" fo:border-left="0.0069in solid #000000" fo:border-bottom="0.0069in solid #000000" fo:border-right="none" fo:padding-top="0in" fo:padding-left="0.075in" fo:padding-bottom="0in" fo:padding-right="0.075in"/>
    </style:style>
    <style:style style:name="TableCell707"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08" style:family="table-row">
      <style:table-row-properties style:use-optimal-row-height="false"/>
    </style:style>
    <style:style style:name="TableCell709" style:family="table-cell">
      <style:table-cell-properties fo:border-top="none" fo:border-left="0.0069in solid #000000" fo:border-bottom="0.0069in solid #000000" fo:border-right="none" fo:padding-top="0in" fo:padding-left="0.075in" fo:padding-bottom="0in" fo:padding-right="0.075in"/>
    </style:style>
    <style:style style:name="TableCell710"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11" style:family="table-row">
      <style:table-row-properties style:use-optimal-row-height="false"/>
    </style:style>
    <style:style style:name="TableCell712" style:family="table-cell">
      <style:table-cell-properties fo:border-top="none" fo:border-left="0.0069in solid #000000" fo:border-bottom="0.0069in solid #000000" fo:border-right="none" fo:padding-top="0in" fo:padding-left="0.075in" fo:padding-bottom="0in" fo:padding-right="0.075in"/>
    </style:style>
    <style:style style:name="TableCell713"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14" style:family="table-row">
      <style:table-row-properties style:use-optimal-row-height="false"/>
    </style:style>
    <style:style style:name="TableCell715" style:family="table-cell">
      <style:table-cell-properties fo:border-top="none" fo:border-left="0.0069in solid #000000" fo:border-bottom="0.0069in solid #000000" fo:border-right="none" fo:padding-top="0in" fo:padding-left="0.075in" fo:padding-bottom="0in" fo:padding-right="0.075in"/>
    </style:style>
    <style:style style:name="TableCell716"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17" style:family="table-row">
      <style:table-row-properties style:use-optimal-row-height="false"/>
    </style:style>
    <style:style style:name="TableCell718" style:family="table-cell">
      <style:table-cell-properties fo:border-top="none" fo:border-left="0.0069in solid #000000" fo:border-bottom="0.0069in solid #000000" fo:border-right="none" fo:padding-top="0in" fo:padding-left="0.075in" fo:padding-bottom="0in" fo:padding-right="0.075in"/>
    </style:style>
    <style:style style:name="TableCell719"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20" style:family="table-row">
      <style:table-row-properties style:use-optimal-row-height="false"/>
    </style:style>
    <style:style style:name="TableCell721" style:family="table-cell">
      <style:table-cell-properties fo:border-top="none" fo:border-left="0.0069in solid #000000" fo:border-bottom="0.0069in solid #000000" fo:border-right="none" fo:padding-top="0in" fo:padding-left="0.075in" fo:padding-bottom="0in" fo:padding-right="0.075in"/>
    </style:style>
    <style:style style:name="TableCell722"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23" style:family="table-row">
      <style:table-row-properties style:use-optimal-row-height="false"/>
    </style:style>
    <style:style style:name="TableCell724" style:family="table-cell">
      <style:table-cell-properties fo:border-top="none" fo:border-left="0.0069in solid #000000" fo:border-bottom="0.0069in solid #000000" fo:border-right="none" fo:padding-top="0in" fo:padding-left="0.075in" fo:padding-bottom="0in" fo:padding-right="0.075in"/>
    </style:style>
    <style:style style:name="TableCell725"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26" style:family="table-row">
      <style:table-row-properties style:use-optimal-row-height="false"/>
    </style:style>
    <style:style style:name="TableCell727" style:family="table-cell">
      <style:table-cell-properties fo:border-top="none" fo:border-left="0.0069in solid #000000" fo:border-bottom="0.0069in solid #000000" fo:border-right="none" fo:padding-top="0in" fo:padding-left="0.075in" fo:padding-bottom="0in" fo:padding-right="0.075in"/>
    </style:style>
    <style:style style:name="TableCell728"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29" style:family="table-row">
      <style:table-row-properties style:use-optimal-row-height="false"/>
    </style:style>
    <style:style style:name="TableCell730" style:family="table-cell">
      <style:table-cell-properties fo:border-top="none" fo:border-left="0.0069in solid #000000" fo:border-bottom="0.0069in solid #000000" fo:border-right="none" fo:padding-top="0in" fo:padding-left="0.075in" fo:padding-bottom="0in" fo:padding-right="0.075in"/>
    </style:style>
    <style:style style:name="TableCell731"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32" style:family="table-row">
      <style:table-row-properties style:use-optimal-row-height="false"/>
    </style:style>
    <style:style style:name="TableCell733" style:family="table-cell">
      <style:table-cell-properties fo:border-top="none" fo:border-left="0.0069in solid #000000" fo:border-bottom="0.0069in solid #000000" fo:border-right="none" fo:padding-top="0in" fo:padding-left="0.075in" fo:padding-bottom="0in" fo:padding-right="0.075in"/>
    </style:style>
    <style:style style:name="TableCell734"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35" style:family="table-row">
      <style:table-row-properties style:use-optimal-row-height="false"/>
    </style:style>
    <style:style style:name="TableCell736" style:family="table-cell">
      <style:table-cell-properties fo:border-top="none" fo:border-left="0.0069in solid #000000" fo:border-bottom="0.0069in solid #000000" fo:border-right="none" fo:padding-top="0in" fo:padding-left="0.075in" fo:padding-bottom="0in" fo:padding-right="0.075in"/>
    </style:style>
    <style:style style:name="TableCell737" style:family="table-cell">
      <style:table-cell-properties fo:border-top="none" fo:border-left="0.0069in solid #000000" fo:border-bottom="0.0069in solid #000000" fo:border-right="0.0069in solid #000000" fo:padding-top="0in" fo:padding-left="0.075in" fo:padding-bottom="0in" fo:padding-right="0.075in"/>
    </style:style>
    <style:style style:name="TableRow738" style:family="table-row">
      <style:table-row-properties style:use-optimal-row-height="false"/>
    </style:style>
    <style:style style:name="TableCell739" style:family="table-cell">
      <style:table-cell-properties fo:border-top="none" fo:border-left="0.0069in solid #000000" fo:border-bottom="0.0069in solid #000000" fo:border-right="none" fo:padding-top="0in" fo:padding-left="0.075in" fo:padding-bottom="0in" fo:padding-right="0.075in"/>
    </style:style>
    <style:style style:name="TableCell740" style:family="table-cell">
      <style:table-cell-properties fo:border-top="none" fo:border-left="0.0069in solid #000000" fo:border-bottom="0.0069in solid #000000" fo:border-right="0.0069in solid #000000" fo:padding-top="0in" fo:padding-left="0.075in" fo:padding-bottom="0in" fo:padding-right="0.075in"/>
    </style:style>
    <style:style style:name="P741" style:parent-style-name="Textbody" style:list-style-name="WW8Num28" style:family="paragraph"/>
    <style:style style:name="T742"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743" style:parent-style-name="DefaultParagraphFont" style:family="text">
      <style:text-properties fo:font-weight="normal" style:font-weight-asian="normal" style:font-weight-complex="normal"/>
    </style:style>
    <style:style style:name="T744"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745" style:parent-style-name="DefaultParagraphFont" style:family="text">
      <style:text-properties fo:font-weight="normal" style:font-weight-asian="normal" style:font-weight-complex="normal"/>
    </style:style>
    <style:style style:name="T746"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747" style:parent-style-name="DefaultParagraphFont" style:family="text">
      <style:text-properties fo:font-weight="normal" style:font-weight-asian="normal" style:font-weight-complex="normal"/>
    </style:style>
    <style:style style:name="P748" style:parent-style-name="Textbody" style:list-style-name="WW8Num28" style:family="paragraph"/>
    <style:style style:name="T749"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750"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751" style:parent-style-name="DefaultParagraphFont" style:family="text">
      <style:text-properties fo:font-weight="normal" style:font-weight-asian="normal" style:font-weight-complex="normal"/>
    </style:style>
    <style:style style:name="P752" style:parent-style-name="Textbody" style:list-style-name="WW8Num28" style:family="paragraph"/>
    <style:style style:name="T753"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754" style:parent-style-name="DefaultParagraphFont" style:family="text">
      <style:text-properties fo:font-weight="normal" style:font-weight-asian="normal" style:font-weight-complex="normal"/>
    </style:style>
    <style:style style:name="T755" style:parent-style-name="DefaultParagraphFont" style:family="text">
      <style:text-properties fo:font-weight="normal" style:font-weight-asian="normal" style:font-weight-complex="normal"/>
    </style:style>
    <style:style style:name="T756"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757" style:parent-style-name="DefaultParagraphFont" style:family="text">
      <style:text-properties fo:font-weight="normal" style:font-weight-asian="normal" style:font-weight-complex="normal"/>
    </style:style>
    <style:style style:name="P758" style:parent-style-name="Textbody" style:list-style-name="WW8Num28" style:family="paragraph"/>
    <style:style style:name="T759" style:parent-style-name="DefaultParagraphFont" style:family="text">
      <style:text-properties fo:font-weight="normal" style:font-weight-asian="normal" style:font-weight-complex="normal"/>
    </style:style>
    <style:style style:name="T760"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761" style:parent-style-name="DefaultParagraphFont" style:family="text">
      <style:text-properties fo:font-weight="normal" style:font-weight-asian="normal" style:font-weight-complex="normal"/>
    </style:style>
    <style:style style:name="T762" style:parent-style-name="DefaultParagraphFont" style:family="text">
      <style:text-properties fo:font-weight="normal" style:font-weight-asian="normal" style:font-weight-complex="normal"/>
    </style:style>
    <style:style style:name="T763" style:parent-style-name="DefaultParagraphFont" style:family="text">
      <style:text-properties style:font-name="Courier New" style:font-name-complex="Courier New" fo:font-weight="normal" style:font-weight-asian="normal" style:font-weight-complex="normal" fo:font-size="10pt" style:font-size-asian="10pt"/>
    </style:style>
    <style:style style:name="T764" style:parent-style-name="DefaultParagraphFont" style:family="text">
      <style:text-properties fo:font-weight="normal" style:font-weight-asian="normal" style:font-weight-complex="normal"/>
    </style:style>
    <style:style style:name="T765" style:parent-style-name="DefaultParagraphFont" style:family="text">
      <style:text-properties style:font-name="Courier New" style:font-name-complex="Courier New" fo:font-size="10pt" style:font-size-asian="10pt"/>
    </style:style>
    <style:style style:name="T766" style:parent-style-name="DefaultParagraphFont" style:family="text">
      <style:text-properties style:font-name="Courier New" style:font-name-complex="Courier New" fo:font-size="10pt" style:font-size-asian="10pt"/>
    </style:style>
    <style:style style:name="T767" style:parent-style-name="DefaultParagraphFont" style:family="text">
      <style:text-properties style:font-name="Courier New" style:font-name-complex="Courier New" fo:font-size="10pt" style:font-size-asian="10pt"/>
    </style:style>
    <style:style style:name="T768" style:parent-style-name="DefaultParagraphFont" style:family="text">
      <style:text-properties style:font-name="Courier New" style:font-name-complex="Courier New" fo:font-size="10pt" style:font-size-asian="10pt"/>
    </style:style>
    <style:style style:name="T769" style:parent-style-name="DefaultParagraphFont" style:family="text">
      <style:text-properties style:font-name="Courier New" style:font-name-complex="Courier New" fo:font-size="10pt" style:font-size-asian="10pt"/>
    </style:style>
    <style:style style:name="T770" style:parent-style-name="DefaultParagraphFont" style:family="text">
      <style:text-properties style:font-name="Courier New" style:font-name-complex="Courier New" fo:font-size="10pt" style:font-size-asian="10pt"/>
    </style:style>
    <style:style style:name="T771" style:parent-style-name="DefaultParagraphFont" style:family="text">
      <style:text-properties style:font-name="Courier New" style:font-name-complex="Courier New" fo:font-size="10pt" style:font-size-asian="10pt"/>
    </style:style>
    <style:style style:name="T772" style:parent-style-name="DefaultParagraphFont" style:family="text">
      <style:text-properties style:font-name="Courier New" style:font-name-complex="Courier New" fo:font-size="10pt" style:font-size-asian="10pt"/>
    </style:style>
    <style:style style:name="T773" style:parent-style-name="DefaultParagraphFont" style:family="text">
      <style:text-properties style:font-name="Courier New" style:font-name-complex="Courier New" fo:font-size="10pt" style:font-size-asian="10pt"/>
    </style:style>
    <style:style style:name="T774" style:parent-style-name="DefaultParagraphFont" style:family="text">
      <style:text-properties style:font-name="Courier New" style:font-name-complex="Courier New" fo:font-size="10pt" style:font-size-asian="10pt"/>
    </style:style>
    <style:style style:name="T775" style:parent-style-name="DefaultParagraphFont" style:family="text">
      <style:text-properties style:font-name="Courier New" style:font-name-complex="Courier New" fo:font-size="10pt" style:font-size-asian="10pt"/>
    </style:style>
    <style:style style:name="T776" style:parent-style-name="DefaultParagraphFont" style:family="text">
      <style:text-properties style:font-name="Courier New" style:font-name-complex="Courier New" fo:font-size="10pt" style:font-size-asian="10pt"/>
    </style:style>
    <style:style style:name="T777" style:parent-style-name="DefaultParagraphFont" style:family="text">
      <style:text-properties style:font-name="Courier New" style:font-name-complex="Courier New" fo:font-size="10pt" style:font-size-asian="10pt"/>
    </style:style>
    <style:style style:name="T778" style:parent-style-name="DefaultParagraphFont" style:family="text">
      <style:text-properties style:font-name="Courier New" style:font-name-complex="Courier New" fo:font-size="10pt" style:font-size-asian="10pt"/>
    </style:style>
    <style:style style:name="P779" style:parent-style-name="Heading2" style:list-style-name="WW_OutlineListStyle_1" style:family="paragraph">
      <style:text-properties fo:language="en" fo:country="US"/>
    </style:style>
    <style:style style:name="P780" style:parent-style-name="Textbody" style:family="paragraph">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style:font-name="Courier New" style:font-name-asian="Courier New" style:font-name-complex="Courier New" fo:color="#000000" fo:font-size="10pt" style:font-size-asian="10pt" style:font-size-complex="10pt" fo:language="en" fo:country="US"/>
    </style:style>
    <style:style style:name="T783" style:parent-style-name="DefaultParagraphFont" style:family="text">
      <style:text-properties fo:language="en" fo:country="US"/>
    </style:style>
    <style:style style:name="T784" style:parent-style-name="DefaultParagraphFont" style:family="text">
      <style:text-properties style:font-name="Courier New" fo:language="en" fo:country="US"/>
    </style:style>
    <style:style style:name="T785" style:parent-style-name="DefaultParagraphFont" style:family="text">
      <style:text-properties fo:language="en" fo:country="US"/>
    </style:style>
    <style:style style:name="T786" style:parent-style-name="DefaultParagraphFont" style:family="text">
      <style:text-properties fo:font-size="11pt" style:font-size-asian="11pt"/>
    </style:style>
    <style:style style:name="P787" style:parent-style-name="Normal" style:list-style-name="LFO45" style:family="paragraph">
      <style:paragraph-properties fo:widows="2" fo:orphans="2" style:punctuation-wrap="simple" style:text-autospace="none"/>
      <style:text-properties style:font-name="Courier New" style:font-name-asian="Times New Roman" style:font-name-complex="Times New Roman" fo:font-size="11pt" style:font-size-asian="11pt" style:font-size-complex="10pt" fo:language="en" fo:country="US" style:language-complex="ar" style:country-complex="SA"/>
    </style:style>
    <style:style style:name="P788" style:parent-style-name="Normal" style:list-style-name="LFO45" style:family="paragraph">
      <style:paragraph-properties fo:widows="2" fo:orphans="2" style:punctuation-wrap="simple" style:text-autospace="none"/>
      <style:text-properties style:font-name="Courier New" style:font-name-asian="Times New Roman" style:font-name-complex="Times New Roman" fo:font-size="11pt" style:font-size-asian="11pt" style:font-size-complex="10pt" fo:language="en" fo:country="US" style:language-complex="ar" style:country-complex="SA"/>
    </style:style>
    <style:style style:name="P789" style:parent-style-name="Normal" style:list-style-name="LFO45" style:family="paragraph">
      <style:paragraph-properties fo:widows="2" fo:orphans="2" style:punctuation-wrap="simple" style:text-autospace="none"/>
      <style:text-properties style:font-name="Courier New" style:font-name-asian="Times New Roman" style:font-name-complex="Times New Roman" fo:font-size="11pt" style:font-size-asian="11pt" style:font-size-complex="10pt" fo:language="en" fo:country="US" style:language-complex="ar" style:country-complex="SA"/>
    </style:style>
    <style:style style:name="P790" style:parent-style-name="Textbody" style:list-style-name="LFO46" style:family="paragraph"/>
    <style:style style:name="P791" style:parent-style-name="PreformattedText" style:family="paragraph">
      <style:paragraph-properties fo:margin-bottom="0.1965in"/>
    </style:style>
    <style:style style:name="P792" style:parent-style-name="Textbody" style:list-style-name="LFO46" style:family="paragraph"/>
    <style:style style:name="P793" style:parent-style-name="PreformattedText" style:family="paragraph">
      <style:paragraph-properties fo:margin-bottom="0.1965in"/>
    </style:style>
    <style:style style:name="P794" style:parent-style-name="PreformattedText" style:family="paragraph">
      <style:paragraph-properties fo:margin-bottom="0.1965in"/>
    </style:style>
    <style:style style:name="P795" style:parent-style-name="Textbody" style:list-style-name="LFO46" style:family="paragraph"/>
    <style:style style:name="P796" style:parent-style-name="PreformattedText" style:family="paragraph">
      <style:paragraph-properties fo:margin-bottom="0.1965in"/>
    </style:style>
    <style:style style:name="P797" style:parent-style-name="Textbody" style:list-style-name="LFO46" style:family="paragraph"/>
    <style:style style:name="P798" style:parent-style-name="PreformattedText" style:family="paragraph">
      <style:paragraph-properties fo:margin-bottom="0.1965in"/>
    </style:style>
    <style:style style:name="P799" style:parent-style-name="Textbody" style:list-style-name="LFO46" style:family="paragraph"/>
    <style:style style:name="P800" style:parent-style-name="PreformattedText" style:family="paragraph">
      <style:paragraph-properties fo:margin-bottom="0.1965in"/>
    </style:style>
    <style:style style:name="P801" style:parent-style-name="Textbody" style:list-style-name="LFO46" style:family="paragraph"/>
    <style:style style:name="P802" style:parent-style-name="PreformattedText" style:family="paragraph">
      <style:paragraph-properties fo:margin-bottom="0.1965in"/>
    </style:style>
    <style:style style:name="P803" style:parent-style-name="PreformattedText" style:family="paragraph">
      <style:paragraph-properties fo:margin-bottom="0.1965in"/>
    </style:style>
    <style:style style:name="P804" style:parent-style-name="Textbody" style:list-style-name="LFO47" style:family="paragraph"/>
    <style:style style:name="T805" style:parent-style-name="Example" style:family="text">
      <style:text-properties fo:language="en" fo:country="US"/>
    </style:style>
    <style:style style:name="T806" style:parent-style-name="Example" style:family="text">
      <style:text-properties fo:language="en" fo:country="US"/>
    </style:style>
    <style:style style:name="T807" style:parent-style-name="DefaultParagraphFont" style:family="text">
      <style:text-properties style:font-name="Courier New" fo:language="en" fo:country="US"/>
    </style:style>
    <style:style style:name="P808" style:parent-style-name="Textbody" style:family="paragraph">
      <style:text-properties fo:language="en" fo:country="US"/>
    </style:style>
    <style:style style:name="P809" style:parent-style-name="Textbody" style:family="paragraph">
      <style:text-properties fo:language="en" fo:country="US"/>
    </style:style>
    <style:style style:name="P810" style:parent-style-name="Heading2" style:list-style-name="WW_OutlineListStyle_1" style:family="paragraph">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P813" style:parent-style-name="Textbody" style:list-style-name="LFO48" style:family="paragraph"/>
    <style:style style:name="T814" style:parent-style-name="DefaultParagraphFont" style:family="text">
      <style:text-properties fo:language="en" fo:country="US"/>
    </style:style>
    <style:style style:name="T815" style:parent-style-name="DefaultParagraphFont" style:family="text">
      <style:text-properties fo:language="en" fo:country="US"/>
    </style:style>
    <style:style style:name="T816" style:parent-style-name="DefaultParagraphFont" style:family="text">
      <style:text-properties fo:language="en" fo:country="US"/>
    </style:style>
    <style:style style:name="P817" style:parent-style-name="Textbody" style:list-style-name="LFO48" style:family="paragraph">
      <style:text-properties fo:language="en" fo:country="US"/>
    </style:style>
    <style:style style:name="P818" style:parent-style-name="Textbody" style:list-style-name="LFO48" style:family="paragraph"/>
    <style:style style:name="T819" style:parent-style-name="DefaultParagraphFont" style:family="text">
      <style:text-properties fo:language="en" fo:country="US"/>
    </style:style>
    <style:style style:name="T820" style:parent-style-name="DefaultParagraphFont" style:family="text">
      <style:text-properties fo:font-style="italic" style:font-style-asian="italic" style:font-style-complex="italic" fo:language="en" fo:country="US"/>
    </style:style>
    <style:style style:name="T821" style:parent-style-name="DefaultParagraphFont" style:family="text">
      <style:text-properties fo:language="en" fo:country="US"/>
    </style:style>
    <style:style style:name="T822" style:parent-style-name="DefaultParagraphFont" style:family="text">
      <style:text-properties fo:font-style="italic" style:font-style-asian="italic" style:font-style-complex="italic" fo:language="en" fo:country="US"/>
    </style:style>
    <style:style style:name="T823" style:parent-style-name="DefaultParagraphFont" style:family="text">
      <style:text-properties fo:language="en" fo:country="US"/>
    </style:style>
    <style:style style:name="P824" style:parent-style-name="Normal" style:family="paragraph">
      <style:text-properties style:font-name="Courier New" fo:font-size="9pt" style:font-size-asian="9pt" style:font-size-complex="9pt" fo:language="en" fo:country="US"/>
    </style:style>
    <style:style style:name="P825" style:parent-style-name="Normal" style:family="paragraph">
      <style:text-properties style:font-name="Courier New" fo:font-size="9pt" style:font-size-asian="9pt" style:font-size-complex="9pt" fo:language="en" fo:country="US"/>
    </style:style>
    <style:style style:name="P826" style:parent-style-name="Textbody" style:family="paragraph">
      <style:text-properties fo:font-size="9pt" style:font-size-asian="9pt" style:font-size-complex="9pt" fo:language="en" fo:country="US"/>
    </style:style>
    <style:style style:name="T827" style:parent-style-name="Example"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family="graphic" style:name="a27">
      <style:graphic-properties fo:min-width="0.07986in" fo:min-height="0.06875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10">
      <style:graphic-properties fo:min-width="0.07986in" fo:min-height="0.07014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28">
      <style:graphic-properties fo:min-width="0.11319in" fo:min-height="0.08125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11">
      <style:graphic-properties fo:min-width="0.07778in" fo:min-height="0.06944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29">
      <style:graphic-properties fo:min-width="0.24375in" fo:min-height="0.19167in" fo:wrap-option="wrap" fo:padding-top="0.04921in" fo:padding-bottom="0.04921in" fo:padding-left="0.09843in" fo:padding-right="0.09843in" draw:textarea-vertical-align="top" style:writing-mode="lr-tb" draw:fill="solid" draw:fill-color="#005e9d" draw:opacity="100%" draw:stroke="none" draw:auto-grow-width="false" draw:auto-grow-height="false"/>
      <style:paragraph-properties/>
    </style:style>
    <style:style style:family="graphic" style:name="a12">
      <style:graphic-properties fo:min-width="0.11042in" fo:min-height="0.07778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13">
      <style:graphic-properties fo:min-width="0.07778in" fo:min-height="0.06944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14">
      <style:graphic-properties fo:min-width="0.075in" fo:min-height="0.08194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15">
      <style:graphic-properties fo:min-width="0.11181in" fo:min-height="0.025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16">
      <style:graphic-properties fo:min-width="0.07778in" fo:min-height="0.04861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17">
      <style:graphic-properties fo:min-width="0.07986in" fo:min-height="0.08264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18">
      <style:graphic-properties fo:min-width="0.07778in" fo:min-height="0.06944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ge-content" style:vertical-rel="page-content" style:horizontal-pos="right" style:vertical-pos="from-top" draw:auto-grow-width="false" draw:auto-grow-height="true"/>
      <style:paragraph-properties/>
    </style:style>
    <style:style style:family="graphic" style:name="a19">
      <style:graphic-properties fo:min-width="0.07778in" fo:min-height="0.11806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1"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ge-content" style:vertical-rel="page-content" style:horizontal-pos="right" style:vertical-pos="from-top" draw:auto-grow-width="false" draw:auto-grow-height="true"/>
      <style:paragraph-properties/>
    </style:style>
    <style:style style:family="graphic" style:name="a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ge-content" style:vertical-rel="page-content" style:horizontal-pos="center" style:vertical-pos="from-top" draw:auto-grow-width="false" draw:auto-grow-height="true"/>
      <style:paragraph-properties/>
    </style:style>
    <style:style style:family="graphic" style:name="a3"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ge-content" style:vertical-rel="page-content" style:horizontal-pos="right" style:vertical-pos="top" draw:auto-grow-width="false" draw:auto-grow-height="true"/>
      <style:paragraph-properties/>
    </style:style>
    <style:style style:family="graphic" style:name="a4">
      <style:graphic-properties fo:min-width="0.11042in" fo:min-height="0.07708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5">
      <style:graphic-properties fo:min-width="0.07778in" fo:min-height="0.06875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6">
      <style:graphic-properties fo:min-width="0.07778in" fo:min-height="0.04861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7">
      <style:graphic-properties fo:min-width="0.07986in" fo:min-height="0.08333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8">
      <style:graphic-properties fo:min-width="0.11389in" fo:min-height="0.08264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40">
      <style:graphic-properties style:wrap="parallel" style:wrap-contour="false" style:writing-mode="lr-tb" style:horizontal-rel="page" style:vertical-rel="page" style:horizontal-pos="from-left" style:vertical-pos="from-top"/>
    </style:style>
    <style:style style:family="graphic" style:name="a9">
      <style:graphic-properties fo:min-width="0.07986in" fo:min-height="0.07778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30">
      <style:graphic-properties fo:min-width="0.19931in" fo:min-height="0.08056in" fo:wrap-option="wrap" fo:padding-top="0.04921in" fo:padding-bottom="0.04921in" fo:padding-left="0.09843in" fo:padding-right="0.09843in" draw:textarea-vertical-align="top" style:writing-mode="lr-tb" draw:fill="solid" draw:fill-color="#009590" draw:opacity="100%" draw:stroke="none" draw:auto-grow-width="false" draw:auto-grow-height="false"/>
      <style:paragraph-properties/>
    </style:style>
    <style:style style:family="graphic" style:name="a31">
      <style:graphic-properties fo:min-width="0.20625in" fo:min-height="0.06042in" fo:wrap-option="wrap" fo:padding-top="0.04921in" fo:padding-bottom="0.04921in" fo:padding-left="0.09843in" fo:padding-right="0.09843in" draw:textarea-vertical-align="top" style:writing-mode="lr-tb" draw:fill="solid" draw:fill-color="#009590" draw:opacity="100%" draw:stroke="none" draw:auto-grow-width="false" draw:auto-grow-height="false"/>
      <style:paragraph-properties/>
    </style:style>
    <style:style style:family="graphic" style:name="a32">
      <style:graphic-properties fo:min-width="0.17778in" fo:min-height="0.12361in" fo:wrap-option="wrap" fo:padding-top="0.04921in" fo:padding-bottom="0.04921in" fo:padding-left="0.09843in" fo:padding-right="0.09843in" draw:textarea-vertical-align="top" style:writing-mode="lr-tb" draw:fill="solid" draw:fill-color="#009590" draw:opacity="100%" draw:stroke="none" draw:auto-grow-width="false" draw:auto-grow-height="false"/>
      <style:paragraph-properties/>
    </style:style>
    <style:style style:family="graphic" style:name="a33">
      <style:graphic-properties fo:min-width="0.11111in" fo:min-height="0.18542in" fo:wrap-option="wrap" fo:padding-top="0.04921in" fo:padding-bottom="0.04921in" fo:padding-left="0.09843in" fo:padding-right="0.09843in" draw:textarea-vertical-align="top" style:writing-mode="lr-tb" draw:fill="solid" draw:fill-color="#009590" draw:opacity="100%" draw:stroke="none" draw:auto-grow-width="false" draw:auto-grow-height="false"/>
      <style:paragraph-properties/>
    </style:style>
    <style:style style:family="graphic" style:name="a34">
      <style:graphic-properties fo:min-width="0.05278in" fo:min-height="0.20903in" fo:wrap-option="wrap" fo:padding-top="0.04921in" fo:padding-bottom="0.04921in" fo:padding-left="0.09843in" fo:padding-right="0.09843in" draw:textarea-vertical-align="top" style:writing-mode="lr-tb" draw:fill="solid" draw:fill-color="#009590" draw:opacity="100%" draw:stroke="none" draw:auto-grow-width="false" draw:auto-grow-height="false"/>
      <style:paragraph-properties/>
    </style:style>
    <style:style style:family="graphic" style:name="a35">
      <style:graphic-properties fo:min-width="0.08958in" fo:min-height="0.19653in" fo:wrap-option="wrap" fo:padding-top="0.04921in" fo:padding-bottom="0.04921in" fo:padding-left="0.09843in" fo:padding-right="0.09843in" draw:textarea-vertical-align="top" style:writing-mode="lr-tb" draw:fill="solid" draw:fill-color="#009590" draw:opacity="100%" draw:stroke="none" draw:auto-grow-width="false" draw:auto-grow-height="false"/>
      <style:paragraph-properties/>
    </style:style>
    <style:style style:family="graphic" style:name="a36">
      <style:graphic-properties fo:min-width="0.16042in" fo:min-height="0.14514in" fo:wrap-option="wrap" fo:padding-top="0.04921in" fo:padding-bottom="0.04921in" fo:padding-left="0.09843in" fo:padding-right="0.09843in" draw:textarea-vertical-align="top" style:writing-mode="lr-tb" draw:fill="solid" draw:fill-color="#009590" draw:opacity="100%" draw:stroke="none" draw:auto-grow-width="false" draw:auto-grow-height="false"/>
      <style:paragraph-properties/>
    </style:style>
    <style:style style:family="graphic" style:name="a37">
      <style:graphic-properties style:writing-mode="lr-tb"/>
    </style:style>
    <style:style style:family="graphic" style:name="a20">
      <style:graphic-properties fo:min-width="0.07986in" fo:min-height="0.07708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38">
      <style:graphic-properties fo:min-width="0.52153in" fo:min-height="0.41597in" fo:wrap-option="wrap" fo:padding-top="0.04921in" fo:padding-bottom="0.04921in" fo:padding-left="0.09843in" fo:padding-right="0.09843in" draw:textarea-vertical-align="top" style:writing-mode="lr-tb" draw:fill="solid" draw:fill-color="#005e9d" draw:opacity="100%" draw:stroke="none" draw:auto-grow-width="false" draw:auto-grow-height="false"/>
      <style:paragraph-properties/>
    </style:style>
    <style:style style:family="graphic" style:name="a21">
      <style:graphic-properties fo:min-width="0.07778in" fo:min-height="0.07014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39">
      <style:graphic-properties style:writing-mode="lr-tb"/>
    </style:style>
    <style:style style:family="graphic" style:name="a22">
      <style:graphic-properties fo:min-width="0.1in" fo:min-height="0.05625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23">
      <style:graphic-properties fo:min-width="0.11042in" fo:min-height="0.11458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24">
      <style:graphic-properties fo:min-width="0.11597in" fo:min-height="0.08264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25">
      <style:graphic-properties fo:min-width="0.07986in" fo:min-height="0.07708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style:style style:family="graphic" style:name="a26">
      <style:graphic-properties fo:min-width="0.07778in" fo:min-height="0.07014in" fo:wrap-option="wrap" fo:padding-top="0.04921in" fo:padding-bottom="0.04921in" fo:padding-left="0.09843in" fo:padding-right="0.09843in" draw:textarea-vertical-align="top" style:writing-mode="lr-tb" draw:fill="solid" draw:fill-color="#000000" draw:opacity="100%" draw:stroke="none" draw:auto-grow-width="false" draw:auto-grow-height="false"/>
      <style:paragraph-properties/>
    </style:style>
  </office:automatic-styles>
  <office:body>
    <office:text text:use-soft-page-breaks="true">
      <text:p text:style-name="P1"><text:span text:style-name="T9"><draw:frame draw:z-index="251656704" draw:id="id0" draw:style-name="a0" draw:name="TitleFramed" text:anchor-type="paragraph" svg:x="0in" svg:y="1.96875in" svg:width="6.10139in" svg:height="0.19653in" style:rel-width="scale" style:rel-height="scale-min"><draw:text-box><text:p text:style-name="Title">Installation Guide</text:p><text:p text:style-name="Subtitle">for XMLCONV and WEBQ</text:p></draw:text-box><svg:desc/></draw:frame></text:span><text:span text:style-name="T10"><draw:frame draw:z-index="251657728" draw:id="id1" draw:style-name="a1" draw:name="AuthorFrame" text:anchor-type="paragraph" svg:x="0in" svg:y="4.72431in" svg:width="6.10139in" svg:height="0.19653in" style:rel-width="scale" style:rel-height="scale-min"><draw:text-box><text:p text:style-name="Subtitle">Prepared by</text:p><text:p text:style-name="Cover-title3">Enriko Käsper, TietoEnator Estonia</text:p></draw:text-box><svg:desc/></draw:frame></text:span><text:span text:style-name="T11"><draw:frame draw:z-index="251658752" draw:id="id2" draw:style-name="a2" draw:name="PublishedFrame" text:anchor-type="paragraph" svg:x="0in" svg:y="6.88958in" svg:width="6.10139in" svg:height="0.19653in" style:rel-width="scale" style:rel-height="scale-min"><draw:text-box><text:p text:style-name="Cover-title3"><text:span text:style-name="T12">October<text:s/></text:span>2006</text:p><text:p text:style-name="P13">Version 1.5</text:p></draw:text-box><svg:desc/></draw:frame></text:span><text:span text:style-name="T14"><draw:frame draw:z-index="251659776" draw:id="id3" draw:style-name="a3" draw:name="ReportTypeFrame" text:anchor-type="paragraph" svg:x="0in" svg:y="0in" svg:width="6.10139in" svg:height="0.19653in" style:rel-width="scale" style:rel-height="scale-min"><draw:text-box><text:p text:style-name="Cover-ReportType"><text:span text:style-name="T15">Administrator Manual</text:span></text:p></draw:text-box><svg:desc/></draw:frame></text:span><text:span text:style-name="T16"><draw:g draw:z-index="251661312" draw:name="Group 8" draw:id="id40" draw:style-name="a40" text:anchor-type="paragraph"><svg:desc/><draw:custom-shape svg:x="3.18611in" svg:y="8.50972in" svg:width="0.07708in" svg:height="0.11042in" draw:z-index="251661312" draw:id="id4" draw:style-name="a4" draw:name="AutoShape 9"><svg:desc/><text:p text:style-name="Normal"/><draw:enhanced-geometry draw:type="non-primitive" svg:viewBox="0 0 196 282" draw:enhanced-path="M 0 0 L 189 0 189 44 51 44 51 113 182 113 182 159 51 159 51 236 196 236 196 282 0 282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282"/><draw:equation draw:name="f8" draw:formula="35241 * ?f5 / 196"/><draw:equation draw:name="f9" draw:formula="0 * ?f4 / 282"/><draw:equation draw:name="f10" draw:formula="70481 * ?f5 / 196"/><draw:equation draw:name="f11" draw:formula="50484 * ?f4 / 282"/><draw:equation draw:name="f12" draw:formula="100968 * ?f4 / 282"/><draw:equation draw:name="f13" draw:formula="0 * ?f5 / 196"/><draw:equation draw:name="f14" draw:formula="12621854 * ?f5 / 196"/><draw:equation draw:name="f15" draw:formula="18109790 * ?f4 / 282"/><draw:equation draw:name="f16" draw:formula="36219580 * ?f4 / 282"/><draw:equation draw:name="f17" draw:formula="25243708 * ?f5 / 196"/><draw:equation draw:name="f18" draw:formula="196 * ?f5 / 196"/><draw:equation draw:name="f19" draw:formula="282 * ?f4 / 282"/><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3.27708in" svg:y="8.54514in" svg:width="0.06875in" svg:height="0.07778in" draw:z-index="251661312" draw:id="id5" draw:style-name="a5" draw:name="AutoShape 10"><svg:desc/><text:p text:style-name="Normal"/><draw:enhanced-geometry draw:type="non-primitive" svg:viewBox="0 0 176 198" draw:enhanced-path="M 176 191 L 129 191 129 161 C 120 180 102 198 71 198 18 198 0 161 0 122 L 0 0 48 0 48 97 C 48 118 49 153 83 153 117 153 129 131 129 104 L 129 0 176 0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draw:equation draw:name="f7" draw:formula="?f4 / 198"/><draw:equation draw:name="f8" draw:formula="31433 * ?f5 / 176"/><draw:equation draw:name="f9" draw:formula="0 * ?f4 / 198"/><draw:equation draw:name="f10" draw:formula="62865 * ?f5 / 176"/><draw:equation draw:name="f11" draw:formula="35561 * ?f4 / 198"/><draw:equation draw:name="f12" draw:formula="71122 * ?f4 / 198"/><draw:equation draw:name="f13" draw:formula="0 * ?f5 / 176"/><draw:equation draw:name="f14" draw:formula="11251405 * ?f5 / 176"/><draw:equation draw:name="f15" draw:formula="12737305 * ?f4 / 198"/><draw:equation draw:name="f16" draw:formula="25474611 * ?f4 / 198"/><draw:equation draw:name="f17" draw:formula="22502810 * ?f5 / 176"/><draw:equation draw:name="f18" draw:formula="176 * ?f5 / 176"/><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3.36667in" svg:y="8.54306in" svg:width="0.04861in" svg:height="0.07778in" draw:z-index="251661312" draw:id="id6" draw:style-name="a6" draw:name="AutoShape 11"><svg:desc/><text:p text:style-name="Normal"/><draw:enhanced-geometry draw:type="non-primitive" svg:viewBox="0 0 123 198" draw:enhanced-path="M 0 5 L 48 5 48 35 C 58 14 81 0 106 0 113 0 118 2 123 4 L 123 49 C 115 48 108 46 99 46 55 46 48 83 48 93 L 48 198 0 198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draw:equation draw:name="f7" draw:formula="?f4 / 198"/><draw:equation draw:name="f8" draw:formula="22224 * ?f5 / 123"/><draw:equation draw:name="f9" draw:formula="0 * ?f4 / 198"/><draw:equation draw:name="f10" draw:formula="44448 * ?f5 / 123"/><draw:equation draw:name="f11" draw:formula="35561 * ?f4 / 198"/><draw:equation draw:name="f12" draw:formula="71122 * ?f4 / 198"/><draw:equation draw:name="f13" draw:formula="0 * ?f5 / 123"/><draw:equation draw:name="f14" draw:formula="7935595 * ?f5 / 123"/><draw:equation draw:name="f15" draw:formula="12737305 * ?f4 / 198"/><draw:equation draw:name="f16" draw:formula="25474611 * ?f4 / 198"/><draw:equation draw:name="f17" draw:formula="15871190 * ?f5 / 123"/><draw:equation draw:name="f18" draw:formula="123 * ?f5 / 123"/><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3.41944in" svg:y="8.54306in" svg:width="0.08333in" svg:height="0.07986in" draw:z-index="251661312" draw:id="id7" draw:style-name="a7" draw:name="AutoShape 12"><svg:desc/><text:p text:style-name="Normal"/><draw:enhanced-geometry draw:type="non-primitive" svg:viewBox="0 0 212 203" draw:enhanced-path="M 106 0 C 164 0 212 41 212 101 212 161 164 203 106 203 48 203 0 161 0 101 0 41 48 0 106 0 Z M 106 159 C 141 159 161 131 161 101 161 71 141 42 106 42 71 42 49 71 49 101 49 131 69 159 106 159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draw:equation draw:name="f7" draw:formula="?f4 / 203"/><draw:equation draw:name="f8" draw:formula="38098 * ?f5 / 212"/><draw:equation draw:name="f9" draw:formula="0 * ?f4 / 203"/><draw:equation draw:name="f10" draw:formula="76196 * ?f5 / 212"/><draw:equation draw:name="f11" draw:formula="36512 * ?f4 / 203"/><draw:equation draw:name="f12" draw:formula="73023 * ?f4 / 203"/><draw:equation draw:name="f13" draw:formula="0 * ?f5 / 212"/><draw:equation draw:name="f14" draw:formula="13650587 * ?f5 / 212"/><draw:equation draw:name="f15" draw:formula="13079392 * ?f4 / 203"/><draw:equation draw:name="f16" draw:formula="26158784 * ?f4 / 203"/><draw:equation draw:name="f17" draw:formula="27301174 * ?f5 / 212"/><draw:equation draw:name="f18" draw:formula="212 * ?f5 / 212"/><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3.51667in" svg:y="8.54306in" svg:width="0.08264in" svg:height="0.11389in" draw:z-index="251661312" draw:id="id8" draw:style-name="a8" draw:name="AutoShape 13"><svg:desc/><text:p text:style-name="Normal"/><draw:enhanced-geometry draw:type="non-primitive" svg:viewBox="0 0 210 289" draw:enhanced-path="M 0 5 L 46 5 46 34 48 34 C 60 11 86 0 113 0 173 0 210 44 210 101 210 158 171 201 115 201 79 201 58 185 49 171 L 49 289 0 289 Z M 104 -242 C 69 -242 48 -213 48 -183 48 -153 69 -125 104 -125 139 -125 161 -153 161 -183 161 -213 139 -242 104 -242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draw:equation draw:name="f7" draw:formula="?f4 / 289"/><draw:equation draw:name="f8" draw:formula="37783 * ?f5 / 210"/><draw:equation draw:name="f9" draw:formula="0 * ?f4 / 289"/><draw:equation draw:name="f10" draw:formula="75566 * ?f5 / 210"/><draw:equation draw:name="f11" draw:formula="52071 * ?f4 / 289"/><draw:equation draw:name="f12" draw:formula="104141 * ?f4 / 289"/><draw:equation draw:name="f13" draw:formula="0 * ?f5 / 210"/><draw:equation draw:name="f14" draw:formula="13537111 * ?f5 / 210"/><draw:equation draw:name="f15" draw:formula="18680515 * ?f4 / 289"/><draw:equation draw:name="f16" draw:formula="37361030 * ?f4 / 289"/><draw:equation draw:name="f17" draw:formula="27074222 * ?f5 / 210"/><draw:equation draw:name="f18" draw:formula="210 * ?f5 / 210"/><draw:equation draw:name="f19" draw:formula="289 * ?f4 / 289"/><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3.60972in" svg:y="8.54306in" svg:width="0.07778in" svg:height="0.07986in" draw:z-index="251661312" draw:id="id9" draw:style-name="a9" draw:name="AutoShape 14"><svg:desc/><text:p text:style-name="Normal"/><draw:enhanced-geometry draw:type="non-primitive" svg:viewBox="0 0 198 203" draw:enhanced-path="M 49 116 C 51 146 74 162 101 162 128 162 141 152 152 136 L 187 162 C 164 191 136 203 104 203 48 203 0 161 0 101 0 41 48 0 104 0 160 0 198 39 198 104 L 198 116 Z M -3 83 C -3 53 -20 37 -50 37 -80 37 -96 53 -100 83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203"/><draw:equation draw:name="f8" draw:formula="35561 * ?f5 / 198"/><draw:equation draw:name="f9" draw:formula="0 * ?f4 / 203"/><draw:equation draw:name="f10" draw:formula="71122 * ?f5 / 198"/><draw:equation draw:name="f11" draw:formula="36512 * ?f4 / 203"/><draw:equation draw:name="f12" draw:formula="73023 * ?f4 / 203"/><draw:equation draw:name="f13" draw:formula="0 * ?f5 / 198"/><draw:equation draw:name="f14" draw:formula="12737305 * ?f5 / 198"/><draw:equation draw:name="f15" draw:formula="13079392 * ?f4 / 203"/><draw:equation draw:name="f16" draw:formula="26158784 * ?f4 / 203"/><draw:equation draw:name="f17" draw:formula="25474611 * ?f5 / 198"/><draw:equation draw:name="f18" draw:formula="198 * ?f5 / 198"/><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3.69861in" svg:y="8.54306in" svg:width="0.07014in" svg:height="0.07986in" draw:z-index="251661312" draw:id="id10" draw:style-name="a10" draw:name="AutoShape 15"><svg:desc/><text:p text:style-name="Normal"/><draw:enhanced-geometry draw:type="non-primitive" svg:viewBox="0 0 178 203" draw:enhanced-path="M 134 171 L 132 171 C 118 191 95 203 71 203 34 203 0 182 0 143 0 83 72 78 122 78 L 134 78 134 72 C 134 48 115 37 88 37 69 37 51 44 37 56 L 12 32 C 34 9 64 0 93 0 178 0 178 58 178 86 L 178 196 134 196 Z M 131 86 L 120 86 C 93 86 48 88 48 116 48 132 67 141 83 141 115 141 131 123 131 97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draw:equation draw:name="f7" draw:formula="?f4 / 203"/><draw:equation draw:name="f8" draw:formula="32068 * ?f5 / 178"/><draw:equation draw:name="f9" draw:formula="0 * ?f4 / 203"/><draw:equation draw:name="f10" draw:formula="64136 * ?f5 / 178"/><draw:equation draw:name="f11" draw:formula="36512 * ?f4 / 203"/><draw:equation draw:name="f12" draw:formula="73023 * ?f4 / 203"/><draw:equation draw:name="f13" draw:formula="0 * ?f5 / 178"/><draw:equation draw:name="f14" draw:formula="11479622 * ?f5 / 178"/><draw:equation draw:name="f15" draw:formula="13079392 * ?f4 / 203"/><draw:equation draw:name="f16" draw:formula="26158784 * ?f4 / 203"/><draw:equation draw:name="f17" draw:formula="22959244 * ?f5 / 178"/><draw:equation draw:name="f18" draw:formula="178 * ?f5 / 178"/><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3.78403in" svg:y="8.54306in" svg:width="0.06944in" svg:height="0.07778in" draw:z-index="251661312" draw:id="id11" draw:style-name="a11" draw:name="AutoShape 16"><svg:desc/><text:p text:style-name="Normal"/><draw:enhanced-geometry draw:type="non-primitive" svg:viewBox="0 0 176 198" draw:enhanced-path="M 0 5 L 46 5 46 35 48 35 C 55 18 74 0 106 0 157 0 176 37 176 76 L 176 198 129 198 129 99 C 129 78 125 42 93 42 61 42 48 67 48 92 L 48 198 0 198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draw:equation draw:name="f7" draw:formula="?f4 / 198"/><draw:equation draw:name="f8" draw:formula="31748 * ?f5 / 176"/><draw:equation draw:name="f9" draw:formula="0 * ?f4 / 198"/><draw:equation draw:name="f10" draw:formula="63495 * ?f5 / 176"/><draw:equation draw:name="f11" draw:formula="35561 * ?f4 / 198"/><draw:equation draw:name="f12" draw:formula="71122 * ?f4 / 198"/><draw:equation draw:name="f13" draw:formula="0 * ?f5 / 176"/><draw:equation draw:name="f14" draw:formula="11364161 * ?f5 / 176"/><draw:equation draw:name="f15" draw:formula="12737305 * ?f4 / 198"/><draw:equation draw:name="f16" draw:formula="25474611 * ?f4 / 198"/><draw:equation draw:name="f17" draw:formula="22728322 * ?f5 / 176"/><draw:equation draw:name="f18" draw:formula="176 * ?f5 / 176"/><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3.92222in" svg:y="8.50972in" svg:width="0.07778in" svg:height="0.11042in" draw:z-index="251661312" draw:id="id12" draw:style-name="a12" draw:name="AutoShape 17"><svg:desc/><text:p text:style-name="Normal"/><draw:enhanced-geometry draw:type="non-primitive" svg:viewBox="0 0 198 282" draw:enhanced-path="M 0 0 L 189 0 189 44 51 44 51 113 182 113 182 159 51 159 51 236 198 236 198 282 0 282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282"/><draw:equation draw:name="f8" draw:formula="35561 * ?f5 / 198"/><draw:equation draw:name="f9" draw:formula="0 * ?f4 / 282"/><draw:equation draw:name="f10" draw:formula="71122 * ?f5 / 198"/><draw:equation draw:name="f11" draw:formula="50484 * ?f4 / 282"/><draw:equation draw:name="f12" draw:formula="100968 * ?f4 / 282"/><draw:equation draw:name="f13" draw:formula="0 * ?f5 / 198"/><draw:equation draw:name="f14" draw:formula="12737305 * ?f5 / 198"/><draw:equation draw:name="f15" draw:formula="18109790 * ?f4 / 282"/><draw:equation draw:name="f16" draw:formula="36219580 * ?f4 / 282"/><draw:equation draw:name="f17" draw:formula="25474611 * ?f5 / 198"/><draw:equation draw:name="f18" draw:formula="198 * ?f5 / 198"/><draw:equation draw:name="f19" draw:formula="282 * ?f4 / 282"/><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01667in" svg:y="8.54306in" svg:width="0.06944in" svg:height="0.07778in" draw:z-index="251661312" draw:id="id13" draw:style-name="a13" draw:name="AutoShape 18"><svg:desc/><text:p text:style-name="Normal"/><draw:enhanced-geometry draw:type="non-primitive" svg:viewBox="0 0 176 198" draw:enhanced-path="M 0 5 L 46 5 46 35 C 55 18 72 0 106 0 157 0 176 37 176 76 L 176 198 127 198 127 99 C 127 78 125 42 92 42 59 42 48 67 48 92 L 48 198 0 198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draw:equation draw:name="f7" draw:formula="?f4 / 198"/><draw:equation draw:name="f8" draw:formula="31748 * ?f5 / 176"/><draw:equation draw:name="f9" draw:formula="0 * ?f4 / 198"/><draw:equation draw:name="f10" draw:formula="63495 * ?f5 / 176"/><draw:equation draw:name="f11" draw:formula="35561 * ?f4 / 198"/><draw:equation draw:name="f12" draw:formula="71122 * ?f4 / 198"/><draw:equation draw:name="f13" draw:formula="0 * ?f5 / 176"/><draw:equation draw:name="f14" draw:formula="11364161 * ?f5 / 176"/><draw:equation draw:name="f15" draw:formula="12737305 * ?f4 / 198"/><draw:equation draw:name="f16" draw:formula="25474611 * ?f4 / 198"/><draw:equation draw:name="f17" draw:formula="22728322 * ?f5 / 176"/><draw:equation draw:name="f18" draw:formula="176 * ?f5 / 176"/><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09306in" svg:y="8.54514in" svg:width="0.08194in" svg:height="0.075in" draw:z-index="251661312" draw:id="id14" draw:style-name="a14" draw:name="AutoShape 19"><svg:desc/><text:p text:style-name="Normal"/><draw:enhanced-geometry draw:type="non-primitive" svg:viewBox="0 0 208 192" draw:enhanced-path="M 0 0 L 53 0 104 134 106 134 157 0 208 0 131 192 79 192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draw:equation draw:name="f7" draw:formula="?f4 / 192"/><draw:equation draw:name="f8" draw:formula="37463 * ?f5 / 208"/><draw:equation draw:name="f9" draw:formula="0 * ?f4 / 192"/><draw:equation draw:name="f10" draw:formula="74925 * ?f5 / 208"/><draw:equation draw:name="f11" draw:formula="34290 * ?f4 / 192"/><draw:equation draw:name="f12" draw:formula="68580 * ?f4 / 192"/><draw:equation draw:name="f13" draw:formula="0 * ?f5 / 208"/><draw:equation draw:name="f14" draw:formula="13421663 * ?f5 / 208"/><draw:equation draw:name="f15" draw:formula="12280108 * ?f4 / 192"/><draw:equation draw:name="f16" draw:formula="24560216 * ?f4 / 192"/><draw:equation draw:name="f17" draw:formula="26843325 * ?f5 / 208"/><draw:equation draw:name="f18" draw:formula="208 * ?f5 / 208"/><draw:equation draw:name="f19" draw:formula="192 * ?f4 / 192"/><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18125in" svg:y="8.50833in" svg:width="0.025in" svg:height="0.11181in" draw:z-index="251661312" draw:id="id15" draw:style-name="a15" draw:name="AutoShape 20"><svg:desc/><text:p text:style-name="Normal"/><draw:enhanced-geometry draw:type="non-primitive" svg:viewBox="0 0 64 286" draw:enhanced-path="M 7 93 L 55 93 55 286 7 286 Z M 30 -193 C 48 -193 64 -181 64 -165 64 -149 48 -137 30 -137 12 -137 0 -149 0 -165 0 -181 12 -193 30 -193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draw:equation draw:name="f7" draw:formula="?f4 / 286"/><draw:equation draw:name="f8" draw:formula="11430 * ?f5 / 64"/><draw:equation draw:name="f9" draw:formula="0 * ?f4 / 286"/><draw:equation draw:name="f10" draw:formula="22860 * ?f5 / 64"/><draw:equation draw:name="f11" draw:formula="51120 * ?f4 / 286"/><draw:equation draw:name="f12" draw:formula="102239 * ?f4 / 286"/><draw:equation draw:name="f13" draw:formula="0 * ?f5 / 64"/><draw:equation draw:name="f14" draw:formula="4050506 * ?f5 / 64"/><draw:equation draw:name="f15" draw:formula="18338672 * ?f4 / 286"/><draw:equation draw:name="f16" draw:formula="36677343 * ?f4 / 286"/><draw:equation draw:name="f17" draw:formula="8101011 * ?f5 / 64"/><draw:equation draw:name="f18" draw:formula="64 * ?f5 / 64"/><draw:equation draw:name="f19" draw:formula="286 * ?f4 / 286"/><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22569in" svg:y="8.54306in" svg:width="0.04861in" svg:height="0.07778in" draw:z-index="251661312" draw:id="id16" draw:style-name="a16" draw:name="AutoShape 21"><svg:desc/><text:p text:style-name="Normal"/><draw:enhanced-geometry draw:type="non-primitive" svg:viewBox="0 0 123 198" draw:enhanced-path="M 0 5 L 48 5 48 35 C 58 14 81 0 106 0 111 0 116 2 123 4 L 123 49 C 115 48 106 46 99 46 55 46 48 83 48 93 L 48 198 0 198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draw:equation draw:name="f7" draw:formula="?f4 / 198"/><draw:equation draw:name="f8" draw:formula="22224 * ?f5 / 123"/><draw:equation draw:name="f9" draw:formula="0 * ?f4 / 198"/><draw:equation draw:name="f10" draw:formula="44448 * ?f5 / 123"/><draw:equation draw:name="f11" draw:formula="35561 * ?f4 / 198"/><draw:equation draw:name="f12" draw:formula="71122 * ?f4 / 198"/><draw:equation draw:name="f13" draw:formula="0 * ?f5 / 123"/><draw:equation draw:name="f14" draw:formula="7935595 * ?f5 / 123"/><draw:equation draw:name="f15" draw:formula="12737305 * ?f4 / 198"/><draw:equation draw:name="f16" draw:formula="25474611 * ?f4 / 198"/><draw:equation draw:name="f17" draw:formula="15871190 * ?f5 / 123"/><draw:equation draw:name="f18" draw:formula="123 * ?f5 / 123"/><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27847in" svg:y="8.54306in" svg:width="0.08264in" svg:height="0.07986in" draw:z-index="251661312" draw:id="id17" draw:style-name="a17" draw:name="AutoShape 22"><svg:desc/><text:p text:style-name="Normal"/><draw:enhanced-geometry draw:type="non-primitive" svg:viewBox="0 0 210 203" draw:enhanced-path="M 104 0 C 164 0 210 41 210 101 210 161 164 203 104 203 44 203 0 161 0 101 0 41 48 0 104 0 Z M 104 159 C 139 159 161 131 161 101 161 71 139 42 104 42 69 42 48 71 48 101 48 131 69 159 104 159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draw:equation draw:name="f7" draw:formula="?f4 / 203"/><draw:equation draw:name="f8" draw:formula="37783 * ?f5 / 210"/><draw:equation draw:name="f9" draw:formula="0 * ?f4 / 203"/><draw:equation draw:name="f10" draw:formula="75566 * ?f5 / 210"/><draw:equation draw:name="f11" draw:formula="36512 * ?f4 / 203"/><draw:equation draw:name="f12" draw:formula="73023 * ?f4 / 203"/><draw:equation draw:name="f13" draw:formula="0 * ?f5 / 210"/><draw:equation draw:name="f14" draw:formula="13537111 * ?f5 / 210"/><draw:equation draw:name="f15" draw:formula="13079392 * ?f4 / 203"/><draw:equation draw:name="f16" draw:formula="26158784 * ?f4 / 203"/><draw:equation draw:name="f17" draw:formula="27074222 * ?f5 / 210"/><draw:equation draw:name="f18" draw:formula="210 * ?f5 / 210"/><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37569in" svg:y="8.54306in" svg:width="0.06944in" svg:height="0.07778in" draw:z-index="251661312" draw:id="id18" draw:style-name="a18" draw:name="AutoShape 23"><svg:desc/><text:p text:style-name="Normal"/><draw:enhanced-geometry draw:type="non-primitive" svg:viewBox="0 0 176 198" draw:enhanced-path="M 0 5 L 46 5 46 35 C 55 18 72 0 106 0 157 0 176 37 176 76 L 176 198 129 198 129 99 C 129 78 125 42 92 42 59 42 48 67 48 92 L 48 198 0 198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draw:equation draw:name="f7" draw:formula="?f4 / 198"/><draw:equation draw:name="f8" draw:formula="31748 * ?f5 / 176"/><draw:equation draw:name="f9" draw:formula="0 * ?f4 / 198"/><draw:equation draw:name="f10" draw:formula="63495 * ?f5 / 176"/><draw:equation draw:name="f11" draw:formula="35561 * ?f4 / 198"/><draw:equation draw:name="f12" draw:formula="71122 * ?f4 / 198"/><draw:equation draw:name="f13" draw:formula="0 * ?f5 / 176"/><draw:equation draw:name="f14" draw:formula="11364161 * ?f5 / 176"/><draw:equation draw:name="f15" draw:formula="12737305 * ?f4 / 198"/><draw:equation draw:name="f16" draw:formula="25474611 * ?f4 / 198"/><draw:equation draw:name="f17" draw:formula="22728322 * ?f5 / 176"/><draw:equation draw:name="f18" draw:formula="176 * ?f5 / 176"/><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46389in" svg:y="8.54306in" svg:width="0.11806in" svg:height="0.07778in" draw:z-index="251661312" draw:id="id19" draw:style-name="a19" draw:name="AutoShape 24"><svg:desc/><text:p text:style-name="Normal"/><draw:enhanced-geometry draw:type="non-primitive" svg:viewBox="0 0 300 198" draw:enhanced-path="M 0 5 L 46 5 46 35 48 35 C 55 18 74 0 106 0 138 0 157 12 168 35 180 12 201 0 229 0 280 0 300 37 300 83 L 300 198 250 198 250 88 C 250 64 243 42 215 42 187 42 175 67 175 92 L 175 198 127 198 127 83 C 127 58 116 42 93 42 60 42 49 67 49 92 L 49 198 0 198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198"/><draw:equation draw:name="f8" draw:formula="53977 * ?f5 / 300"/><draw:equation draw:name="f9" draw:formula="0 * ?f4 / 198"/><draw:equation draw:name="f10" draw:formula="107954 * ?f5 / 300"/><draw:equation draw:name="f11" draw:formula="35561 * ?f4 / 198"/><draw:equation draw:name="f12" draw:formula="71122 * ?f4 / 198"/><draw:equation draw:name="f13" draw:formula="0 * ?f5 / 300"/><draw:equation draw:name="f14" draw:formula="19366945 * ?f5 / 300"/><draw:equation draw:name="f15" draw:formula="12737305 * ?f4 / 198"/><draw:equation draw:name="f16" draw:formula="25474611 * ?f4 / 198"/><draw:equation draw:name="f17" draw:formula="38733891 * ?f5 / 300"/><draw:equation draw:name="f18" draw:formula="300 * ?f5 / 300"/><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59583in" svg:y="8.54306in" svg:width="0.07708in" svg:height="0.07986in" draw:z-index="251661312" draw:id="id20" draw:style-name="a20" draw:name="AutoShape 25"><svg:desc/><text:p text:style-name="Normal"/><draw:enhanced-geometry draw:type="non-primitive" svg:viewBox="0 0 196 203" draw:enhanced-path="M 49 116 C 51 146 74 162 99 162 124 162 141 152 152 136 L 187 162 C 164 191 136 203 104 203 48 203 0 161 0 101 0 41 48 0 104 0 160 0 196 39 196 104 L 196 116 Z M -1 83 C -1 53 -18 37 -48 37 -78 37 -94 53 -98 83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203"/><draw:equation draw:name="f8" draw:formula="35241 * ?f5 / 196"/><draw:equation draw:name="f9" draw:formula="0 * ?f4 / 203"/><draw:equation draw:name="f10" draw:formula="70481 * ?f5 / 196"/><draw:equation draw:name="f11" draw:formula="36512 * ?f4 / 203"/><draw:equation draw:name="f12" draw:formula="73023 * ?f4 / 203"/><draw:equation draw:name="f13" draw:formula="0 * ?f5 / 196"/><draw:equation draw:name="f14" draw:formula="12621854 * ?f5 / 196"/><draw:equation draw:name="f15" draw:formula="13079392 * ?f4 / 203"/><draw:equation draw:name="f16" draw:formula="26158784 * ?f4 / 203"/><draw:equation draw:name="f17" draw:formula="25243708 * ?f5 / 196"/><draw:equation draw:name="f18" draw:formula="196 * ?f5 / 196"/><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68958in" svg:y="8.54306in" svg:width="0.07014in" svg:height="0.07778in" draw:z-index="251661312" draw:id="id21" draw:style-name="a21" draw:name="AutoShape 26"><svg:desc/><text:p text:style-name="Normal"/><draw:enhanced-geometry draw:type="non-primitive" svg:viewBox="0 0 178 198" draw:enhanced-path="M 0 5 L 46 5 46 35 48 35 C 55 18 74 0 106 0 157 0 178 37 178 76 L 178 198 129 198 129 99 C 129 78 127 42 93 42 59 42 49 67 49 92 L 49 198 0 198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draw:equation draw:name="f7" draw:formula="?f4 / 198"/><draw:equation draw:name="f8" draw:formula="32068 * ?f5 / 178"/><draw:equation draw:name="f9" draw:formula="0 * ?f4 / 198"/><draw:equation draw:name="f10" draw:formula="64136 * ?f5 / 178"/><draw:equation draw:name="f11" draw:formula="35561 * ?f4 / 198"/><draw:equation draw:name="f12" draw:formula="71122 * ?f4 / 198"/><draw:equation draw:name="f13" draw:formula="0 * ?f5 / 178"/><draw:equation draw:name="f14" draw:formula="11479622 * ?f5 / 178"/><draw:equation draw:name="f15" draw:formula="12737305 * ?f4 / 198"/><draw:equation draw:name="f16" draw:formula="25474611 * ?f4 / 198"/><draw:equation draw:name="f17" draw:formula="22959244 * ?f5 / 178"/><draw:equation draw:name="f18" draw:formula="178 * ?f5 / 178"/><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76944in" svg:y="8.52222in" svg:width="0.05625in" svg:height="0.1in" draw:z-index="251661312" draw:id="id22" draw:style-name="a22" draw:name="AutoShape 27"><svg:desc/><text:p text:style-name="Normal"/><draw:enhanced-geometry draw:type="non-primitive" svg:viewBox="0 0 143 254" draw:enhanced-path="M 0 97 L 0 56 39 56 39 0 88 0 88 56 143 56 143 97 88 97 88 180 C 88 199 93 212 115 212 123 212 134 210 143 206 L 143 247 C 131 250 115 254 104 254 53 254 39 229 39 183 L 39 97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254"/><draw:equation draw:name="f8" draw:formula="25718 * ?f5 / 143"/><draw:equation draw:name="f9" draw:formula="0 * ?f4 / 254"/><draw:equation draw:name="f10" draw:formula="51435 * ?f5 / 143"/><draw:equation draw:name="f11" draw:formula="45720 * ?f4 / 254"/><draw:equation draw:name="f12" draw:formula="91440 * ?f4 / 254"/><draw:equation draw:name="f13" draw:formula="0 * ?f5 / 143"/><draw:equation draw:name="f14" draw:formula="9193556 * ?f5 / 143"/><draw:equation draw:name="f15" draw:formula="16394402 * ?f4 / 254"/><draw:equation draw:name="f16" draw:formula="32788803 * ?f4 / 254"/><draw:equation draw:name="f17" draw:formula="18387111 * ?f5 / 143"/><draw:equation draw:name="f18" draw:formula="143 * ?f5 / 143"/><draw:equation draw:name="f19" draw:formula="254 * ?f4 / 254"/><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87569in" svg:y="8.50972in" svg:width="0.11458in" svg:height="0.11042in" draw:z-index="251661312" draw:id="id23" draw:style-name="a23" draw:name="AutoShape 28"><svg:desc/><text:p text:style-name="Normal"/><draw:enhanced-geometry draw:type="non-primitive" svg:viewBox="0 0 291 282" draw:enhanced-path="M 123 0 L 168 0 291 282 231 282 205 217 83 217 56 282 0 282 Z M 312 -109 L 266 -224 222 -109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draw:equation draw:name="f7" draw:formula="?f4 / 282"/><draw:equation draw:name="f8" draw:formula="52386 * ?f5 / 291"/><draw:equation draw:name="f9" draw:formula="0 * ?f4 / 282"/><draw:equation draw:name="f10" draw:formula="104771 * ?f5 / 291"/><draw:equation draw:name="f11" draw:formula="50484 * ?f4 / 282"/><draw:equation draw:name="f12" draw:formula="100968 * ?f4 / 282"/><draw:equation draw:name="f13" draw:formula="0 * ?f5 / 291"/><draw:equation draw:name="f14" draw:formula="18793971 * ?f5 / 291"/><draw:equation draw:name="f15" draw:formula="18109790 * ?f4 / 282"/><draw:equation draw:name="f16" draw:formula="36219580 * ?f4 / 282"/><draw:equation draw:name="f17" draw:formula="37587942 * ?f5 / 291"/><draw:equation draw:name="f18" draw:formula="291 * ?f5 / 291"/><draw:equation draw:name="f19" draw:formula="282 * ?f4 / 282"/><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4.99306in" svg:y="8.54306in" svg:width="0.08264in" svg:height="0.11597in" draw:z-index="251661312" draw:id="id24" draw:style-name="a24" draw:name="AutoShape 29"><svg:desc/><text:p text:style-name="Normal"/><draw:enhanced-geometry draw:type="non-primitive" svg:viewBox="0 0 210 295" draw:enhanced-path="M 210 5 L 210 180 C 210 249 175 295 101 295 64 295 32 284 4 259 L 34 220 C 53 240 72 249 99 249 146 249 161 222 161 185 L 161 171 159 171 C 146 191 122 199 95 199 39 199 0 155 0 101 0 47 35 0 95 0 122 0 148 11 162 34 L 162 5 Z M 97 101 C 97 131 120 157 154 157 188 157 210 132 210 99 210 66 189 42 154 42 119 42 97 67 97 101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draw:equation draw:name="f7" draw:formula="?f4 / 295"/><draw:equation draw:name="f8" draw:formula="37783 * ?f5 / 210"/><draw:equation draw:name="f9" draw:formula="0 * ?f4 / 295"/><draw:equation draw:name="f10" draw:formula="75566 * ?f5 / 210"/><draw:equation draw:name="f11" draw:formula="53021 * ?f4 / 295"/><draw:equation draw:name="f12" draw:formula="106042 * ?f4 / 295"/><draw:equation draw:name="f13" draw:formula="0 * ?f5 / 210"/><draw:equation draw:name="f14" draw:formula="13537111 * ?f5 / 210"/><draw:equation draw:name="f15" draw:formula="19022854 * ?f4 / 295"/><draw:equation draw:name="f16" draw:formula="38045708 * ?f4 / 295"/><draw:equation draw:name="f17" draw:formula="27074222 * ?f5 / 210"/><draw:equation draw:name="f18" draw:formula="210 * ?f5 / 210"/><draw:equation draw:name="f19" draw:formula="295 * ?f4 / 295"/><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5.08889in" svg:y="8.54306in" svg:width="0.07708in" svg:height="0.07986in" draw:z-index="251661312" draw:id="id25" draw:style-name="a25" draw:name="AutoShape 30"><svg:desc/><text:p text:style-name="Normal"/><draw:enhanced-geometry draw:type="non-primitive" svg:viewBox="0 0 196 203" draw:enhanced-path="M 48 116 C 51 146 72 162 99 162 126 162 139 152 152 136 L 185 162 C 164 191 134 203 104 203 46 203 0 161 0 101 0 41 46 0 104 0 162 0 196 39 196 104 L 196 116 Z M -2 83 C -2 53 -21 37 -51 37 -81 37 -97 53 -100 83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203"/><draw:equation draw:name="f8" draw:formula="35241 * ?f5 / 196"/><draw:equation draw:name="f9" draw:formula="0 * ?f4 / 203"/><draw:equation draw:name="f10" draw:formula="70481 * ?f5 / 196"/><draw:equation draw:name="f11" draw:formula="36512 * ?f4 / 203"/><draw:equation draw:name="f12" draw:formula="73023 * ?f4 / 203"/><draw:equation draw:name="f13" draw:formula="0 * ?f5 / 196"/><draw:equation draw:name="f14" draw:formula="12621854 * ?f5 / 196"/><draw:equation draw:name="f15" draw:formula="13079392 * ?f4 / 203"/><draw:equation draw:name="f16" draw:formula="26158784 * ?f4 / 203"/><draw:equation draw:name="f17" draw:formula="25243708 * ?f5 / 196"/><draw:equation draw:name="f18" draw:formula="196 * ?f5 / 196"/><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5.17847in" svg:y="8.54306in" svg:width="0.07014in" svg:height="0.07778in" draw:z-index="251661312" draw:id="id26" draw:style-name="a26" draw:name="AutoShape 31"><svg:desc/><text:p text:style-name="Normal"/><draw:enhanced-geometry draw:type="non-primitive" svg:viewBox="0 0 178 198" draw:enhanced-path="M 0 5 L 46 5 46 35 48 35 C 56 18 74 0 108 0 159 0 178 37 178 76 L 178 198 129 198 129 99 C 129 78 127 42 93 42 59 42 49 67 49 92 L 49 198 0 198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draw:equation draw:name="f7" draw:formula="?f4 / 198"/><draw:equation draw:name="f8" draw:formula="32068 * ?f5 / 178"/><draw:equation draw:name="f9" draw:formula="0 * ?f4 / 198"/><draw:equation draw:name="f10" draw:formula="64136 * ?f5 / 178"/><draw:equation draw:name="f11" draw:formula="35561 * ?f4 / 198"/><draw:equation draw:name="f12" draw:formula="71122 * ?f4 / 198"/><draw:equation draw:name="f13" draw:formula="0 * ?f5 / 178"/><draw:equation draw:name="f14" draw:formula="11479622 * ?f5 / 178"/><draw:equation draw:name="f15" draw:formula="12737305 * ?f4 / 198"/><draw:equation draw:name="f16" draw:formula="25474611 * ?f4 / 198"/><draw:equation draw:name="f17" draw:formula="22959244 * ?f5 / 178"/><draw:equation draw:name="f18" draw:formula="178 * ?f5 / 178"/><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5.25972in" svg:y="8.54306in" svg:width="0.06875in" svg:height="0.07986in" draw:z-index="251661312" draw:id="id27" draw:style-name="a27" draw:name="AutoShape 32"><svg:desc/><text:p text:style-name="Normal"/><draw:enhanced-geometry draw:type="non-primitive" svg:viewBox="0 0 175 203" draw:enhanced-path="M 141 64 C 129 51 116 42 104 42 69 42 48 71 48 101 48 131 69 157 104 157 118 157 132 152 143 141 L 175 175 C 153 194 122 203 104 203 46 203 0 161 0 101 0 41 46 0 104 0 129 0 155 9 175 28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draw:equation draw:name="f7" draw:formula="?f4 / 203"/><draw:equation draw:name="f8" draw:formula="31433 * ?f5 / 175"/><draw:equation draw:name="f9" draw:formula="0 * ?f4 / 203"/><draw:equation draw:name="f10" draw:formula="62865 * ?f5 / 175"/><draw:equation draw:name="f11" draw:formula="36512 * ?f4 / 203"/><draw:equation draw:name="f12" draw:formula="73023 * ?f4 / 203"/><draw:equation draw:name="f13" draw:formula="0 * ?f5 / 175"/><draw:equation draw:name="f14" draw:formula="11251038 * ?f5 / 175"/><draw:equation draw:name="f15" draw:formula="13079392 * ?f4 / 203"/><draw:equation draw:name="f16" draw:formula="26158784 * ?f4 / 203"/><draw:equation draw:name="f17" draw:formula="22502075 * ?f5 / 175"/><draw:equation draw:name="f18" draw:formula="175 * ?f5 / 175"/><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5.33403in" svg:y="8.54514in" svg:width="0.08125in" svg:height="0.11319in" draw:z-index="251661312" draw:id="id28" draw:style-name="a28" draw:name="AutoShape 33"><svg:desc/><text:p text:style-name="Normal"/><draw:enhanced-geometry draw:type="non-primitive" svg:viewBox="0 0 206 289" draw:enhanced-path="M 0 0 L 55 0 108 132 157 0 206 0 115 233 C 101 270 85 289 42 289 28 289 18 286 4 282 L 11 240 C 18 242 26 245 35 245 60 245 65 235 74 215 L 83 194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draw:equation draw:name="f7" draw:formula="?f4 / 289"/><draw:equation draw:name="f8" draw:formula="37148 * ?f5 / 206"/><draw:equation draw:name="f9" draw:formula="0 * ?f4 / 289"/><draw:equation draw:name="f10" draw:formula="74295 * ?f5 / 206"/><draw:equation draw:name="f11" draw:formula="51750 * ?f4 / 289"/><draw:equation draw:name="f12" draw:formula="103500 * ?f4 / 289"/><draw:equation draw:name="f13" draw:formula="0 * ?f5 / 206"/><draw:equation draw:name="f14" draw:formula="13308184 * ?f5 / 206"/><draw:equation draw:name="f15" draw:formula="18565534 * ?f4 / 289"/><draw:equation draw:name="f16" draw:formula="37131068 * ?f4 / 289"/><draw:equation draw:name="f17" draw:formula="26616367 * ?f5 / 206"/><draw:equation draw:name="f18" draw:formula="206 * ?f5 / 206"/><draw:equation draw:name="f19" draw:formula="289 * ?f4 / 289"/><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g draw:z-index="251661312" draw:name="Group 35" draw:id="id39" draw:style-name="a39"><svg:desc/><draw:custom-shape svg:x="5.75764in" svg:y="8.45417in" svg:width="0.19167in" svg:height="0.24375in" draw:z-index="251661312" draw:id="id29" draw:style-name="a29" draw:name="AutoShape 36"><svg:desc/><text:p text:style-name="Normal"/><draw:enhanced-geometry draw:type="non-primitive" svg:viewBox="0 0 487 619" draw:enhanced-path="M 487 277 C 487 185 450 99 385 35 372 21 358 11 344 0 L 291 90 C 347 134 388 198 388 277 388 411 277 520 141 520 109 520 78 513 51 503 L 0 589 C 44 607 92 619 141 619 332 619 487 464 487 277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draw:equation draw:name="f7" draw:formula="?f4 / 619"/><draw:equation draw:name="f8" draw:formula="87632 * ?f5 / 487"/><draw:equation draw:name="f9" draw:formula="0 * ?f4 / 619"/><draw:equation draw:name="f10" draw:formula="175263 * ?f5 / 487"/><draw:equation draw:name="f11" draw:formula="111443 * ?f4 / 619"/><draw:equation draw:name="f12" draw:formula="222885 * ?f4 / 619"/><draw:equation draw:name="f13" draw:formula="0 * ?f5 / 487"/><draw:equation draw:name="f14" draw:formula="31482564 * ?f5 / 487"/><draw:equation draw:name="f15" draw:formula="40054482 * ?f4 / 619"/><draw:equation draw:name="f16" draw:formula="80108965 * ?f4 / 619"/><draw:equation draw:name="f17" draw:formula="62965129 * ?f5 / 487"/><draw:equation draw:name="f18" draw:formula="487 * ?f5 / 487"/><draw:equation draw:name="f19" draw:formula="619 * ?f4 / 619"/><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g draw:z-index="251661312" draw:name="Group 37" draw:id="id37" draw:style-name="a37"><svg:desc/><draw:custom-shape svg:x="5.83125in" svg:y="8.28125in" svg:width="0.08056in" svg:height="0.19931in" draw:z-index="251661312" draw:id="id30" draw:style-name="a30" draw:name="AutoShape 38"><svg:desc/><text:p text:style-name="Normal"/><draw:enhanced-geometry draw:type="non-primitive" svg:viewBox="0 0 205 506" draw:enhanced-path="M 205 97 C 203 67 199 37 194 9 L 192 0 185 7 C 164 26 143 48 123 72 21 203 0 377 0 487 L 0 490 4 490 C 11 492 16 494 23 496 30 498 35 501 42 503 L 44 506 48 503 C 139 432 206 261 205 97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draw:equation draw:name="f7" draw:formula="?f4 / 506"/><draw:equation draw:name="f8" draw:formula="36832 * ?f5 / 205"/><draw:equation draw:name="f9" draw:formula="0 * ?f4 / 506"/><draw:equation draw:name="f10" draw:formula="73664 * ?f5 / 205"/><draw:equation draw:name="f11" draw:formula="91125 * ?f4 / 506"/><draw:equation draw:name="f12" draw:formula="182249 * ?f4 / 506"/><draw:equation draw:name="f13" draw:formula="0 * ?f5 / 205"/><draw:equation draw:name="f14" draw:formula="13194841 * ?f5 / 205"/><draw:equation draw:name="f15" draw:formula="32739992 * ?f4 / 506"/><draw:equation draw:name="f16" draw:formula="65479983 * ?f4 / 506"/><draw:equation draw:name="f17" draw:formula="26389682 * ?f5 / 205"/><draw:equation draw:name="f18" draw:formula="205 * ?f5 / 205"/><draw:equation draw:name="f19" draw:formula="506 * ?f4 / 506"/><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5.76042in" svg:y="8.26806in" svg:width="0.06042in" svg:height="0.20625in" draw:z-index="251661312" draw:id="id31" draw:style-name="a31" draw:name="AutoShape 39"><svg:desc/><text:p text:style-name="Normal"/><draw:enhanced-geometry draw:type="non-primitive" svg:viewBox="0 0 154 524" draw:enhanced-path="M 35 7 L 30 0 26 9 C 16 35 7 65 0 95 0 258 0 436 74 520 L 76 524 79 522 C 86 520 92 520 99 519 106 518 111 517 120 517 L 122 517 125 515 C 176 409 159 229 83 83 69 56 53 30 35 7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524"/><draw:equation draw:name="f8" draw:formula="27624 * ?f5 / 154"/><draw:equation draw:name="f9" draw:formula="0 * ?f4 / 524"/><draw:equation draw:name="f10" draw:formula="55248 * ?f5 / 154"/><draw:equation draw:name="f11" draw:formula="94298 * ?f4 / 524"/><draw:equation draw:name="f12" draw:formula="188595 * ?f4 / 524"/><draw:equation draw:name="f13" draw:formula="0 * ?f5 / 154"/><draw:equation draw:name="f14" draw:formula="9880063 * ?f5 / 154"/><draw:equation draw:name="f15" draw:formula="33882311 * ?f4 / 524"/><draw:equation draw:name="f16" draw:formula="67764622 * ?f4 / 524"/><draw:equation draw:name="f17" draw:formula="19760127 * ?f5 / 154"/><draw:equation draw:name="f18" draw:formula="154 * ?f5 / 154"/><draw:equation draw:name="f19" draw:formula="524 * ?f4 / 524"/><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5.64583in" svg:y="8.31597in" svg:width="0.12361in" svg:height="0.17778in" draw:z-index="251661312" draw:id="id32" draw:style-name="a32" draw:name="AutoShape 40"><svg:desc/><text:p text:style-name="Normal"/><draw:enhanced-geometry draw:type="non-primitive" svg:viewBox="0 0 314 452" draw:enhanced-path="M 85 51 C 60 34 34 18 9 4 L 0 0 2 9 C 4 39 9 69 16 99 60 259 168 406 273 448 L 275 452 279 448 C 284 443 289 439 293 436 297 433 305 427 310 425 L 314 423 314 420 C 314 305 217 150 85 51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draw:equation draw:name="f7" draw:formula="?f4 / 452"/><draw:equation draw:name="f8" draw:formula="56514 * ?f5 / 314"/><draw:equation draw:name="f9" draw:formula="0 * ?f4 / 452"/><draw:equation draw:name="f10" draw:formula="113028 * ?f5 / 314"/><draw:equation draw:name="f11" draw:formula="81281 * ?f4 / 452"/><draw:equation draw:name="f12" draw:formula="162562 * ?f4 / 452"/><draw:equation draw:name="f13" draw:formula="0 * ?f5 / 314"/><draw:equation draw:name="f14" draw:formula="20280245 * ?f5 / 314"/><draw:equation draw:name="f15" draw:formula="29196426 * ?f4 / 452"/><draw:equation draw:name="f16" draw:formula="58392853 * ?f4 / 452"/><draw:equation draw:name="f17" draw:formula="40560489 * ?f5 / 314"/><draw:equation draw:name="f18" draw:formula="314 * ?f5 / 314"/><draw:equation draw:name="f19" draw:formula="452 * ?f4 / 452"/><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5.55208in" svg:y="8.41528in" svg:width="0.18542in" svg:height="0.11111in" draw:z-index="251661312" draw:id="id33" draw:style-name="a33" draw:name="AutoShape 41"><svg:desc/><text:p text:style-name="Normal"/><draw:enhanced-geometry draw:type="non-primitive" svg:viewBox="0 0 471 283" draw:enhanced-path="M 58 81 C 168 205 328 291 445 282 L 446 282 448 279 C 450 273 453 268 457 263 461 258 464 249 467 245 L 471 242 469 240 C 416 136 261 39 99 9 67 4 37 0 9 0 L 0 0 5 7 C 19 32 37 56 58 81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1"/><draw:equation draw:name="f7" draw:formula="?f4 / 283"/><draw:equation draw:name="f8" draw:formula="84774 * ?f5 / 471"/><draw:equation draw:name="f9" draw:formula="0 * ?f4 / 283"/><draw:equation draw:name="f10" draw:formula="169548 * ?f5 / 471"/><draw:equation draw:name="f11" draw:formula="50799 * ?f4 / 283"/><draw:equation draw:name="f12" draw:formula="101598 * ?f4 / 283"/><draw:equation draw:name="f13" draw:formula="0 * ?f5 / 471"/><draw:equation draw:name="f14" draw:formula="30453848 * ?f5 / 471"/><draw:equation draw:name="f15" draw:formula="18223017 * ?f4 / 283"/><draw:equation draw:name="f16" draw:formula="36446034 * ?f4 / 283"/><draw:equation draw:name="f17" draw:formula="60907696 * ?f5 / 471"/><draw:equation draw:name="f18" draw:formula="471 * ?f5 / 471"/><draw:equation draw:name="f19" draw:formula="283 * ?f4 / 28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5.5125in" svg:y="8.52778in" svg:width="0.20903in" svg:height="0.05278in" draw:z-index="251661312" draw:id="id34" draw:style-name="a34" draw:name="AutoShape 42"><svg:desc/><text:p text:style-name="Normal"/><draw:enhanced-geometry draw:type="non-primitive" svg:viewBox="0 0 531 135" draw:enhanced-path="M 526 95 L 527 93 527 90 C 527 83 527 78 527 72 527 66 529 58 531 51 L 531 48 527 46 C 434 0 252 0 93 0 64 9 35 19 11 34 L 0 37 9 42 C 34 58 60 72 90 83 243 148 425 153 526 95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1"/><draw:equation draw:name="f7" draw:formula="?f4 / 135"/><draw:equation draw:name="f8" draw:formula="95569 * ?f5 / 531"/><draw:equation draw:name="f9" draw:formula="0 * ?f4 / 135"/><draw:equation draw:name="f10" draw:formula="191137 * ?f5 / 531"/><draw:equation draw:name="f11" draw:formula="24131 * ?f4 / 135"/><draw:equation draw:name="f12" draw:formula="48262 * ?f4 / 135"/><draw:equation draw:name="f13" draw:formula="0 * ?f5 / 531"/><draw:equation draw:name="f14" draw:formula="34339863 * ?f5 / 531"/><draw:equation draw:name="f15" draw:formula="8622810 * ?f4 / 135"/><draw:equation draw:name="f16" draw:formula="17245619 * ?f4 / 135"/><draw:equation draw:name="f17" draw:formula="68679727 * ?f5 / 531"/><draw:equation draw:name="f18" draw:formula="531 * ?f5 / 531"/><draw:equation draw:name="f19" draw:formula="135 * ?f4 / 135"/><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5.53403in" svg:y="8.59097in" svg:width="0.19653in" svg:height="0.08958in" draw:z-index="251661312" draw:id="id35" draw:style-name="a35" draw:name="AutoShape 43"><svg:desc/><text:p text:style-name="Normal"/><draw:enhanced-geometry draw:type="non-primitive" svg:viewBox="0 0 499 228" draw:enhanced-path="M 496 46 L 499 42 496 41 C 492 35 490 30 487 23 484 16 482 11 480 4 L 480 2 476 0 C 362 0 189 41 67 150 42 171 23 194 5 215 L 0 224 9 224 C 37 228 67 229 101 228 265 217 432 141 496 46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draw:equation draw:name="f7" draw:formula="?f4 / 228"/><draw:equation draw:name="f8" draw:formula="89854 * ?f5 / 499"/><draw:equation draw:name="f9" draw:formula="0 * ?f4 / 228"/><draw:equation draw:name="f10" draw:formula="179707 * ?f5 / 499"/><draw:equation draw:name="f11" draw:formula="40956 * ?f4 / 228"/><draw:equation draw:name="f12" draw:formula="81911 * ?f4 / 228"/><draw:equation draw:name="f13" draw:formula="0 * ?f5 / 499"/><draw:equation draw:name="f14" draw:formula="32282439 * ?f5 / 499"/><draw:equation draw:name="f15" draw:formula="14679315 * ?f4 / 228"/><draw:equation draw:name="f16" draw:formula="29358630 * ?f4 / 228"/><draw:equation draw:name="f17" draw:formula="64564878 * ?f5 / 499"/><draw:equation draw:name="f18" draw:formula="499 * ?f5 / 499"/><draw:equation draw:name="f19" draw:formula="228 * ?f4 / 22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svg:x="5.61389in" svg:y="8.62986in" svg:width="0.14514in" svg:height="0.16042in" draw:z-index="251661312" draw:id="id36" draw:style-name="a36" draw:name="AutoShape 44"><svg:desc/><text:p text:style-name="Normal"/><draw:enhanced-geometry draw:type="non-primitive" svg:viewBox="0 0 369 409" draw:enhanced-path="M 347 16 C 342 12 339 7 333 2 L 332 0 328 0 C 215 30 88 162 26 316 16 344 7 372 2 399 L 0 409 9 406 C 37 397 64 385 92 369 236 286 351 145 365 34 L 369 30 363 28 C 358 25 353 19 347 16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9"/><draw:equation draw:name="f7" draw:formula="?f4 / 409"/><draw:equation draw:name="f8" draw:formula="66358 * ?f5 / 369"/><draw:equation draw:name="f9" draw:formula="0 * ?f4 / 409"/><draw:equation draw:name="f10" draw:formula="132716 * ?f5 / 369"/><draw:equation draw:name="f11" draw:formula="73344 * ?f4 / 409"/><draw:equation draw:name="f12" draw:formula="146688 * ?f4 / 409"/><draw:equation draw:name="f13" draw:formula="0 * ?f5 / 369"/><draw:equation draw:name="f14" draw:formula="23824144 * ?f5 / 369"/><draw:equation draw:name="f15" draw:formula="26339286 * ?f4 / 409"/><draw:equation draw:name="f16" draw:formula="52678573 * ?f4 / 409"/><draw:equation draw:name="f17" draw:formula="47648288 * ?f5 / 369"/><draw:equation draw:name="f18" draw:formula="369 * ?f5 / 369"/><draw:equation draw:name="f19" draw:formula="409 * ?f4 / 409"/><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g><draw:custom-shape svg:x="5.68403in" svg:y="8.32708in" svg:width="0.41597in" svg:height="0.52153in" draw:z-index="251661312" draw:id="id38" draw:style-name="a38" draw:name="AutoShape 45"><svg:desc/><text:p text:style-name="Normal"/><draw:enhanced-geometry draw:type="non-primitive" svg:viewBox="0 0 1057 1326" draw:enhanced-path="M 979 704 C 1005 695 1030 688 1053 679 1057 653 1057 587 1057 579 1035 570 1011 557 984 550 938 536 873 529 827 527 822 490 826 510 817 473 857 452 914 418 949 385 970 367 988 349 1002 330 990 300 974 270 958 240 933 242 910 243 884 249 836 256 776 282 734 302 711 272 723 286 699 259 723 220 758 164 774 118 783 93 788 72 794 49 771 32 750 16 727 0 L 568 270 C 586 282 601 296 617 310 695 388 737 490 737 600 737 710 695 813 617 889 539 965 436 1009 325 1009 266 1009 210 997 159 974 L 0 1247 C 25 1259 49 1270 74 1279 90 1265 106 1247 122 1229 153 1192 183 1134 205 1094 240 1101 219 1099 258 1102 263 1148 272 1214 289 1259 298 1282 307 1307 318 1326 321 1326 392 1325 423 1319 432 1298 437 1274 443 1249 452 1203 452 1136 450 1092 485 1081 467 1088 503 1074 529 1111 568 1166 605 1198 623 1214 646 1229 663 1242 695 1226 725 1208 753 1187 750 1166 743 1141 736 1118 721 1072 690 1014 669 974 693 949 681 963 704 935 746 956 806 986 854 997 880 1002 907 1007 928 1011 949 981 967 951 981 923 968 903 949 884 931 864 898 831 841 794 804 769 817 736 811 755 818 718 864 718 931 714 979 704 Z N" draw:text-areas="?f25 ?f21 ?f30 ?f31" draw:glue-points="?f20 ?f21 ?f22 ?f23 ?f20 ?f24 ?f25 ?f23 ?f26 ?f21 ?f25 ?f27 ?f26 ?f28 ?f29 ?f27" draw:glue-point-leaving-directions="-360.0001, -90, -180, -270, -360.0001,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7"/><draw:equation draw:name="f7" draw:formula="?f4 / 1326"/><draw:equation draw:name="f8" draw:formula="190181 * ?f5 / 1057"/><draw:equation draw:name="f9" draw:formula="0 * ?f4 / 1326"/><draw:equation draw:name="f10" draw:formula="380362 * ?f5 / 1057"/><draw:equation draw:name="f11" draw:formula="238444 * ?f4 / 1326"/><draw:equation draw:name="f12" draw:formula="476887 * ?f4 / 1326"/><draw:equation draw:name="f13" draw:formula="0 * ?f5 / 1057"/><draw:equation draw:name="f14" draw:formula="68400378 * ?f5 / 1057"/><draw:equation draw:name="f15" draw:formula="85774915 * ?f4 / 1326"/><draw:equation draw:name="f16" draw:formula="171549830 * ?f4 / 1326"/><draw:equation draw:name="f17" draw:formula="136800756 * ?f5 / 1057"/><draw:equation draw:name="f18" draw:formula="1057 * ?f5 / 1057"/><draw:equation draw:name="f19" draw:formula="1326 * ?f4 / 1326"/><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g></draw:g></text:span></text:p>
      <text:soft-page-break/>
      <text:p text:style-name="VersioningHeading">Version management and approval</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Heading">No</text:p>
          </table:table-cell>
          <table:table-cell table:style-name="TableCell24">
            <text:p text:style-name="TableHeading">Date</text:p>
          </table:table-cell>
          <table:table-cell table:style-name="TableCell25">
            <text:p text:style-name="TableHeading">Changes</text:p>
          </table:table-cell>
          <table:table-cell table:style-name="TableCell26">
            <text:p text:style-name="TableHeading">Author</text:p>
          </table:table-cell>
        </table:table-row>
        <table:table-row table:style-name="TableRow27">
          <table:table-cell table:style-name="TableCell28">
            <text:p text:style-name="TableContents">0.1</text:p>
          </table:table-cell>
          <table:table-cell table:style-name="TableCell29">
            <text:p text:style-name="TableContents">03.12.2004</text:p>
          </table:table-cell>
          <table:table-cell table:style-name="TableCell30">
            <text:p text:style-name="TableContents">First draft</text:p>
          </table:table-cell>
          <table:table-cell table:style-name="TableCell31">
            <text:p text:style-name="TableContents">Enriko Käsper</text:p>
          </table:table-cell>
        </table:table-row>
        <table:table-row table:style-name="TableRow32">
          <table:table-cell table:style-name="TableCell33">
            <text:p text:style-name="TableContents">0.2</text:p>
          </table:table-cell>
          <table:table-cell table:style-name="TableCell34">
            <text:p text:style-name="TableContents">14.12.2004</text:p>
          </table:table-cell>
          <table:table-cell table:style-name="TableCell35">
            <text:p text:style-name="TableContents">Change CVS to SVN</text:p>
            <text:p text:style-name="TableContents">Change the service names to<text:s/>xmlconv and conv</text:p>
          </table:table-cell>
          <table:table-cell table:style-name="TableCell36">
            <text:p text:style-name="TableContents">Enriko Käsper</text:p>
          </table:table-cell>
        </table:table-row>
        <table:table-row table:style-name="TableRow37">
          <table:table-cell table:style-name="TableCell38">
            <text:p text:style-name="TableContents">1.1</text:p>
          </table:table-cell>
          <table:table-cell table:style-name="TableCell39">
            <text:p text:style-name="TableContents">24.10.2006</text:p>
          </table:table-cell>
          <table:table-cell table:style-name="TableCell40">
            <text:p text:style-name="TableContents">Change to ODT, Add CAS information</text:p>
          </table:table-cell>
          <table:table-cell table:style-name="TableCell41">
            <text:p text:style-name="TableContents">Søren Roug</text:p>
          </table:table-cell>
        </table:table-row>
        <table:table-row table:style-name="TableRow42">
          <table:table-cell table:style-name="TableCell43">
            <text:p text:style-name="TableContents">1.2</text:p>
          </table:table-cell>
          <table:table-cell table:style-name="TableCell44">
            <text:p text:style-name="TableContents">20.07.2007</text:p>
          </table:table-cell>
          <table:table-cell table:style-name="TableCell45">
            <text:p text:style-name="TableContents">Inserted information added by EuroDyn</text:p>
          </table:table-cell>
          <table:table-cell table:style-name="TableCell46">
            <text:p text:style-name="TableContents">Søren Roug</text:p>
          </table:table-cell>
        </table:table-row>
        <table:table-row table:style-name="TableRow47">
          <table:table-cell table:style-name="TableCell48">
            <text:p text:style-name="TableContents">1.3</text:p>
          </table:table-cell>
          <table:table-cell table:style-name="TableCell49">
            <text:p text:style-name="TableContents">20.01.2009</text:p>
          </table:table-cell>
          <table:table-cell table:style-name="TableCell50">
            <text:p text:style-name="TableContents">CAS login chapters revised</text:p>
          </table:table-cell>
          <table:table-cell table:style-name="TableCell51">
            <text:p text:style-name="TableContents">Enriko Käsper</text:p>
          </table:table-cell>
        </table:table-row>
        <table:table-row table:style-name="TableRow52">
          <table:table-cell table:style-name="TableCell53">
            <text:p text:style-name="P54">1.4</text:p>
          </table:table-cell>
          <table:table-cell table:style-name="TableCell55">
            <text:p text:style-name="P56">15.05.2009</text:p>
          </table:table-cell>
          <table:table-cell table:style-name="TableCell57">
            <text:p text:style-name="P58">Added chapter “Using AQ<text:s/>conversion”.</text:p>
          </table:table-cell>
          <table:table-cell table:style-name="TableCell59">
            <text:p text:style-name="P60">Vadim Gerassimov</text:p>
          </table:table-cell>
        </table:table-row>
        <table:table-row table:style-name="TableRow61">
          <table:table-cell table:style-name="TableCell62">
            <text:p text:style-name="P63">1.5</text:p>
          </table:table-cell>
          <table:table-cell table:style-name="TableCell64">
            <text:p text:style-name="P65">11.09.2009</text:p>
          </table:table-cell>
          <table:table-cell table:style-name="TableCell66">
            <text:p text:style-name="P67">Added chapter about installing XMLgawk</text:p>
          </table:table-cell>
          <table:table-cell table:style-name="TableCell68">
            <text:p text:style-name="P69">Enriko Käsper</text:p>
          </table:table-cell>
        </table:table-row>
        <table:table-row table:style-name="TableRow70">
          <table:table-cell table:style-name="TableCell71">
            <text:p text:style-name="P72">1.6</text:p>
          </table:table-cell>
          <table:table-cell table:style-name="TableCell73">
            <text:p text:style-name="P74">14.12.2011</text:p>
          </table:table-cell>
          <table:table-cell table:style-name="TableCell75">
            <text:p text:style-name="P76">Modified chapter 8.2 about maven installation</text:p>
          </table:table-cell>
          <table:table-cell table:style-name="TableCell77">
            <text:p text:style-name="P78">Juhan Voolaid</text:p>
          </table:table-cell>
        </table:table-row>
      </table:table>
      <text:h text:style-name="P79" text:outline-level="8"/>
      <text:p text:style-name="P80">Project manager: Eeva Palusuo</text:p>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81">Contents</text:p>
          <text:p text:style-name="P82">1. <text:s text:c="2"/>General software requirements<text:tab/><text:s/><text:a xlink:href="#1.General software requirements|outline" office:target-frame-name="_top" xlink:show="replace">4</text:a></text:p>
          <text:p text:style-name="P83">2. <text:s text:c="2"/>Setting up MySQL database platform<text:tab/><text:s/><text:a xlink:href="#2.Setting up MySQL database platform|outline" office:target-frame-name="_top" xlink:show="replace">4</text:a></text:p>
          <text:p text:style-name="P84">2.1. <text:s text:c="2"/>Download and installation<text:tab/><text:a xlink:href="#2.1.Download and installation|outline" office:target-frame-name="_top" xlink:show="replace">4</text:a></text:p>
          <text:p text:style-name="P85">2.2. <text:s text:c="2"/>Setting the database access rights<text:tab/><text:a xlink:href="#2.2.Setting the database access rights|outline" office:target-frame-name="_top" xlink:show="replace">4</text:a></text:p>
          <text:p text:style-name="P86">3. <text:s text:c="2"/>Setting up Java Runtime Environment<text:tab/><text:s/><text:a xlink:href="#3.Setting up Java Runtime Environment|outline" office:target-frame-name="_top" xlink:show="replace">5</text:a></text:p>
          <text:p text:style-name="P87">4. <text:s text:c="2"/>Setting up Apache web server<text:tab/><text:s/><text:a xlink:href="#4.Setting up Apache web server|outline" office:target-frame-name="_top" xlink:show="replace">5</text:a></text:p>
          <text:p text:style-name="P88">5. <text:s text:c="2"/>Setting up the Tomcat servlet engine<text:tab/><text:s/><text:a xlink:href="#5.Setting up the Tomcat servlet engine|outline" office:target-frame-name="_top" xlink:show="replace">6</text:a></text:p>
          <text:p text:style-name="P89">6. <text:s text:c="2"/>Connecting Apache web server and Tomcat servlet engine<text:s/><text:tab/><text:s/><text:a xlink:href="#6.Connecting Apache web server and Tomcat servlet engine |outline" office:target-frame-name="_top" xlink:show="replace">6</text:a></text:p>
          <text:p text:style-name="P90">7. <text:s text:c="2"/>Setting up the MySQL driver for Java<text:tab/><text:s/><text:a xlink:href="#7.Setting up the MySQL driver for Java|outline" office:target-frame-name="_top" xlink:show="replace">6</text:a></text:p>
          <text:p text:style-name="P91">8. <text:s text:c="2"/>Setting up the GDEM Services<text:tab/><text:s/><text:a xlink:href="#8.Setting up the GDEM Services|outline" office:target-frame-name="_top" xlink:show="replace">7</text:a></text:p>
          <text:p text:style-name="P92">8.1. <text:s text:c="2"/>Importing GDEM database<text:tab/><text:a xlink:href="#8.1.Importing GDEM database|outline" office:target-frame-name="_top" xlink:show="replace">7</text:a></text:p>
          <text:p text:style-name="P93">8.2. <text:s text:c="2"/>Setting up Conversion and QA Service<text:tab/><text:a xlink:href="#8.2.Setting up Conversion and QA Service|outline" office:target-frame-name="_top" xlink:show="replace">8</text:a></text:p>
          <text:p text:style-name="P94">8.3. <text:s text:c="2"/>Setting up GDEM WebQuestionnaires Service<text:tab/><text:a xlink:href="#8.3.Setting up GDEM WebQuestionnaires Service|outline" office:target-frame-name="_top" xlink:show="replace">15</text:a></text:p>
          <text:p text:style-name="P95">8.4. <text:s text:c="2"/>Setting up the web root in Apache's conf<text:tab/><text:a xlink:href="#8.4.Setting up the web root in Apache's conf|outline" office:target-frame-name="_top" xlink:show="replace">19</text:a></text:p>
          <text:p text:style-name="P96">8.5. <text:s text:c="2"/>Setting up CAS user authentication<text:tab/><text:a xlink:href="#8.5.Setting up CAS user authentication|outline" office:target-frame-name="_top" xlink:show="replace">19</text:a></text:p>
          <text:p text:style-name="P97">8.6. <text:s text:c="2"/>Setting up without CAS user authentication<text:tab/><text:a xlink:href="#8.6.Setting up without CAS user authentication|outline" office:target-frame-name="_top" xlink:show="replace">21</text:a></text:p>
          <text:p text:style-name="P98">8.7. <text:s text:c="2"/>Configuring access control<text:tab/><text:a xlink:href="#8.7.Configuring access control|outline" office:target-frame-name="_top" xlink:show="replace">21</text:a></text:p>
          <text:p text:style-name="P99">8.8. <text:s text:c="2"/>Using AQ conversion<text:tab/><text:a xlink:href="#8.8.Using AQ conversion|outline" office:target-frame-name="_top" xlink:show="replace">24</text:a></text:p>
          <text:p text:style-name="P100">8.9. <text:s text:c="2"/>Installing external QA script engine – XGAWK<text:tab/><text:a xlink:href="#8.9.Installing external QA script engine – XGAWK|outline" office:target-frame-name="_top" xlink:show="replace">24</text:a></text:p>
          <text:p text:style-name="P101">9. <text:s text:c="2"/>Running and using the GDEM services<text:tab/><text:s/><text:a xlink:href="#9.Running and using the GDEM services|outline" office:target-frame-name="_top" xlink:show="replace">25</text:a></text:p>
        </text:index-body>
      </text:table-of-content>
      <text:p text:style-name="P102"/>
      <text:p text:style-name="P103"/>
      <text:p text:style-name="Textbody"/>
      <text:h text:style-name="Heading1" text:outline-level="1">General software requirements</text:h>
      <text:p text:style-name="Textbody"><text:span text:style-name="T104">GDEM has been tested to run on two types of<text:s/></text:span><text:span text:style-name="T105">operating systems:</text:span></text:p>
      <text:list text:style-name="WW8Num35">
        <text:list-item>
          <text:p text:style-name="P106">Linux</text:p>
        </text:list-item>
        <text:list-item>
          <text:p text:style-name="P107">Windows NT Workstation and Server</text:p>
        </text:list-item>
      </text:list>
      <text:p text:style-name="Textbody">So first you have to have a Linux or WinNT box ready. On both of the operation systems GDEM needs the following software installed:</text:p>
      <text:list text:style-name="WW8Num35">
        <text:list-item text:start-value="1">
          <text:p text:style-name="P108">MySQL database platform</text:p>
        </text:list-item>
        <text:list-item>
          <text:p text:style-name="P109">Java Runtime Environment</text:p>
        </text:list-item>
        <text:list-item>
          <text:p text:style-name="P110">Apache HTTP server</text:p>
        </text:list-item>
        <text:list-item>
          <text:p text:style-name="P111">Tomcat servlet engine</text:p>
        </text:list-item>
      </text:list>
      <text:soft-page-break/>
      <text:h text:style-name="Heading1" text:outline-level="1">Setting up MySQL database platform</text:h>
      <text:h text:style-name="Heading2" text:outline-level="2">Download and installation</text:h>
      <text:p text:style-name="Textbody"><text:span text:style-name="T112">You can download the MySQL installation from<text:s/></text:span><text:a xlink:href="http://www.mysql.com/downloads/index.html" office:target-frame-name="_top" xlink:show="replace"><text:span text:style-name="T113">http://www.mysql.com/downloads/index.html</text:span></text:a><text:span text:style-name="T114">. It is recommended to download the latest stable release of the 4.1 branch that the site recommends. You may download MySQL both for the Linux and WinNT boxe</text:span><text:span text:style-name="T115">s from<text:s/></text:span><text:a xlink:href="http://dev.mysql.com/downloads/mysql/4.1.html" office:target-frame-name="_top" xlink:show="replace"><text:span text:style-name="T116">http://dev.mysql.com/downloads/mysql/4.1.html</text:span></text:a><text:span text:style-name="T117">. A comprehensive and full installation guide of MySQL for Linux can be found at<text:s/></text:span><text:a xlink:href="http://dev.mysql.com/doc/mysql/en/Linux.html" office:target-frame-name="_top" xlink:show="replace"><text:span text:style-name="T118">http://dev.mysql.com/doc/mysql/en/Linux.html</text:span></text:a><text:span text:style-name="T119"><text:s/>and for Windows it is available at<text:s/></text:span><text:a xlink:href="http://dev.mysql.com/doc/mysql/en/Windows_installation.html" office:target-frame-name="_top" xlink:show="replace"><text:span text:style-name="T120">http://dev.mysql.com/doc/mysql/en/Windows_installation.html</text:span></text:a><text:span text:style-name="T121">. Whenever using MySQL, the documentat</text:span><text:span text:style-name="T122">ion at<text:s/></text:span><text:a xlink:href="http://www.mysql.com/doc/en/" office:target-frame-name="_top" xlink:show="replace"><text:span text:style-name="T123">http://www.mysql.com/doc/en/</text:span></text:a><text:span text:style-name="T124"><text:s/>is always helpful.</text:span></text:p>
      <text:h text:style-name="Heading2" text:outline-level="2">Setting the database access rights</text:h>
      <text:p text:style-name="Textbody"><text:span text:style-name="T125">Right after the installation the MySQL's<text:s/></text:span><text:span text:style-name="T126">root</text:span><text:span text:style-name="T127"><text:s/>password is empty and it is recommended that you change it into something<text:s/></text:span><text:span text:style-name="T128">more secure. Additionally, you should create a user account for the GDEM database. Please follow the step-by-step instructions below on how to set the access rights (keep in mind that all the following command lines assume that the MySQL binaries are in sy</text:span><text:span text:style-name="T129">stem PATH):</text:span></text:p>
      <text:list text:style-name="WW8Num15">
        <text:list-item>
          <text:p text:style-name="P130">start the MySQL client:</text:p>
        </text:list-item>
      </text:list>
      <text:p text:style-name="Normal"><text:span text:style-name="Example">shell&gt; mysql -u root -p</text:span></text:p>
      <text:p text:style-name="Textbody">The shell will ask for the root password which is empty (press ENTER).</text:p>
      <text:list text:style-name="WW8Num15">
        <text:list-item text:start-value="1">
          <text:p text:style-name="P131">on the client's command line, select the MySQL grant tables database:</text:p>
        </text:list-item>
      </text:list>
      <text:p text:style-name="Normal"><text:span text:style-name="Example">mysql&gt; use mysql;</text:span></text:p>
      <text:list text:style-name="WW8Num15">
        <text:list-item text:start-value="1">
          <text:p text:style-name="P132">change the root password</text:p>
        </text:list-item>
      </text:list>
      <text:p text:style-name="Normal"><text:span text:style-name="Example">mysql&gt; UPDAT</text:span><text:span text:style-name="Example">E user SET Password=password('new_password') where User='root';</text:span></text:p>
      <text:list text:style-name="WW8Num15">
        <text:list-item text:start-value="1">
          <text:p text:style-name="P133">create a user for GDEM database, assuming the database name will be 'GDEM'</text:p>
        </text:list-item>
      </text:list>
      <text:p text:style-name="Normal"><text:span text:style-name="Example">mysql&gt; INSERT INTO user (Host, User, Password) VALUES ('localhost%', 'username', password('your_password'));</text:span></text:p>
      <text:p text:style-name="P134">The latter will give to the user access rights from localhost. If your MySQL database and the GDEM application are running on different hosts, then you should also execute the following command where your_host is the host where GDEM application runs:</text:p>
      <text:p text:style-name="Normal"><text:span text:style-name="Example">mysql&gt; INSERT</text:span><text:span text:style-name="Example"><text:s/>INTO user (Host, User, Password) VALUES ('your_host', 'username', password('your_password'));</text:span></text:p>
      <text:p text:style-name="Textbody">This only creates the user. To grant him/her rights to 'GDEM' database, use the following command:</text:p>
      <text:p text:style-name="Normal"><text:span text:style-name="Example">mysql&gt; INSERT INTO db (Host, Db, User, Select_priv, Insert_pri</text:span><text:span text:style-name="Example">v, Update_priv, Delete_priv, Create_priv, Drop_priv) VALUES ('%', 'GDEM', 'username', 'Y', 'Y', 'Y', 'Y', 'Y', 'Y');</text:span></text:p>
      <text:soft-page-break/>
      <text:list text:style-name="WW8Num15">
        <text:list-item text:start-value="1">
          <text:p text:style-name="P135">exit the mysql client and reload the grant tables:</text:p>
        </text:list-item>
      </text:list>
      <text:p text:style-name="Normal"><text:span text:style-name="Example">mysql&gt; quit;</text:span></text:p>
      <text:p text:style-name="Normal"><text:span text:style-name="Example">shell&gt;</text:span><text:span text:style-name="Example"><text:s/>mysqladmin -u root -p reload</text:span></text:p>
      <text:p text:style-name="P136">Now the MySQL users should be configured and you are ready to import the GDEM database.</text:p>
      <text:p text:style-name="Textbody"><text:span text:style-name="T137">Should you come across any problems when working with grant tables, please consult<text:s/></text:span><text:a xlink:href="http://www.mysql.com/doc/en/Privileges.html" office:target-frame-name="_top" xlink:show="replace"><text:span text:style-name="T138">http://www.mysql.com/doc/en/Privileges.html</text:span></text:a><text:span text:style-name="T139">.</text:span></text:p>
      <text:h text:style-name="Heading1" text:outline-level="1">Setting up Java Runtime Environment</text:h>
      <text:p text:style-name="Textbody"><text:span text:style-name="T140">GDEM software has been written in Java programming language, so you need to install the<text:s/></text:span><text:span text:style-name="T141">Java</text:span><text:span text:style-name="T142">TM</text:span><text:span text:style-name="T143"><text:s/>2 Platform, Standard Edition (J2SE</text:span><text:span text:style-name="T144">TM</text:span><text:span text:style-name="T145">). Homepage for J2SE is at<text:s/></text:span><text:a xlink:href="http://java.sun.com/j2se/" office:target-frame-name="_top" xlink:show="replace"><text:span text:style-name="T146">http://java.sun.com/j2se/</text:span></text:a><text:span text:style-name="T147">.<text:s/></text:span><text:span text:style-name="T148">GDEM was developed and tested with JDK 1.4.2<text:s/></text:span><text:span text:style-name="T149">which you can download both for Linux (as an RPM or a binary) and WinNT at<text:s/></text:span><text:a xlink:href="http://java.sun.com/j2se/1.3/download.html" office:target-frame-name="_top" xlink:show="replace"><text:span text:style-name="T150">http://j</text:span><text:span text:style-name="T151">ava.sun.com/j2se/1.4.2/index.jsp</text:span></text:a><text:span text:style-name="T152">.<text:s/></text:span>Downloading the runtime environment (JRE –Java Runtime Environment) is the minimum requirement for running the GDEM, while the Java SDK (Software Development Kit) addresses any needs for programming and development.</text:p>
      <text:p text:style-name="Textbody">Full and comprehensive installation documentation is available for download at<text:s/><text:a xlink:href="http://java.sun.com/j2se/1.4.2/docs/index.html" office:target-frame-name="_top" xlink:show="replace">http://java.sun.com/j2se/1.4.2/docs/index.html</text:a>.</text:p>
      <text:h text:style-name="Heading1" text:outline-level="1">Setting up Apache web server</text:h>
      <text:p text:style-name="Textbody"><text:span text:style-name="T153">For flexible web-management, it is recomme</text:span><text:span text:style-name="T154">nded to run GDEM on Apache HTTP server<text:s/></text:span><text:a xlink:href="http://httpd.apache.org/" office:target-frame-name="_top" xlink:show="replace"><text:span text:style-name="T155">http://httpd.apache.org/</text:span></text:a><text:span text:style-name="T156">. You can download the binary distribution for Linux from<text:s/></text:span><text:a xlink:href="http://www.apache.org/dist/httpd/binaries/" office:target-frame-name="_top" xlink:show="replace"><text:span text:style-name="T157">http://nagoya.apache.org/dist/htt</text:span><text:span text:style-name="T158">pd/binaries/linux/</text:span></text:a><text:span text:style-name="T159">. For WinNT the binary is available at<text:s/></text:span><text:a xlink:href="http://www.apache.org/dist/httpd/binaries/" office:target-frame-name="_top" xlink:show="replace"><text:span text:style-name="T160">http://nagoya.apache.org/dist/httpd/binaries/win32/</text:span></text:a><text:span text:style-name="T161">. The full documentation for installation, start-up and administration of the Apache HTT</text:span><text:span text:style-name="T162">P server on Linux is available at<text:s/></text:span><text:a xlink:href="http://httpd.apache.org/docs/" office:target-frame-name="_top" xlink:show="replace"><text:span text:style-name="T163">http://httpd.apache.org/docs/</text:span></text:a><text:span text:style-name="T164">. The same for WinNT platform can be found at<text:s/></text:span><text:a xlink:href="http://httpd.apache.org/docs/windows.html" office:target-frame-name="_top" xlink:show="replace"><text:span text:style-name="T165">http://httpd.apache.org/docs/windows.html</text:span></text:a><text:span text:style-name="T166">.</text:span></text:p>
      <text:h text:style-name="Heading1" text:outline-level="1">Setting up the Tomcat servlet engine</text:h>
      <text:p text:style-name="Textbody"><text:span text:style-name="T167">Since GDEM server side has been programmed using the Java Servlet Technology (</text:span><text:a xlink:href="http://java.sun.com/products/servlet/" office:target-frame-name="_top" xlink:show="replace"><text:span text:style-name="T168">http://java.sun.com/products/servlet/</text:span></text:a><text:span text:style-name="T169">), you also need to set up a servlet engine and</text:span><text:span text:style-name="T170"><text:s/>GDEM uses one called Tomcat. It's a product of Apache’s (</text:span><text:a xlink:href="http://httpd.apache.org/" office:target-frame-name="_top" xlink:show="replace"><text:span text:style-name="T171">http://httpd.apache.org/</text:span></text:a><text:span text:style-name="T172">) and its homepage is located at<text:s/></text:span><text:a xlink:href="http://jakarta.apache.org/tomcat/" office:target-frame-name="_top" xlink:show="replace"><text:span text:style-name="T173">http://jakarta.apache.org/tomcat/</text:span></text:a><text:span text:style-name="T174">.<text:s/></text:span>GDEM has been<text:s/>successfully tested on Tomcat version 5.0.28 and you can download the binary from<text:s/><text:a xlink:href="http://tomcat.apache.org/download-55.cgi#5.0.28" office:target-frame-name="_top" xlink:show="replace">http://tomcat.apache.org/download-55.cgi#5.0.28</text:a>. For the documentation on how to install and get started with Tomcat, please go to http://jakarta.apache.org/tomcat/tomcat-5.0-doc/index.html.</text:p>
      <text:h text:style-name="Heading1" text:outline-level="1">Connecting Apache web server and Tomcat servlet engine</text:h>
      <text:p text:style-name="Textbody"><text:span text:style-name="T175">To get the most out of Apache's web management and Tomcat's handling of Java servlets, you need to configure these pro</text:span><text:span text:style-name="T176">ducts accordingly. This is also necessary in<text:s/></text:span><text:soft-page-break/><text:span text:style-name="T177">case you want your machine to run only one web server hosting applications written in different languages like PERL, PHP, C, Java. If one application is written in Java using the Servlet API, then a connector is</text:span><text:span text:style-name="T178"><text:s/>need to route the requests from the Web Server to the Servlet Engine. Assuming that your web server is Apache and your servlet engine is Tomcat, here’s where you can get information on how to connect them:</text:span><text:a xlink:href="http://tomcat.apache.org/connectors-doc/howto/apache.html" office:target-frame-name="_top" xlink:show="replace"><text:span text:style-name="T179"><text:line-break/></text:span><text:span text:style-name="T180">http://tomcat.apache.org/connectors-doc/howto/apache.html</text:span></text:a></text:p>
      <text:p text:style-name="Textbody">The suggested Web Server connector is Mod_jk. Mod_jk can be obtained in two formats, binary and source form<text:s/><text:a xlink:href="http://www.apache.org/dist/jakarta/tomcat-connectors/jk/" office:target-frame-name="_top" xlink:show="replace">http://www.apache.org/dist/jakarta/tomcat-connectors/jk/</text:a>. Depending on the platform you are running your web server on, a binary version of mod_jk may be available. It is recommended to use the source version for better integration in production<text:s/>environment.</text:p>
      <text:h text:style-name="Heading1" text:outline-level="1">Setting up the MySQL driver for Java</text:h>
      <text:p text:style-name="P181">Since GDEM software runs in Java Runtime Environment, it needs a Java driver for accessing MySQL database. The JDBC (Java DataBase Connection) driver for MySQL can be downloaded from</text:p>
      <text:p text:style-name="P182"><text:a xlink:href="http://dev.mysql.com/downloads/connector/j/3.1.html" office:target-frame-name="_top" xlink:show="replace">http://dev.mysql.com/downloads/connector/j/3.1.html</text:a><text:span text:style-name="T183">. It is called MySQL Connector/J.</text:span></text:p>
      <text:p text:style-name="P184">GDEM has been tested to work with MySQL Connector/J version 3.1.10.</text:p>
      <text:p text:style-name="Textbody"><text:span text:style-name="T185">Setting up the JDBC driver is as eas</text:span><text:span text:style-name="T186">y as copying the<text:s/></text:span><text:span text:style-name="T187">mysql-connector-java-*.jar</text:span><text:span text:style-name="T188"><text:s/>file into the Tomcat’s common libraries directory which is normally TOMCAT_HOME/common/lib.</text:span></text:p>
      <text:h text:style-name="Heading1" text:outline-level="1">Setting up the GDEM Services</text:h>
      <text:p text:style-name="Text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text:p>
      <text:list text:style-name="WW8Num35">
        <text:list-item text:start-value="1">
          <text:p text:style-name="P189"><text:span text:style-name="T190">xmlconv – contains<text:s/></text:span><text:span text:style-name="T191">conversion service and QA service<text:s/></text:span><text:a xlink:href="https://svn.eionet.eu.int/repositories/Reportnet/xmlconv/trunk" office:target-frame-name="_top" xlink:show="replace"><text:span text:style-name="Internetlink">https://svn.eionet.eu.int/repositories/Reportnet/xmlconv/trunk</text:span></text:a></text:p>
        </text:list-item>
        <text:list-item>
          <text:p text:style-name="P192"><text:span text:style-name="T193">webq – contains WebForms/WebQuestionnaires service<text:s/></text:span><text:span text:style-name="T194"><text:line-break/></text:span><text:a xlink:href="https://svn.eionet.eu.int/repositories/Reportnet/webq/trunk" office:target-frame-name="_top" xlink:show="replace"><text:span text:style-name="Internetlink">https://svn.eionet.eu.int/repositories/Reportnet/webq/trunk</text:span></text:a></text:p>
        </text:list-item>
      </text:list>
      <text:h text:style-name="Heading2" text:outline-level="2">Importing GDEM database</text:h>
      <text:p text:style-name="Textbody"><text:span text:style-name="T195">The GDEM database has been dumped into<text:s/></text:span><text:span text:style-name="T196">gdem.sql</text:span><text:span text:style-name="T197"><text:s/>file in GDEM services home directory. Currently the database contains the<text:s/></text:span><text:span text:style-name="T198">tables for all GDEM Services. But each service can use its own database, if these are installed separately and imported separately into MySQL and called differently. The database names for webapps has been defined in properties files WEB-INF/classes direct</text:span><text:span text:style-name="T199">ory – gdem.properties. Before you can import it, you should create an empty database for GDEM. Let's assume that<text:s/></text:span><text:soft-page-break/><text:span text:style-name="T200">you call it 'GDEM'. You can create it by going to the MySQL client's command line and executing the following commands:</text:span></text:p>
      <text:p text:style-name="Normal"><text:span text:style-name="Example">mysql&gt; drop database GD</text:span><text:span text:style-name="Example">EM;</text:span></text:p>
      <text:p text:style-name="Normal"><text:span text:style-name="Example">mysql&gt; create database GDEM;</text:span></text:p>
      <text:p text:style-name="Textbody">To import the database structure, exit the MySQL client and follow this command on the system shell:</text:p>
      <text:p text:style-name="Normal"><text:span text:style-name="Example">shell&gt;</text:span><text:span text:style-name="Example"><text:s/>mysql -u root -p GDEM &lt; xmlconv_home/gdem.sql</text:span></text:p>
      <text:p text:style-name="Textbody">or for WebQ service:</text:p>
      <text:p text:style-name="Normal"><text:span text:style-name="Example">shell&gt; mysql -u root -p GDEM &lt; webq_home/gdem.sql</text:span></text:p>
      <text:p text:style-name="Textbody">These commands are the same both for Linux and WinNT.</text:p>
      <text:p text:style-name="Textbody">Now the database for GDEM should be ready both with its structure and contents.</text:p>
      <text:p text:style-name="Textbody">All<text:s/>GDEM database tables are listed in the following table with short descriptions and services, which are using them.</text:p>
      <table:table table:style-name="Table201">
        <table:table-columns>
          <table:table-column table:style-name="TableColumn202"/>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Table name</text:p>
          </table:table-cell>
          <table:table-cell table:style-name="TableCell210">
            <text:p text:style-name="P211">Conversion Service</text:p>
          </table:table-cell>
          <table:table-cell table:style-name="TableCell212">
            <text:p text:style-name="P213">QA service</text:p>
          </table:table-cell>
          <table:table-cell table:style-name="TableCell214">
            <text:p text:style-name="P215">WebQ Service</text:p>
          </table:table-cell>
          <table:table-cell table:style-name="TableCell216">
            <text:p text:style-name="P217">Description</text:p>
          </table:table-cell>
        </table:table-row>
        <table:table-row table:style-name="TableRow218">
          <table:table-cell table:style-name="TableCell219">
            <text:p text:style-name="P220">T_SCHEMA</text:p>
          </table:table-cell>
          <table:table-cell table:style-name="TableCell221">
            <text:p text:style-name="P222">x</text:p>
          </table:table-cell>
          <table:table-cell table:style-name="TableCell223">
            <text:p text:style-name="P224">x</text:p>
          </table:table-cell>
          <table:table-cell table:style-name="TableCell225">
            <text:p text:style-name="P226">x</text:p>
          </table:table-cell>
          <table:table-cell table:style-name="TableCell227">
            <text:p text:style-name="P228">Table for XML schemas</text:p>
          </table:table-cell>
        </table:table-row>
        <table:table-row table:style-name="TableRow229">
          <table:table-cell table:style-name="TableCell230">
            <text:p text:style-name="P231">T_ROOT_ELEM</text:p>
          </table:table-cell>
          <table:table-cell table:style-name="TableCell232">
            <text:p text:style-name="P233">x</text:p>
          </table:table-cell>
          <table:table-cell table:style-name="TableCell234">
            <text:p text:style-name="P235">x</text:p>
          </table:table-cell>
          <table:table-cell table:style-name="TableCell236">
            <text:p text:style-name="P237"/>
          </table:table-cell>
          <table:table-cell table:style-name="TableCell238">
            <text:p text:style-name="P239">Table for XML<text:s/>schema root elements and namespaces</text:p>
          </table:table-cell>
        </table:table-row>
        <table:table-row table:style-name="TableRow240">
          <table:table-cell table:style-name="TableCell241">
            <text:p text:style-name="P242">T_CONVTYPE <text:s/></text:p>
          </table:table-cell>
          <table:table-cell table:style-name="TableCell243">
            <text:p text:style-name="P244">x</text:p>
          </table:table-cell>
          <table:table-cell table:style-name="TableCell245">
            <text:p text:style-name="P246">x</text:p>
          </table:table-cell>
          <table:table-cell table:style-name="TableCell247">
            <text:p text:style-name="P248"/>
          </table:table-cell>
          <table:table-cell table:style-name="TableCell249">
            <text:p text:style-name="P250">All possible conversion types</text:p>
          </table:table-cell>
        </table:table-row>
        <table:table-row table:style-name="TableRow251">
          <table:table-cell table:style-name="TableCell252">
            <text:p text:style-name="P253">T_HOST</text:p>
          </table:table-cell>
          <table:table-cell table:style-name="TableCell254">
            <text:p text:style-name="P255">x</text:p>
          </table:table-cell>
          <table:table-cell table:style-name="TableCell256">
            <text:p text:style-name="P257">x</text:p>
          </table:table-cell>
          <table:table-cell table:style-name="TableCell258">
            <text:p text:style-name="P259"/>
          </table:table-cell>
          <table:table-cell table:style-name="TableCell260">
            <text:p text:style-name="P261">User credentials for different hosts</text:p>
          </table:table-cell>
        </table:table-row>
        <table:table-row table:style-name="TableRow262">
          <table:table-cell table:style-name="TableCell263">
            <text:p text:style-name="P264">T_STYLESHEET</text:p>
          </table:table-cell>
          <table:table-cell table:style-name="TableCell265">
            <text:p text:style-name="P266">x</text:p>
          </table:table-cell>
          <table:table-cell table:style-name="TableCell267">
            <text:p text:style-name="P268"/>
          </table:table-cell>
          <table:table-cell table:style-name="TableCell269">
            <text:p text:style-name="P270"/>
          </table:table-cell>
          <table:table-cell table:style-name="TableCell271">
            <text:p text:style-name="P272">Conversion data and file references</text:p>
          </table:table-cell>
        </table:table-row>
        <table:table-row table:style-name="TableRow273">
          <table:table-cell table:style-name="TableCell274">
            <text:p text:style-name="P275">T_QUERY</text:p>
          </table:table-cell>
          <table:table-cell table:style-name="TableCell276">
            <text:p text:style-name="P277"/>
          </table:table-cell>
          <table:table-cell table:style-name="TableCell278">
            <text:p text:style-name="P279">x</text:p>
          </table:table-cell>
          <table:table-cell table:style-name="TableCell280">
            <text:p text:style-name="P281"/>
          </table:table-cell>
          <table:table-cell table:style-name="TableCell282">
            <text:p text:style-name="P283">XQuery data and file references</text:p>
          </table:table-cell>
        </table:table-row>
        <table:table-row table:style-name="TableRow284">
          <table:table-cell table:style-name="TableCell285">
            <text:p text:style-name="P286">T_XQJOBS</text:p>
          </table:table-cell>
          <table:table-cell table:style-name="TableCell287">
            <text:p text:style-name="P288"/>
          </table:table-cell>
          <table:table-cell table:style-name="TableCell289">
            <text:p text:style-name="P290">x</text:p>
          </table:table-cell>
          <table:table-cell table:style-name="TableCell291">
            <text:p text:style-name="P292"/>
          </table:table-cell>
          <table:table-cell table:style-name="TableCell293">
            <text:p text:style-name="P294">Work-queue system jobs</text:p>
          </table:table-cell>
        </table:table-row>
        <table:table-row table:style-name="TableRow295">
          <table:table-cell table:style-name="TableCell296">
            <text:p text:style-name="P297">T_FILE</text:p>
          </table:table-cell>
          <table:table-cell table:style-name="TableCell298">
            <text:p text:style-name="P299"/>
          </table:table-cell>
          <table:table-cell table:style-name="TableCell300">
            <text:p text:style-name="P301"/>
          </table:table-cell>
          <table:table-cell table:style-name="TableCell302">
            <text:p text:style-name="P303">x</text:p>
          </table:table-cell>
          <table:table-cell table:style-name="TableCell304">
            <text:p text:style-name="P305">XForms data and file references</text:p>
          </table:table-cell>
        </table:table-row>
        <table:table-row table:style-name="TableRow306">
          <table:table-cell table:style-name="TableCell307">
            <text:p text:style-name="P308">T_LANGUAGE</text:p>
          </table:table-cell>
          <table:table-cell table:style-name="TableCell309">
            <text:p text:style-name="P310"/>
          </table:table-cell>
          <table:table-cell table:style-name="TableCell311">
            <text:p text:style-name="P312"/>
          </table:table-cell>
          <table:table-cell table:style-name="TableCell313">
            <text:p text:style-name="P314">x</text:p>
          </table:table-cell>
          <table:table-cell table:style-name="TableCell315">
            <text:p text:style-name="P316">XForms language</text:p>
          </table:table-cell>
        </table:table-row>
        <table:table-row table:style-name="TableRow317">
          <table:table-cell table:style-name="TableCell318">
            <text:p text:style-name="P319">T_XFBROWSER</text:p>
          </table:table-cell>
          <table:table-cell table:style-name="TableCell320">
            <text:p text:style-name="P321"/>
          </table:table-cell>
          <table:table-cell table:style-name="TableCell322">
            <text:p text:style-name="P323"/>
          </table:table-cell>
          <table:table-cell table:style-name="TableCell324">
            <text:p text:style-name="P325">x</text:p>
          </table:table-cell>
          <table:table-cell table:style-name="TableCell326">
            <text:p text:style-name="P327">XForms browsers</text:p>
          </table:table-cell>
        </table:table-row>
        <table:table-row table:style-name="TableRow328">
          <table:table-cell table:style-name="TableCell329">
            <text:p text:style-name="P330">T_UPL_SCHEMA</text:p>
          </table:table-cell>
          <table:table-cell table:style-name="TableCell331">
            <text:p text:style-name="P332">x</text:p>
          </table:table-cell>
          <table:table-cell table:style-name="TableCell333">
            <text:p text:style-name="P334"/>
          </table:table-cell>
          <table:table-cell table:style-name="TableCell335">
            <text:p text:style-name="P336"/>
          </table:table-cell>
          <table:table-cell table:style-name="TableCell337">
            <text:p text:style-name="P338">Table for manually uploaded XML schemas</text:p>
          </table:table-cell>
        </table:table-row>
      </table:table>
      <text:p text:style-name="Textbody"/>
      <text:h text:style-name="Heading2" text:outline-level="2">Setting up Conversion and QA Service</text:h>
      <text:p text:style-name="Textbody">GDEM Services package<text:s/>(xmlconv) contains:</text:p>
      <text:list text:style-name="WW8Num21">
        <text:list-item>
          <text:p text:style-name="P339">Conversion service</text:p>
        </text:list-item>
      </text:list>
      <text:list text:style-name="WW8Num35">
        <text:list-item text:start-value="1">
          <text:p text:style-name="P340">Stylesheet Repository – web-based database for storing stylesheets (xsl).</text:p>
        </text:list-item>
        <text:list-item>
          <text:p text:style-name="P341">Web Converter - <text:s/>web interface for conversion service (XML conversions, Excel to XML)</text:p>
        </text:list-item>
        <text:list-item>
          <text:p text:style-name="P342">XML-RPC methods for remote conversions</text:p>
        </text:list-item>
      </text:list>
      <text:list text:style-name="WW8Num21">
        <text:list-item text:start-value="1">
          <text:p text:style-name="P343">QA service</text:p>
        </text:list-item>
      </text:list>
      <text:list text:style-name="WW8Num35">
        <text:list-item text:start-value="1">
          <text:p text:style-name="P344">XQueries repository – web-based database for storing XQuery scripts</text:p>
        </text:list-item>
        <text:list-item>
          <text:p text:style-name="P345">Work-queue system – <text:s/>work-queue engine for running jobs and web-based interface for monitoring jobs</text:p>
        </text:list-item>
        <text:list-item>
          <text:p text:style-name="P346">Sandbox for XQueries – web page for running and editing XQuery scripts</text:p>
        </text:list-item>
        <text:list-item>
          <text:p text:style-name="P347">XML-RPC methods for remote quality assurance</text:p>
        </text:list-item>
      </text:list>
      <text:soft-page-break/>
      <text:list text:style-name="WW8Num21">
        <text:list-item text:start-value="1">
          <text:p text:style-name="P348">Validation service</text:p>
        </text:list-item>
      </text:list>
      <text:list text:style-name="WW8Num35">
        <text:list-item text:start-value="1">
          <text:p text:style-name="P349">XML-RPC methods for remote validation</text:p>
        </text:list-item>
      </text:list>
      <text:p text:style-name="Textbody"/>
      <text:p text:style-name="Textbody">GDEM package has the following directory structure:</text:p>
      <text:p text:style-name="Normal">/xmlconv</text:p>
      <text:p text:style-name="Normal">/acl<text:tab/><text:tab/>Access control files</text:p>
      <text:p text:style-name="Normal">/src<text:tab/><text:tab/>Application and test source files</text:p>
      <text:p text:style-name="Normal">/src/main/webapp<text:tab/>GDEM Service JSP files, CSS files, JavaScript files</text:p>
      <text:p text:style-name="Normal"><text:tab/>/images<text:tab/>JPG, GIF and other image files</text:p>
      <text:p text:style-name="Normal"><text:tab/>/WEB-INF<text:tab/>web.xml</text:p>
      <text:p text:style-name="Normal">/lib<text:tab/>JAR libraries</text:p>
      <text:p text:style-name="Normal">/target<text:tab/><text:tab/>output directory where the Java classes should be compiled<text:s/><text:tab/><text:tab/><text:tab/>to, home directory for properties</text:p>
      <text:p text:style-name="Normal"/>
      <text:p text:style-name="Normal"/>
      <text:p text:style-name="Normal">${app.home} is a user defined folder path, that is configured in local.properties file</text:p>
      <text:p text:style-name="Normal">${app.home}/queries<text:s/><text:tab/><text:tab/>legal folder XQuery scripts</text:p>
      <text:p text:style-name="Normal">${app.home}/tmp<text:tab/><text:tab/>folder for temporary files; work-queue uses this folder for<text:s/><text:tab/></text:p>
      <text:p text:style-name="Normal">${app.home}/xsl<text:tab/><text:tab/>legal folder for stylesheets</text:p>
      <text:p text:style-name="Textbody"/>
      <text:p text:style-name="Textbody"><text:span text:style-name="T350">In the following chapters the disribut</text:span><text:span text:style-name="T351">ion's root directory<text:s/></text:span><text:span text:style-name="T352">/xmlconv</text:span><text:span text:style-name="T353"><text:s/>will be referred to as GDEM home directory (XMLCONV_HOME). The same GDEM directory structure is meant both for Linux and WinNT.</text:span></text:p>
      <text:h text:style-name="Heading3" text:outline-level="3"><text:bookmark-start text:name="_Ref88971096"/><text:bookmark-start text:name="_Ref88971104"/><text:bookmark-start text:name="_Ref88971126"/>Installing GDEM and building Java source<text:bookmark-end text:name="_Ref88971096"/><text:bookmark-end text:name="_Ref88971104"/><text:bookmark-end text:name="_Ref88971126"/></text:h>
      <text:p text:style-name="Textbody">XMLCONV project is a standard maven web project. The<text:s/>maven installation script is pom.xml and it uses several configurable parameters that can be edited.</text:p>
      <text:p text:style-name="Textbody">Before building the project, maven build tool must be installed. See<text:s/><text:a xlink:href="http://maven.apache.org/" office:target-frame-name="_top" xlink:show="replace"><text:span text:style-name="Hyperlink">http://maven.apache.org/</text:span></text:a>.</text:p>
      <text:p text:style-name="Textbody">Next local.properties file must be created and it must include the same properties as in default.properties. Edit the local.properties parameter values to fit into the installation evironment.</text:p>
      <text:p text:style-name="Textbody">Then do the following:</text:p>
      <text:p text:style-name="Textbody">1. Copy the acl folder into ${app.home} folder</text:p>
      <text:p text:style-name="Textbody">2. Copy the<text:s/>GDEMServices.xml into ${app.home} folder</text:p>
      <text:p text:style-name="Textbody"/>
      <text:p text:style-name="Textbody"><text:span text:style-name="T354">Next it is time to build the project. For that execute the maven command in the same directory where pom.xml is:</text:span></text:p>
      <text:p text:style-name="Normal"><text:span text:style-name="T355">shell&gt; mvn install</text:span><text:span text:style-name="T356"><text:s/></text:span></text:p>
      <text:p text:style-name="Textbody"/>
      <text:p text:style-name="Textbody">The built war file ends up in the target folder.<text:s/></text:p>
      <text:soft-page-break/>
      <text:p text:style-name="Textbody">Note that the mysql jdbc driver is already indluded inside the war file, so make sure that tomcat/lib folder does not have that library. Otherwise conflict in classloader occours.</text:p>
      <text:p text:style-name="Textbody"/>
      <text:h text:style-name="P357" text:outline-level="3"><text:bookmark-start text:name="_Ref88974938"/><text:bookmark-start text:name="_Ref88974942"/><text:bookmark-start text:name="_Ref88974946"/>Setting up the GDEM services web<text:bookmark-end text:name="_Ref88974938"/><text:bookmark-end text:name="_Ref88974942"/><text:bookmark-end text:name="_Ref88974946"/></text:h>
      <text:p text:style-name="Textbody">XMLCONV web setup and configuration is to be written into 2 files:</text:p>
      <text:list text:style-name="WW8Num2">
        <text:list-item>
          <text:p text:style-name="P358">server.xml file in TOMCAT_HOME/conf directory</text:p>
        </text:list-item>
        <text:list-item>
          <text:p text:style-name="P359">web.xml file in XMLCONV_HOME/public/WEB-INF directory</text:p>
        </text:list-item>
      </text:list>
      <text:p text:style-name="Textbody"><text:span text:style-name="T360">NB! Before reading the following guidelines on conrete configuration needs for GDEM, please read first the Tomcat manuals on how to configure those files in</text:span><text:span text:style-name="T361"><text:s/>general.</text:span></text:p>
      <text:p text:style-name="Textbody"><text:span text:style-name="T362">server.xml</text:span><text:span text:style-name="T363"><text:s/>comes with Tomcat and that’s where you basically declare the existance of GDEM application.</text:span></text:p>
      <text:p text:style-name="Textbody">In Tomcat’s terms a web application is a context. To set up the GDEM context, follow the next steps:</text:p>
      <text:list text:style-name="WW8Num24">
        <text:list-item text:start-value="1">
          <text:p text:style-name="P364">in<text:s/><text:span text:style-name="T365">&lt;Host name="localhost" debug="0" appBas</text:span><text:span text:style-name="T366">e="..." ...&gt;</text:span><text:s/>declaration set the 'appBase' to the full path of your web applications directory (the directory where<text:s/><text:span text:style-name="T367">XMLCONV</text:span>_HOME is residing).</text:p>
        </text:list-item>
        <text:list-item>
          <text:p text:style-name="P368">between the<text:s/><text:span text:style-name="T369">&lt;Host&gt;&lt;/Host&gt;</text:span><text:s/>tags add the GDEM's context as follows</text:p>
        </text:list-item>
      </text:list>
      <text:p text:style-name="XMLListing">&lt;!-- START OF GDEM --&gt;</text:p>
      <text:p text:style-name="XMLListing"/>
      <text:p text:style-name="XMLListing"><text:s text:c="8"/>&lt;Host name='converters.eionet.europa.eu'</text:p>
      <text:p text:style-name="XMLListing"><text:s text:c="14"/>appBase='/prj/gdem/public' unpackWARs='true' debug='0'&gt;</text:p>
      <text:p text:style-name="XMLListing"><text:s text:c="12"/>&lt;Context path="" docBase="/prj/xmlconv/public" debug="0"</text:p>
      <text:p text:style-name="XMLListing"><text:s text:c="18"/>reloadable="true" crossContext="true"&gt;</text:p>
      <text:p text:style-name="XMLListing"><text:s text:c="4"/></text:p>
      <text:p text:style-name="XMLListing"><text:s text:c="12"/>&lt;/Context&gt;</text:p>
      <text:p text:style-name="XMLListing"><text:s text:c="8"/>&lt;/Host&gt;</text:p>
      <text:p text:style-name="XMLListing"/>
      <text:p text:style-name="XMLListing">&lt;!-- END OF GDEM --&gt;</text:p>
      <text:p text:style-name="Textbody"/>
      <text:p text:style-name="Textbody">In the above ‘host’ and ‘context’ declarations please be aware of the following:</text:p>
      <text:p text:style-name="Textbody">***</text:p>
      <text:p text:style-name="Textbody">Comments look like this &lt;!-- commented_text --&gt;</text:p>
      <text:p text:style-name="Textbody">***</text:p>
      <text:p text:style-name="Textbody">Attribute ‘<text:span text:style-name="T370">path</text:span>’ in<text:s/><text:span text:style-name="T371">&lt;Context&gt;</text:span><text:s/>holds the context path that your GDEM will have in<text:s/>web URLs, relative to host URL.</text:p>
      <text:p text:style-name="Textbody">***</text:p>
      <text:p text:style-name="Textbody">Change the value of attribute ‘<text:span text:style-name="T372">docBase</text:span>’ in<text:s/><text:span text:style-name="T373">&lt;Context&gt;</text:span><text:s/>to the full path of<text:s/><text:span text:style-name="T374">XMLCONV</text:span>_HOME/public. No other directories of GDEM should be visible through the web server.</text:p>
      <text:soft-page-break/>
      <text:p text:style-name="Textbody"><text:span text:style-name="T375">web.xml</text:span><text:span text:style-name="T376"><text:s/>is a file specific to your GDEM application an</text:span><text:span text:style-name="T377">d it has to be in the XMLCONV_HOME/public/WEB-INF directory. A sample file in the same location is already present when you get the GDEM package. It looks like this:</text:span></text:p>
      <text:p text:style-name="XMLListing">&lt;?xml version="1.0" encoding="ISO-8859-1"?&gt;</text:p>
      <text:p text:style-name="XMLListing">&lt;!DOCTYPE web-app PUBLIC "-//Sun Microsystems,<text:s/>Inc.//DTD Web Application 2.3//EN"</text:p>
      <text:p text:style-name="XMLListing"><text:s text:c="4"/>"http://java.sun.com/dtd/web-app_2_3.dtd"&gt;</text:p>
      <text:p text:style-name="XMLListing">&lt;web-app&gt;</text:p>
      <text:p text:style-name="XMLListing"/>
      <text:p text:style-name="XMLListing"><text:s text:c="4"/>&lt;display-name&gt; GDEM Services&lt;/display-name&gt;</text:p>
      <text:p text:style-name="XMLListing"/>
      <text:p text:style-name="XMLListing">&lt;!-- context params --&gt;</text:p>
      <text:p text:style-name="XMLListing"/>
      <text:p text:style-name="XMLListing"><text:tab/>&lt;context-param&gt;</text:p>
      <text:p text:style-name="XMLListing"><text:tab/><text:tab/>&lt;param-name&gt;param_name_1&lt;/param-name&gt;</text:p>
      <text:p text:style-name="XMLListing"><text:tab/><text:tab/>&lt;param-value&gt; param_value_1&lt;/param-value&gt;</text:p>
      <text:p text:style-name="XMLListing"><text:tab/>&lt;/context-param&gt;</text:p>
      <text:p text:style-name="XMLListing"><text:tab/>&lt;context-param&gt;</text:p>
      <text:p text:style-name="XMLListing"><text:tab/><text:tab/>&lt;param-name&gt;param_name_2&lt;/param-name&gt;</text:p>
      <text:p text:style-name="XMLListing"><text:tab/><text:tab/>&lt;param-value&gt;<text:s/>param_value_2&lt;/param-value&gt;</text:p>
      <text:p text:style-name="XMLListing"><text:tab/>&lt;/context-param&gt;</text:p>
      <text:p text:style-name="XMLListing"/>
      <text:p text:style-name="XMLListing">&lt;!-- servlets --&gt;</text:p>
      <text:p text:style-name="XMLListing"/>
      <text:p text:style-name="XMLListing"><text:tab/>&lt;servlet&gt;</text:p>
      <text:p text:style-name="XMLListing"><text:tab/><text:tab/>&lt;servlet-name&gt;servlet_name_1&lt;/servlet-name&gt;</text:p>
      <text:p text:style-name="XMLListing"><text:tab/><text:tab/>&lt;servlet-class&gt;servlet_class_1&lt;/servlet-class&gt;</text:p>
      <text:p text:style-name="XMLListing"><text:tab/><text:tab/>&lt;load-on-startup/&gt;</text:p>
      <text:p text:style-name="XMLListing"><text:tab/>&lt;/servlet&gt;</text:p>
      <text:p text:style-name="XMLListing"><text:tab/>&lt;servlet&gt;</text:p>
      <text:p text:style-name="XMLListing"><text:tab/><text:tab/>&lt;servlet-name&gt;servlet_name_2&lt;/servlet-name&gt;</text:p>
      <text:p text:style-name="XMLListing"><text:tab/><text:tab/>&lt;servlet-class&gt;servlet_class_2&lt;/servlet-class&gt;</text:p>
      <text:p text:style-name="XMLListing"><text:tab/>&lt;/servlet&gt;</text:p>
      <text:p text:style-name="XMLListing"/>
      <text:p text:style-name="XMLListing">&lt;!-- servlet mappings --&gt;</text:p>
      <text:p text:style-name="XMLListing"/>
      <text:p text:style-name="XMLListing"><text:tab/>&lt;servlet-mapping&gt;</text:p>
      <text:p text:style-name="XMLListing"><text:tab/><text:tab/>&lt;servlet-name&gt;servlet_name_1&lt;/servlet-name&gt;</text:p>
      <text:p text:style-name="XMLListing"><text:tab/><text:tab/>&lt;url-pattern&gt;url_pattern_1&lt;/url-pattern&gt;</text:p>
      <text:p text:style-name="XMLListing"><text:tab/>&lt;/servlet-mapping&gt;</text:p>
      <text:p text:style-name="XMLListing"><text:tab/>&lt;servlet-mapping&gt;</text:p>
      <text:p text:style-name="XMLListing"><text:tab/><text:tab/>&lt;servlet-name&gt;servlet_name_2&lt;/servlet-name&gt;</text:p>
      <text:p text:style-name="XMLListing"><text:tab/><text:tab/>&lt;url-pattern&gt;url_pattern_2&lt;/url-pattern&gt;</text:p>
      <text:p text:style-name="XMLListing"><text:tab/>&lt;/servlet-mapping&gt;</text:p>
      <text:p text:style-name="XMLListing"/>
      <text:p text:style-name="XMLListing"><text:tab/>&lt;!—- additional stuff --&gt;</text:p>
      <text:p text:style-name="XMLListing"/>
      <text:p text:style-name="XMLListing"><text:tab/>&lt;welcome-file-list&gt;</text:p>
      <text:p text:style-name="XMLListing"><text:tab/><text:tab/>&lt;welcome-file&gt;index.jsp&lt;/welcome-file&gt;</text:p>
      <text:p text:style-name="XMLListing"><text:tab/>&lt;/welcome-file-list&gt;</text:p>
      <text:p text:style-name="XMLListing"/>
      <text:p text:style-name="XMLListing"><text:tab/>&lt;!—- Session configuration --&gt;</text:p>
      <text:p text:style-name="XMLListing"><text:tab/>&lt;session-config&gt;</text:p>
      <text:p text:style-name="XMLListing"><text:tab/><text:tab/>&lt;session-timeout&gt;600&lt;/session-timeout&gt;</text:p>
      <text:p text:style-name="XMLListing"><text:tab/><text:tab/>&lt;!-- minutes --&gt;</text:p>
      <text:p text:style-name="XMLListing"><text:tab/>&lt;/session-config&gt;</text:p>
      <text:p text:style-name="XMLListing"/>
      <text:p text:style-name="XMLListing">&lt;/web-app&gt;</text:p>
      <text:p text:style-name="Textbody"/>
      <text:p text:style-name="Textbody"/>
      <text:p text:style-name="Textbody">In the above sample web.xml you should pay attention to the following:</text:p>
      <text:p text:style-name="Textbody">***</text:p>
      <text:soft-page-break/>
      <text:p text:style-name="Textbody"><text:span text:style-name="T378">&lt;display-name&gt;</text:span><text:span text:style-name="T379"><text:s/>The name is displayed in the header of each page in sitet</text:span><text:span text:style-name="T380">agline field.</text:span></text:p>
      <text:p text:style-name="Textbody">***</text:p>
      <text:p text:style-name="P381">&lt;context-param&gt; tags declare the configuration parameters of GDEM web application. These are described in a later chapter. The parameters available or required and their possible values are included in this chapter.</text:p>
      <text:p text:style-name="Textbody">***</text:p>
      <text:p text:style-name="Textbody"><text:span text:style-name="T382">&lt;servlet&gt;</text:span><text:span text:style-name="T383"><text:s/>and<text:s/></text:span><text:span text:style-name="T384">&lt;ser</text:span><text:span text:style-name="T385">vlet-mapping&gt;</text:span><text:span text:style-name="T386"><text:s/>tags declare the GDEM servlets and their URL mappings. You should not change them.</text:span></text:p>
      <text:p text:style-name="Textbody">***</text:p>
      <text:p text:style-name="Textbody"><text:span text:style-name="T387">&lt;welcome-file-list&gt;</text:span><text:span text:style-name="T388"><text:s/>tag is for declaring the files that the web server should display when the GDEM directory listing is requested by URL.</text:span></text:p>
      <text:p text:style-name="Textbody">***</text:p>
      <text:p text:style-name="Textbody"><text:span text:style-name="T389">&lt;load-on-sta</text:span><text:span text:style-name="T390">rtup/&gt;<text:s/></text:span><text:span text:style-name="T391">tag is for loading a servlet during Tomcat startup. In GDEM Work-queue system is started with</text:span><text:span text:style-name="T392"><text:s/></text:span><text:span text:style-name="T393">this tag. If you don’t wan’t to install work-queue and QA service, then remove this tag from web.xml</text:span></text:p>
      <text:p text:style-name="Textbody">***</text:p>
      <text:p text:style-name="Textbody"><text:span text:style-name="T394">&lt;session-timeout&gt;<text:s/></text:span>tag is useful, if you want to<text:s/>increase the session life time. Session-timeout parameter shoes the number of minutes, how long the session is stored in the server.</text:p>
      <text:h text:style-name="P395" text:outline-level="3">Configuring the GDEM web application</text:h>
      <text:p text:style-name="Textbody"><text:span text:style-name="T396">GDEM has 4 properties files in<text:s/></text:span><text:span text:style-name="T397">XMLCONV</text:span><text:span text:style-name="T398">_HOME/public/WEB-INF directory, which should be<text:s/></text:span><text:span text:style-name="T399">revised manually. There are file references, which should be changed according to the installation. Now these changes can be made editing the local.properties files and then reinstalling the project using maven.</text:span></text:p>
      <text:p text:style-name="Textbody">The list of the properties files:</text:p>
      <text:list text:style-name="WW8Num30">
        <text:list-item>
          <text:p text:style-name="P400">/WEB-INF/classes/gdem.properties – several settings for GDEM services.</text:p>
        </text:list-item>
      </text:list>
      <table:table table:style-name="Table401">
        <table:table-columns>
          <table:table-column table:style-name="TableColumn402"/>
          <table:table-column table:style-name="TableColumn403"/>
        </table:table-columns>
        <table:table-row table:style-name="TableRow404">
          <table:table-cell table:style-name="TableCell405">
            <text:p text:style-name="TableHeading">Parameter</text:p>
          </table:table-cell>
          <table:table-cell table:style-name="TableCell406">
            <text:p text:style-name="TableHeading">Definition</text:p>
          </table:table-cell>
        </table:table-row>
        <table:table-row table:style-name="TableRow407">
          <table:table-cell table:style-name="TableCell408">
            <text:p text:style-name="TableContents">root.folder</text:p>
          </table:table-cell>
          <table:table-cell table:style-name="TableCell409">
            <text:p text:style-name="TableContents"><text:span text:style-name="T410">Full<text:s/></text:span><text:span text:style-name="T411">path for parent folder for other folders needed for the application.</text:span></text:p>
          </table:table-cell>
        </table:table-row>
        <table:table-row table:style-name="TableRow412">
          <table:table-cell table:style-name="TableCell413">
            <text:p text:style-name="TableContents">xsl.folder</text:p>
          </table:table-cell>
          <table:table-cell table:style-name="TableCell414">
            <text:p text:style-name="TableContents"><text:span text:style-name="T415">Full</text:span><text:s/>path of the directory where GDEM can store the xsl files for<text:s/>Stylesheet repository. So make sure that the user under which your Tomcat is running, has read-write rights to that directory.</text:p>
          </table:table-cell>
        </table:table-row>
        <table:table-row table:style-name="TableRow416">
          <table:table-cell table:style-name="TableCell417">
            <text:p text:style-name="TableContents">tmp.folder</text:p>
          </table:table-cell>
          <table:table-cell table:style-name="TableCell418">
            <text:p text:style-name="TableContents"><text:span text:style-name="T419">Full</text:span><text:s/>path of the directory where GDEM Work-queue system can store temporarily the downloaded input and result files for QA service. So make sure that the user under which your Tomcat is running, has read-write rights to that directory.</text:p>
          </table:table-cell>
        </table:table-row>
        <table:table-row table:style-name="TableRow420">
          <table:table-cell table:style-name="TableCell421">
            <text:p text:style-name="TableContents">queries.folder</text:p>
          </table:table-cell>
          <table:table-cell table:style-name="TableCell422">
            <text:p text:style-name="TableContents"><text:span text:style-name="T423">Full</text:span><text:s/>path of the directory where GDEM can store the XQuery script files for XQuery repository. So make sure that the user<text:s/>under which your Tomcat is running, has read-write rights to that directory.</text:p>
          </table:table-cell>
        </table:table-row>
        <table:table-row table:style-name="TableRow424">
          <table:table-cell table:style-name="TableCell425">
            <text:p text:style-name="TableContents">xmlfile.folder</text:p>
          </table:table-cell>
          <table:table-cell table:style-name="TableCell426">
            <text:p text:style-name="TableContents"><text:span text:style-name="T427">Full<text:s/></text:span><text:span text:style-name="T428">path for uploading xml files.</text:span></text:p>
          </table:table-cell>
        </table:table-row>
        <text:soft-page-break/>
        <table:table-row table:style-name="TableRow429">
          <table:table-cell table:style-name="TableCell430">
            <text:p text:style-name="TableContents">schema.folder</text:p>
          </table:table-cell>
          <table:table-cell table:style-name="TableCell431">
            <text:p text:style-name="TableContents"><text:span text:style-name="T432">Full<text:s/></text:span><text:span text:style-name="T433">path for uploading xml schema files.</text:span></text:p>
          </table:table-cell>
        </table:table-row>
        <table:table-row table:style-name="TableRow434">
          <table:table-cell table:style-name="TableCell435">
            <text:p text:style-name="TableContents">db.driver=org.gjt.mm.mysql.Driver</text:p>
            <text:p text:style-name="TableContents">db.url=jdbc:mysql://195.250.186.33:3306/GDEM</text:p>
            <text:p text:style-name="TableContents">db.user=gdem_admin</text:p>
            <text:p text:style-name="TableContents">db.pwd=</text:p>
          </table:table-cell>
          <table:table-cell table:style-name="TableCell436">
            <text:p text:style-name="TableContents">Database settings</text:p>
          </table:table-cell>
        </table:table-row>
        <table:table-row table:style-name="TableRow437">
          <table:table-cell table:style-name="TableCell438">
            <text:p text:style-name="TableContents">wq.check.interval</text:p>
          </table:table-cell>
          <table:table-cell table:style-name="TableCell439">
            <text:p text:style-name="TableContents"><text:span text:style-name="T440">Interval</text:span>. Work-queue system interval of checking for new jobs in SECONDS</text:p>
          </table:table-cell>
        </table:table-row>
        <table:table-row table:style-name="TableRow441">
          <table:table-cell table:style-name="TableCell442">
            <text:p text:style-name="TableContents">xq.engine.implementator</text:p>
          </table:table-cell>
          <table:table-cell table:style-name="TableCell443">
            <text:p text:style-name="TableContents"><text:span text:style-name="T444">Engine name</text:span>. Java class name for xq engine. If you want to change the engine for<text:s/>processing XQuery scripts other than Saxon, you have change this property</text:p>
          </table:table-cell>
        </table:table-row>
        <table:table-row table:style-name="TableRow445">
          <table:table-cell table:style-name="TableCell446">
            <text:p text:style-name="TableContents">gdem.service</text:p>
          </table:table-cell>
          <table:table-cell table:style-name="TableCell447">
            <text:p text:style-name="TableContents">The parameter shows, which services ha been installed in this environment. If the value is 1, then only Conversion Service is installed. If it is 2, then there is only<text:s/>QA installation and if it is 3, then both services are available.</text:p>
          </table:table-cell>
        </table:table-row>
        <table:table-row table:style-name="TableRow448">
          <table:table-cell table:style-name="TableCell449">
            <text:p text:style-name="TableContents">gdem.url</text:p>
          </table:table-cell>
          <table:table-cell table:style-name="TableCell450">
            <text:p text:style-name="TableContents">URL of the GDEM web application</text:p>
          </table:table-cell>
        </table:table-row>
        <table:table-row table:style-name="TableRow451">
          <table:table-cell table:style-name="TableCell452">
            <text:p text:style-name="TableContents">dd.url</text:p>
          </table:table-cell>
          <table:table-cell table:style-name="TableCell453">
            <text:p text:style-name="TableContents">URL of the Data Dictionary web application</text:p>
          </table:table-cell>
        </table:table-row>
        <table:table-row table:style-name="TableRow454">
          <table:table-cell table:style-name="TableCell455">
            <text:p text:style-name="TableContents">dd.rpc.url</text:p>
          </table:table-cell>
          <table:table-cell table:style-name="TableCell456">
            <text:p text:style-name="TableContents">URL of the Data Dictionary XML-RPC router</text:p>
          </table:table-cell>
        </table:table-row>
        <table:table-row table:style-name="TableRow457">
          <table:table-cell table:style-name="TableCell458">
            <text:p text:style-name="TableContents">dd.rpcservice.name</text:p>
          </table:table-cell>
          <table:table-cell table:style-name="TableCell459">
            <text:p text:style-name="TableContents">The Data Dictionary<text:s/>XML-RPC service name</text:p>
          </table:table-cell>
        </table:table-row>
        <table:table-row table:style-name="TableRow460">
          <table:table-cell table:style-name="TableCell461">
            <text:p text:style-name="TableContents">openoffice.service.port</text:p>
          </table:table-cell>
          <table:table-cell table:style-name="TableCell462">
            <text:p text:style-name="TableContents">OpenOffice port running as a service</text:p>
          </table:table-cell>
        </table:table-row>
      </table:table>
      <text:p text:style-name="Textbody"/>
      <text:list text:style-name="WW8Num30">
        <text:list-item text:start-value="1">
          <text:p text:style-name="P463">/WEB-INF/classes/uit.properties – contains reference to the XML/RPC service file and reference to the ACL folder. More details about this file in ACL chapter.</text:p>
        </text:list-item>
        <text:list-item>
          <text:p text:style-name="P464">/WEB-INF/classes/eionetdir.properties – contains LDAP service settings. More details about this file in ACL chapter.</text:p>
        </text:list-item>
        <text:list-item>
          <text:p text:style-name="P465">/WEB-INF/classes/log4j.xml – GDEM services logging settings</text:p>
        </text:list-item>
      </text:list>
      <text:p text:style-name="Textbody"><text:span text:style-name="T466">NB! Please for sure change the values of all<text:s/></text:span><text:span text:style-name="T467">path</text:span><text:s/>properties according to your<text:s/>own directory structure!</text:p>
      <text:h text:style-name="Heading4" text:outline-level="4">Installing only Conversion or QA service</text:h>
      <text:p text:style-name="Textbody">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suitable. The separation of services is handled with context parameters.</text:p>
      <text:list text:style-name="WW8Num4">
        <text:list-item text:start-value="1">
          <text:p text:style-name="P468">There exists a parameter called gdem.services in<text:s/><text:span text:style-name="T469">XMLCONV</text:span>_HOME/public/WEB-INF/classes/gdem.properties file. That parameter defines which services have been installed. The valid numeric values for that parameter are:</text:p>
        </text:list-item>
      </text:list>
      <text:p text:style-name="P470">1 – only Conversion Service has been installed</text:p>
      <text:p text:style-name="P471">2 – only QA Service has been installed</text:p>
      <text:p text:style-name="P472">3 – both services has been<text:s/>installed</text:p>
      <text:list text:style-name="WW8Num4" text:continue-numbering="true">
        <text:list-item>
          <text:p text:style-name="P473">In<text:s/><text:span text:style-name="T474">XMLCONV</text:span>_HOME/public/WEB-INF/web.xml change the following parameters according to the installed services:</text:p>
        </text:list-item>
        <text:list-item>
          <text:p text:style-name="P475">&lt;display-name&gt; The value of that parameter is displayed in the header of each page and describes the services that have installed into that GDEM Services environment. The values of that parameters could be for example:</text:p>
        </text:list-item>
      </text:list>
      <text:p text:style-name="Textbody"><text:tab/>1 – only Conversion Service</text:p>
      <text:p text:style-name="Textbody"><text:tab/>2 – only Quality Assessment Service</text:p>
      <text:p text:style-name="Textbody"><text:tab/>3 – both Conversion and Quality Assessment Service</text:p>
      <text:list text:style-name="WW8Num4" text:continue-numbering="true">
        <text:list-item>
          <text:p text:style-name="P476">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Listing">&lt;servlet&gt;</text:p>
      <text:p text:style-name="XMLListing"><text:tab/>&lt;servlet-name&gt;XQueryServlet&lt;/servlet-name&gt;</text:p>
      <text:p text:style-name="XMLListing"><text:tab/>&lt;servlet-class&gt;eionet.gdem.qa.servlets.WQCheckerServlet&lt;/servlet-class&gt;</text:p>
      <text:p text:style-name="XMLListing"><text:tab/>&lt;load-on-startup/&gt;</text:p>
      <text:p text:style-name="XMLListing">&lt;/servlet&gt;</text:p>
      <text:list text:style-name="WW8Num4" text:continue-numbering="true">
        <text:list-item>
          <text:p text:style-name="P477">&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2" text:outline-level="2">Setting up GDEM WebQuestionnaires Service</text:h>
      <text:p text:style-name="Text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text:p>
      <text:p text:style-name="Textbody">GDEM WebQuestionnaires Service (webq) package contains</text:p>
      <text:list text:style-name="WW8Num21">
        <text:list-item text:start-value="1">
          <text:p text:style-name="P478">WebForms repository</text:p>
        </text:list-item>
      </text:list>
      <text:list text:style-name="WW8Num35">
        <text:list-item text:start-value="1">
          <text:p text:style-name="P479">database for storing XForms and XML Schema mappings</text:p>
        </text:list-item>
        <text:list-item>
          <text:p text:style-name="P480">web-pages for opening, editing and saving the XML files from Reportek with XForms</text:p>
        </text:list-item>
        <text:list-item>
          <text:p text:style-name="P481">XML-RPC methods</text:p>
        </text:list-item>
      </text:list>
      <text:list text:style-name="WW8Num21">
        <text:list-item text:start-value="1">
          <text:p text:style-name="P482">WebForms Sandbox</text:p>
        </text:list-item>
      </text:list>
      <text:list text:style-name="WW8Num35">
        <text:list-item text:start-value="1">
          <text:p text:style-name="P483">folders for storing XForms, stylesheets and images</text:p>
        </text:list-item>
      </text:list>
      <text:list text:style-name="WW8Num21">
        <text:list-item text:start-value="1">
          <text:p text:style-name="P484">Chiba web-based XForms processor version 0.9.7.</text:p>
        </text:list-item>
      </text:list>
      <text:list text:style-name="WW8Num35">
        <text:list-item text:start-value="1">
          <text:p text:style-name="P485"><text:span text:style-name="T486">This package is integrated into WebQuestionnaires service and the source is copied to the current folders. The source is available at<text:s/></text:span><text:a xlink:href="http://chiba.sourceforge.net/" office:target-frame-name="_top" xlink:show="replace"><text:span text:style-name="T487">http://chiba.sourceforge.net</text:span></text:a></text:p>
        </text:list-item>
      </text:list>
      <text:p text:style-name="Textbody"/>
      <text:p text:style-name="Textbody">GDEM WebQ package has the<text:s/>following directory structure:</text:p>
      <text:p text:style-name="Normal">/webq</text:p>
      <text:p text:style-name="Normal">/acl<text:tab/><text:tab/>Access control files</text:p>
      <text:p text:style-name="Normal">/public<text:tab/><text:tab/>GDEM Service JSP files, CSS files, JavaScript files</text:p>
      <text:soft-page-break/>
      <text:p text:style-name="Normal"><text:tab/>/forms <text:s/><text:tab/>XForms sandbox, contains also Chiba samples</text:p>
      <text:p text:style-name="Normal"><text:tab/>/jsp<text:tab/><text:tab/>Chiba JSP files, mainly for debugging XForms</text:p>
      <text:p text:style-name="Normal"><text:tab/>/images<text:tab/>JPG, GIF and<text:s/>other image files; also images from Chiba<text:s/><text:tab/><text:tab/><text:tab/><text:tab/>package</text:p>
      <text:p text:style-name="Normal"><text:tab/>/scripts<text:s/><text:tab/>Java Scripts for script enabled XForms</text:p>
      <text:p text:style-name="Normal"><text:tab/>/styles<text:s/><text:tab/>CSS files for styling XForms</text:p>
      <text:p text:style-name="Normal"><text:tab/>/WEB-INF<text:tab/>web.xml and log4j.xml files</text:p>
      <text:p text:style-name="Normal">/classes<text:tab/>output directory where the Java classes should be compiled<text:s/><text:tab/><text:tab/><text:tab/>to,<text:s/>home directory for properties</text:p>
      <text:p text:style-name="Normal">/lib<text:tab/>JAR libraries</text:p>
      <text:p text:style-name="Normal">/xslt<text:s/><text:tab/>Chiba XSLT transformations</text:p>
      <text:p text:style-name="Normal"><text:tab/>/xforms<text:s/><text:tab/>the legal XForms mapped with XML schemas in database</text:p>
      <text:p text:style-name="Normal">/src</text:p>
      <text:p text:style-name="Normal">/eionet<text:s/><text:tab/>GDEM WebQuestionnaires service source files</text:p>
      <text:p text:style-name="Normal">/org<text:tab/><text:s text:c="2"/><text:tab/>Chiba engine source files</text:p>
      <text:p text:style-name="Textbody"><text:span text:style-name="T488">In the following c</text:span><text:span text:style-name="T489">hapters the disribution's root directory<text:s/></text:span><text:span text:style-name="T490">/webq</text:span><text:span text:style-name="T491"><text:s/>will be referred to as WebQ home directory (WEBQ_HOME). The same WebQ directory structure is meant both for Linux and WinNT.</text:span></text:p>
      <text:h text:style-name="Heading3" text:outline-level="3">Installing GDEM WebQ service and building Java source</text:h>
      <text:p text:style-name="Textbody"><text:span text:style-name="T492">GDEM WebQ Java source files ar</text:span><text:span text:style-name="T493">e located in WEBQ_HOME/src directory. Since no built class files are offered with GDEM package, you must build them from source. It is recommended that for building you use Ap</text:span>ache Ant<text:span text:style-name="T494">. A short description about Ant tool is in chapter <text:s/>8.2.1<text:s/></text:span><text:span text:style-name="T495"><text:bookmark-ref text:ref-name="_Ref88971126" text:reference-format="text">Installing GDEM and building Java source</text:bookmark-ref></text:span><text:span text:style-name="T496">.<text:s/></text:span><text:span text:style-name="T497">Build.xml can be found from the root directory of WebQ service. The main target of the ant call is<text:s/></text:span><text:span text:style-name="T498">install</text:span><text:span text:style-name="T499">, which should do the following – creates the folders, copies files and compiles all the classes. The<text:s/></text:span><text:span text:style-name="T500">parameter called<text:s/></text:span><text:span text:style-name="T501">prefix</text:span><text:span text:style-name="T502"><text:s/>should be defined in the ant call. It refers to the directory, where the service will be installed. Usually it is webapps directory of Tomcat. The ant call should look as follows:</text:span></text:p>
      <text:p text:style-name="Normal"><text:span text:style-name="Example">ant –Dprefix=/home/www/webs install</text:span></text:p>
      <text:p text:style-name="Textbody">Other useful targets are:</text:p>
      <text:p text:style-name="Textbody"><text:span text:style-name="T503">clean <text:s/>- this target removes all compiled java classes from the build.dir, but does not touch the rest (jsp, html, xml, stylesheets)</text:span></text:p>
      <text:p text:style-name="Textbody"><text:span text:style-name="T504">compile - compiles all classes</text:span></text:p>
      <text:p text:style-name="Textbody"><text:span text:style-name="T505">checkProps – checks if any of the properties is missing</text:span></text:p>
      <text:p text:style-name="Textbody"><text:span text:style-name="T506">An additional parameter du</text:span><text:span text:style-name="T507">ring installation is vhost. <text:s/>If this property is defined, the application will be installed as a new virtual host. Otherwise it is installed under webapps folder under existing virtual host</text:span></text:p>
      <text:p text:style-name="Textbody"><text:span text:style-name="StrongEmphasis">IMPORTANT!</text:span></text:p>
      <text:p text:style-name="Textbody"><text:span text:style-name="T508">The installation is copying also<text:s/></text:span><text:span text:style-name="Example">dom3-xml-apis.jar</text:span><text:s/>and<text:s/><text:span text:style-name="HTMLTypewriter">dom3-xercesImpl.jar</text:span><text:s/><text:span text:style-name="T509">to<text:s/></text:span><text:span text:style-name="T510">WEBQ_</text:span><text:span text:style-name="T511">HOME/public/WEB-INF/lib directory. These 2 jar files should be moved to tomcat_home/common/endorsed.</text:span><text:s/>Make sure to remove/backup any other<text:s/><text:span text:style-name="Example">xercesImpl.jar</text:span><text:s/>and<text:s/><text:span text:style-name="Example">xml-apis.jar</text:span><text:s/>possibly residing there. Alternatively you might install the extracted libs as extensions in your $JAVA_HOME. If you use<text:s/><text:soft-page-break/>jpackage.org RPMS for Tomcat, remember to remove the files in tomcat_home /common/endorsed and install dom3-xercesImpl.jar and dom3-xml-apis.jar instead.</text:p>
      <text:p text:style-name="Textbody">If you are having “schema load error” during opening XForms later, then you have probably missed this step.</text:p>
      <text:h text:style-name="P512" text:outline-level="3">Setting up the GDEM WebQ service web</text:h>
      <text:p text:style-name="Textbody">GDEM WebQ web setup and configuration is to be written into 2 files:</text:p>
      <text:list text:style-name="WW8Num2">
        <text:list-item text:start-value="1">
          <text:p text:style-name="P513">server.xml file in TOMCAT_HOME/conf directory</text:p>
        </text:list-item>
        <text:list-item>
          <text:p text:style-name="P514">web.xml file in<text:s/>WEBQ_HOME/public/WEB-INF directory</text:p>
        </text:list-item>
      </text:list>
      <text:p text:style-name="Textbody"><text:span text:style-name="T515">The detailed descriptions of these files are in chapter 8.2.2<text:s/></text:span><text:span text:style-name="T516"><text:bookmark-ref text:ref-name="_Ref88974938" text:reference-format="text">Setting up the GDEM services web</text:bookmark-ref></text:span><text:span text:style-name="T517">.</text:span></text:p>
      <text:p text:style-name="Text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518" text:outline-level="3">Setting up the WebQ service properties</text:h>
      <text:p text:style-name="Textbody">WebQService has some properties files, which should be revised manually. Mainly there are file references, which should be changed according to the installation.</text:p>
      <text:p text:style-name="Textbody">The list of the properties files:</text:p>
      <text:list text:style-name="WW8Num30">
        <text:list-item text:start-value="1">
          <text:p text:style-name="P519">/WEB-INF/web.xml – context parameters for WebQ and Chiba engine.</text:p>
        </text:list-item>
      </text:list>
      <text:p text:style-name="Textbody"/>
      <table:table table:style-name="Table520">
        <table:table-columns>
          <table:table-column table:style-name="TableColumn521"/>
          <table:table-column table:style-name="TableColumn522"/>
        </table:table-columns>
        <table:table-row table:style-name="TableRow523">
          <table:table-cell table:style-name="TableCell524">
            <text:p text:style-name="TableHeading">Parameter</text:p>
          </table:table-cell>
          <table:table-cell table:style-name="TableCell525">
            <text:p text:style-name="TableHeading">Definition</text:p>
          </table:table-cell>
        </table:table-row>
        <table:table-row table:style-name="TableRow526">
          <table:table-cell table:style-name="TableCell527">
            <text:p text:style-name="TableContents">xforms</text:p>
          </table:table-cell>
          <table:table-cell table:style-name="TableCell528">
            <text:p text:style-name="TableContents"><text:span text:style-name="StrongEmphasis">Relative</text:span><text:s/>path of the directory where WebQ can<text:s/>store xforms for XForms repository. So make sure that the user under which your Tomcat is running, has read-write rights to that directory.</text:p>
          </table:table-cell>
        </table:table-row>
        <table:table-row table:style-name="TableRow529">
          <table:table-cell table:style-name="TableCell530">
            <text:p text:style-name="TableContents">chiba.action-url</text:p>
          </table:table-cell>
          <table:table-cell table:style-name="TableCell531">
            <text:p text:style-name="TableContents">Action url, where the data is posted from clientside. This URL is pasted into HTML as the form action attribute value. The parameter is needed, because Chiba processor is configuring the URL wrongly in Java code.</text:p>
          </table:table-cell>
        </table:table-row>
        <table:table-row table:style-name="TableRow532">
          <table:table-cell table:style-name="TableCell533">
            <text:p text:style-name="TableContents">chiba.styles</text:p>
          </table:table-cell>
          <table:table-cell table:style-name="TableCell534">
            <text:p text:style-name="TableContents"><text:span text:style-name="StrongEmphasis">Relative</text:span><text:s/>path of the directory where WebQ can store css for XForms Sandbox. So make sure that the user under which your Tomcat<text:s/>is running, has read-write rights to that directory.</text:p>
          </table:table-cell>
        </table:table-row>
        <table:table-row table:style-name="TableRow535">
          <table:table-cell table:style-name="TableCell536">
            <text:p text:style-name="TableContents">chiba.images</text:p>
          </table:table-cell>
          <table:table-cell table:style-name="TableCell537">
            <text:p text:style-name="TableContents"><text:span text:style-name="StrongEmphasis">Relative</text:span><text:s/>path of the directory where WebQ can store images for XForms Sandbox. So make sure that the user under which your Tomcat is running, has read-write rights to that directory.</text:p>
          </table:table-cell>
        </table:table-row>
        <table:table-row table:style-name="TableRow538">
          <table:table-cell table:style-name="TableCell539">
            <text:p text:style-name="TableContents">chiba.xforms.stylesPath</text:p>
          </table:table-cell>
          <table:table-cell table:style-name="TableCell540">
            <text:p text:style-name="TableContents">location of stylesheets relative to webapp-dir. The default stylehseet html4.xsl should be stored in this dir.</text:p>
          </table:table-cell>
        </table:table-row>
      </table:table>
      <text:p text:style-name="Textbody"/>
      <text:soft-page-break/>
      <text:list text:style-name="WW8Num30">
        <text:list-item text:start-value="1">
          <text:p text:style-name="P541">/WEB-INF/classes/gdem.properties – several settings for GDEM services. WebQ uses only settings for database connection.</text:p>
        </text:list-item>
      </text:list>
      <text:p text:style-name="Textbody"/>
      <table:table table:style-name="Table542">
        <table:table-columns>
          <table:table-column table:style-name="TableColumn543"/>
          <table:table-column table:style-name="TableColumn544"/>
        </table:table-columns>
        <table:table-row table:style-name="TableRow545">
          <table:table-cell table:style-name="TableCell546">
            <text:p text:style-name="TableHeading">Parameter</text:p>
          </table:table-cell>
          <table:table-cell table:style-name="TableCell547">
            <text:p text:style-name="TableHeading">Definition</text:p>
          </table:table-cell>
        </table:table-row>
        <table:table-row table:style-name="TableRow548">
          <table:table-cell table:style-name="TableCell549">
            <text:p text:style-name="TableContents">tmp.folder</text:p>
          </table:table-cell>
          <table:table-cell table:style-name="TableCell550">
            <text:p text:style-name="TableContents"><text:span text:style-name="StrongEmphasis">Full</text:span><text:s/>path of the directory where WebQ can store temporarily the downloaded files. So make sure that the user under which your Tomcat is running, has read-write rights to that directory.</text:p>
          </table:table-cell>
        </table:table-row>
        <table:table-row table:style-name="TableRow551">
          <table:table-cell table:style-name="TableCell552">
            <text:p text:style-name="TableContents">db.driver=org.gjt.mm.mysql.Driver</text:p>
            <text:p text:style-name="TableContents">db.url=jdbc:mysql://195.250.186.33:3306/GDEM</text:p>
            <text:p text:style-name="TableContents">db.user=gdem_admin</text:p>
            <text:p text:style-name="TableContents">db.pwd=</text:p>
          </table:table-cell>
          <table:table-cell table:style-name="TableCell553">
            <text:p text:style-name="TableContents">Database settings</text:p>
          </table:table-cell>
        </table:table-row>
      </table:table>
      <text:p text:style-name="Textbody"/>
      <text:list text:style-name="WW8Num30">
        <text:list-item text:start-value="1">
          <text:p text:style-name="P554">/WEB-INF/classes/uit.properties – contains reference to the XML/RPC service file and reference to the ACL folder. More details about this file in ACL chapter.</text:p>
        </text:list-item>
        <text:list-item>
          <text:p text:style-name="P555">/WEB-INF/classes/eionetdir.properties – contains LDAP service settings. More details about this file in ACL chapter.</text:p>
        </text:list-item>
        <text:list-item>
          <text:p text:style-name="P556">/WEB-INF/classes/log4j.properties – WebQ service logging settings</text:p>
        </text:list-item>
        <text:list-item>
          <text:p text:style-name="P557">/WEB-INF/ log4j.xml – Chiba processor logging settings</text:p>
        </text:list-item>
      </text:list>
      <text:h text:style-name="Heading2" text:outline-level="2">Setting up the web<text:s/>root in Apache's conf</text:h>
      <text:p text:style-name="Textbody">Since Apache and Tomcat need to work together and to avoid any unexpected problems, it is recommended that the web root directories of Apache and Tomcat match. So the directory under which you unpacked the GDEM and specified as the web root for Tomcat (it was in<text:s/><text:span text:style-name="T558">appBase</text:span><text:s/>attribute in<text:s/><text:span text:style-name="T559">&lt;Host&gt;</text:span><text:s/>tag), you should also specify as the root for Apache's web server.</text:p>
      <text:p text:style-name="Textbody">For that you have to make sure that the following lines are present in Apache's configuration file (usually located at<text:s/><text:span text:style-name="T560">apache_home/</text:span><text:span text:style-name="T561">conf/httpd.conf</text:span>)</text:p>
      <text:p text:style-name="Normal"><text:span text:style-name="Example">DocumentRoot "/home/www"</text:span></text:p>
      <text:p text:style-name="Normal"/>
      <text:p text:style-name="Normal"><text:span text:style-name="Example">&lt;Directory /&gt;</text:span></text:p>
      <text:p text:style-name="Normal"><text:span text:style-name="Example"><text:s text:c="4"/>Options None</text:span></text:p>
      <text:p text:style-name="Normal"><text:span text:style-name="Example"><text:s text:c="4"/>AllowOverride None</text:span></text:p>
      <text:p text:style-name="Normal"><text:span text:style-name="Example">&lt;/Directory&gt;</text:span></text:p>
      <text:p text:style-name="Normal"/>
      <text:p text:style-name="Normal"><text:span text:style-name="Example">&lt;Directory "/home/www"&gt;</text:span></text:p>
      <text:p text:style-name="Normal"><text:span text:style-name="Example"><text:s text:c="4"/>Options None</text:span></text:p>
      <text:p text:style-name="Normal"><text:span text:style-name="Example"><text:s text:c="4"/>AllowOverride Limit Options</text:span></text:p>
      <text:p text:style-name="Normal"><text:span text:style-name="Example"><text:s text:c="4"/>Order deny,allow</text:span></text:p>
      <text:p text:style-name="Normal"><text:span text:style-name="Example"><text:s text:c="4"/>Deny from all</text:span></text:p>
      <text:p text:style-name="Normal"><text:span text:style-name="Example">&lt;/Directory&gt;</text:span></text:p>
      <text:soft-page-break/>
      <text:p text:style-name="Textbody">where<text:s/><text:span text:style-name="T562">/home/www</text:span><text:s/>is<text:s/>the directory under which you unpacked the GDEM and specified as the web root for Tomcat. Don't forget to use backslashes, if you're platform is Windows-based.</text:p>
      <text:h text:style-name="Heading2" text:outline-level="2">Setting up CAS user authentication</text:h>
      <text:p text:style-name="Textbody">To use XMLCONV with CAS (Central Authentication Service,<text:a xlink:href="http://www.ja-sig.org/products/cas/" office:target-frame-name="_top" xlink:show="replace">http://www.ja-sig.org/products/cas/</text:a>), the following sections must be present in web.xml:</text:p>
      <text:p text:style-name="XMLListing"><text:tab/><text:span text:style-name="T563">&lt;context-param&gt;</text:span></text:p>
      <text:p text:style-name="P564"><text:tab/><text:tab/>&lt;param-name&gt;edu.yale.its.tp.cas.client.filter.loginUrl&lt;/param-name&gt;</text:p>
      <text:p text:style-name="P565"><text:tab/><text:tab/>&lt;param-value&gt;https://sso.eionet.europa.eu/login&lt;/param-value&gt;</text:p>
      <text:p text:style-name="P566"><text:tab/>&lt;/context-param&gt;</text:p>
      <text:p text:style-name="P567"><text:tab/>&lt;filter&gt;</text:p>
      <text:p text:style-name="P568"><text:tab/><text:tab/>&lt;filter-name&gt;CAS Filter&lt;/filter-name&gt;</text:p>
      <text:p text:style-name="P569"><text:tab/><text:s text:c="4"/>&lt;filter-class&gt;edu.yale.its.tp.cas.client.filter.CASFilter&lt;/filter-class&gt;</text:p>
      <text:p text:style-name="P570"><text:tab/><text:tab/>&lt;init-param&gt;</text:p>
      <text:p text:style-name="P571"><text:tab/><text:tab/><text:tab/>&lt;param-name&gt;edu.yale.its.tp.cas.client.filter.loginUrl&lt;/param-name&gt;</text:p>
      <text:p text:style-name="P572"><text:tab/><text:tab/><text:tab/>&lt;param-value&gt;https://sso.eionet.europa.eu/login&lt;/param-value&gt;</text:p>
      <text:p text:style-name="P573"><text:tab/><text:tab/>&lt;/init-param&gt;</text:p>
      <text:p text:style-name="P574"><text:tab/><text:tab/>&lt;init-param&gt;</text:p>
      <text:p text:style-name="P575"><text:tab/><text:tab/><text:tab/>&lt;param-name&gt;edu.yale.its.tp.cas.client.filter.validateUrl&lt;/param-name&gt;</text:p>
      <text:p text:style-name="P576"><text:tab/><text:tab/><text:tab/>&lt;param-value&gt;https://sso.eionet.europa.eu/serviceValidate&lt;/param-value&gt;</text:p>
      <text:p text:style-name="P577"><text:tab/><text:tab/>&lt;/init-param&gt;</text:p>
      <text:p text:style-name="P578"><text:tab/><text:tab/>&lt;init-param&gt;</text:p>
      <text:p text:style-name="P579"><text:tab/><text:tab/><text:tab/>&lt;param-name&gt;edu.yale.its.tp.cas.client.filter.serverName&lt;/param-name&gt;</text:p>
      <text:p text:style-name="P580"><text:tab/><text:tab/><text:tab/>&lt;param-value&gt;converters.eionet.europa.eu&lt;/param-value&gt;</text:p>
      <text:p text:style-name="P581"><text:tab/><text:tab/>&lt;/init-param&gt;</text:p>
      <text:p text:style-name="P582"><text:tab/><text:tab/>&lt;init-param&gt;</text:p>
      <text:p text:style-name="P583"><text:tab/><text:tab/><text:tab/>&lt;param-name&gt;edu.yale.its.tp.cas.client.filter.wrapRequest&lt;/param-name&gt;</text:p>
      <text:p text:style-name="P584"><text:tab/><text:tab/><text:tab/>&lt;param-value&gt;true&lt;/param-value&gt;</text:p>
      <text:p text:style-name="P585"><text:tab/><text:tab/>&lt;/init-param&gt;</text:p>
      <text:p text:style-name="P586"><text:tab/>&lt;/filter&gt;</text:p>
      <text:p text:style-name="P587"><text:tab/>&lt;!-- Filter Mappings --&gt;</text:p>
      <text:p text:style-name="P588"><text:tab/>&lt;filter-mapping&gt;</text:p>
      <text:p text:style-name="P589"><text:tab/><text:tab/>&lt;filter-name&gt;CAS Filter&lt;/filter-name&gt;</text:p>
      <text:p text:style-name="P590"><text:tab/><text:tab/>&lt;url-pattern&gt;/eionetCookieLogin/*&lt;/url-pattern&gt;</text:p>
      <text:p text:style-name="P591"><text:tab/>&lt;/filter-mapping&gt;</text:p>
      <text:p text:style-name="P592"><text:tab/>&lt;filter-mapping&gt;</text:p>
      <text:p text:style-name="P593"><text:tab/><text:tab/>&lt;filter-name&gt;CAS Filter&lt;/filter-name&gt;</text:p>
      <text:p text:style-name="P594"><text:tab/><text:tab/>&lt;url-pattern&gt;/login&lt;/url-pattern&gt;</text:p>
      <text:p text:style-name="P595"><text:tab/>&lt;/filter-mapping&gt;</text:p>
      <text:p text:style-name="P596"><text:tab/>&lt;filter-mapping&gt;</text:p>
      <text:p text:style-name="P597"><text:tab/><text:tab/>&lt;filter-name&gt;CAS Filter&lt;/filter-name&gt;</text:p>
      <text:p text:style-name="P598"><text:tab/><text:tab/>&lt;url-pattern&gt;/do/afterLogin&lt;/url-pattern&gt;</text:p>
      <text:p text:style-name="P599"><text:tab/>&lt;/filter-mapping&gt;</text:p>
      <text:p text:style-name="P600"><text:tab/>&lt;filter-mapping&gt;</text:p>
      <text:p text:style-name="P601"><text:tab/><text:tab/>&lt;filter-name&gt;CAS Filter&lt;/filter-name&gt;</text:p>
      <text:p text:style-name="P602"><text:tab/><text:tab/>&lt;url-pattern&gt;/do/editUI&lt;/url-pattern&gt;</text:p>
      <text:p text:style-name="P603"><text:tab/>&lt;/filter-mapping&gt;</text:p>
      <text:p text:style-name="P604"><text:tab/>&lt;filter-mapping&gt;</text:p>
      <text:p text:style-name="P605"><text:tab/><text:tab/>&lt;filter-name&gt;CAS Filter&lt;/filter-name&gt;</text:p>
      <text:p text:style-name="P606"><text:tab/><text:tab/>&lt;url-pattern&gt;/do/ldapForm&lt;/url-pattern&gt;</text:p>
      <text:p text:style-name="P607"><text:tab/>&lt;/filter-mapping&gt;</text:p>
      <text:p text:style-name="P608"><text:tab/>&lt;filter-mapping&gt;</text:p>
      <text:p text:style-name="P609"><text:tab/><text:tab/>&lt;filter-name&gt;CAS Filter&lt;/filter-name&gt;</text:p>
      <text:p text:style-name="P610"><text:tab/><text:tab/>&lt;url-pattern&gt;/do/dbForm&lt;/url-pattern&gt;</text:p>
      <text:p text:style-name="P611"><text:tab/>&lt;/filter-mapping&gt;</text:p>
      <text:p text:style-name="P612"><text:tab/>&lt;filter-mapping&gt;</text:p>
      <text:p text:style-name="P613"><text:tab/><text:tab/>&lt;filter-name&gt;CAS Filter&lt;/filter-name&gt;</text:p>
      <text:p text:style-name="P614"><text:tab/><text:tab/>&lt;url-pattern&gt;/do/addUplSchemaForm&lt;/url-pattern&gt;</text:p>
      <text:p text:style-name="P615"><text:tab/>&lt;/filter-mapping&gt;</text:p>
      <text:p text:style-name="P616"><text:tab/>&lt;filter-mapping&gt;</text:p>
      <text:p text:style-name="P617"><text:tab/><text:tab/>&lt;filter-name&gt;CAS Filter&lt;/filter-name&gt;</text:p>
      <text:p text:style-name="P618"><text:tab/><text:tab/>&lt;url-pattern&gt;/do/addStylesheetForm&lt;/url-pattern&gt;</text:p>
      <text:p text:style-name="P619"><text:tab/>&lt;/filter-mapping&gt;</text:p>
      <text:p text:style-name="P620"><text:tab/>&lt;filter-mapping&gt;</text:p>
      <text:p text:style-name="P621"><text:tab/><text:tab/>&lt;filter-name&gt;CAS Filter&lt;/filter-name&gt;</text:p>
      <text:soft-page-break/>
      <text:p text:style-name="P622"><text:tab/><text:tab/>&lt;url-pattern&gt;/add_query.jsp&lt;/url-pattern&gt;</text:p>
      <text:p text:style-name="P623"><text:tab/>&lt;/filter-mapping&gt;</text:p>
      <text:p text:style-name="P624"><text:tab/>&lt;filter-mapping&gt;</text:p>
      <text:p text:style-name="P625"><text:tab/><text:tab/>&lt;filter-name&gt;CAS Filter&lt;/filter-name&gt;</text:p>
      <text:p text:style-name="P626"><text:tab/><text:tab/>&lt;url-pattern&gt;/add_query.jsp&lt;/url-pattern&gt;</text:p>
      <text:p text:style-name="P627"><text:tab/>&lt;/filter-mapping&gt;</text:p>
      <text:p text:style-name="P628"><text:tab/>&lt;filter-mapping&gt;</text:p>
      <text:p text:style-name="P629"><text:tab/><text:tab/>&lt;filter-name&gt;CAS Filter&lt;/filter-name&gt;</text:p>
      <text:p text:style-name="P630"><text:tab/><text:tab/>&lt;url-pattern&gt;/do/addUplXmlFileForm&lt;/url-pattern&gt;</text:p>
      <text:p text:style-name="P631"><text:tab/>&lt;/filter-mapping&gt;</text:p>
      <text:p text:style-name="P632"><text:tab/>&lt;filter-mapping&gt;</text:p>
      <text:p text:style-name="P633"><text:tab/><text:tab/>&lt;filter-name&gt;CAS Filter&lt;/filter-name&gt;</text:p>
      <text:p text:style-name="P634"><text:tab/><text:tab/>&lt;url-pattern&gt;/do/dbForm&lt;/url-pattern&gt;</text:p>
      <text:p text:style-name="P635"><text:tab/>&lt;/filter-mapping&gt;</text:p>
      <text:p text:style-name="P636"><text:tab/>&lt;filter-mapping&gt;</text:p>
      <text:p text:style-name="P637"><text:tab/><text:tab/>&lt;filter-name&gt;CAS Filter&lt;/filter-name&gt;</text:p>
      <text:p text:style-name="P638"><text:tab/><text:tab/>&lt;url-pattern&gt;/do/ldapForm&lt;/url-pattern&gt;</text:p>
      <text:p text:style-name="P639"><text:tab/>&lt;/filter-mapping&gt;</text:p>
      <text:p text:style-name="P640"><text:tab/>&lt;filter-mapping&gt;</text:p>
      <text:p text:style-name="P641"><text:tab/><text:tab/>&lt;filter-name&gt;CAS Filter&lt;/filter-name&gt;</text:p>
      <text:p text:style-name="P642"><text:tab/><text:tab/>&lt;url-pattern&gt;/do/hosts/*&lt;/url-pattern&gt;</text:p>
      <text:p text:style-name="P643"><text:tab/>&lt;/filter-mapping&gt;</text:p>
      <text:p text:style-name="Textbody">As you can see from the &lt;filter-class&gt;, the standard CAS filter is used. All the above init-parameters are the standrad filter's standard parameters. You can learn more about them at<text:s/><text:a xlink:href="http://www.ja-sig.org/wiki/display/CAS/Using+CASFilter" office:target-frame-name="_top" xlink:show="replace"><text:span text:style-name="Internetlink">http://www.ja-sig.org/wiki/display/CASC/Using+CASFilter</text:span></text:a>.</text:p>
      <text:p text:style-name="Textbody">You will need to change the values of these parameters for your environment. Just keep in mind that the<text:s/><text:span text:style-name="T644">edu.yale.its.tp.cas.client.filter.loginUrl</text:span><text:s/>must also be supplied as context-parameters (as shown above). This requirement does not come from CAS, it is a XMLCONV-specific need.</text:p>
      <text:p text:style-name="Textbody"/>
      <text:p text:style-name="Textbody">For each JVM that runs CAS client the Eionet CA certificate must be entered as trusted certificate. In order to achieve this follow these steps. Please note that Tomcat expects a <text:s/>default password for keystore “changeit”. Don't change it.</text:p>
      <text:list text:style-name="Numbering1">
        <text:list-item text:start-value="1">
          <text:p text:style-name="P645">Copy the Eionet CA certificate from<text:s/><text:a xlink:href="http://www.eionet.europa.eu/certificates/eionet-ca.cer" office:target-frame-name="_top" xlink:show="replace">http://www.eionet.europa.eu/certificates/eionet-ca.cer</text:a><text:s/>to a temporary<text:s/>directory</text:p>
        </text:list-item>
        <text:list-item>
          <text:p text:style-name="P646">Import tomcat certificate from the eionet-ca.car file into default keystore of the trusted certificates for each JVM.<text:s/><text:span text:style-name="T647">$JAVA_HOME/bin/keytool -import -file eionet-ca.cer -alias eionetca -keystore $JAVA_HOME/jre/lib/security/cacerts</text:span><text:span text:style-name="SourceText"><text:s/></text:span>This certificate will be added under alias "eionetca".</text:p>
        </text:list-item>
      </text:list>
      <text:p text:style-name="P648">The way CAS works, is that if user visits a protected XMLCONV page, he/she will be automatically redirected to CAS login page. There he/she enters username and password and will be redirected back to the protected XMLCONV page he/she was trying to access.</text:p>
      <text:h text:style-name="Heading2" text:outline-level="2">Setting up without CAS user authentication</text:h>
      <text:p text:style-name="Textbody">To use XMLCONV without the CAS user authentication, you must simply comment the sections shown in the previous chapter (Setting up CAS user authentication).</text:p>
      <text:p text:style-name="Textbody"><text:span text:style-name="T649">As a result, at</text:span><text:span text:style-name="T650"><text:s/>runtime the XMLCONV is able to understand that no CAS filter has been instantiated and so it does not lead you to CAS login page any more. Instead, it will open a <text:s/>login page where you can supply user credentials. These must be <text:s/>credentials of a user pres</text:span><text:span text:style-name="T651">ent in an LDAP directory that is declared in<text:s/></text:span><text:span text:style-name="T652">XMLCONV</text:span><text:span text:style-name="T653">_HOME</text:span><text:span text:style-name="T654">/public/WEB-INF/classes/eionet.properties</text:span><text:s/><text:span text:style-name="T655">or they must be credentials of users declared in<text:s/></text:span><text:soft-page-break/><text:span text:style-name="T656">XMLCONV</text:span><text:span text:style-name="T657">_HOME/acl/users.xml</text:span><text:span text:style-name="T658"><text:s/>file (see below for more about that file and access control lists in general). In</text:span><text:span text:style-name="T659"><text:s/>the latter case full path to that file must be specified in the<text:s/></text:span><text:span text:style-name="T660">acl.localusers.xml</text:span><text:span text:style-name="T661"><text:s/>property in<text:s/></text:span><text:span text:style-name="T662">XMLCONV</text:span><text:span text:style-name="T663">_HOME</text:span><text:span text:style-name="T664">/public/WEB-INF/classes/uit.properties</text:span><text:span text:style-name="T665">, so that XMLCONV knows that it should look for users from that file. If that property is specified, XMLCONV f</text:span><text:span text:style-name="T666">irst tries to find the user from users.xml and if not found there, it tries to authenticate against the above mentioned LDAP directory.</text:span></text:p>
      <text:h text:style-name="Heading2" text:outline-level="2">Configuring access control</text:h>
      <text:p text:style-name="Textbody"><text:span text:style-name="T667">In order to control which users have access to which operations, GDEM uses Access Control Lis</text:span><text:span text:style-name="T668">ts (ACL). These are stored in *.acl files in<text:s/></text:span><text:span text:style-name="T669">XMLCONV_HOME/acl or WEBQ_HOME/acl</text:span><text:span text:style-name="T670"><text:s/>folder. These are files where you declare certain permissions to certain users. Since users are declared in LDAP, the next step is to declared certain permissions. See next chap</text:span><text:span text:style-name="T671">ter.</text:span></text:p>
      <text:h text:style-name="Heading3" text:outline-level="3">Declaring permissions</text:h>
      <text:p text:style-name="Textbody"><text:span text:style-name="T672">GDEM permissions are declared in<text:s/></text:span><text:span text:style-name="T673">XMLCONV_HOME/acl/gdem.prms or WEBQ_HOME/acl/gdem.prms</text:span><text:span text:style-name="T674"><text:s/>file. You can change them as you like. Each line declares one permission and must be formatted like this:</text:span></text:p>
      <text:p text:style-name="Normal"><text:span text:style-name="Example">permission_identifier:permission_des</text:span><text:span text:style-name="Example">cription</text:span></text:p>
      <text:p text:style-name="Textbody"><text:span text:style-name="T675">Note that<text:s/></text:span><text:span text:style-name="T676">permission_identifier</text:span><text:span text:style-name="T677"><text:s/>must contain no white space!<text:s/></text:span><text:span text:style-name="T678">permission_description</text:span><text:span text:style-name="T679"><text:s/>is just free text. An example file may look like this:</text:span></text:p>
      <text:p text:style-name="Textbody"/>
      <text:p text:style-name="Normal"><text:span text:style-name="Example">v:view</text:span></text:p>
      <text:p text:style-name="Normal"><text:span text:style-name="Example">i:insert</text:span></text:p>
      <text:p text:style-name="Normal"><text:span text:style-name="Example">u:update</text:span></text:p>
      <text:p text:style-name="Normal"><text:span text:style-name="Example">d:delete</text:span></text:p>
      <text:p text:style-name="Normal"><text:span text:style-name="Example">w:write</text:span></text:p>
      <text:p text:style-name="Textbody">Normally you don’t need to change anything in the file that<text:s/>already came with GDEM package.</text:p>
      <text:h text:style-name="Heading3" text:outline-level="3">Declaring user groups</text:h>
      <text:p text:style-name="Textbody"><text:span text:style-name="T680">If you want access control by certain user groups you can define them in<text:s/></text:span><text:span text:style-name="T681">GDME_HOME/acl/gdem.prms</text:span><text:span text:style-name="T682"><text:s/>file.Each line declares one user group and must be formatted like this:</text:span></text:p>
      <text:p text:style-name="Normal"><text:span text:style-name="Example">group_id:users_in_group</text:span></text:p>
      <text:p text:style-name="Textbody"><text:span text:style-name="T683">Note that</text:span><text:span text:style-name="T684"><text:s/></text:span><text:span text:style-name="T685">group_id</text:span><text:span text:style-name="T686"><text:s/>must contain no white space and<text:s/></text:span><text:span text:style-name="T687">users_in_group</text:span><text:span text:style-name="T688"><text:s/>is a list of user names delimited by comma. An example file may look like this:</text:span></text:p>
      <text:p text:style-name="Normal"><text:span text:style-name="Example">gdem_admin:user_name1, user_name2,...</text:span></text:p>
      <text:h text:style-name="Heading3" text:outline-level="3">Configuring ACL files</text:h>
      <text:p text:style-name="Textbody"><text:span text:style-name="T689">Now that the users, user groups and permissions are declare</text:span><text:span text:style-name="T690">d, you can start configuring ACL files in<text:s/></text:span><text:span text:style-name="T691">XMLCONV_HOME/acl or WEBQ_HOME/acl</text:span><text:span text:style-name="T692"><text:s/>folder. GDEM package has the following ACL files:</text:span></text:p>
      <table:table table:style-name="Table693">
        <table:table-columns>
          <table:table-column table:style-name="TableColumn694"/>
          <table:table-column table:style-name="TableColumn695"/>
        </table:table-columns>
        <table:table-row table:style-name="TableRow696">
          <table:table-cell table:style-name="TableCell697">
            <text:soft-page-break/>
            <text:p text:style-name="TableHeading">File name</text:p>
          </table:table-cell>
          <table:table-cell table:style-name="TableCell698">
            <text:p text:style-name="TableHeading">Purpose</text:p>
          </table:table-cell>
        </table:table-row>
        <table:table-row table:style-name="TableRow699">
          <table:table-cell table:style-name="TableCell700">
            <text:p text:style-name="TableContents">_.acl</text:p>
          </table:table-cell>
          <table:table-cell table:style-name="TableCell701">
            <text:p text:style-name="TableContents">Application’s root ACL file.</text:p>
          </table:table-cell>
        </table:table-row>
        <table:table-row table:style-name="TableRow702">
          <table:table-cell table:style-name="TableCell703">
            <text:p text:style-name="TableContents">_host.acl</text:p>
          </table:table-cell>
          <table:table-cell table:style-name="TableCell704">
            <text:p text:style-name="TableContents">ACL file for access to GDEM hosts management.</text:p>
          </table:table-cell>
        </table:table-row>
        <table:table-row table:style-name="TableRow705">
          <table:table-cell table:style-name="TableCell706">
            <text:p text:style-name="TableContents">_queries.acl</text:p>
          </table:table-cell>
          <table:table-cell table:style-name="TableCell707">
            <text:p text:style-name="TableContents">ACL<text:s/>file for access to GDEM Xqurey Repository</text:p>
          </table:table-cell>
        </table:table-row>
        <table:table-row table:style-name="TableRow708">
          <table:table-cell table:style-name="TableCell709">
            <text:p text:style-name="TableContents">_schema.acl</text:p>
          </table:table-cell>
          <table:table-cell table:style-name="TableCell710">
            <text:p text:style-name="TableContents">ACL file for access to GDEM Schemas manaegemnt</text:p>
          </table:table-cell>
        </table:table-row>
        <table:table-row table:style-name="TableRow711">
          <table:table-cell table:style-name="TableCell712">
            <text:p text:style-name="TableContents">_stylesheets.acl</text:p>
          </table:table-cell>
          <table:table-cell table:style-name="TableCell713">
            <text:p text:style-name="TableContents">ACL file for access to GDEM Stylesheet repository</text:p>
          </table:table-cell>
        </table:table-row>
        <table:table-row table:style-name="TableRow714">
          <table:table-cell table:style-name="TableCell715">
            <text:p text:style-name="TableContents">_testconversion.acl</text:p>
          </table:table-cell>
          <table:table-cell table:style-name="TableCell716">
            <text:p text:style-name="TableContents">ACL file for access to GDEM converter functions.</text:p>
          </table:table-cell>
        </table:table-row>
        <table:table-row table:style-name="TableRow717">
          <table:table-cell table:style-name="TableCell718">
            <text:p text:style-name="TableContents">_workqueue.acl</text:p>
          </table:table-cell>
          <table:table-cell table:style-name="TableCell719">
            <text:p text:style-name="TableContents">ACL file for access to GDEM Work-queue system.</text:p>
          </table:table-cell>
        </table:table-row>
        <table:table-row table:style-name="TableRow720">
          <table:table-cell table:style-name="TableCell721">
            <text:p text:style-name="TableContents">_forms.acl</text:p>
          </table:table-cell>
          <table:table-cell table:style-name="TableCell722">
            <text:p text:style-name="TableContents">ACL file for access to GDEM WebQ Xforms repository</text:p>
          </table:table-cell>
        </table:table-row>
        <table:table-row table:style-name="TableRow723">
          <table:table-cell table:style-name="TableCell724">
            <text:p text:style-name="TableContents">_languages.acl</text:p>
          </table:table-cell>
          <table:table-cell table:style-name="TableCell725">
            <text:p text:style-name="TableContents">ACL file for access to GDEM WebQ Xforms languages</text:p>
          </table:table-cell>
        </table:table-row>
        <table:table-row table:style-name="TableRow726">
          <table:table-cell table:style-name="TableCell727">
            <text:p text:style-name="TableContents">_images.acl</text:p>
          </table:table-cell>
          <table:table-cell table:style-name="TableCell728">
            <text:p text:style-name="TableContents">ACL file for access to GDEM WebQ Sandbox image files</text:p>
          </table:table-cell>
        </table:table-row>
        <table:table-row table:style-name="TableRow729">
          <table:table-cell table:style-name="TableCell730">
            <text:p text:style-name="TableContents">_instance.acl</text:p>
          </table:table-cell>
          <table:table-cell table:style-name="TableCell731">
            <text:p text:style-name="TableContents">ACL file for access to GDEM WebQ Sandbox instance files</text:p>
          </table:table-cell>
        </table:table-row>
        <table:table-row table:style-name="TableRow732">
          <table:table-cell table:style-name="TableCell733">
            <text:p text:style-name="TableContents">_styles.acl</text:p>
          </table:table-cell>
          <table:table-cell table:style-name="TableCell734">
            <text:p text:style-name="TableContents">ACL file for access to GDEM WebQ Sandbox styles files</text:p>
          </table:table-cell>
        </table:table-row>
        <table:table-row table:style-name="TableRow735">
          <table:table-cell table:style-name="TableCell736">
            <text:p text:style-name="TableContents">_config.acl</text:p>
          </table:table-cell>
          <table:table-cell table:style-name="TableCell737">
            <text:p text:style-name="TableContents">ACL file for access to GDEM configuration management</text:p>
          </table:table-cell>
        </table:table-row>
        <table:table-row table:style-name="TableRow738">
          <table:table-cell table:style-name="TableCell739">
            <text:p text:style-name="TableContents">_qasandbox.acl</text:p>
          </table:table-cell>
          <table:table-cell table:style-name="TableCell740">
            <text:p text:style-name="TableContents">ACL file for accessing QA sandbox functionality –<text:s/>i=insert new QA script; u=edit existing QA script</text:p>
          </table:table-cell>
        </table:table-row>
      </table:table>
      <text:p text:style-name="Textbody"/>
      <text:p text:style-name="Textbody">NB! You should not delete any of those files, nor should you rename them!</text:p>
      <text:p text:style-name="Textbody"><text:span text:style-name="Emphasis">Note that root ACL file must be present, even though its contents are irrelevant!</text:span></text:p>
      <text:p text:style-name="Textbody">The lines of ACL files should be formatted like<text:s/>this:</text:p>
      <text:p text:style-name="Normal"><text:span text:style-name="Example">principal_type:principal:permissions[:doc]</text:span></text:p>
      <text:p text:style-name="Textbody"/>
      <text:p text:style-name="Textbody">Note the square brackets stand for parts that are not mandatory!</text:p>
      <text:list text:style-name="WW8Num28">
        <text:list-item>
          <text:p text:style-name="P741"><text:span text:style-name="T742">principal_type</text:span><text:span text:style-name="T743"><text:s/>states weather this line concerns a concrete user or a user group. Respectively, its values can be<text:s/></text:span><text:span text:style-name="T744">user</text:span><text:span text:style-name="T745"><text:s/>or<text:s/></text:span><text:span text:style-name="T746">localgroup</text:span><text:span text:style-name="T747">.</text:span></text:p>
        </text:list-item>
        <text:list-item>
          <text:p text:style-name="P748"><text:span text:style-name="T749">princip</text:span><text:span text:style-name="T750">al</text:span><text:span text:style-name="T751"><text:s/>is the name of the user or the group which the line concerns. In the 1st case it must correspond to an existing user name in LDAP, in the 2nd case it must correspond to a group defined as was shown above.</text:span></text:p>
        </text:list-item>
        <text:list-item>
          <text:p text:style-name="P752"><text:span text:style-name="T753">permissions</text:span><text:span text:style-name="T754"><text:s/>is the comma-delimited list of permi</text:span><text:span text:style-name="T755">ssion identifiers as declared in<text:s/></text:span><text:span text:style-name="T756">XMLCONV_HOME/acl/gdem.prms or WEBQ_HOME/acl/gdem.prms</text:span><text:span text:style-name="T757"><text:s/>file.</text:span></text:p>
        </text:list-item>
        <text:list-item>
          <text:p text:style-name="P758"><text:span text:style-name="T759">The lines terminated with<text:s/></text:span><text:span text:style-name="T760">:doc</text:span><text:span text:style-name="T761"><text:s/>you shouldn’t need to change. They decalre the rights that will be given to any objects created in the access area which the particu</text:span><text:span text:style-name="T762">lar ACL file stands for. This means that access control in GDEM is fine-grained to the very level of single objects and objects have owners. So the<text:s/></text:span><text:span text:style-name="T763">:doc</text:span><text:span text:style-name="T764"><text:s/>-terminated lines declare the owners’ rights to their objects.</text:span></text:p>
        </text:list-item>
      </text:list>
      <text:p text:style-name="Textbody">An example ACL file may look like this:</text:p>
      <text:p text:style-name="Normal"><text:span text:style-name="Example">localgroup:gdem_admin:i,u,d,w</text:span></text:p>
      <text:p text:style-name="Normal"><text:span text:style-name="Example">user:user_name1:i,u</text:span></text:p>
      <text:p text:style-name="Normal"><text:span text:style-name="Example">user: user_name2:i</text:span></text:p>
      <text:p text:style-name="Normal"><text:span text:style-name="Example">user:owner:u,d:doc</text:span></text:p>
      <text:p text:style-name="Textbody">In the above example:</text:p>
      <text:p text:style-name="Textbody">Line 1 states that user group<text:s/><text:span text:style-name="T765">gdem_admin</text:span><text:s/>has permissions<text:s/><text:span text:style-name="T766">i,u,d,w.</text:span></text:p>
      <text:p text:style-name="Textbody">Line 2 states that user<text:s/><text:span text:style-name="T767">user_name1</text:span><text:s/>has permissions<text:s/><text:span text:style-name="T768">i,u.</text:span></text:p>
      <text:soft-page-break/>
      <text:p text:style-name="Textbody">Line 3 states that user<text:s/><text:span text:style-name="T769">user_name2</text:span><text:s/>has only permission<text:s/><text:span text:style-name="T770">i.</text:span></text:p>
      <text:p text:style-name="Textbody">Line 4 states that objects’ owner will have<text:s/><text:span text:style-name="T771">u</text:span><text:s/>and<text:s/><text:span text:style-name="T772">d</text:span><text:s/>permissions on his/her objects<text:span text:style-name="T773">.</text:span></text:p>
      <text:p text:style-name="Textbody"/>
      <text:p text:style-name="Textbody">Management of ACL files has many possibilities and normally it should actually be done through a special web-accessible ACL Admin Tool. The latter has relevant documentation where you can learn the ACL management in details.</text:p>
      <text:h text:style-name="Heading3" text:outline-level="3">Configuring GDEM to find ACL-related files</text:h>
      <text:p text:style-name="Textbody">The locations of ACL-related files must be stated in<text:s/><text:span text:style-name="T774">XMLCONV_HOME/public/WEB-INF/classes/uit.properties or WEBQ_HOME/public/W</text:span><text:span text:style-name="T775">EB-INF/classes/uit.properties</text:span><text:s/>file. The properties you should check are<text:s/><text:span text:style-name="T776">application.acl.folder</text:span>,<text:s/><text:span text:style-name="T777">application.localgroups.file</text:span><text:s/>and<text:s/><text:span text:style-name="T778">application.permissions.file</text:span>. Also make sure that the settings for DB has been set up.</text:p>
      <text:p text:style-name="Textbody">Look at the file that came with GDEM package and it speaks for itself.</text:p>
      <text:h text:style-name="P779" text:outline-level="2">Using AQ conversion</text:h>
      <text:p text:style-name="P780">To use AQ report conversion from XLS to XML OpenOffice (version 2.x whether 3.x, 3.x is preferable) should be installed on the same machine the xmlconv runs on. In case of Linux server OpenOffice version prior to 2.3 for its installation requires Xvfb.</text:p>
      <text:p text:style-name="Textbody"><text:span text:style-name="T781">Note, the port number should be exactly the same as the value if the property<text:s/></text:span><text:span text:style-name="T782">openoffice.service.port<text:s/></text:span><text:span text:style-name="T783">in<text:s/></text:span><text:span text:style-name="T784">gdem.properties</text:span><text:span text:style-name="T785"><text:s/>file.</text:span></text:p>
      <text:h text:style-name="Heading3" text:outline-level="3"><text:bookmark-start text:name="Starting_OO_in_headless_with_Version_Ope"/><text:bookmark-end text:name="Starting_OO_in_headless_with_Version_Ope"/>Starting OO in headless with Version OpenOffice 3.0 ++</text:h>
      <text:p text:style-name="Textbody">Starting with OO 3.0 you do not need Xvfb anymore. If<text:s/><text:span text:style-name="T786">openoffice.org-headless package is installed</text:span><text:s/>you can just use this:</text:p>
      <text:list text:style-name="LFO45" text:continue-numbering="true">
        <text:list-item>
          <text:p text:style-name="P787">for Linux: /path/to/openoffice/program/soffice.bin -headless -nofirststartwizard -accept="socket,host=localhost,port=8100;urp;StarOffice.ServiceManager"</text:p>
        </text:list-item>
        <text:list-item>
          <text:p text:style-name="P788">for Mac<text:s/>OS X: /path/to/openoffice.app/Contents/!MacOS/soffice.bin -headless -nofirststartwizard -accept="socket,host=localhost,port=8100;urp;StarOffice.Service"</text:p>
        </text:list-item>
        <text:list-item>
          <text:p text:style-name="P789">for Windows: soffice.exe -headless -nofirststartwizard -accept="socket,host=localhost,port=8100;urp;StarOffice.Service"</text:p>
        </text:list-item>
      </text:list>
      <text:h text:style-name="Heading3" text:outline-level="3">Install Open Office Service versions &gt; 2.3</text:h>
      <text:p text:style-name="Textbody"/>
      <text:list text:style-name="LFO46" text:continue-numbering="true">
        <text:list-item>
          <text:p text:style-name="P790">Install OpenOffice-Headless as root (through su, sudo, etc.):</text:p>
        </text:list-item>
      </text:list>
      <text:p text:style-name="P791">sudo apt-get install openoffice.org-headless</text:p>
      <text:soft-page-break/>
      <text:list text:style-name="LFO46" text:continue-numbering="true">
        <text:list-item>
          <text:p text:style-name="P792">Create and edit a file named openoffice.sh (for example) with you favorite editor over<text:s/>/etc/init.d:</text:p>
        </text:list-item>
      </text:list>
      <text:p text:style-name="P793">vi /etc/init.d/openoffice.sh</text:p>
      <text:p text:style-name="PreformattedText">#!/bin/bash</text:p>
      <text:p text:style-name="PreformattedText"># openoffice.org  headless server script</text:p>
      <text:p text:style-name="PreformattedText">#</text:p>
      <text:p text:style-name="PreformattedText"># chkconfig: 2345 80 30</text:p>
      <text:p text:style-name="PreformattedText"># description: headless openoffice server script</text:p>
      <text:p text:style-name="PreformattedText"># processname: openoffice</text:p>
      <text:p text:style-name="PreformattedText">#</text:p>
      <text:p text:style-name="PreformattedText"># Author: Vic Vijayakumar</text:p>
      <text:p text:style-name="PreformattedText"># Modified by Federico Ch.<text:s/>Tomasczik</text:p>
      <text:p text:style-name="PreformattedText">#</text:p>
      <text:p text:style-name="PreformattedText">OOo_HOME=/usr/bin</text:p>
      <text:p text:style-name="PreformattedText">SOFFICE_PATH=$OOo_HOME/soffice</text:p>
      <text:p text:style-name="PreformattedText">PIDFILE=/var/run/openoffice-server.pid</text:p>
      <text:p text:style-name="PreformattedText">set -e</text:p>
      <text:p text:style-name="PreformattedText">case "$1" in</text:p>
      <text:p text:style-name="PreformattedText">    start)</text:p>
      <text:p text:style-name="PreformattedText">    if [ -f $PIDFILE ]; then</text:p>
      <text:p text:style-name="PreformattedText">      echo "OpenOffice headless server has already started."</text:p>
      <text:p text:style-name="PreformattedText">      sleep 5</text:p>
      <text:p text:style-name="PreformattedText">      exit</text:p>
      <text:p text:style-name="PreformattedText">    fi</text:p>
      <text:p text:style-name="PreformattedText">   <text:s/>  echo "Starting OpenOffice headless server"</text:p>
      <text:p text:style-name="PreformattedText">      $SOFFICE_PATH -headless -nologo -nofirststartwizard -accept="socket,host=127.0.0.1,port=8100;urp" &amp; &gt; /dev/null 2&gt;&amp;1</text:p>
      <text:p text:style-name="PreformattedText">      touch $PIDFILE</text:p>
      <text:p text:style-name="PreformattedText">    ;;</text:p>
      <text:p text:style-name="PreformattedText">    stop)</text:p>
      <text:p text:style-name="PreformattedText">    if [ -f $PIDFILE ]; then</text:p>
      <text:p text:style-name="PreformattedText">      echo "Stopping<text:s/>OpenOffice headless server."</text:p>
      <text:p text:style-name="PreformattedText">      killall -9 soffice &amp;&amp;<text:s/>killall -9 soffice.bin</text:p>
      <text:p text:style-name="PreformattedText">      rm -f $PIDFILE</text:p>
      <text:p text:style-name="PreformattedText">      exit</text:p>
      <text:p text:style-name="PreformattedText">    fi</text:p>
      <text:p text:style-name="PreformattedText">      echo "Openoffice headless server is not running."</text:p>
      <text:p text:style-name="PreformattedText">      exit</text:p>
      <text:p text:style-name="PreformattedText">    ;;</text:p>
      <text:p text:style-name="PreformattedText">    *)</text:p>
      <text:p text:style-name="PreformattedText">    echo "Usage: $0 {start|stop}"</text:p>
      <text:p text:style-name="PreformattedText">    exit 1</text:p>
      <text:p text:style-name="PreformattedText">esac</text:p>
      <text:p text:style-name="P794">exit 0</text:p>
      <text:list text:style-name="LFO46" text:continue-numbering="true">
        <text:list-item>
          <text:p text:style-name="P795">Change the permssions to this file:</text:p>
        </text:list-item>
      </text:list>
      <text:p text:style-name="P796">chmod 0755<text:s/>/etc/init.d/openoffice.sh</text:p>
      <text:list text:style-name="LFO46" text:continue-numbering="true">
        <text:list-item>
          <text:p text:style-name="P797">Install openoffice.sh init script links:</text:p>
        </text:list-item>
      </text:list>
      <text:p text:style-name="P798">update-rc.d openoffice.sh defaults</text:p>
      <text:list text:style-name="LFO46" text:continue-numbering="true">
        <text:list-item>
          <text:p text:style-name="P799">Start the service:</text:p>
        </text:list-item>
      </text:list>
      <text:p text:style-name="P800">/etc/init.d/./openoffice.sh start</text:p>
      <text:soft-page-break/>
      <text:list text:style-name="LFO46" text:continue-numbering="true">
        <text:list-item>
          <text:p text:style-name="P801">You can see if openofice is running with this command:</text:p>
        </text:list-item>
      </text:list>
      <text:p text:style-name="P802">netstat -nap | grep office</text:p>
      <text:p text:style-name="Textbody">You should get something like this:</text:p>
      <text:p text:style-name="PreformattedText">tcp<text:tab/>0<text:tab/>0<text:tab/>127.0.0.1:8100<text:tab/>0.0.0.0:*</text:p>
      <text:p text:style-name="P803">LISTEN<text:tab/>2467/soffice.bin</text:p>
      <text:list text:style-name="LFO47" text:continue-numbering="true">
        <text:list-item>
          <text:p text:style-name="P804">Service openoffice start automatically when you restart the next time your server.</text:p>
        </text:list-item>
      </text:list>
      <text:p text:style-name="Textbody">Instruction is copied from http://code.google.com/p/openmeetings/wiki/OpenOfficeConverter</text:p>
      <text:h text:style-name="Heading3" text:outline-level="3"><text:bookmark-start text:name="Install_Open_Office_Service_on_Debian/(K"/><text:bookmark-end text:name="Install_Open_Office_Service_on_Debian/(K"/>Install Open Office Service Old Versions prior to 2.3</text:h>
      <text:p text:style-name="Normal"><text:span text:style-name="T805">shell:&gt;xvfb-run --server-args='-screen 0 800x600x16' -a</text:span></text:p>
      <text:p text:style-name="Normal"><text:span text:style-name="T806"><text:s/>OO_INSTALLATION_HOME/</text:span><text:span text:style-name="T807">soffice -headless -accept="socket,host=127.0.0.1,port=8100;urp;" -nofirststartwizard &amp;</text:span></text:p>
      <text:p text:style-name="Textbody"/>
      <text:p text:style-name="P808"/>
      <text:p text:style-name="P809">To run OpenOffice in server mode use<text:s/>following command:</text:p>
      <text:p text:style-name="Textbody"/>
      <text:h text:style-name="P810" text:outline-level="2">Installing external QA script engine – XGAWK</text:h>
      <text:p text:style-name="Textbody"><text:span text:style-name="T811">QA Service uses external program for executing QA scripts written in XMLgawk language <text:s/>(XGAWK scripts). XMLgawk is the extension of the GNU<text:s/></text:span><text:a xlink:href="http://www.opengroup.org/onlinepubs/007908799/xcu/awk.html" office:target-frame-name="_top" xlink:show="replace">Awk</text:a><text:span text:style-name="T812"><text:s/>interpreter, that allows to effectively parse large XML files.</text:span></text:p>
      <text:list text:style-name="LFO48" text:continue-numbering="true">
        <text:list-item>
          <text:p text:style-name="P813"><text:span text:style-name="T814">Download the latest stable release of XMLgawk from the XMLgawk Home Page:<text:s/></text:span><text:a xlink:href="http://home.vrweb.de/~juergen.kahrs/gawk/XML/" office:target-frame-name="_top" xlink:show="replace"><text:span text:style-name="T815">http://home.vrweb.de/~juerg</text:span><text:span text:style-name="T816">en.kahrs/gawk/XML/</text:span></text:a></text:p>
        </text:list-item>
        <text:list-item>
          <text:p text:style-name="P817">Install the program into the same machine where the xmlconv runs</text:p>
        </text:list-item>
        <text:list-item>
          <text:p text:style-name="P818"><text:span text:style-name="T819">Configure the path to xgawk command in<text:s/></text:span><text:span text:style-name="T820">gdem.properties</text:span><text:span text:style-name="T821"><text:s/>file using<text:s/></text:span><text:span text:style-name="T822">external.qa.command.xgawk</text:span><text:span text:style-name="T823"><text:s/>property. eg:</text:span></text:p>
        </text:list-item>
      </text:list>
      <text:p text:style-name="P824">#external QA engine (shell program) timeout in milliseconds<text:line-break/>external.qa.timeout=120000</text:p>
      <text:p text:style-name="P825">#xgawk command executing the shell program<text:line-break/>external.qa.command.xgawk=/opt/xgawk/bin/xgawk</text:p>
      <text:p text:style-name="P826"/>
      <text:h text:style-name="Heading1" text:outline-level="1">Running and using the GDEM services</text:h>
      <text:p text:style-name="Textbody">Now you should finally be ready to run the GDEM web. Since it requires both Apache and Tomcat, you need to<text:s/>start both of them. It is always suggested to start and restart Tomcat first and Apache second. If you make any changes to GDEM web configuration in Tomcat, Apache will not become aware of them unless Tomcat has been started in the first place.</text:p>
      <text:p text:style-name="Textbody">To start Tomcat on top of Apache, you need to execute the following command line:</text:p>
      <text:soft-page-break/>
      <text:p text:style-name="Normal"><text:span text:style-name="Example">shell&gt; TOMCAT_HOME/bin/startup.sh</text:span></text:p>
      <text:p text:style-name="Textbody">To start Apache, the command looks like this:</text:p>
      <text:p text:style-name="Normal"><text:span text:style-name="T827">shell&gt; apache_home/bin/httpd</text:span></text:p>
      <text:p text:style-name="Textbody"><text:span text:style-name="T828">If Tomcat and Apache did not produce any fatal error messages, you should be</text:span><text:span text:style-name="T829"><text:s/>able to check if the GDEM web services are running OK. If you followed the directory structure and web configuration above, the URL of your GDEM home page should be<text:s/></text:span>http://host:port/gdem/main.</text:p>
      <text:p text:style-name="Textbody">If it opens nicely, you can check if the database link is working correctly. Try some simple search functions to test the connection to GDEM database. If no exceptions produced, it should be OK.</text:p>
      <text:p text:style-name="Text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 all should be OK.</text:p>
      <text:p text:style-name="Textbody">Remember that every time you change something in GDEM web configuration<text:s/>in Tomcat, you need to restart Tomcat. If the changes include mappings of new servlets or other web-paths, you need to also restart Apache.</text:p>
      <text:p text:style-name="Textbody">Most of the users of GDEM services are other systems implemented in other programming languages, which are calling<text:s/>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StarSymbol" svg:font-family="Star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en" style:country-complex="US" style:text-combine="none" fo:hyphenate="true"/>
    </style:default-style>
    <style:style style:name="Heading1" style:display-name="Heading 1" style:family="paragraph" style:parent-style-name="Standard" style:next-style-name="Textbody" style:default-outline-level="1">
      <style:paragraph-properties fo:keep-with-next="always" fo:margin-top="0.0784in" fo:margin-bottom="0.1652in"/>
      <style:text-properties style:font-name="Arial" fo:font-weight="bold" style:font-weight-asian="bold" fo:font-size="20pt" style:font-size-asian="20pt" fo:hyphenate="false"/>
    </style:style>
    <style:style style:name="Heading2" style:display-name="Heading 2" style:family="paragraph" style:parent-style-name="Standard" style:next-style-name="Textbody" style:default-outline-level="2">
      <style:paragraph-properties fo:keep-with-next="always" fo:margin-top="0.0868in" fo:margin-bottom="0.1652in"/>
      <style:text-properties style:font-name="Arial" fo:font-weight="bold" style:font-weight-asian="bold" fo:font-size="14pt" style:font-size-asian="14pt" fo:hyphenate="false"/>
    </style:style>
    <style:style style:name="Heading3" style:display-name="Heading 3" style:family="paragraph" style:parent-style-name="Standard" style:next-style-name="Textbody" style:default-outline-level="3">
      <style:paragraph-properties fo:keep-with-next="always" fo:margin-top="0.1666in" fo:margin-bottom="0.0833in"/>
      <style:text-properties style:font-name="Arial" fo:font-weight="bold" style:font-weight-asian="bold" fo:font-size="13pt" style:font-size-asian="13pt" fo:hyphenate="false"/>
    </style:style>
    <style:style style:name="Heading4" style:display-name="Heading 4" style:family="paragraph" style:parent-style-name="Standard" style:next-style-name="Textbody" style:default-outline-level="4">
      <style:paragraph-properties fo:keep-with-next="always"/>
      <style:text-properties style:font-name="Arial" fo:font-weight="bold" style:font-weight-asian="bold" fo:font-size="12pt" style:font-size-asian="12pt" fo:hyphenate="false"/>
    </style:style>
    <style:style style:name="Heading5" style:display-name="Heading 5" style:family="paragraph" style:parent-style-name="Standard" style:next-style-name="Textbody" style:default-outline-level="5">
      <style:text-properties fo:font-size="12pt" style:font-size-asian="12pt" fo:hyphenate="false"/>
    </style:style>
    <style:style style:name="Heading6" style:display-name="Heading 6" style:family="paragraph" style:parent-style-name="Standard" style:next-style-name="Textbody" style:default-outline-level="6">
      <style:text-properties fo:font-size="12pt" style:font-size-asian="12pt" fo:hyphenate="false"/>
    </style:style>
    <style:style style:name="Heading7" style:display-name="Heading 7" style:family="paragraph" style:parent-style-name="Standard" style:next-style-name="Standard" style:default-outline-level="7">
      <style:text-properties fo:font-size="12pt" style:font-size-asian="12pt" fo:hyphenate="false"/>
    </style:style>
    <style:style style:name="Heading8" style:display-name="Heading 8" style:family="paragraph" style:parent-style-name="Standard" style:next-style-name="Standard" style:default-outline-level="8">
      <style:text-properties style:font-name="Arial" fo:font-weight="bold" style:font-weight-asian="bold" fo:font-size="26pt" style:font-size-asian="26pt" fo:hyphenate="false"/>
    </style:style>
    <style:style style:name="Heading9" style:display-name="Heading 9" style:family="paragraph" style:parent-style-name="Standard" style:next-style-name="Standard" style:default-outline-level="9">
      <style:text-properties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suffix="." style:num-format="1">
        <style:list-level-properties text:space-before="0in" text:min-label-width="0.3937in"/>
      </text:list-level-style-number>
      <text:list-level-style-number text:level="2" style:num-suffix="." style:num-format="1" text:display-levels="2">
        <style:list-level-properties text:space-before="0in" text:min-label-width="0.393in"/>
      </text:list-level-style-number>
      <text:list-level-style-number text:level="3" style:num-suffix="." style:num-format="1" text:display-levels="3">
        <style:list-level-properties text:space-before="0in" text:min-label-width="0.4916in"/>
      </text:list-level-style-number>
      <text:list-level-style-number text:level="4" style:num-suffix="." style:num-format="1" text:display-levels="4">
        <style:list-level-properties text:space-before="1.4743in" text:min-label-width="0.4916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style:punctuation-wrap="simple" style:text-autospace="none"/>
      <style:text-properties style:font-name-asian="Times New Roman" style:font-name-complex="Times New Roman" fo:font-size="11pt" style:font-size-asian="11pt" style:font-size-complex="10pt" style:language-complex="ar" style:country-complex="SA" fo:hyphenate="false"/>
    </style:style>
    <style:style style:name="Textbody" style:display-name="Text body" style:family="paragraph" style:parent-style-name="Standard">
      <style:paragraph-properties style:punctuation-wrap="hanging" style:text-autospace="ideograph-alpha" style:vertical-align="auto" fo:margin-bottom="0.0784in"/>
      <style:text-properties fo:font-weight="bold" style:font-weight-asian="bold" style:font-weight-complex="bold"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List" style:display-name="List" style:family="paragraph" style:parent-style-name="Standard">
      <style:paragraph-properties fo:margin-left="0.1965in" fo:text-indent="-0.1965in">
        <style:tab-stops/>
      </style:paragraph-properties>
      <style:text-properties fo:hyphenate="false"/>
    </style:style>
    <style:style style:name="Header" style:display-name="Header" style:family="paragraph" style:parent-style-name="Standard">
      <style:paragraph-properties>
        <style:tab-stops>
          <style:tab-stop style:type="left" style:position="0in"/>
          <style:tab-stop style:type="right" style:position="5.5125in"/>
        </style:tab-stops>
      </style:paragraph-properties>
      <style:text-properties style:font-name="Arial" fo:font-size="10pt" style:font-size-asian="10pt" fo:hyphenate="false"/>
    </style:style>
    <style:style style:name="Footer" style:display-name="Footer" style:family="paragraph" style:parent-style-name="Standard">
      <style:paragraph-properties>
        <style:tab-stops>
          <style:tab-stop style:type="center" style:position="3.15in"/>
          <style:tab-stop style:type="right" style:position="5.5125in"/>
        </style:tab-stops>
      </style:paragraph-properties>
      <style:text-properties style:font-name="Arial" fo:font-size="10pt" style:font-size-asian="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Standard" style:next-style-name="Standard">
      <style:paragraph-properties>
        <style:tab-stops>
          <style:tab-stop style:type="left" style:position="0.9847in"/>
        </style:tab-stops>
      </style:paragraph-properties>
      <style:text-properties style:font-name="Arial" fo:font-weight="bold" style:font-weight-asian="bold"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0986in" fo:text-indent="-0.0986in">
        <style:tab-stops/>
      </style:paragraph-properties>
      <style:text-properties style:font-name="Arial" fo:font-size="9pt" style:font-size-asian="9pt" fo:hyphenate="false"/>
    </style:style>
    <style:style style:name="Index" style:display-name="Index" style:family="paragraph" style:parent-style-name="Standard">
      <style:paragraph-properties text:number-lines="false"/>
      <style:text-properties style:font-name-complex="Tahoma" fo:hyphenate="false"/>
    </style:style>
    <style:style style:name="IndexHeading" style:display-name="Index Heading" style:family="paragraph" style:parent-style-name="Standard" style:next-style-name="Index1">
      <style:paragraph-properties style:punctuation-wrap="hanging" style:text-autospace="ideograph-alpha" style:vertical-align="auto"/>
      <style:text-properties fo:font-size="12pt" style:font-size-asian="12pt" style:font-size-complex="12pt" fo:hyphenate="false"/>
    </style:style>
    <style:style style:name="Index1" style:display-name="Index 1" style:family="paragraph" style:parent-style-name="Standard" style:next-style-name="Standard">
      <style:paragraph-properties fo:margin-left="0.1527in" fo:text-indent="-0.1527in">
        <style:tab-stops/>
      </style:paragraph-properties>
      <style:text-properties fo:hyphenate="false"/>
    </style:style>
    <style:style style:name="ContentsHeading" style:display-name="Contents Heading" style:family="paragraph" style:parent-style-name="Heading">
      <style:paragraph-properties fo:break-before="page" text:number-lines="false" fo:margin-top="0in" fo:margin-bottom="0.0826in"/>
      <style:text-properties fo:font-weight="bold" style:font-weight-asian="bold" style:font-weight-complex="bold" fo:font-size="26pt" style:font-size-asian="26pt" style:font-size-complex="16pt" fo:hyphenate="false"/>
    </style:style>
    <style:style style:name="Contents1" style:display-name="Contents 1" style:family="paragraph" style:parent-style-name="Standard" style:next-style-name="Standard">
      <style:paragraph-properties fo:margin-top="0.0833in" fo:margin-bottom="0.0833in"/>
      <style:text-properties fo:font-weight="bold" style:font-weight-asian="bold" style:font-weight-complex="bold" fo:text-transform="uppercase" style:font-size-complex="12pt" fo:hyphenate="false"/>
    </style:style>
    <style:style style:name="Contents2" style:display-name="Contents 2" style:family="paragraph" style:parent-style-name="Standard" style:next-style-name="Standard">
      <style:paragraph-properties fo:margin-left="0.1527in">
        <style:tab-stops/>
      </style:paragraph-properties>
      <style:text-properties fo:font-variant="small-caps" style:font-size-complex="12pt" fo:hyphenate="false"/>
    </style:style>
    <style:style style:name="Contents3" style:display-name="Contents 3" style:family="paragraph" style:parent-style-name="Standard" style:next-style-name="Standard">
      <style:paragraph-properties fo:margin-left="0.3055in">
        <style:tab-stops/>
      </style:paragraph-properties>
      <style:text-properties fo:font-style="italic" style:font-style-asian="italic" style:font-style-complex="italic" style:font-size-complex="12pt" fo:hyphenate="false"/>
    </style:style>
    <style:style style:name="Contents4" style:display-name="Contents 4" style:family="paragraph" style:parent-style-name="Standard" style:next-style-name="Standard">
      <style:paragraph-properties fo:margin-left="0.4583in">
        <style:tab-stops/>
      </style:paragraph-properties>
      <style:text-properties style:font-size-complex="10.5pt" fo:hyphenate="false"/>
    </style:style>
    <style:style style:name="Contents5" style:display-name="Contents 5" style:family="paragraph" style:parent-style-name="Standard" style:next-style-name="Standard">
      <style:paragraph-properties fo:margin-left="0.6111in">
        <style:tab-stops/>
      </style:paragraph-properties>
      <style:text-properties style:font-size-complex="10.5pt" fo:hyphenate="false"/>
    </style:style>
    <style:style style:name="Contents6" style:display-name="Contents 6" style:family="paragraph" style:parent-style-name="Standard" style:next-style-name="Standard">
      <style:paragraph-properties fo:margin-left="0.7638in">
        <style:tab-stops/>
      </style:paragraph-properties>
      <style:text-properties style:font-size-complex="10.5pt" fo:hyphenate="false"/>
    </style:style>
    <style:style style:name="Contents7" style:display-name="Contents 7" style:family="paragraph" style:parent-style-name="Standard" style:next-style-name="Standard">
      <style:paragraph-properties fo:margin-left="0.9166in">
        <style:tab-stops/>
      </style:paragraph-properties>
      <style:text-properties style:font-size-complex="10.5pt" fo:hyphenate="false"/>
    </style:style>
    <style:style style:name="Contents8" style:display-name="Contents 8" style:family="paragraph" style:parent-style-name="Standard" style:next-style-name="Standard">
      <style:paragraph-properties fo:margin-left="1.0694in">
        <style:tab-stops/>
      </style:paragraph-properties>
      <style:text-properties style:font-size-complex="10.5pt" fo:hyphenate="false"/>
    </style:style>
    <style:style style:name="Contents9" style:display-name="Contents 9" style:family="paragraph" style:parent-style-name="Standard" style:next-style-name="Standard">
      <style:paragraph-properties fo:margin-left="1.2222in">
        <style:tab-stops/>
      </style:paragraph-properties>
      <style:text-properties style:font-size-complex="10.5pt"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Title" style:display-name="Title" style:family="paragraph" style:parent-style-name="Standard" style:next-style-name="Subtitle">
      <style:paragraph-properties fo:text-align="end"/>
      <style:text-properties style:font-name="Arial" fo:font-weight="bold" style:font-weight-asian="bold" fo:font-size="24pt" style:font-size-asian="24pt" fo:hyphenate="false"/>
    </style:style>
    <style:style style:name="Subtitle" style:display-name="Subtitle" style:family="paragraph" style:parent-style-name="Standard" style:next-style-name="Cover-title3">
      <style:paragraph-properties fo:text-align="end"/>
      <style:text-properties style:font-name="Arial" fo:font-weight="bold" style:font-weight-asian="bold" fo:font-style="italic" style:font-style-asian="italic" style:font-style-complex="italic" fo:font-size="16pt" style:font-size-asian="16pt" style:font-size-complex="14pt"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fo:hyphenate="false"/>
    </style:style>
    <style:style style:name="Cover-title3" style:display-name="Cover - title 3" style:family="paragraph" style:parent-style-name="Standard">
      <style:paragraph-properties fo:text-align="end"/>
      <style:text-properties style:font-name="Arial" fo:font-weight="bold" style:font-weight-asian="bold" fo:hyphenate="false"/>
    </style:style>
    <style:style style:name="BlockText" style:display-name="Block Text" style:family="paragraph" style:parent-style-name="Standard">
      <style:paragraph-properties style:punctuation-wrap="hanging" style:text-autospace="ideograph-alpha" style:vertical-align="auto" fo:margin-left="0.5in" fo:margin-right="0.875in">
        <style:tab-stops/>
      </style:paragraph-properties>
      <style:text-properties fo:font-weight="bold" style:font-weight-asian="bold" style:font-weight-complex="bold" fo:font-style="italic" style:font-style-asian="italic" style:font-style-complex="italic" fo:font-size="12pt" style:font-size-asian="12pt" style:font-size-complex="12pt" fo:hyphenate="false"/>
    </style:style>
    <style:style style:name="CommentText" style:display-name="Comment Text" style:family="paragraph" style:parent-style-name="Standard">
      <style:text-properties fo:font-size="10pt" style:font-size-asian="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Sectiontitle" style:display-name="Section title" style:family="paragraph" style:parent-style-name="Standard" style:next-style-name="Textbody">
      <style:paragraph-properties fo:break-before="page" fo:margin-bottom="0.1652in"/>
      <style:text-properties style:font-name="Arial" fo:font-weight="bold" style:font-weight-asian="bold" fo:font-size="26pt" style:font-size-asian="26pt" fo:hyphenate="false"/>
    </style:style>
    <style:style style:name="Cover-ReportType" style:display-name="Cover - Report Type" style:family="paragraph" style:parent-style-name="Standard">
      <style:paragraph-properties fo:text-align="end"/>
      <style:text-properties fo:hyphenate="false"/>
    </style:style>
    <style:style style:name="VersioningHeading" style:display-name="Versioning Heading" style:family="paragraph" style:parent-style-name="ContentsHeading">
      <style:text-properties fo:font-size="20pt" style:font-size-asian="20pt" fo:hyphenate="false"/>
    </style:style>
    <style:style style:name="ProgramListing" style:display-name="Program Listing" style:family="paragraph" style:parent-style-name="Standard">
      <style:paragraph-properties fo:border="0.0034in solid #000000" fo:padding="0in" style:shadow="none"/>
      <style:text-properties style:font-name="Courier New" fo:font-size="9pt" style:font-size-asian="9pt" fo:language="en" fo:country="US" fo:hyphenate="false"/>
    </style:style>
    <style:style style:name="XMLListing" style:display-name="XML Listing" style:family="paragraph" style:parent-style-name="Standard">
      <style:paragraph-properties fo:background-color="#E6E6E6"/>
      <style:text-properties style:font-name="Courier New" fo:font-size="9pt" style:font-size-asian="9pt" fo:language="en" fo:country="US" fo:hyphenate="false"/>
    </style:style>
    <style:style style:name="BodyText.BodyTextA" style:display-name="Body Text.Body Text A" style:family="paragraph" style:parent-style-name="Standard">
      <style:paragraph-properties>
        <style:tab-stops>
          <style:tab-stop style:type="left" style:position="0.9055in"/>
          <style:tab-stop style:type="left" style:position="1.8111in"/>
          <style:tab-stop style:type="left" style:position="2.7166in"/>
          <style:tab-stop style:type="left" style:position="3.6222in"/>
          <style:tab-stop style:type="left" style:position="4.5284in"/>
          <style:tab-stop style:type="left" style:position="5.434in"/>
          <style:tab-stop style:type="left" style:position="6.3395in"/>
          <style:tab-stop style:type="left" style:position="7.2451in"/>
        </style:tab-stops>
      </style:paragraph-properties>
      <style:text-properties fo:hyphenate="false"/>
    </style:style>
    <style:style style:name="Body" style:display-name="Body" style:family="paragraph" style:parent-style-name="Standard">
      <style:paragraph-properties fo:margin-top="0.1944in" fo:margin-bottom="0.0826in"/>
      <style:text-properties style:font-name-asian="Arial Unicode MS" fo:color="#000000" fo:hyphenate="false"/>
    </style:style>
    <style:style style:name="FootnoteSymbol" style:display-name="Footnote Symbol" style:family="text">
      <style:text-properties style:font-name="Arial" style:text-position="0% 100%" fo:font-size="8pt" style:font-size-asian="8pt"/>
    </style:style>
    <style:style style:name="PageNumber" style:display-name="Page Number" style:family="text">
      <style:text-properties style:font-name="Arial" fo:font-size="10pt" style:font-size-asian="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Courier New" style:font-name-complex="Courier New" fo:language="en" fo:country="US"/>
    </style:style>
    <style:style style:name="Example" style:display-name="Example" style:family="text">
      <style:text-properties style:font-name="Courier New" style:font-name-asian="Courier New" style:font-name-complex="Courier New"/>
    </style:style>
    <style:style style:name="UserEntry" style:display-name="User Entry" style:family="text">
      <style:text-properties style:font-name="Courier New" style:font-name-asian="Courier New" style:font-name-complex="Courier New"/>
    </style:style>
    <style:style style:name="Variable" style:display-name="Variable"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WW8Num35z0" style:display-name="WW8Num35z0" style:family="text">
      <style:text-properties style:font-name="Wingdings"/>
    </style:style>
    <style:style style:name="WW8Num35z1" style:display-name="WW8Num35z1" style:family="text">
      <style:text-properties style:font-name="Times New Roman" style:font-name-asian="Times New Roman" style:font-name-complex="Times New Roman"/>
    </style:style>
    <style:style style:name="WW8Num35z3" style:display-name="WW8Num35z3" style:family="text">
      <style:text-properties style:font-name="Symbol"/>
    </style:style>
    <style:style style:name="WW8Num35z4" style:display-name="WW8Num35z4" style:family="text">
      <style:text-properties style:font-name="Courier New"/>
    </style:style>
    <style:style style:name="WW8Num15z0" style:display-name="WW8Num15z0" style:family="text">
      <style:text-properties style:font-name="Wingdings"/>
    </style:style>
    <style:style style:name="WW8Num15z1" style:display-name="WW8Num15z1" style:family="text">
      <style:text-properties style:font-name="Courier New"/>
    </style:style>
    <style:style style:name="WW8Num15z3" style:display-name="WW8Num15z3" style:family="text">
      <style:text-properties style:font-name="Symbol"/>
    </style:style>
    <style:style style:name="WW8Num21z0" style:display-name="WW8Num21z0" style:family="text">
      <style:text-properties style:font-name="Wingdings"/>
    </style:style>
    <style:style style:name="WW8Num21z3" style:display-name="WW8Num21z3" style:family="text">
      <style:text-properties style:font-name="Symbol"/>
    </style:style>
    <style:style style:name="WW8Num2z0" style:display-name="WW8Num2z0" style:family="text">
      <style:text-properties style:font-name="Wingdings"/>
    </style:style>
    <style:style style:name="WW8Num2z1" style:display-name="WW8Num2z1" style:family="text">
      <style:text-properties style:font-name="Courier New"/>
    </style:style>
    <style:style style:name="WW8Num2z3" style:display-name="WW8Num2z3" style:family="text">
      <style:text-properties style:font-name="Symbol"/>
    </style:style>
    <style:style style:name="WW8Num24z1" style:display-name="WW8Num24z1" style:family="text">
      <style:text-properties style:font-name="Courier New"/>
    </style:style>
    <style:style style:name="WW8Num24z2" style:display-name="WW8Num24z2" style:family="text">
      <style:text-properties style:font-name="Wingdings"/>
    </style:style>
    <style:style style:name="WW8Num24z3" style:display-name="WW8Num24z3" style:family="text">
      <style:text-properties style:font-name="Symbol"/>
    </style:style>
    <style:style style:name="WW8Num30z0" style:display-name="WW8Num30z0" style:family="text">
      <style:text-properties style:font-name="Arial" style:font-name-complex="Times New Roman"/>
    </style:style>
    <style:style style:name="WW8Num30z1" style:display-name="WW8Num30z1" style:family="text">
      <style:text-properties style:font-name="Wingdings"/>
    </style:style>
    <style:style style:name="WW8Num30z3" style:display-name="WW8Num30z3" style:family="text">
      <style:text-properties style:font-name="Times New Roman" style:font-name-asian="Courier New" style:font-name-complex="Times New Roman"/>
    </style:style>
    <style:style style:name="WW8Num30z4" style:display-name="WW8Num30z4" style:family="text">
      <style:text-properties style:font-name="Courier New"/>
    </style:style>
    <style:style style:name="WW8Num30z6" style:display-name="WW8Num30z6" style:family="text">
      <style:text-properties style:font-name="Symbol"/>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WW8Num28z0" style:display-name="WW8Num28z0" style:family="text">
      <style:text-properties style:font-name="Wingdings"/>
    </style:style>
    <style:style style:name="WW8Num28z1" style:display-name="WW8Num28z1" style:family="text">
      <style:text-properties style:font-name="Courier New"/>
    </style:style>
    <style:style style:name="WW8Num28z3" style:display-name="WW8Num28z3" style:family="text">
      <style:text-properties style:font-name="Symbol"/>
    </style:style>
    <style:style style:name="HTMLCode" style:display-name="HTML Code" style:family="text" style:parent-style-name="DefaultParagraphFont">
      <style:text-properties style:font-name="Courier New" style:font-name-asian="Courier New"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suffix="." style:num-format="1">
        <style:list-level-properties text:space-before="0in" text:min-label-width="0.3937in"/>
      </text:list-level-style-number>
      <text:list-level-style-number text:level="2" style:num-suffix="." style:num-format="1" text:display-levels="2">
        <style:list-level-properties text:space-before="0in" text:min-label-width="0.393in"/>
      </text:list-level-style-number>
      <text:list-level-style-number text:level="3" style:num-suffix="." style:num-format="1" text:display-levels="3">
        <style:list-level-properties text:space-before="0in" text:min-label-width="0.4916in"/>
      </text:list-level-style-number>
      <text:list-level-style-number text:level="4" style:num-suffix="." style:num-format="1" text:display-levels="4">
        <style:list-level-properties text:space-before="1.4743in" text:min-label-width="0.4916in"/>
      </text:list-level-style-number>
      <text:list-level-style-number text:level="5" style:num-suffix="." style:num-format="1" text:display-levels="5">
        <style:list-level-properties text:space-before="1.9659in" text:min-label-width="0.4916in"/>
      </text:list-level-style-number>
      <text:list-level-style-number text:level="6" style:num-suffix="." style:num-format="1" text:display-levels="6">
        <style:list-level-properties text:space-before="2.4576in" text:min-label-width="0.4916in"/>
      </text:list-level-style-number>
      <text:list-level-style-number text:level="7" style:num-suffix="." style:num-format="1" text:display-levels="7">
        <style:list-level-properties text:space-before="2.9493in" text:min-label-width="0.4916in"/>
      </text:list-level-style-number>
      <text:list-level-style-number text:level="8" style:num-suffix="." style:num-format="1" text:display-levels="8">
        <style:list-level-properties text:space-before="3.4409in" text:min-label-width="0.4916in"/>
      </text:list-level-style-number>
      <text:list-level-style-number text:level="9" style:num-suffix="." style:num-format="1" text:display-levels="9">
        <style:list-level-properties text:space-before="3.9326in" text:min-label-width="0.4916in"/>
      </text:list-level-style-number>
    </text:list-style>
    <text:list-style style:name="Numbering1" style:display-name="Numbering 1">
      <text:list-level-style-number text:level="1" style:num-suffix=")" style:num-format="a" style:num-letter-sync="true">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1" style:display-name="List 1">
      <text:list-level-style-bullet text:level="1" text:style-name="WW_CharLFO4LVL1" text:bullet-char="•">
        <style:list-level-properties text:space-before="0in" text:min-label-width="0.1576in"/>
        <style:text-properties style:font-name="StarSymbol"/>
      </text:list-level-style-bullet>
      <text:list-level-style-bullet text:level="2" text:style-name="WW_CharLFO4LVL2" text:bullet-char="•">
        <style:list-level-properties text:space-before="0.1576in" text:min-label-width="0.1576in"/>
        <style:text-properties style:font-name="StarSymbol"/>
      </text:list-level-style-bullet>
      <text:list-level-style-bullet text:level="3" text:style-name="WW_CharLFO4LVL3" text:bullet-char="•">
        <style:list-level-properties text:space-before="0.3145in" text:min-label-width="0.1576in"/>
        <style:text-properties style:font-name="StarSymbol"/>
      </text:list-level-style-bullet>
      <text:list-level-style-bullet text:level="4" text:style-name="WW_CharLFO4LVL4" text:bullet-char="•">
        <style:list-level-properties text:space-before="0.4722in" text:min-label-width="0.1576in"/>
        <style:text-properties style:font-name="StarSymbol"/>
      </text:list-level-style-bullet>
      <text:list-level-style-bullet text:level="5" text:style-name="WW_CharLFO4LVL5" text:bullet-char="•">
        <style:list-level-properties text:space-before="0.6298in" text:min-label-width="0.1576in"/>
        <style:text-properties style:font-name="StarSymbol"/>
      </text:list-level-style-bullet>
      <text:list-level-style-bullet text:level="6" text:style-name="WW_CharLFO4LVL6" text:bullet-char="•">
        <style:list-level-properties text:space-before="0.7875in" text:min-label-width="0.1576in"/>
        <style:text-properties style:font-name="StarSymbol"/>
      </text:list-level-style-bullet>
      <text:list-level-style-bullet text:level="7" text:style-name="WW_CharLFO4LVL7" text:bullet-char="•">
        <style:list-level-properties text:space-before="0.9444in" text:min-label-width="0.1576in"/>
        <style:text-properties style:font-name="StarSymbol"/>
      </text:list-level-style-bullet>
      <text:list-level-style-bullet text:level="8" text:style-name="WW_CharLFO4LVL8" text:bullet-char="•">
        <style:list-level-properties text:space-before="1.102in" text:min-label-width="0.1576in"/>
        <style:text-properties style:font-name="StarSymbol"/>
      </text:list-level-style-bullet>
      <text:list-level-style-bullet text:level="9" text:style-name="WW_CharLFO4LVL9" text:bullet-char="•">
        <style:list-level-properties text:space-before="1.2597in" text:min-label-width="0.1576in"/>
        <style:text-properties style:font-name="StarSymbol"/>
      </text:list-level-style-bullet>
    </text:list-style>
    <style:style style:name="WW_CharLFO5LVL1" style:family="text">
      <style:text-properties style:font-name="Wingdings"/>
    </style:style>
    <style:style style:name="WW_CharLFO5LVL2" style:family="text">
      <style:text-properties style:font-name="Times New Roman" style:font-name-asian="Times New Roman" style:font-name-complex="Times New Roman"/>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text:list-style style:name="WW8Num35" style:display-name="WW8Num35">
      <text:list-level-style-bullet text:level="1" text:style-name="WW_CharLFO5LVL1" text:bullet-char="">
        <style:list-level-properties text:space-before="0.5in" text:min-label-width="0.3in"/>
        <style:text-properties style:font-name="Wingdings"/>
      </text:list-level-style-bullet>
      <text:list-level-style-bullet text:level="2" text:style-name="WW_CharLFO5LVL2" text:bullet-char="-">
        <style:list-level-properties text:space-before="0.75in" text:min-label-width="0.25in"/>
        <style:text-properties style:font-name="Times New Roman"/>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WW_CharLFO6LVL1" style:family="text">
      <style:text-properties style:font-name="Wingding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WW8Num15" style:display-name="WW8Num15">
      <text:list-level-style-bullet text:level="1" text:style-name="WW_CharLFO6LVL1" text:bullet-char="">
        <style:list-level-properties text:space-before="0.5in" text:min-label-width="0.3in"/>
        <style:text-properties style:font-name="Wingdings"/>
      </text:list-level-style-bullet>
      <text:list-level-style-bullet text:level="2" text:style-name="WW_CharLFO6LVL2" text:bullet-char="o">
        <style:list-level-properties text:space-before="1.25in" text:min-label-width="0.25in"/>
        <style:text-properties style:font-name="Courier New"/>
      </text:list-level-style-bullet>
      <text:list-level-style-bullet text:level="3" text:style-name="WW_CharLFO6LVL3" text:bullet-char="">
        <style:list-level-properties text:space-before="1.75in" text:min-label-width="0.25in"/>
        <style:text-properties style:font-name="Wingdings"/>
      </text:list-level-style-bullet>
      <text:list-level-style-bullet text:level="4" text:style-name="WW_CharLFO6LVL4" text:bullet-char="">
        <style:list-level-properties text:space-before="2.25in" text:min-label-width="0.25in"/>
        <style:text-properties style:font-name="Symbol"/>
      </text:list-level-style-bullet>
      <text:list-level-style-bullet text:level="5" text:style-name="WW_CharLFO6LVL5" text:bullet-char="o">
        <style:list-level-properties text:space-before="2.75in" text:min-label-width="0.25in"/>
        <style:text-properties style:font-name="Courier New"/>
      </text:list-level-style-bullet>
      <text:list-level-style-bullet text:level="6" text:style-name="WW_CharLFO6LVL6" text:bullet-char="">
        <style:list-level-properties text:space-before="3.25in" text:min-label-width="0.25in"/>
        <style:text-properties style:font-name="Wingdings"/>
      </text:list-level-style-bullet>
      <text:list-level-style-bullet text:level="7" text:style-name="WW_CharLFO6LVL7" text:bullet-char="">
        <style:list-level-properties text:space-before="3.75in" text:min-label-width="0.25in"/>
        <style:text-properties style:font-name="Symbol"/>
      </text:list-level-style-bullet>
      <text:list-level-style-bullet text:level="8" text:style-name="WW_CharLFO6LVL8" text:bullet-char="o">
        <style:list-level-properties text:space-before="4.25in" text:min-label-width="0.25in"/>
        <style:text-properties style:font-name="Courier New"/>
      </text:list-level-style-bullet>
      <text:list-level-style-bullet text:level="9" text:style-name="WW_CharLFO6LVL9" text:bullet-char="">
        <style:list-level-properties text:space-before="4.75in" text:min-label-width="0.25in"/>
        <style:text-properties style:font-name="Wingdings"/>
      </text:list-level-style-bullet>
    </text:list-style>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Symbol"/>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Symbol"/>
    </style:style>
    <style:style style:name="WW_CharLFO7LVL9" style:family="text">
      <style:text-properties style:font-name="Symbol"/>
    </style:style>
    <text:list-style style:name="WW8Num21" style:display-name="WW8Num21">
      <text:list-level-style-bullet text:level="1" text:style-name="WW_CharLFO7LVL1" text:bullet-char="">
        <style:list-level-properties text:space-before="0.5in" text:min-label-width="0.2993in"/>
        <style:text-properties style:font-name="Wingdings"/>
      </text:list-level-style-bullet>
      <text:list-level-style-bullet text:level="2" text:style-name="WW_CharLFO7LVL2" text:bullet-char="">
        <style:list-level-properties text:space-before="0.7479in" text:min-label-width="0.0513in"/>
        <style:text-properties style:font-name="Wingdings"/>
      </text:list-level-style-bullet>
      <text:list-level-style-bullet text:level="3" text:style-name="WW_CharLFO7LVL3" text:bullet-char="">
        <style:list-level-properties text:space-before="0.5in" text:min-label-width="0.25in"/>
        <style:text-properties style:font-name="Wingdings"/>
      </text:list-level-style-bullet>
      <text:list-level-style-bullet text:level="4" text:style-name="WW_CharLFO7LVL4" text:bullet-char="">
        <style:list-level-properties text:space-before="0.75in" text:min-label-width="0.25in"/>
        <style:text-properties style:font-name="Symbol"/>
      </text:list-level-style-bullet>
      <text:list-level-style-bullet text:level="5" text:style-name="WW_CharLFO7LVL5" text:bullet-char="">
        <style:list-level-properties text:space-before="1in" text:min-label-width="0.25in"/>
        <style:text-properties style:font-name="Symbol"/>
      </text:list-level-style-bullet>
      <text:list-level-style-bullet text:level="6" text:style-name="WW_CharLFO7LVL6" text:bullet-char="">
        <style:list-level-properties text:space-before="1.25in" text:min-label-width="0.25in"/>
        <style:text-properties style:font-name="Wingdings"/>
      </text:list-level-style-bullet>
      <text:list-level-style-bullet text:level="7" text:style-name="WW_CharLFO7LVL7" text:bullet-char="">
        <style:list-level-properties text:space-before="1.5in" text:min-label-width="0.25in"/>
        <style:text-properties style:font-name="Wingdings"/>
      </text:list-level-style-bullet>
      <text:list-level-style-bullet text:level="8" text:style-name="WW_CharLFO7LVL8" text:bullet-char="">
        <style:list-level-properties text:space-before="1.75in" text:min-label-width="0.25in"/>
        <style:text-properties style:font-name="Symbol"/>
      </text:list-level-style-bullet>
      <text:list-level-style-bullet text:level="9" text:style-name="WW_CharLFO7LVL9" text:bullet-char="">
        <style:list-level-properties text:space-before="2in" text:min-label-width="0.25in"/>
        <style:text-properties style:font-name="Symbol"/>
      </text:list-level-style-bullet>
    </text:list-style>
    <style:style style:name="WW_CharLFO8LVL1" style:family="text">
      <style:text-properties style:font-name="Wingding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8Num2" style:display-name="WW8Num2">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8Num24" style:display-name="WW8Num24">
      <text:list-level-style-number text:leve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style:style style:name="WW_CharLFO10LVL1" style:family="text">
      <style:text-properties style:font-name="Arial" style:font-name-complex="Times New Roman"/>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Times New Roman" style:font-name-asian="Courier New" style:font-name-complex="Times New Roman"/>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8Num30" style:display-name="WW8Num30">
      <text:list-level-style-bullet text:level="1" text:style-name="WW_CharLFO10LVL1" text:bullet-char="-">
        <style:list-level-properties text:space-before="0.1972in" text:min-label-width="0.3145in"/>
        <style:text-properties style:font-name="Arial"/>
      </text:list-level-style-bullet>
      <text:list-level-style-bullet text:level="2" text:style-name="WW_CharLFO10LVL2" text:bullet-char="">
        <style:list-level-properties text:space-before="0.75in" text:min-label-width="0.25in"/>
        <style:text-properties style:font-name="Wingdings"/>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in"/>
        <style:text-properties style:font-name="Times New Roman"/>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WW8Num4" style:display-name="WW8Num4">
      <text:list-level-style-number text:level="1" style:num-format="1">
        <style:list-level-properties text:space-before="0in" text:min-label-width="0.3in"/>
      </text:list-level-style-number>
      <text:list-level-style-number text:level="2" style:num-format="1" text:display-levels="2">
        <style:list-level-properties text:space-before="0in" text:min-label-width="0.2993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text:list-style style:name="WW8Num28" style:display-name="WW8Num28">
      <text:list-level-style-bullet text:level="1" text:style-name="WW_CharLFO12LVL1" text:bullet-char="">
        <style:list-level-properties text:space-before="0in" text:min-label-width="0.25in"/>
        <style:text-properties style:font-name="Wingdings"/>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Appendix" style:display-name="Appendix">
      <text:list-level-style-number text:level="1" style:num-prefix="Appendix " style:num-suffix=": " style:num-format="A" style:num-letter-sync="true">
        <style:list-level-properties text:space-before="0in" text:min-label-width="0.25in"/>
      </text:list-level-style-number>
      <text:list-level-style-number text:level="2" style:num-suffix=" " style:num-format="1" text:display-levels="2">
        <style:list-level-properties text:space-before="0in" text:min-label-width="0.252in"/>
      </text:list-level-style-number>
      <text:list-level-style-number text:level="3" style:num-suffix=" " style:num-format="1" text:display-levels="3">
        <style:list-level-properties text:space-before="0in" text:min-label-width="0.25in"/>
      </text:list-level-style-number>
      <text:list-level-style-number text:level="4" style:num-suffix=" " style:num-format="1" text:display-levels="4">
        <style:list-level-properties text:space-before="0in" text:min-label-width="0.25in"/>
      </text:list-level-style-number>
      <text:list-level-style-number text:level="5" style:num-suffix=" " style:num-format="1" text:display-levels="5">
        <style:list-level-properties text:space-before="0in" text:min-label-width="0.25in"/>
      </text:list-level-style-number>
      <text:list-level-style-number text:level="6" style:num-suffix=" " style:num-format="1" text:display-levels="6">
        <style:list-level-properties text:space-before="0in" text:min-label-width="0.25in"/>
      </text:list-level-style-number>
      <text:list-level-style-number text:level="7" style:num-suffix=" " style:num-format="1" text:display-levels="7">
        <style:list-level-properties text:space-before="0in" text:min-label-width="0.25in"/>
      </text:list-level-style-number>
      <text:list-level-style-number text:level="8" style:num-suffix=" " style:num-format="1" text:display-levels="8">
        <style:list-level-properties text:space-before="0in" text:min-label-width="0.25in"/>
      </text:list-level-style-number>
      <text:list-level-style-number text:level="9" style:num-suffix=" " style:num-format="1" text:display-levels="9">
        <style:list-level-properties text:space-before="0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0in" text:min-label-width="0.3937in"/>
      </text:outline-level-style>
      <text:outline-level-style text:level="2" style:num-suffix="." style:num-format="1" text:display-levels="2">
        <style:list-level-properties text:space-before="0in" text:min-label-width="0.393in"/>
      </text:outline-level-style>
      <text:outline-level-style text:level="3" style:num-suffix="." style:num-format="1" text:display-levels="3">
        <style:list-level-properties text:space-before="0in" text:min-label-width="0.4916in"/>
      </text:outline-level-style>
      <text:outline-level-style text:level="4" style:num-suffix="." style:num-format="1" text:display-levels="4">
        <style:list-level-properties text:space-before="1.4743in" text:min-label-width="0.4916in"/>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5LVL1" style:family="text">
      <style:text-properties style:font-name="StarSymbol" style:font-name-asian="StarSymbol" style:font-name-complex="StarSymbol" fo:font-size="9pt" style:font-size-asian="9pt" style:font-size-complex="9pt"/>
    </style:style>
    <style:style style:name="WW_CharLFO45LVL2" style:family="text">
      <style:text-properties style:font-name="StarSymbol" style:font-name-asian="StarSymbol" style:font-name-complex="StarSymbol" fo:font-size="9pt" style:font-size-asian="9pt" style:font-size-complex="9pt"/>
    </style:style>
    <style:style style:name="WW_CharLFO45LVL3" style:family="text">
      <style:text-properties style:font-name="StarSymbol" style:font-name-asian="StarSymbol" style:font-name-complex="StarSymbol" fo:font-size="9pt" style:font-size-asian="9pt" style:font-size-complex="9pt"/>
    </style:style>
    <style:style style:name="WW_CharLFO45LVL4" style:family="text">
      <style:text-properties style:font-name="StarSymbol" style:font-name-asian="StarSymbol" style:font-name-complex="StarSymbol" fo:font-size="9pt" style:font-size-asian="9pt" style:font-size-complex="9pt"/>
    </style:style>
    <style:style style:name="WW_CharLFO45LVL5" style:family="text">
      <style:text-properties style:font-name="StarSymbol" style:font-name-asian="StarSymbol" style:font-name-complex="StarSymbol" fo:font-size="9pt" style:font-size-asian="9pt" style:font-size-complex="9pt"/>
    </style:style>
    <style:style style:name="WW_CharLFO45LVL6" style:family="text">
      <style:text-properties style:font-name="StarSymbol" style:font-name-asian="StarSymbol" style:font-name-complex="StarSymbol" fo:font-size="9pt" style:font-size-asian="9pt" style:font-size-complex="9pt"/>
    </style:style>
    <style:style style:name="WW_CharLFO45LVL7" style:family="text">
      <style:text-properties style:font-name="StarSymbol" style:font-name-asian="StarSymbol" style:font-name-complex="StarSymbol" fo:font-size="9pt" style:font-size-asian="9pt" style:font-size-complex="9pt"/>
    </style:style>
    <style:style style:name="WW_CharLFO45LVL8" style:family="text">
      <style:text-properties style:font-name="StarSymbol" style:font-name-asian="StarSymbol" style:font-name-complex="StarSymbol" fo:font-size="9pt" style:font-size-asian="9pt" style:font-size-complex="9pt"/>
    </style:style>
    <style:style style:name="WW_CharLFO45LVL9" style:family="text">
      <style:text-properties style:font-name="StarSymbol" style:font-name-asian="StarSymbol" style:font-name-complex="StarSymbol" fo:font-size="9pt" style:font-size-asian="9pt" style:font-size-complex="9pt"/>
    </style:style>
    <style:style style:name="WW_CharLFO47LVL1" style:family="text">
      <style:text-properties style:font-name="StarSymbol" style:font-name-asian="StarSymbol" style:font-name-complex="StarSymbol" fo:font-size="9pt" style:font-size-asian="9pt" style:font-size-complex="9pt"/>
    </style:style>
    <style:style style:name="WW_CharLFO47LVL2" style:family="text">
      <style:text-properties style:font-name="StarSymbol" style:font-name-asian="StarSymbol" style:font-name-complex="StarSymbol" fo:font-size="9pt" style:font-size-asian="9pt" style:font-size-complex="9pt"/>
    </style:style>
    <style:style style:name="WW_CharLFO47LVL3" style:family="text">
      <style:text-properties style:font-name="StarSymbol" style:font-name-asian="StarSymbol" style:font-name-complex="StarSymbol" fo:font-size="9pt" style:font-size-asian="9pt" style:font-size-complex="9pt"/>
    </style:style>
    <style:style style:name="WW_CharLFO47LVL4" style:family="text">
      <style:text-properties style:font-name="StarSymbol" style:font-name-asian="StarSymbol" style:font-name-complex="StarSymbol" fo:font-size="9pt" style:font-size-asian="9pt" style:font-size-complex="9pt"/>
    </style:style>
    <style:style style:name="WW_CharLFO47LVL5" style:family="text">
      <style:text-properties style:font-name="StarSymbol" style:font-name-asian="StarSymbol" style:font-name-complex="StarSymbol" fo:font-size="9pt" style:font-size-asian="9pt" style:font-size-complex="9pt"/>
    </style:style>
    <style:style style:name="WW_CharLFO47LVL6" style:family="text">
      <style:text-properties style:font-name="StarSymbol" style:font-name-asian="StarSymbol" style:font-name-complex="StarSymbol" fo:font-size="9pt" style:font-size-asian="9pt" style:font-size-complex="9pt"/>
    </style:style>
    <style:style style:name="WW_CharLFO47LVL7" style:family="text">
      <style:text-properties style:font-name="StarSymbol" style:font-name-asian="StarSymbol" style:font-name-complex="StarSymbol" fo:font-size="9pt" style:font-size-asian="9pt" style:font-size-complex="9pt"/>
    </style:style>
    <style:style style:name="WW_CharLFO47LVL8" style:family="text">
      <style:text-properties style:font-name="StarSymbol" style:font-name-asian="StarSymbol" style:font-name-complex="StarSymbol" fo:font-size="9pt" style:font-size-asian="9pt" style:font-size-complex="9pt"/>
    </style:style>
    <style:style style:name="WW_CharLFO47LVL9" style:family="text">
      <style:text-properties style:font-name="StarSymbol" style:font-name-asian="StarSymbol" style:font-name-complex="StarSymbol" fo:font-size="9pt" style:font-size-asian="9pt" style:font-size-complex="9pt"/>
    </style:style>
    <style:style style:name="WW_CharLFO48LVL1" style:family="text">
      <style:text-properties style:font-name="StarSymbol" style:font-name-asian="StarSymbol" style:font-name-complex="StarSymbol" fo:font-size="9pt" style:font-size-asian="9pt" style:font-size-complex="9pt"/>
    </style:style>
    <style:style style:name="WW_CharLFO48LVL2" style:family="text">
      <style:text-properties style:font-name="StarSymbol" style:font-name-asian="StarSymbol" style:font-name-complex="StarSymbol" fo:font-size="9pt" style:font-size-asian="9pt" style:font-size-complex="9pt"/>
    </style:style>
    <style:style style:name="WW_CharLFO48LVL3" style:family="text">
      <style:text-properties style:font-name="StarSymbol" style:font-name-asian="StarSymbol" style:font-name-complex="StarSymbol" fo:font-size="9pt" style:font-size-asian="9pt" style:font-size-complex="9pt"/>
    </style:style>
    <style:style style:name="WW_CharLFO48LVL4" style:family="text">
      <style:text-properties style:font-name="StarSymbol" style:font-name-asian="StarSymbol" style:font-name-complex="StarSymbol" fo:font-size="9pt" style:font-size-asian="9pt" style:font-size-complex="9pt"/>
    </style:style>
    <style:style style:name="WW_CharLFO48LVL5" style:family="text">
      <style:text-properties style:font-name="StarSymbol" style:font-name-asian="StarSymbol" style:font-name-complex="StarSymbol" fo:font-size="9pt" style:font-size-asian="9pt" style:font-size-complex="9pt"/>
    </style:style>
    <style:style style:name="WW_CharLFO48LVL6" style:family="text">
      <style:text-properties style:font-name="StarSymbol" style:font-name-asian="StarSymbol" style:font-name-complex="StarSymbol" fo:font-size="9pt" style:font-size-asian="9pt" style:font-size-complex="9pt"/>
    </style:style>
    <style:style style:name="WW_CharLFO48LVL7" style:family="text">
      <style:text-properties style:font-name="StarSymbol" style:font-name-asian="StarSymbol" style:font-name-complex="StarSymbol" fo:font-size="9pt" style:font-size-asian="9pt" style:font-size-complex="9pt"/>
    </style:style>
    <style:style style:name="WW_CharLFO48LVL8" style:family="text">
      <style:text-properties style:font-name="StarSymbol" style:font-name-asian="StarSymbol" style:font-name-complex="StarSymbol" fo:font-size="9pt" style:font-size-asian="9pt" style:font-size-complex="9pt"/>
    </style:style>
    <style:style style:name="WW_CharLFO48LVL9" style:family="text">
      <style:text-properties style:font-name="StarSymbol" style:font-name-asian="StarSymbol" style:font-name-complex="StarSymbol" fo:font-size="9pt" style:font-size-asian="9pt" style:font-size-complex="9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5">
      <text:list-level-style-bullet text:level="1" text:style-name="WW_CharLFO45LVL1" text:bullet-char="•">
        <style:list-level-properties text:space-before="0.2944in" text:min-label-width="0.1965in"/>
        <style:text-properties style:font-name="StarSymbol"/>
      </text:list-level-style-bullet>
      <text:list-level-style-bullet text:level="2" text:style-name="WW_CharLFO45LVL2" text:bullet-char="•">
        <style:list-level-properties text:space-before="0.7854in" text:min-label-width="0.1965in"/>
        <style:text-properties style:font-name="StarSymbol"/>
      </text:list-level-style-bullet>
      <text:list-level-style-bullet text:level="3" text:style-name="WW_CharLFO45LVL3" text:bullet-char="•">
        <style:list-level-properties text:space-before="1.2763in" text:min-label-width="0.1965in"/>
        <style:text-properties style:font-name="StarSymbol"/>
      </text:list-level-style-bullet>
      <text:list-level-style-bullet text:level="4" text:style-name="WW_CharLFO45LVL4" text:bullet-char="•">
        <style:list-level-properties text:space-before="1.7673in" text:min-label-width="0.1965in"/>
        <style:text-properties style:font-name="StarSymbol"/>
      </text:list-level-style-bullet>
      <text:list-level-style-bullet text:level="5" text:style-name="WW_CharLFO45LVL5" text:bullet-char="•">
        <style:list-level-properties text:space-before="2.2583in" text:min-label-width="0.1965in"/>
        <style:text-properties style:font-name="StarSymbol"/>
      </text:list-level-style-bullet>
      <text:list-level-style-bullet text:level="6" text:style-name="WW_CharLFO45LVL6" text:bullet-char="•">
        <style:list-level-properties text:space-before="2.7493in" text:min-label-width="0.1965in"/>
        <style:text-properties style:font-name="StarSymbol"/>
      </text:list-level-style-bullet>
      <text:list-level-style-bullet text:level="7" text:style-name="WW_CharLFO45LVL7" text:bullet-char="•">
        <style:list-level-properties text:space-before="3.2402in" text:min-label-width="0.1965in"/>
        <style:text-properties style:font-name="StarSymbol"/>
      </text:list-level-style-bullet>
      <text:list-level-style-bullet text:level="8" text:style-name="WW_CharLFO45LVL8" text:bullet-char="•">
        <style:list-level-properties text:space-before="3.7312in" text:min-label-width="0.1965in"/>
        <style:text-properties style:font-name="StarSymbol"/>
      </text:list-level-style-bullet>
      <text:list-level-style-bullet text:level="9" text:style-name="WW_CharLFO45LVL9" text:bullet-char="•">
        <style:list-level-properties text:space-before="4.2222in" text:min-label-width="0.1965in"/>
        <style:text-properties style:font-name="StarSymbol"/>
      </text:list-level-style-bullet>
    </text:list-style>
    <text:list-style style:name="LFO46">
      <text:list-level-style-number text:level="1" style:num-suffix="." style:num-format="1">
        <style:list-level-properties text:space-before="0.2944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47">
      <text:list-level-style-bullet text:level="1" text:style-name="WW_CharLFO47LVL1" text:bullet-char="•">
        <style:list-level-properties text:space-before="0.2944in" text:min-label-width="0.1965in"/>
        <style:text-properties style:font-name="StarSymbol"/>
      </text:list-level-style-bullet>
      <text:list-level-style-bullet text:level="2" text:style-name="WW_CharLFO47LVL2" text:bullet-char="•">
        <style:list-level-properties text:space-before="0.7854in" text:min-label-width="0.1965in"/>
        <style:text-properties style:font-name="StarSymbol"/>
      </text:list-level-style-bullet>
      <text:list-level-style-bullet text:level="3" text:style-name="WW_CharLFO47LVL3" text:bullet-char="•">
        <style:list-level-properties text:space-before="1.2763in" text:min-label-width="0.1965in"/>
        <style:text-properties style:font-name="StarSymbol"/>
      </text:list-level-style-bullet>
      <text:list-level-style-bullet text:level="4" text:style-name="WW_CharLFO47LVL4" text:bullet-char="•">
        <style:list-level-properties text:space-before="1.7673in" text:min-label-width="0.1965in"/>
        <style:text-properties style:font-name="StarSymbol"/>
      </text:list-level-style-bullet>
      <text:list-level-style-bullet text:level="5" text:style-name="WW_CharLFO47LVL5" text:bullet-char="•">
        <style:list-level-properties text:space-before="2.2583in" text:min-label-width="0.1965in"/>
        <style:text-properties style:font-name="StarSymbol"/>
      </text:list-level-style-bullet>
      <text:list-level-style-bullet text:level="6" text:style-name="WW_CharLFO47LVL6" text:bullet-char="•">
        <style:list-level-properties text:space-before="2.7493in" text:min-label-width="0.1965in"/>
        <style:text-properties style:font-name="StarSymbol"/>
      </text:list-level-style-bullet>
      <text:list-level-style-bullet text:level="7" text:style-name="WW_CharLFO47LVL7" text:bullet-char="•">
        <style:list-level-properties text:space-before="3.2402in" text:min-label-width="0.1965in"/>
        <style:text-properties style:font-name="StarSymbol"/>
      </text:list-level-style-bullet>
      <text:list-level-style-bullet text:level="8" text:style-name="WW_CharLFO47LVL8" text:bullet-char="•">
        <style:list-level-properties text:space-before="3.7312in" text:min-label-width="0.1965in"/>
        <style:text-properties style:font-name="StarSymbol"/>
      </text:list-level-style-bullet>
      <text:list-level-style-bullet text:level="9" text:style-name="WW_CharLFO47LVL9" text:bullet-char="•">
        <style:list-level-properties text:space-before="4.2222in" text:min-label-width="0.1965in"/>
        <style:text-properties style:font-name="StarSymbol"/>
      </text:list-level-style-bullet>
    </text:list-style>
    <text:list-style style:name="LFO48">
      <text:list-level-style-bullet text:level="1" text:style-name="WW_CharLFO48LVL1" text:bullet-char="–">
        <style:list-level-properties text:space-before="0in" text:min-label-width="0.25in"/>
        <style:text-properties style:font-name="StarSymbol"/>
      </text:list-level-style-bullet>
      <text:list-level-style-bullet text:level="2" text:style-name="WW_CharLFO48LVL2" text:bullet-char="–">
        <style:list-level-properties text:space-before="0.25in" text:min-label-width="0.25in"/>
        <style:text-properties style:font-name="StarSymbol"/>
      </text:list-level-style-bullet>
      <text:list-level-style-bullet text:level="3" text:style-name="WW_CharLFO48LVL3" text:bullet-char="–">
        <style:list-level-properties text:space-before="0.5in" text:min-label-width="0.25in"/>
        <style:text-properties style:font-name="StarSymbol"/>
      </text:list-level-style-bullet>
      <text:list-level-style-bullet text:level="4" text:style-name="WW_CharLFO48LVL4" text:bullet-char="–">
        <style:list-level-properties text:space-before="0.75in" text:min-label-width="0.25in"/>
        <style:text-properties style:font-name="StarSymbol"/>
      </text:list-level-style-bullet>
      <text:list-level-style-bullet text:level="5" text:style-name="WW_CharLFO48LVL5" text:bullet-char="–">
        <style:list-level-properties text:space-before="1in" text:min-label-width="0.25in"/>
        <style:text-properties style:font-name="StarSymbol"/>
      </text:list-level-style-bullet>
      <text:list-level-style-bullet text:level="6" text:style-name="WW_CharLFO48LVL6" text:bullet-char="–">
        <style:list-level-properties text:space-before="1.25in" text:min-label-width="0.25in"/>
        <style:text-properties style:font-name="StarSymbol"/>
      </text:list-level-style-bullet>
      <text:list-level-style-bullet text:level="7" text:style-name="WW_CharLFO48LVL7" text:bullet-char="–">
        <style:list-level-properties text:space-before="1.5in" text:min-label-width="0.25in"/>
        <style:text-properties style:font-name="StarSymbol"/>
      </text:list-level-style-bullet>
      <text:list-level-style-bullet text:level="8" text:style-name="WW_CharLFO48LVL8" text:bullet-char="–">
        <style:list-level-properties text:space-before="1.75in" text:min-label-width="0.25in"/>
        <style:text-properties style:font-name="StarSymbol"/>
      </text:list-level-style-bullet>
      <text:list-level-style-bullet text:level="9" text:style-name="WW_CharLFO48LVL9" text:bullet-char="–">
        <style:list-level-properties text:space-before="2in" text:min-label-width="0.25in"/>
        <style:text-properties style:font-name="StarSymbol"/>
      </text:list-level-style-bullet>
    </text:list-style>
    <style:page-layout style:name="PL0">
      <style:page-layout-properties fo:page-width="8.2673in" fo:page-height="11.6923in" style:print-orientation="portrait" fo:margin-top="0.3895in" fo:margin-left="1.1812in" fo:margin-bottom="0.2798in" fo:margin-right="0.9847in" style:num-format="1" style:writing-mode="lr-tb">
        <style:footnote-sep style:width="0.007in" style:rel-width="33%" style:color="#000000" style:line-style="solid" style:adjustment="left"/>
      </style:page-layout-properties>
      <style:header-style>
        <style:header-footer-properties style:dynamic-spacing="true" fo:min-height="1.0125in"/>
      </style:header-style>
      <style:footer-style>
        <style:header-footer-properties style:dynamic-spacing="true" fo:min-height="0.6215in"/>
      </style:footer-style>
    </style:page-layout>
    <style:style style:name="P2" style:parent-style-name="Footer" style:family="paragraph">
      <style:paragraph-properties fo:border-top="none" fo:border-left="none" fo:border-bottom="0.0069in solid #000000" fo:border-right="none" fo:padding="0in" style:shadow="none" fo:margin-right="0.25in"/>
    </style:style>
    <style:style style:name="P3" style:parent-style-name="Footer" style:family="paragraph">
      <style:paragraph-properties fo:margin-right="0.25in"/>
    </style:style>
    <number:date-style style:name="N4" number:language="en" number:country="GB">
      <number:year number:style="long" number:calendar="gregorian"/>
      <number:text>-</number:text>
      <number:month number:style="long" number:calendar="gregorian"/>
      <number:text>-</number:text>
      <number:day number:style="long" number:calendar="gregorian"/>
    </number:dat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office:automatic-styles>
  <office:master-styles>
    <style:master-page style:name="MP0" style:page-layout-name="PL0">
      <style:header>
        <text:p text:style-name="Header"/>
      </style:header>
      <style:footer>
        <text:p text:style-name="P2"/>
        <text:p text:style-name="P3">Revision<text:s/><text:editing-cycles text:fixed="false">26</text:editing-cycles><text:s text:c="3"/><text:modification-date style:data-style-name="N4">2011-12-14</text:modification-date><text:tab/><text:title text:fixed="false">XMLCONV and WEBQ Installation Manual</text:title><text:tab/><text:span text:style-name="T5">Page<text:s/></text:span><text:span text:style-name="T6"><text:page-number text:fixed="false">2</text:page-number></text:span><text:span text:style-name="T7"><text:s/>of<text:s/></text:span><text:span text:style-name="T8"><text:page-count style:num-format="1">24</text:page-count></text:span><text:tab/></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XMLCONV and WEBQ Installation Manual</dc:title>
    <meta:initial-creator>Søren Roug</meta:initial-creator>
    <dc:creator>Juhan</dc:creator>
    <meta:creation-date>2006-10-24T10:31:00Z</meta:creation-date>
    <dc:date>2011-12-14T13:19:00Z</dc:date>
    <meta:template xlink:href="EEA-Technical-Report.ott" xlink:type="simple"/>
    <meta:editing-cycles>34</meta:editing-cycles>
    <meta:editing-duration>PT26700S</meta:editing-duration>
    <meta:user-defined meta:name="Info 1"/>
    <meta:user-defined meta:name="Info 2"/>
    <meta:user-defined meta:name="Info 3"/>
    <meta:user-defined meta:name="Info 4"/>
    <meta:document-statistic meta:page-count="24" meta:paragraph-count="95" meta:word-count="7071" meta:character-count="47993" meta:row-count="341" meta:non-whitespace-character-count="41017"/>
  </office:meta>
</office:document-meta>
</file>